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 loext:decorative="false"/>
    </style:style>
    <style:style style:name="gr7" style:family="graphic" style:parent-style-name="standard">
      <style:graphic-properties draw:stroke="solid" svg:stroke-width="0.035cm" svg:stroke-color="#1f77b4" draw:stroke-linejoin="round" svg:stroke-linecap="butt" draw:fill="solid" draw:fill-color="#1f77b4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 loext:decorative="false"/>
    </style:style>
    <style:style style:name="gr9" style:family="graphic" style:parent-style-name="standard">
      <style:graphic-properties draw:stroke="none" draw:fill="solid" draw:fill-color="#ff7f0e" loext:decorative="false"/>
    </style:style>
    <style:style style:name="gr10" style:family="graphic" style:parent-style-name="standard">
      <style:graphic-properties draw:stroke="solid" svg:stroke-width="0.035cm" svg:stroke-color="#ff7f0e" draw:stroke-linejoin="round" svg:stroke-linecap="butt" draw:fill="none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 loext:decorative="false"/>
    </style:style>
    <style:style style:name="gr12" style:family="graphic" style:parent-style-name="standard">
      <style:graphic-properties draw:stroke="solid" svg:stroke-width="0.035cm" svg:stroke-color="#2ca02c" draw:stroke-linejoin="miter" svg:stroke-linecap="butt" draw:fill="solid" draw:fill-color="#2ca02c" fo:padding-top="0.017cm" fo:padding-bottom="0.017cm" fo:padding-left="0.017cm" fo:padding-right="0.017cm" loext:decorative="false"/>
    </style:style>
    <style:style style:name="gr13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17cm" svg:stroke-color="#ffffff" draw:stroke-linejoin="round" svg:stroke-linecap="butt" draw:fill="solid" draw:fill-color="#1f77b4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 loext:decorative="false"/>
    </style:style>
    <style:style style:name="gr18" style:family="graphic" style:parent-style-name="standard">
      <style:graphic-properties draw:stroke="solid" svg:stroke-width="0.017cm" svg:stroke-color="#ffffff" draw:stroke-linejoin="round" svg:stroke-linecap="butt" draw:fill="solid" draw:fill-color="#ff7f0e" fo:padding-top="0.008cm" fo:padding-bottom="0.008cm" fo:padding-left="0.008cm" fo:padding-right="0.008cm" loext:decorative="false"/>
    </style:style>
    <style:style style:name="gr19" style:family="graphic" style:parent-style-name="standard">
      <style:graphic-properties draw:stroke="solid" svg:stroke-width="0.017cm" svg:stroke-color="#ffffff" draw:stroke-linejoin="round" svg:stroke-linecap="butt" draw:fill="solid" draw:fill-color="#d62728" fo:padding-top="0.008cm" fo:padding-bottom="0.008cm" fo:padding-left="0.008cm" fo:padding-right="0.008cm" loext:decorative="false"/>
    </style:style>
    <style:style style:name="gr20" style:family="graphic" style:parent-style-name="standard">
      <style:graphic-properties draw:stroke="solid" svg:stroke-width="0.017cm" svg:stroke-color="#ffffff" draw:stroke-linejoin="round" svg:stroke-linecap="butt" draw:fill="solid" draw:fill-color="#2ca02c" fo:padding-top="0.008cm" fo:padding-bottom="0.008cm" fo:padding-left="0.008cm" fo:padding-right="0.008cm" loext:decorative="false"/>
    </style:style>
    <style:style style:name="gr21" style:family="graphic" style:parent-style-name="standard">
      <style:graphic-properties draw:stroke="none" draw:fill="solid" draw:fill-color="#1f77b4" loext:decorative="false"/>
    </style:style>
    <style:style style:name="gr22" style:family="graphic" style:parent-style-name="standard">
      <style:graphic-properties draw:stroke="none" draw:fill="solid" draw:fill-color="#3c1b64" loext:decorative="false"/>
    </style:style>
    <style:style style:name="gr23" style:family="graphic" style:parent-style-name="standard">
      <style:graphic-properties draw:stroke="solid" svg:stroke-width="0.035cm" svg:stroke-color="#262626" draw:stroke-linejoin="miter" svg:stroke-linecap="butt" draw:fill="none" fo:padding-top="0.017cm" fo:padding-bottom="0.017cm" fo:padding-left="0.017cm" fo:padding-right="0.017cm" loext:decorative="false"/>
    </style:style>
    <style:style style:name="gr24" style:family="graphic" style:parent-style-name="standard">
      <style:graphic-properties draw:stroke="solid" svg:stroke-width="0.035cm" svg:stroke-color="#262626" draw:stroke-linejoin="round" svg:stroke-linecap="butt" draw:fill="none" fo:padding-top="0.017cm" fo:padding-bottom="0.017cm" fo:padding-left="0.017cm" fo:padding-right="0.017cm" loext:decorative="false"/>
    </style:style>
    <style:style style:name="gr25" style:family="graphic" style:parent-style-name="standard">
      <style:graphic-properties draw:stroke="solid" svg:stroke-width="0.035cm" svg:stroke-color="#262626" draw:stroke-linejoin="round" svg:stroke-linecap="square" draw:fill="none" fo:padding-top="0.017cm" fo:padding-bottom="0.017cm" fo:padding-left="0.017cm" fo:padding-right="0.017cm" loext:decorative="false"/>
    </style:style>
    <style:style style:name="gr26" style:family="graphic" style:parent-style-name="standard">
      <style:graphic-properties draw:stroke="solid" svg:stroke-width="0.035cm" svg:stroke-color="#262626" svg:stroke-opacity="0%" draw:stroke-linejoin="round" svg:stroke-linecap="butt" draw:fill="none" fo:padding-top="0.017cm" fo:padding-bottom="0.017cm" fo:padding-left="0.017cm" fo:padding-right="0.017cm" loext:decorative="false"/>
    </style:style>
    <style:style style:name="gr27" style:family="graphic" style:parent-style-name="standard">
      <style:graphic-properties draw:stroke="solid" svg:stroke-width="0.035cm" svg:stroke-color="#262626" draw:stroke-linejoin="miter" svg:stroke-linecap="butt" draw:fill="solid" draw:fill-color="#803577" fo:padding-top="0.017cm" fo:padding-bottom="0.017cm" fo:padding-left="0.017cm" fo:padding-right="0.017cm" loext:decorative="false"/>
    </style:style>
    <style:style style:name="gr28" style:family="graphic" style:parent-style-name="standard">
      <style:graphic-properties draw:stroke="solid" svg:stroke-width="0.035cm" svg:stroke-color="#262626" draw:stroke-linejoin="miter" svg:stroke-linecap="butt" draw:fill="solid" draw:fill-color="#cb5c73" fo:padding-top="0.017cm" fo:padding-bottom="0.017cm" fo:padding-left="0.017cm" fo:padding-right="0.017cm" loext:decorative="false"/>
    </style:style>
    <style:style style:name="gr29" style:family="graphic" style:parent-style-name="standard">
      <style:graphic-properties draw:stroke="solid" svg:stroke-width="0.035cm" svg:stroke-color="#262626" draw:stroke-linejoin="miter" svg:stroke-linecap="butt" draw:fill="solid" draw:fill-color="#eca57f" fo:padding-top="0.017cm" fo:padding-bottom="0.017cm" fo:padding-left="0.017cm" fo:padding-right="0.017cm" loext:decorative="false"/>
    </style:style>
    <style:style style:name="gr30" style:family="graphic" style:parent-style-name="standard">
      <style:graphic-properties draw:stroke="none" draw:fill="solid" draw:fill-color="#f2f2f2" draw:opacity="50%" loext:decorative="false"/>
    </style:style>
    <style:style style:name="gr31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32" style:family="graphic" style:parent-style-name="standard">
      <style:graphic-properties draw:stroke="none" draw:fill="solid" draw:fill-color="#e5e5e5" draw:opacity="50%" loext:decorative="false"/>
    </style:style>
    <style:style style:name="gr33" style:family="graphic" style:parent-style-name="standard">
      <style:graphic-properties draw:stroke="solid" svg:stroke-width="0.035cm" svg:stroke-color="#e5e5e5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34" style:family="graphic" style:parent-style-name="standard">
      <style:graphic-properties draw:stroke="none" draw:fill="solid" draw:fill-color="#ececec" draw:opacity="50%" loext:decorative="false"/>
    </style:style>
    <style:style style:name="gr35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36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 loext:decorative="false"/>
    </style:style>
    <style:style style:name="gr37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f77b4" draw:opacity="90%" fo:padding-top="0.017cm" fo:padding-bottom="0.017cm" fo:padding-left="0.017cm" fo:padding-right="0.017cm" loext:decorative="false"/>
    </style:style>
    <style:style style:name="gr40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d62728" draw:opacity="90%" fo:padding-top="0.017cm" fo:padding-bottom="0.017cm" fo:padding-left="0.017cm" fo:padding-right="0.017cm" loext:decorative="false"/>
    </style:style>
    <style:style style:name="gr41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e377c2" draw:opacity="90%" fo:padding-top="0.017cm" fo:padding-bottom="0.017cm" fo:padding-left="0.017cm" fo:padding-right="0.017cm" loext:decorative="false"/>
    </style:style>
    <style:style style:name="gr42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7becf" draw:opacity="90%" fo:padding-top="0.017cm" fo:padding-bottom="0.017cm" fo:padding-left="0.017cm" fo:padding-right="0.017cm" loext:decorative="false"/>
    </style:style>
    <style:style style:name="gr43" style:family="graphic" style:parent-style-name="standard">
      <style:graphic-properties draw:stroke="none" draw:fill="solid" draw:fill-color="#1f77b4" draw:opacity="90%" loext:decorative="false"/>
    </style:style>
    <style:style style:name="gr44" style:family="graphic" style:parent-style-name="standard">
      <style:graphic-properties draw:stroke="none" draw:fill="solid" draw:fill-color="#ff7f0e" draw:opacity="90%" loext:decorative="false"/>
    </style:style>
    <style:style style:name="gr45" style:family="graphic" style:parent-style-name="standard">
      <style:graphic-properties draw:stroke="none" draw:fill="solid" draw:fill-color="#2ca02c" draw:opacity="90%" loext:decorative="false"/>
    </style:style>
    <style:style style:name="gr46" style:family="graphic" style:parent-style-name="standard">
      <style:graphic-properties draw:stroke="none" draw:fill="solid" draw:fill-color="#d62728" draw:opacity="90%" loext:decorative="false"/>
    </style:style>
    <style:style style:name="gr47" style:family="graphic" style:parent-style-name="standard">
      <style:graphic-properties draw:stroke="none" draw:fill="solid" draw:fill-color="#9467bd" draw:opacity="90%" loext:decorative="false"/>
    </style:style>
    <style:style style:name="gr48" style:family="graphic" style:parent-style-name="standard">
      <style:graphic-properties draw:stroke="none" draw:fill="solid" draw:fill-color="#8c564b" draw:opacity="90%" loext:decorative="false"/>
    </style:style>
    <style:style style:name="gr49" style:family="graphic" style:parent-style-name="standard">
      <style:graphic-properties draw:stroke="none" draw:fill="solid" draw:fill-color="#e377c2" draw:opacity="90%" loext:decorative="false"/>
    </style:style>
    <style:style style:name="gr50" style:family="graphic" style:parent-style-name="standard">
      <style:graphic-properties draw:stroke="none" draw:fill="solid" draw:fill-color="#7f7f7f" draw:opacity="90%" loext:decorative="false"/>
    </style:style>
    <style:style style:name="gr51" style:family="graphic" style:parent-style-name="standard">
      <style:graphic-properties draw:stroke="none" draw:fill="solid" draw:fill-color="#bcbd22" draw:opacity="90%" loext:decorative="false"/>
    </style:style>
    <style:style style:name="gr52" style:family="graphic" style:parent-style-name="standard">
      <style:graphic-properties draw:stroke="none" draw:fill="solid" draw:fill-color="#17becf" draw:opacity="90%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6.66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1f77b4"/>
    </style:style>
    <style:style style:name="P7" style:family="paragraph">
      <loext:graphic-properties draw:fill="solid" draw:fill-color="#ff7f0e"/>
    </style:style>
    <style:style style:name="P8" style:family="paragraph">
      <loext:graphic-properties draw:fill="solid" draw:fill-color="#2ca02c"/>
    </style:style>
    <style:style style:name="P9" style:family="paragraph">
      <loext:graphic-properties draw:fill="solid" draw:fill-color="#ffffff" draw:opacity="80%"/>
    </style:style>
    <style:style style:name="P10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solid" draw:fill-color="#d62728"/>
    </style:style>
    <style:style style:name="P13" style:family="paragraph">
      <loext:graphic-properties draw:fill="solid" draw:fill-color="#3c1b64"/>
    </style:style>
    <style:style style:name="P14" style:family="paragraph">
      <loext:graphic-properties draw:fill="solid" draw:fill-color="#803577"/>
    </style:style>
    <style:style style:name="P15" style:family="paragraph">
      <loext:graphic-properties draw:fill="solid" draw:fill-color="#cb5c73"/>
    </style:style>
    <style:style style:name="P16" style:family="paragraph">
      <loext:graphic-properties draw:fill="solid" draw:fill-color="#eca57f"/>
    </style:style>
    <style:style style:name="P17" style:family="paragraph">
      <loext:graphic-properties draw:fill="solid" draw:fill-color="#f2f2f2" draw:opacity="50%"/>
    </style:style>
    <style:style style:name="P18" style:family="paragraph">
      <loext:graphic-properties draw:fill="solid" draw:fill-color="#e5e5e5" draw:opacity="50%"/>
    </style:style>
    <style:style style:name="P19" style:family="paragraph">
      <loext:graphic-properties draw:fill="solid" draw:fill-color="#ececec" draw:opacity="50%"/>
    </style:style>
    <style:style style:name="P20" style:family="paragraph">
      <loext:graphic-properties draw:fill="none"/>
      <style:text-properties fo:font-size="6pt" style:font-size-asian="6pt" style:font-size-complex="6pt"/>
    </style:style>
    <style:style style:name="P21" style:family="paragraph">
      <loext:graphic-properties draw:fill="solid" draw:fill-color="#1f77b4" draw:opacity="90%"/>
    </style:style>
    <style:style style:name="P22" style:family="paragraph">
      <loext:graphic-properties draw:fill="solid" draw:fill-color="#d62728" draw:opacity="90%"/>
    </style:style>
    <style:style style:name="P23" style:family="paragraph">
      <loext:graphic-properties draw:fill="solid" draw:fill-color="#e377c2" draw:opacity="90%"/>
    </style:style>
    <style:style style:name="P24" style:family="paragraph">
      <loext:graphic-properties draw:fill="solid" draw:fill-color="#17becf" draw:opacity="90%"/>
    </style:style>
    <style:style style:name="P25" style:family="paragraph">
      <loext:graphic-properties draw:fill="solid" draw:fill-color="#ff7f0e" draw:opacity="90%"/>
    </style:style>
    <style:style style:name="P26" style:family="paragraph">
      <loext:graphic-properties draw:fill="solid" draw:fill-color="#2ca02c" draw:opacity="90%"/>
    </style:style>
    <style:style style:name="P27" style:family="paragraph">
      <loext:graphic-properties draw:fill="solid" draw:fill-color="#9467bd" draw:opacity="90%"/>
    </style:style>
    <style:style style:name="P28" style:family="paragraph">
      <loext:graphic-properties draw:fill="solid" draw:fill-color="#8c564b" draw:opacity="90%"/>
    </style:style>
    <style:style style:name="P29" style:family="paragraph">
      <loext:graphic-properties draw:fill="solid" draw:fill-color="#7f7f7f" draw:opacity="90%"/>
    </style:style>
    <style:style style:name="P30" style:family="paragraph">
      <loext:graphic-properties draw:fill="solid" draw:fill-color="#bcbd22" draw:opacity="90%"/>
    </style:style>
    <style:style style:name="P31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3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style:style style:name="T2" style:family="text">
      <style:text-properties fo:color="#000000" loext:opacity="100%" style:font-name="DejaVuSans" fo:font-size="13pt" fo:font-weight="bold" style:font-name-asian="DejaVuSans" style:font-size-asian="13pt" style:font-weight-asian="bold" style:font-name-complex="DejaVuSans" style:font-size-complex="13pt" style:font-weight-complex="bold"/>
    </style:style>
    <style:style style:name="T3" style:family="text">
      <style:text-properties fo:color="#000000" loext:opacity="100%" style:font-name="DejaVuSans" fo:font-size="6pt" fo:font-weight="normal" style:font-name-asian="DejaVuSans" style:font-size-asian="6pt" style:font-weight-asian="normal" style:font-name-complex="DejaVuSans" style:font-size-complex="6pt" style:font-weight-complex="normal"/>
    </style:style>
    <style:style style:name="T4" style:family="text">
      <style:text-properties fo:color="#000000" loext:opacity="100%" style:font-name="DejaVuSans" fo:font-size="12pt" fo:font-weight="normal" style:font-name-asian="DejaVuSans" style:font-size-asian="12pt" style:font-weight-asian="normal" style:font-name-complex="DejaVu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5.88cm" svg:height="12.7cm" svg:x="0cm" svg:y="0cm" svg:viewBox="0 0 55881 12701" draw:points="0,12701 55881,12701 55881,0 0,0">
          <text:p/>
        </draw:polygon>
        <draw:polygon draw:style-name="gr1" draw:text-style-name="P1" draw:layer="layout" svg:width="11.816cm" svg:height="10.271cm" svg:x="1.794cm" svg:y="0.948cm" svg:viewBox="0 0 11817 10272" draw:points="0,10272 11817,10272 11817,0 0,0">
          <text:p/>
        </draw:polygon>
        <draw:line draw:style-name="gr2" draw:text-style-name="P2" draw:layer="layout" svg:x1="2.331cm" svg:y1="11.219cm" svg:x2="2.331cm" svg:y2="0.948cm">
          <text:p/>
        </draw:line>
        <draw:polygon draw:style-name="gr3" draw:text-style-name="P3" draw:layer="layout" svg:width="0cm" svg:height="0.123cm" svg:x="2.331cm" svg:y="11.219cm" svg:viewBox="0 0 0 124" draw:points="0,0 0,124">
          <text:p/>
        </draw:polygon>
        <draw:line draw:style-name="gr4" draw:text-style-name="P2" draw:layer="layout" svg:x1="2.331cm" svg:y1="11.219cm" svg:x2="2.331cm" svg:y2="11.343cm">
          <text:p/>
        </draw:line>
        <draw:line draw:style-name="gr2" draw:text-style-name="P2" draw:layer="layout" svg:x1="4.121cm" svg:y1="11.219cm" svg:x2="4.121cm" svg:y2="0.948cm">
          <text:p/>
        </draw:line>
        <draw:polygon draw:style-name="gr3" draw:text-style-name="P3" draw:layer="layout" svg:width="0cm" svg:height="0.123cm" svg:x="4.121cm" svg:y="11.219cm" svg:viewBox="0 0 0 124" draw:points="0,0 0,124">
          <text:p/>
        </draw:polygon>
        <draw:line draw:style-name="gr4" draw:text-style-name="P2" draw:layer="layout" svg:x1="4.121cm" svg:y1="11.219cm" svg:x2="4.121cm" svg:y2="11.343cm">
          <text:p/>
        </draw:line>
        <draw:frame draw:style-name="gr5" draw:text-style-name="P5" draw:layer="layout" svg:width="0.352cm" svg:height="0.412cm" svg:x="2.219cm" svg:y="11.407cm">
          <draw:text-box>
            <text:p text:style-name="P4"><text:span text:style-name="T1">2</text:span></text:p>
          </draw:text-box>
        </draw:frame>
        <draw:line draw:style-name="gr2" draw:text-style-name="P2" draw:layer="layout" svg:x1="5.912cm" svg:y1="11.219cm" svg:x2="5.912cm" svg:y2="0.948cm">
          <text:p/>
        </draw:line>
        <draw:polygon draw:style-name="gr3" draw:text-style-name="P3" draw:layer="layout" svg:width="0cm" svg:height="0.123cm" svg:x="5.912cm" svg:y="11.219cm" svg:viewBox="0 0 0 124" draw:points="0,0 0,124">
          <text:p/>
        </draw:polygon>
        <draw:line draw:style-name="gr4" draw:text-style-name="P2" draw:layer="layout" svg:x1="5.912cm" svg:y1="11.219cm" svg:x2="5.912cm" svg:y2="11.343cm">
          <text:p/>
        </draw:line>
        <draw:frame draw:style-name="gr5" draw:text-style-name="P5" draw:layer="layout" svg:width="0.352cm" svg:height="0.412cm" svg:x="4.01cm" svg:y="11.407cm">
          <draw:text-box>
            <text:p text:style-name="P4"><text:span text:style-name="T1">4</text:span></text:p>
          </draw:text-box>
        </draw:frame>
        <draw:line draw:style-name="gr2" draw:text-style-name="P2" draw:layer="layout" svg:x1="7.702cm" svg:y1="11.219cm" svg:x2="7.702cm" svg:y2="0.948cm">
          <text:p/>
        </draw:line>
        <draw:polygon draw:style-name="gr3" draw:text-style-name="P3" draw:layer="layout" svg:width="0cm" svg:height="0.123cm" svg:x="7.702cm" svg:y="11.219cm" svg:viewBox="0 0 0 124" draw:points="0,0 0,124">
          <text:p/>
        </draw:polygon>
        <draw:line draw:style-name="gr4" draw:text-style-name="P2" draw:layer="layout" svg:x1="7.702cm" svg:y1="11.219cm" svg:x2="7.702cm" svg:y2="11.343cm">
          <text:p/>
        </draw:line>
        <draw:frame draw:style-name="gr5" draw:text-style-name="P5" draw:layer="layout" svg:width="0.352cm" svg:height="0.412cm" svg:x="5.8cm" svg:y="11.407cm">
          <draw:text-box>
            <text:p text:style-name="P4"><text:span text:style-name="T1">6</text:span></text:p>
          </draw:text-box>
        </draw:frame>
        <draw:line draw:style-name="gr2" draw:text-style-name="P2" draw:layer="layout" svg:x1="9.492cm" svg:y1="11.219cm" svg:x2="9.492cm" svg:y2="0.948cm">
          <text:p/>
        </draw:line>
        <draw:polygon draw:style-name="gr3" draw:text-style-name="P3" draw:layer="layout" svg:width="0cm" svg:height="0.123cm" svg:x="9.492cm" svg:y="11.219cm" svg:viewBox="0 0 0 124" draw:points="0,0 0,124">
          <text:p/>
        </draw:polygon>
        <draw:line draw:style-name="gr4" draw:text-style-name="P2" draw:layer="layout" svg:x1="9.492cm" svg:y1="11.219cm" svg:x2="9.492cm" svg:y2="11.343cm">
          <text:p/>
        </draw:line>
        <draw:frame draw:style-name="gr5" draw:text-style-name="P5" draw:layer="layout" svg:width="0.352cm" svg:height="0.412cm" svg:x="7.59cm" svg:y="11.407cm">
          <draw:text-box>
            <text:p text:style-name="P4"><text:span text:style-name="T1">8</text:span></text:p>
          </draw:text-box>
        </draw:frame>
        <draw:line draw:style-name="gr2" draw:text-style-name="P2" draw:layer="layout" svg:x1="11.283cm" svg:y1="11.219cm" svg:x2="11.283cm" svg:y2="0.948cm">
          <text:p/>
        </draw:line>
        <draw:polygon draw:style-name="gr3" draw:text-style-name="P3" draw:layer="layout" svg:width="0cm" svg:height="0.123cm" svg:x="11.283cm" svg:y="11.219cm" svg:viewBox="0 0 0 124" draw:points="0,0 0,124">
          <text:p/>
        </draw:polygon>
        <draw:line draw:style-name="gr4" draw:text-style-name="P2" draw:layer="layout" svg:x1="11.283cm" svg:y1="11.219cm" svg:x2="11.283cm" svg:y2="11.343cm">
          <text:p/>
        </draw:line>
        <draw:frame draw:style-name="gr5" draw:text-style-name="P5" draw:layer="layout" svg:width="0.447cm" svg:height="0.412cm" svg:x="9.268cm" svg:y="11.407cm">
          <draw:text-box>
            <text:p text:style-name="P4"><text:span text:style-name="T1">10</text:span></text:p>
          </draw:text-box>
        </draw:frame>
        <draw:line draw:style-name="gr2" draw:text-style-name="P2" draw:layer="layout" svg:x1="13.073cm" svg:y1="11.219cm" svg:x2="13.073cm" svg:y2="0.948cm">
          <text:p/>
        </draw:line>
        <draw:polygon draw:style-name="gr3" draw:text-style-name="P3" draw:layer="layout" svg:width="0cm" svg:height="0.123cm" svg:x="13.073cm" svg:y="11.219cm" svg:viewBox="0 0 0 124" draw:points="0,0 0,124">
          <text:p/>
        </draw:polygon>
        <draw:line draw:style-name="gr4" draw:text-style-name="P2" draw:layer="layout" svg:x1="13.073cm" svg:y1="11.219cm" svg:x2="13.073cm" svg:y2="11.343cm">
          <text:p/>
        </draw:line>
        <draw:frame draw:style-name="gr5" draw:text-style-name="P5" draw:layer="layout" svg:width="0.447cm" svg:height="0.412cm" svg:x="11.059cm" svg:y="11.407cm">
          <draw:text-box>
            <text:p text:style-name="P4"><text:span text:style-name="T1">12</text:span></text:p>
          </draw:text-box>
        </draw:frame>
        <draw:frame draw:style-name="gr5" draw:text-style-name="P5" draw:layer="layout" svg:width="0.447cm" svg:height="0.412cm" svg:x="12.849cm" svg:y="11.407cm">
          <draw:text-box>
            <text:p text:style-name="P4"><text:span text:style-name="T1">14</text:span></text:p>
          </draw:text-box>
        </draw:frame>
        <draw:line draw:style-name="gr2" draw:text-style-name="P2" draw:layer="layout" svg:x1="1.794cm" svg:y1="10.76cm" svg:x2="13.61cm" svg:y2="10.76cm">
          <text:p/>
        </draw:line>
        <draw:polygon draw:style-name="gr3" draw:text-style-name="P3" draw:layer="layout" svg:width="0.122cm" svg:height="0cm" svg:x="1.671cm" svg:y="10.76cm" svg:viewBox="0 0 123 0" draw:points="123,0 0,0">
          <text:p/>
        </draw:polygon>
        <draw:line draw:style-name="gr4" draw:text-style-name="P2" draw:layer="layout" svg:x1="1.794cm" svg:y1="10.76cm" svg:x2="1.671cm" svg:y2="10.76cm">
          <text:p/>
        </draw:line>
        <draw:frame draw:style-name="gr5" draw:text-style-name="P5" draw:layer="layout" svg:width="3.406cm" svg:height="0.412cm" svg:x="5.993cm" svg:y="11.89cm">
          <draw:text-box>
            <text:p text:style-name="P4"><text:span text:style-name="T1">Number of Clusters</text:span></text:p>
          </draw:text-box>
        </draw:frame>
        <draw:line draw:style-name="gr2" draw:text-style-name="P2" draw:layer="layout" svg:x1="1.794cm" svg:y1="9.592cm" svg:x2="13.61cm" svg:y2="9.592cm">
          <text:p/>
        </draw:line>
        <draw:polygon draw:style-name="gr3" draw:text-style-name="P3" draw:layer="layout" svg:width="0.122cm" svg:height="0cm" svg:x="1.671cm" svg:y="9.592cm" svg:viewBox="0 0 123 0" draw:points="123,0 0,0">
          <text:p/>
        </draw:polygon>
        <draw:line draw:style-name="gr4" draw:text-style-name="P2" draw:layer="layout" svg:x1="1.794cm" svg:y1="9.592cm" svg:x2="1.671cm" svg:y2="9.592cm">
          <text:p/>
        </draw:line>
        <draw:frame draw:style-name="gr5" draw:text-style-name="P5" draw:layer="layout" svg:width="0.352cm" svg:height="0.412cm" svg:x="1.323cm" svg:y="10.567cm">
          <draw:text-box>
            <text:p text:style-name="P4"><text:span text:style-name="T1">0</text:span></text:p>
          </draw:text-box>
        </draw:frame>
        <draw:line draw:style-name="gr2" draw:text-style-name="P2" draw:layer="layout" svg:x1="1.794cm" svg:y1="8.424cm" svg:x2="13.61cm" svg:y2="8.424cm">
          <text:p/>
        </draw:line>
        <draw:polygon draw:style-name="gr3" draw:text-style-name="P3" draw:layer="layout" svg:width="0.122cm" svg:height="0cm" svg:x="1.671cm" svg:y="8.424cm" svg:viewBox="0 0 123 0" draw:points="123,0 0,0">
          <text:p/>
        </draw:polygon>
        <draw:line draw:style-name="gr4" draw:text-style-name="P2" draw:layer="layout" svg:x1="1.794cm" svg:y1="8.424cm" svg:x2="1.671cm" svg:y2="8.424cm">
          <text:p/>
        </draw:line>
        <draw:frame draw:style-name="gr5" draw:text-style-name="P5" draw:layer="layout" svg:width="0.447cm" svg:height="0.412cm" svg:x="1.099cm" svg:y="9.399cm">
          <draw:text-box>
            <text:p text:style-name="P4"><text:span text:style-name="T1">50</text:span></text:p>
          </draw:text-box>
        </draw:frame>
        <draw:line draw:style-name="gr2" draw:text-style-name="P2" draw:layer="layout" svg:x1="1.794cm" svg:y1="7.256cm" svg:x2="13.61cm" svg:y2="7.256cm">
          <text:p/>
        </draw:line>
        <draw:polygon draw:style-name="gr3" draw:text-style-name="P3" draw:layer="layout" svg:width="0.122cm" svg:height="0cm" svg:x="1.671cm" svg:y="7.256cm" svg:viewBox="0 0 123 0" draw:points="123,0 0,0">
          <text:p/>
        </draw:polygon>
        <draw:line draw:style-name="gr4" draw:text-style-name="P2" draw:layer="layout" svg:x1="1.794cm" svg:y1="7.256cm" svg:x2="1.671cm" svg:y2="7.256cm">
          <text:p/>
        </draw:line>
        <draw:frame draw:style-name="gr5" draw:text-style-name="P5" draw:layer="layout" svg:width="0.671cm" svg:height="0.412cm" svg:x="0.875cm" svg:y="8.231cm">
          <draw:text-box>
            <text:p text:style-name="P4"><text:span text:style-name="T1">100</text:span></text:p>
          </draw:text-box>
        </draw:frame>
        <draw:line draw:style-name="gr2" draw:text-style-name="P2" draw:layer="layout" svg:x1="1.794cm" svg:y1="6.088cm" svg:x2="13.61cm" svg:y2="6.088cm">
          <text:p/>
        </draw:line>
        <draw:polygon draw:style-name="gr3" draw:text-style-name="P3" draw:layer="layout" svg:width="0.122cm" svg:height="0cm" svg:x="1.671cm" svg:y="6.088cm" svg:viewBox="0 0 123 0" draw:points="123,0 0,0">
          <text:p/>
        </draw:polygon>
        <draw:line draw:style-name="gr4" draw:text-style-name="P2" draw:layer="layout" svg:x1="1.794cm" svg:y1="6.088cm" svg:x2="1.671cm" svg:y2="6.088cm">
          <text:p/>
        </draw:line>
        <draw:frame draw:style-name="gr5" draw:text-style-name="P5" draw:layer="layout" svg:width="0.671cm" svg:height="0.412cm" svg:x="0.875cm" svg:y="7.063cm">
          <draw:text-box>
            <text:p text:style-name="P4"><text:span text:style-name="T1">150</text:span></text:p>
          </draw:text-box>
        </draw:frame>
        <draw:line draw:style-name="gr2" draw:text-style-name="P2" draw:layer="layout" svg:x1="1.794cm" svg:y1="4.92cm" svg:x2="13.61cm" svg:y2="4.92cm">
          <text:p/>
        </draw:line>
        <draw:polygon draw:style-name="gr3" draw:text-style-name="P3" draw:layer="layout" svg:width="0.122cm" svg:height="0cm" svg:x="1.671cm" svg:y="4.92cm" svg:viewBox="0 0 123 0" draw:points="123,0 0,0">
          <text:p/>
        </draw:polygon>
        <draw:line draw:style-name="gr4" draw:text-style-name="P2" draw:layer="layout" svg:x1="1.794cm" svg:y1="4.92cm" svg:x2="1.671cm" svg:y2="4.92cm">
          <text:p/>
        </draw:line>
        <draw:frame draw:style-name="gr5" draw:text-style-name="P5" draw:layer="layout" svg:width="0.671cm" svg:height="0.412cm" svg:x="0.875cm" svg:y="5.895cm">
          <draw:text-box>
            <text:p text:style-name="P4"><text:span text:style-name="T1">200</text:span></text:p>
          </draw:text-box>
        </draw:frame>
        <draw:line draw:style-name="gr2" draw:text-style-name="P2" draw:layer="layout" svg:x1="1.794cm" svg:y1="3.751cm" svg:x2="13.61cm" svg:y2="3.751cm">
          <text:p/>
        </draw:line>
        <draw:polygon draw:style-name="gr3" draw:text-style-name="P3" draw:layer="layout" svg:width="0.122cm" svg:height="0cm" svg:x="1.671cm" svg:y="3.751cm" svg:viewBox="0 0 123 0" draw:points="123,0 0,0">
          <text:p/>
        </draw:polygon>
        <draw:line draw:style-name="gr4" draw:text-style-name="P2" draw:layer="layout" svg:x1="1.794cm" svg:y1="3.751cm" svg:x2="1.671cm" svg:y2="3.751cm">
          <text:p/>
        </draw:line>
        <draw:frame draw:style-name="gr5" draw:text-style-name="P5" draw:layer="layout" svg:width="0.671cm" svg:height="0.412cm" svg:x="0.875cm" svg:y="4.727cm">
          <draw:text-box>
            <text:p text:style-name="P4"><text:span text:style-name="T1">250</text:span></text:p>
          </draw:text-box>
        </draw:frame>
        <draw:line draw:style-name="gr2" draw:text-style-name="P2" draw:layer="layout" svg:x1="1.794cm" svg:y1="2.583cm" svg:x2="13.61cm" svg:y2="2.583cm">
          <text:p/>
        </draw:line>
        <draw:polygon draw:style-name="gr3" draw:text-style-name="P3" draw:layer="layout" svg:width="0.122cm" svg:height="0cm" svg:x="1.671cm" svg:y="2.583cm" svg:viewBox="0 0 123 0" draw:points="123,0 0,0">
          <text:p/>
        </draw:polygon>
        <draw:line draw:style-name="gr4" draw:text-style-name="P2" draw:layer="layout" svg:x1="1.794cm" svg:y1="2.583cm" svg:x2="1.671cm" svg:y2="2.583cm">
          <text:p/>
        </draw:line>
        <draw:frame draw:style-name="gr5" draw:text-style-name="P5" draw:layer="layout" svg:width="0.671cm" svg:height="0.412cm" svg:x="0.875cm" svg:y="3.559cm">
          <draw:text-box>
            <text:p text:style-name="P4"><text:span text:style-name="T1">300</text:span></text:p>
          </draw:text-box>
        </draw:frame>
        <draw:line draw:style-name="gr2" draw:text-style-name="P2" draw:layer="layout" svg:x1="1.794cm" svg:y1="1.415cm" svg:x2="13.61cm" svg:y2="1.415cm">
          <text:p/>
        </draw:line>
        <draw:polygon draw:style-name="gr3" draw:text-style-name="P3" draw:layer="layout" svg:width="0.122cm" svg:height="0cm" svg:x="1.671cm" svg:y="1.415cm" svg:viewBox="0 0 123 0" draw:points="123,0 0,0">
          <text:p/>
        </draw:polygon>
        <draw:line draw:style-name="gr4" draw:text-style-name="P2" draw:layer="layout" svg:x1="1.794cm" svg:y1="1.415cm" svg:x2="1.671cm" svg:y2="1.415cm">
          <text:p/>
        </draw:line>
        <draw:frame draw:style-name="gr5" draw:text-style-name="P5" draw:layer="layout" svg:width="0.671cm" svg:height="0.412cm" svg:x="0.875cm" svg:y="2.39cm">
          <draw:text-box>
            <text:p text:style-name="P4"><text:span text:style-name="T1">350</text:span></text:p>
          </draw:text-box>
        </draw:frame>
        <draw:frame draw:style-name="gr5" draw:text-style-name="P5" draw:layer="layout" svg:width="0.671cm" svg:height="0.412cm" svg:x="0.875cm" svg:y="1.222cm">
          <draw:text-box>
            <text:p text:style-name="P4"><text:span text:style-name="T1">400</text:span></text:p>
          </draw:text-box>
        </draw:frame>
        <draw:polyline draw:style-name="gr6" draw:text-style-name="P2" draw:layer="layout" svg:width="10.742cm" svg:height="0.002cm" svg:x="2.331cm" svg:y="10.75cm" svg:viewBox="0 0 10743 3" draw:points="0,0 895,0 1790,0 2686,2 3582,3 4477,3 5372,3 6267,3 7162,3 8057,3 8953,3 9848,3 10743,3">
          <text:p/>
        </draw:polyline>
        <draw:path draw:style-name="gr7" draw:text-style-name="P6" draw:layer="layout" svg:width="0.212cm" svg:height="0.211cm" svg:x="2.225cm" svg:y="10.645cm" svg:viewBox="0 0 213 212" svg:d="M106 212c28 0 55-11 75-31s32-47 32-75-12-55-32-74c-20-20-47-32-75-32s-55 12-75 32c-20 19-31 46-31 74s11 55 31 75 47 31 75 31z">
          <text:p/>
        </draw:path>
        <draw:path draw:style-name="gr7" draw:text-style-name="P6" draw:layer="layout" svg:width="0.212cm" svg:height="0.212cm" svg:x="3.12cm" svg:y="10.644cm" svg:viewBox="0 0 213 213" svg:d="M106 213c28 0 56-11 76-31s31-47 31-75-11-55-31-75c-20-19-48-32-76-32s-55 13-75 32c-19 20-31 47-31 75s12 55 31 75c20 20 47 31 75 31z">
          <text:p/>
        </draw:path>
        <draw:path draw:style-name="gr7" draw:text-style-name="P6" draw:layer="layout" svg:width="0.211cm" svg:height="0.212cm" svg:x="4.016cm" svg:y="10.644cm" svg:viewBox="0 0 212 213" svg:d="M106 213c29 0 55-11 75-31s31-47 31-75-11-55-31-75c-20-21-46-32-75-32s-56 11-75 32c-20 20-31 47-31 75s11 55 31 75c19 20 46 31 75 31z">
          <text:p/>
        </draw:path>
        <draw:path draw:style-name="gr7" draw:text-style-name="P6" draw:layer="layout" svg:width="0.211cm" svg:height="0.211cm" svg:x="4.911cm" svg:y="10.646cm" svg:viewBox="0 0 212 212" svg:d="M107 212c28 0 55-11 74-31 20-20 31-46 31-75 0-28-11-54-31-74-19-20-46-32-74-32s-55 12-76 32c-20 20-31 46-31 74 0 29 11 55 31 75 21 20 48 31 76 31z">
          <text:p/>
        </draw:path>
        <draw:path draw:style-name="gr7" draw:text-style-name="P6" draw:layer="layout" svg:width="0.212cm" svg:height="0.212cm" svg:x="5.806cm" svg:y="10.646cm" svg:viewBox="0 0 213 213" svg:d="M106 213c28 0 55-11 75-31 19-20 32-47 32-75s-13-55-32-75c-20-19-47-32-75-32s-55 13-75 32c-20 20-31 47-31 75s11 55 31 75 47 31 75 31z">
          <text:p/>
        </draw:path>
        <draw:path draw:style-name="gr7" draw:text-style-name="P6" draw:layer="layout" svg:width="0.212cm" svg:height="0.212cm" svg:x="6.701cm" svg:y="10.646cm" svg:viewBox="0 0 213 213" svg:d="M106 213c28 0 56-11 76-31s31-47 31-75-11-55-31-75-48-32-76-32-55 12-75 32-31 47-31 75 11 55 31 75 47 31 75 31z">
          <text:p/>
        </draw:path>
        <draw:path draw:style-name="gr7" draw:text-style-name="P6" draw:layer="layout" svg:width="0.212cm" svg:height="0.212cm" svg:x="7.596cm" svg:y="10.646cm" svg:viewBox="0 0 213 213" svg:d="M107 213c28 0 55-11 75-31s31-47 31-75-11-55-31-75-47-32-75-32c-29 0-56 12-76 32s-31 47-31 75 11 55 31 75 47 31 76 31z">
          <text:p/>
        </draw:path>
        <draw:path draw:style-name="gr7" draw:text-style-name="P6" draw:layer="layout" svg:width="0.212cm" svg:height="0.212cm" svg:x="8.491cm" svg:y="10.646cm" svg:viewBox="0 0 213 213" svg:d="M107 213c28 0 55-11 75-31s31-47 31-75-11-55-31-75-47-32-75-32-56 12-76 32-31 47-31 75 11 55 31 75 48 31 76 31z">
          <text:p/>
        </draw:path>
        <draw:path draw:style-name="gr7" draw:text-style-name="P6" draw:layer="layout" svg:width="0.212cm" svg:height="0.211cm" svg:x="9.386cm" svg:y="10.647cm" svg:viewBox="0 0 213 212" svg:d="M107 212c28 0 55-11 75-31s31-47 31-75-11-55-31-74c-20-20-47-32-75-32s-55 12-75 32c-19 19-32 46-32 74s13 55 32 75c20 20 47 31 75 31z">
          <text:p/>
        </draw:path>
        <draw:path draw:style-name="gr7" draw:text-style-name="P6" draw:layer="layout" svg:width="0.211cm" svg:height="0.212cm" svg:x="10.282cm" svg:y="10.646cm" svg:viewBox="0 0 212 213" svg:d="M105 213c28 0 55-11 76-31 20-20 31-47 31-75s-11-55-31-75c-21-20-48-32-76-32s-55 12-74 32c-20 20-31 47-31 75s11 55 31 75c19 20 46 31 74 31z">
          <text:p/>
        </draw:path>
        <draw:path draw:style-name="gr7" draw:text-style-name="P6" draw:layer="layout" svg:width="0.211cm" svg:height="0.212cm" svg:x="11.177cm" svg:y="10.646cm" svg:viewBox="0 0 212 213" svg:d="M106 213c29 0 56-11 75-31 20-20 31-47 31-75s-11-55-31-75c-19-20-46-32-75-32s-55 12-75 32-31 47-31 75 11 55 31 75 46 31 75 31z">
          <text:p/>
        </draw:path>
        <draw:path draw:style-name="gr7" draw:text-style-name="P6" draw:layer="layout" svg:width="0.212cm" svg:height="0.212cm" svg:x="12.072cm" svg:y="10.646cm" svg:viewBox="0 0 213 213" svg:d="M107 213c28 0 55-11 75-31 19-20 31-47 31-75s-12-55-31-75c-20-20-47-32-75-32s-56 12-76 32-31 47-31 75 11 55 31 75 48 31 76 31z">
          <text:p/>
        </draw:path>
        <draw:path draw:style-name="gr7" draw:text-style-name="P6" draw:layer="layout" svg:width="0.212cm" svg:height="0.212cm" svg:x="12.967cm" svg:y="10.646cm" svg:viewBox="0 0 213 213" svg:d="M107 213c28 0 55-11 75-31s31-47 31-75-11-55-31-75-47-32-75-32-55 12-75 32-32 47-32 75 12 55 32 75 47 31 75 31z">
          <text:p/>
        </draw:path>
        <draw:polyline draw:style-name="gr8" draw:text-style-name="P2" draw:layer="layout" svg:width="10.742cm" svg:height="2.629cm" svg:x="2.331cm" svg:y="1.415cm" svg:viewBox="0 0 10743 2630" draw:points="0,0 895,2630 1790,2178 2686,1334 3582,1600 4477,1461 5372,1027 6267,539 7162,746 8057,748 8953,1198 9848,1021 10743,1210">
          <text:p/>
        </draw:polyline>
        <draw:path draw:style-name="gr9" draw:text-style-name="P7" draw:layer="layout" svg:width="0.212cm" svg:height="0.211cm" svg:x="2.225cm" svg:y="1.309cm" svg:viewBox="0 0 213 212" svg:d="M0 212l213-212zM0 0l213 212z">
          <text:p/>
        </draw:path>
        <draw:path draw:style-name="gr10" draw:text-style-name="P2" draw:layer="layout" svg:width="0.212cm" svg:height="0.211cm" svg:x="2.225cm" svg:y="1.309cm" svg:viewBox="0 0 213 212" svg:d="M0 212l213-212M0 0l213 212">
          <text:p/>
        </draw:path>
        <draw:path draw:style-name="gr9" draw:text-style-name="P7" draw:layer="layout" svg:width="0.212cm" svg:height="0.212cm" svg:x="3.12cm" svg:y="3.938cm" svg:viewBox="0 0 213 213" svg:d="M0 213l213-213zM0 0l213 213z">
          <text:p/>
        </draw:path>
        <draw:path draw:style-name="gr10" draw:text-style-name="P2" draw:layer="layout" svg:width="0.212cm" svg:height="0.212cm" svg:x="3.12cm" svg:y="3.938cm" svg:viewBox="0 0 213 213" svg:d="M0 213l213-213M0 0l213 213">
          <text:p/>
        </draw:path>
        <draw:path draw:style-name="gr9" draw:text-style-name="P7" draw:layer="layout" svg:width="0.211cm" svg:height="0.212cm" svg:x="4.016cm" svg:y="3.487cm" svg:viewBox="0 0 212 213" svg:d="M0 213l212-213zM0 0l212 213z">
          <text:p/>
        </draw:path>
        <draw:path draw:style-name="gr10" draw:text-style-name="P2" draw:layer="layout" svg:width="0.211cm" svg:height="0.212cm" svg:x="4.016cm" svg:y="3.487cm" svg:viewBox="0 0 212 213" svg:d="M0 213l212-213M0 0l212 213">
          <text:p/>
        </draw:path>
        <draw:path draw:style-name="gr9" draw:text-style-name="P7" draw:layer="layout" svg:width="0.211cm" svg:height="0.211cm" svg:x="4.911cm" svg:y="2.644cm" svg:viewBox="0 0 212 212" svg:d="M0 212l212-212zM0 0l212 212z">
          <text:p/>
        </draw:path>
        <draw:path draw:style-name="gr10" draw:text-style-name="P2" draw:layer="layout" svg:width="0.211cm" svg:height="0.211cm" svg:x="4.911cm" svg:y="2.644cm" svg:viewBox="0 0 212 212" svg:d="M0 212l212-212M0 0l212 212">
          <text:p/>
        </draw:path>
        <draw:path draw:style-name="gr9" draw:text-style-name="P7" draw:layer="layout" svg:width="0.212cm" svg:height="0.212cm" svg:x="5.806cm" svg:y="2.909cm" svg:viewBox="0 0 213 213" svg:d="M0 213l213-213zM0 0l213 213z">
          <text:p/>
        </draw:path>
        <draw:path draw:style-name="gr10" draw:text-style-name="P2" draw:layer="layout" svg:width="0.212cm" svg:height="0.212cm" svg:x="5.806cm" svg:y="2.909cm" svg:viewBox="0 0 213 213" svg:d="M0 213l213-213M0 0l213 213">
          <text:p/>
        </draw:path>
        <draw:path draw:style-name="gr9" draw:text-style-name="P7" draw:layer="layout" svg:width="0.212cm" svg:height="0.212cm" svg:x="6.701cm" svg:y="2.77cm" svg:viewBox="0 0 213 213" svg:d="M0 213l213-213zM0 0l213 213z">
          <text:p/>
        </draw:path>
        <draw:path draw:style-name="gr10" draw:text-style-name="P2" draw:layer="layout" svg:width="0.212cm" svg:height="0.212cm" svg:x="6.701cm" svg:y="2.77cm" svg:viewBox="0 0 213 213" svg:d="M0 213l213-213M0 0l213 213">
          <text:p/>
        </draw:path>
        <draw:path draw:style-name="gr9" draw:text-style-name="P7" draw:layer="layout" svg:width="0.212cm" svg:height="0.211cm" svg:x="7.596cm" svg:y="2.336cm" svg:viewBox="0 0 213 212" svg:d="M0 212l213-212zM0 0l213 212z">
          <text:p/>
        </draw:path>
        <draw:path draw:style-name="gr10" draw:text-style-name="P2" draw:layer="layout" svg:width="0.212cm" svg:height="0.211cm" svg:x="7.596cm" svg:y="2.336cm" svg:viewBox="0 0 213 212" svg:d="M0 212l213-212M0 0l213 212">
          <text:p/>
        </draw:path>
        <draw:path draw:style-name="gr9" draw:text-style-name="P7" draw:layer="layout" svg:width="0.212cm" svg:height="0.211cm" svg:x="8.491cm" svg:y="1.848cm" svg:viewBox="0 0 213 212" svg:d="M0 212l213-212zM0 0l213 212z">
          <text:p/>
        </draw:path>
        <draw:path draw:style-name="gr10" draw:text-style-name="P2" draw:layer="layout" svg:width="0.212cm" svg:height="0.211cm" svg:x="8.491cm" svg:y="1.848cm" svg:viewBox="0 0 213 212" svg:d="M0 212l213-212M0 0l213 212">
          <text:p/>
        </draw:path>
        <draw:path draw:style-name="gr9" draw:text-style-name="P7" draw:layer="layout" svg:width="0.212cm" svg:height="0.212cm" svg:x="9.386cm" svg:y="2.055cm" svg:viewBox="0 0 213 213" svg:d="M0 213l213-213zM0 0l213 213z">
          <text:p/>
        </draw:path>
        <draw:path draw:style-name="gr10" draw:text-style-name="P2" draw:layer="layout" svg:width="0.212cm" svg:height="0.212cm" svg:x="9.386cm" svg:y="2.055cm" svg:viewBox="0 0 213 213" svg:d="M0 213l213-213M0 0l213 213">
          <text:p/>
        </draw:path>
        <draw:path draw:style-name="gr9" draw:text-style-name="P7" draw:layer="layout" svg:width="0.211cm" svg:height="0.212cm" svg:x="10.282cm" svg:y="2.057cm" svg:viewBox="0 0 212 213" svg:d="M0 213l212-213zM0 0l212 213z">
          <text:p/>
        </draw:path>
        <draw:path draw:style-name="gr10" draw:text-style-name="P2" draw:layer="layout" svg:width="0.211cm" svg:height="0.212cm" svg:x="10.282cm" svg:y="2.057cm" svg:viewBox="0 0 212 213" svg:d="M0 213l212-213M0 0l212 213">
          <text:p/>
        </draw:path>
        <draw:path draw:style-name="gr9" draw:text-style-name="P7" draw:layer="layout" svg:width="0.211cm" svg:height="0.212cm" svg:x="11.177cm" svg:y="2.507cm" svg:viewBox="0 0 212 213" svg:d="M0 213l212-213zM0 0l212 213z">
          <text:p/>
        </draw:path>
        <draw:path draw:style-name="gr10" draw:text-style-name="P2" draw:layer="layout" svg:width="0.211cm" svg:height="0.212cm" svg:x="11.177cm" svg:y="2.507cm" svg:viewBox="0 0 212 213" svg:d="M0 213l212-213M0 0l212 213">
          <text:p/>
        </draw:path>
        <draw:path draw:style-name="gr9" draw:text-style-name="P7" draw:layer="layout" svg:width="0.212cm" svg:height="0.211cm" svg:x="12.072cm" svg:y="2.331cm" svg:viewBox="0 0 213 212" svg:d="M0 212l213-212zM0 0l213 212z">
          <text:p/>
        </draw:path>
        <draw:path draw:style-name="gr10" draw:text-style-name="P2" draw:layer="layout" svg:width="0.212cm" svg:height="0.211cm" svg:x="12.072cm" svg:y="2.331cm" svg:viewBox="0 0 213 212" svg:d="M0 212l213-212M0 0l213 212">
          <text:p/>
        </draw:path>
        <draw:path draw:style-name="gr9" draw:text-style-name="P7" draw:layer="layout" svg:width="0.212cm" svg:height="0.211cm" svg:x="12.967cm" svg:y="2.519cm" svg:viewBox="0 0 213 212" svg:d="M0 212l213-212zM0 0l213 212z">
          <text:p/>
        </draw:path>
        <draw:path draw:style-name="gr10" draw:text-style-name="P2" draw:layer="layout" svg:width="0.212cm" svg:height="0.211cm" svg:x="12.967cm" svg:y="2.519cm" svg:viewBox="0 0 213 212" svg:d="M0 212l213-212M0 0l213 212">
          <text:p/>
        </draw:path>
        <draw:polyline draw:style-name="gr11" draw:text-style-name="P2" draw:layer="layout" svg:width="10.742cm" svg:height="0.007cm" svg:x="2.331cm" svg:y="10.739cm" svg:viewBox="0 0 10743 8" draw:points="0,0 895,8 1790,6 2686,5 3582,2 4477,3 5372,1 6267,3 7162,2 8057,2 8953,3 9848,3 10743,3">
          <text:p/>
        </draw:polyline>
        <draw:polygon draw:style-name="gr12" draw:text-style-name="P8" draw:layer="layout" svg:width="0.212cm" svg:height="0.212cm" svg:x="2.225cm" svg:y="10.633cm" svg:viewBox="0 0 213 213" draw:points="106,0 0,213 213,213">
          <text:p/>
        </draw:polygon>
        <draw:polygon draw:style-name="gr12" draw:text-style-name="P8" draw:layer="layout" svg:width="0.212cm" svg:height="0.212cm" svg:x="3.12cm" svg:y="10.64cm" svg:viewBox="0 0 213 213" draw:points="106,0 0,213 213,213">
          <text:p/>
        </draw:polygon>
        <draw:polygon draw:style-name="gr12" draw:text-style-name="P8" draw:layer="layout" svg:width="0.211cm" svg:height="0.212cm" svg:x="4.016cm" svg:y="10.638cm" svg:viewBox="0 0 212 213" draw:points="106,0 0,213 212,213">
          <text:p/>
        </draw:polygon>
        <draw:polygon draw:style-name="gr12" draw:text-style-name="P8" draw:layer="layout" svg:width="0.211cm" svg:height="0.212cm" svg:x="4.911cm" svg:y="10.637cm" svg:viewBox="0 0 212 213" draw:points="107,0 0,213 212,213">
          <text:p/>
        </draw:polygon>
        <draw:polygon draw:style-name="gr12" draw:text-style-name="P8" draw:layer="layout" svg:width="0.212cm" svg:height="0.212cm" svg:x="5.806cm" svg:y="10.635cm" svg:viewBox="0 0 213 213" draw:points="106,0 0,213 213,213">
          <text:p/>
        </draw:polygon>
        <draw:polygon draw:style-name="gr12" draw:text-style-name="P8" draw:layer="layout" svg:width="0.212cm" svg:height="0.212cm" svg:x="6.701cm" svg:y="10.636cm" svg:viewBox="0 0 213 213" draw:points="106,0 0,213 213,213">
          <text:p/>
        </draw:polygon>
        <draw:polygon draw:style-name="gr12" draw:text-style-name="P8" draw:layer="layout" svg:width="0.212cm" svg:height="0.212cm" svg:x="7.596cm" svg:y="10.634cm" svg:viewBox="0 0 213 213" draw:points="107,0 0,213 213,213">
          <text:p/>
        </draw:polygon>
        <draw:polygon draw:style-name="gr12" draw:text-style-name="P8" draw:layer="layout" svg:width="0.212cm" svg:height="0.212cm" svg:x="8.491cm" svg:y="10.636cm" svg:viewBox="0 0 213 213" draw:points="107,0 0,213 213,213">
          <text:p/>
        </draw:polygon>
        <draw:polygon draw:style-name="gr12" draw:text-style-name="P8" draw:layer="layout" svg:width="0.212cm" svg:height="0.212cm" svg:x="9.386cm" svg:y="10.635cm" svg:viewBox="0 0 213 213" draw:points="107,0 0,213 213,213">
          <text:p/>
        </draw:polygon>
        <draw:polygon draw:style-name="gr12" draw:text-style-name="P8" draw:layer="layout" svg:width="0.211cm" svg:height="0.212cm" svg:x="10.282cm" svg:y="10.635cm" svg:viewBox="0 0 212 213" draw:points="105,0 0,213 212,213">
          <text:p/>
        </draw:polygon>
        <draw:polygon draw:style-name="gr12" draw:text-style-name="P8" draw:layer="layout" svg:width="0.211cm" svg:height="0.212cm" svg:x="11.177cm" svg:y="10.636cm" svg:viewBox="0 0 212 213" draw:points="106,0 0,213 212,213">
          <text:p/>
        </draw:polygon>
        <draw:polygon draw:style-name="gr12" draw:text-style-name="P8" draw:layer="layout" svg:width="0.212cm" svg:height="0.212cm" svg:x="12.072cm" svg:y="10.636cm" svg:viewBox="0 0 213 213" draw:points="107,0 0,213 213,213">
          <text:p/>
        </draw:polygon>
        <draw:polygon draw:style-name="gr12" draw:text-style-name="P8" draw:layer="layout" svg:width="0.212cm" svg:height="0.211cm" svg:x="12.967cm" svg:y="10.636cm" svg:viewBox="0 0 213 212" draw:points="107,0 0,212 213,212">
          <text:p/>
        </draw:polygon>
        <draw:line draw:style-name="gr13" draw:text-style-name="P2" draw:layer="layout" svg:x1="1.794cm" svg:y1="11.219cm" svg:x2="1.794cm" svg:y2="0.948cm">
          <text:p/>
        </draw:line>
        <draw:line draw:style-name="gr13" draw:text-style-name="P2" draw:layer="layout" svg:x1="13.61cm" svg:y1="11.219cm" svg:x2="13.61cm" svg:y2="0.948cm">
          <text:p/>
        </draw:line>
        <draw:line draw:style-name="gr13" draw:text-style-name="P2" draw:layer="layout" svg:x1="1.794cm" svg:y1="11.219cm" svg:x2="13.61cm" svg:y2="11.219cm">
          <text:p/>
        </draw:line>
        <draw:line draw:style-name="gr13" draw:text-style-name="P2" draw:layer="layout" svg:x1="1.794cm" svg:y1="0.948cm" svg:x2="13.61cm" svg:y2="0.948cm">
          <text:p/>
        </draw:line>
        <draw:frame draw:style-name="gr5" draw:text-style-name="P5" draw:layer="layout" svg:width="0.993cm" svg:height="0.412cm" draw:transform="rotate (1.5707963267949) translate (0.333cm 6.578cm)">
          <draw:text-box>
            <text:p text:style-name="P4"><text:span text:style-name="T1">Score</text:span></text:p>
          </draw:text-box>
        </draw:frame>
        <draw:path draw:style-name="gr14" draw:text-style-name="P9" draw:layer="layout" svg:width="4.418cm" svg:height="1.659cm" svg:x="9.016cm" svg:y="5.254cm" svg:viewBox="0 0 4419 1660" svg:d="M70 1660h4278c47 0 71-24 71-71v-1518c0-47-24-71-71-71h-4278c-47 0-70 24-70 71v1518c0 47 23 71 70 71z">
          <text:p/>
        </draw:path>
        <draw:polyline draw:style-name="gr6" draw:text-style-name="P2" draw:layer="layout" svg:width="0.704cm" svg:height="0cm" svg:x="9.157cm" svg:y="5.54cm" svg:viewBox="0 0 705 0" draw:points="0,0 352,0 705,0">
          <text:p/>
        </draw:polyline>
        <draw:path draw:style-name="gr7" draw:text-style-name="P6" draw:layer="layout" svg:width="0.211cm" svg:height="0.212cm" svg:x="9.404cm" svg:y="5.434cm" svg:viewBox="0 0 212 213" svg:d="M105 213c29 0 55-12 75-31 21-20 32-48 32-76s-11-55-32-75c-20-20-46-31-75-31-28 0-55 11-74 31-20 20-31 47-31 75s11 56 31 76c19 19 46 31 74 31z">
          <text:p/>
        </draw:path>
        <draw:frame draw:style-name="gr15" draw:text-style-name="P11" draw:layer="layout" svg:width="7.233cm" svg:height="0.53cm" svg:x="1.795cm" svg:y="0.344cm">
          <draw:text-box>
            <text:p text:style-name="P10"><text:span text:style-name="T2">A) Cluster Validation Scores</text:span></text:p>
          </draw:text-box>
        </draw:frame>
        <draw:polyline draw:style-name="gr8" draw:text-style-name="P2" draw:layer="layout" svg:width="0.704cm" svg:height="0cm" svg:x="9.157cm" svg:y="6.057cm" svg:viewBox="0 0 705 0" draw:points="0,0 352,0 705,0">
          <text:p/>
        </draw:polyline>
        <draw:path draw:style-name="gr9" draw:text-style-name="P7" draw:layer="layout" svg:width="0.211cm" svg:height="0.212cm" svg:x="9.404cm" svg:y="5.951cm" svg:viewBox="0 0 212 213" svg:d="M0 213l212-213zM0 0l212 213z">
          <text:p/>
        </draw:path>
        <draw:path draw:style-name="gr10" draw:text-style-name="P2" draw:layer="layout" svg:width="0.211cm" svg:height="0.212cm" svg:x="9.404cm" svg:y="5.951cm" svg:viewBox="0 0 212 213" svg:d="M0 213l212-213M0 0l212 213">
          <text:p/>
        </draw:path>
        <draw:frame draw:style-name="gr5" draw:text-style-name="P5" draw:layer="layout" svg:width="1.788cm" svg:height="0.412cm" svg:x="10.145cm" svg:y="5.336cm">
          <draw:text-box>
            <text:p text:style-name="P4"><text:span text:style-name="T1">Silhouette</text:span></text:p>
          </draw:text-box>
        </draw:frame>
        <draw:polyline draw:style-name="gr11" draw:text-style-name="P2" draw:layer="layout" svg:width="0.704cm" svg:height="0cm" svg:x="9.157cm" svg:y="6.575cm" svg:viewBox="0 0 705 0" draw:points="0,0 352,0 705,0">
          <text:p/>
        </draw:polyline>
        <draw:polygon draw:style-name="gr12" draw:text-style-name="P8" draw:layer="layout" svg:width="0.211cm" svg:height="0.212cm" svg:x="9.404cm" svg:y="6.469cm" svg:viewBox="0 0 212 213" draw:points="105,0 0,213 212,213">
          <text:p/>
        </draw:polygon>
        <draw:frame draw:style-name="gr5" draw:text-style-name="P5" draw:layer="layout" svg:width="3.135cm" svg:height="0.412cm" svg:x="10.145cm" svg:y="5.854cm">
          <draw:text-box>
            <text:p text:style-name="P4"><text:span text:style-name="T1">Calinski-Harabasz</text:span></text:p>
          </draw:text-box>
        </draw:frame>
        <draw:polygon draw:style-name="gr3" draw:text-style-name="P3" draw:layer="layout" svg:width="0cm" svg:height="0.123cm" svg:x="15.757cm" svg:y="11.219cm" svg:viewBox="0 0 0 124" draw:points="0,0 0,124">
          <text:p/>
        </draw:polygon>
        <draw:frame draw:style-name="gr5" draw:text-style-name="P5" draw:layer="layout" svg:width="2.635cm" svg:height="0.412cm" svg:x="10.145cm" svg:y="6.372cm">
          <draw:text-box>
            <text:p text:style-name="P4"><text:span text:style-name="T1">Davies-Bouldin</text:span></text:p>
          </draw:text-box>
        </draw:frame>
        <draw:polygon draw:style-name="gr3" draw:text-style-name="P3" draw:layer="layout" svg:width="0cm" svg:height="0.123cm" svg:x="18.12cm" svg:y="11.219cm" svg:viewBox="0 0 0 124" draw:points="0,0 0,124">
          <text:p/>
        </draw:polygon>
        <draw:polygon draw:style-name="gr3" draw:text-style-name="P3" draw:layer="layout" svg:width="0cm" svg:height="0.123cm" svg:x="20.483cm" svg:y="11.219cm" svg:viewBox="0 0 0 124" draw:points="0,0 0,124">
          <text:p/>
        </draw:polygon>
        <draw:polygon draw:style-name="gr3" draw:text-style-name="P3" draw:layer="layout" svg:width="0cm" svg:height="0.123cm" svg:x="22.846cm" svg:y="11.219cm" svg:viewBox="0 0 0 124" draw:points="0,0 0,124">
          <text:p/>
        </draw:polygon>
        <draw:polygon draw:style-name="gr3" draw:text-style-name="P3" draw:layer="layout" svg:width="0cm" svg:height="0.123cm" svg:x="25.21cm" svg:y="11.219cm" svg:viewBox="0 0 0 124" draw:points="0,0 0,124">
          <text:p/>
        </draw:polygon>
        <draw:polygon draw:style-name="gr3" draw:text-style-name="P3" draw:layer="layout" svg:width="0cm" svg:height="0.123cm" svg:x="27.573cm" svg:y="11.219cm" svg:viewBox="0 0 0 124" draw:points="0,0 0,124">
          <text:p/>
        </draw:polygon>
        <draw:polygon draw:style-name="gr3" draw:text-style-name="P3" draw:layer="layout" svg:width="0.123cm" svg:height="0cm" svg:x="15.633cm" svg:y="11.219cm" svg:viewBox="0 0 124 0" draw:points="124,0 0,0">
          <text:p/>
        </draw:polygon>
        <draw:line draw:style-name="gr4" draw:text-style-name="P2" draw:layer="layout" svg:x1="15.757cm" svg:y1="11.219cm" svg:x2="15.633cm" svg:y2="11.219cm">
          <text:p/>
        </draw:line>
        <draw:polygon draw:style-name="gr3" draw:text-style-name="P3" draw:layer="layout" svg:width="0.123cm" svg:height="0cm" svg:x="15.633cm" svg:y="9.165cm" svg:viewBox="0 0 124 0" draw:points="124,0 0,0">
          <text:p/>
        </draw:polygon>
        <draw:line draw:style-name="gr4" draw:text-style-name="P2" draw:layer="layout" svg:x1="15.757cm" svg:y1="9.165cm" svg:x2="15.633cm" svg:y2="9.165cm">
          <text:p/>
        </draw:line>
        <draw:polygon draw:style-name="gr3" draw:text-style-name="P3" draw:layer="layout" svg:width="0.123cm" svg:height="0cm" svg:x="15.633cm" svg:y="7.111cm" svg:viewBox="0 0 124 0" draw:points="124,0 0,0">
          <text:p/>
        </draw:polygon>
        <draw:line draw:style-name="gr4" draw:text-style-name="P2" draw:layer="layout" svg:x1="15.757cm" svg:y1="7.111cm" svg:x2="15.633cm" svg:y2="7.111cm">
          <text:p/>
        </draw:line>
        <draw:polygon draw:style-name="gr3" draw:text-style-name="P3" draw:layer="layout" svg:width="0.123cm" svg:height="0cm" svg:x="15.633cm" svg:y="5.056cm" svg:viewBox="0 0 124 0" draw:points="124,0 0,0">
          <text:p/>
        </draw:polygon>
        <draw:line draw:style-name="gr4" draw:text-style-name="P2" draw:layer="layout" svg:x1="15.757cm" svg:y1="5.056cm" svg:x2="15.633cm" svg:y2="5.056cm">
          <text:p/>
        </draw:line>
        <draw:polygon draw:style-name="gr3" draw:text-style-name="P3" draw:layer="layout" svg:width="0.123cm" svg:height="0cm" svg:x="15.633cm" svg:y="3.002cm" svg:viewBox="0 0 124 0" draw:points="124,0 0,0">
          <text:p/>
        </draw:polygon>
        <draw:line draw:style-name="gr4" draw:text-style-name="P2" draw:layer="layout" svg:x1="15.757cm" svg:y1="3.002cm" svg:x2="15.633cm" svg:y2="3.002cm">
          <text:p/>
        </draw:line>
        <draw:polygon draw:style-name="gr3" draw:text-style-name="P3" draw:layer="layout" svg:width="0.123cm" svg:height="0cm" svg:x="15.633cm" svg:y="0.948cm" svg:viewBox="0 0 124 0" draw:points="124,0 0,0">
          <text:p/>
        </draw:polygon>
        <draw:polygon draw:style-name="gr1" draw:text-style-name="P1" draw:layer="layout" svg:width="11.816cm" svg:height="10.271cm" svg:x="29.72cm" svg:y="0.948cm" svg:viewBox="0 0 11817 10272" draw:points="0,10272 11817,10272 11817,0 0,0">
          <text:p/>
        </draw:polygon>
        <draw:path draw:style-name="gr16" draw:text-style-name="P6" draw:layer="layout" svg:width="0.223cm" svg:height="0.224cm" svg:x="40.759cm" svg:y="6.96cm" svg:viewBox="0 0 224 225" svg:d="M111 225c30 0 59-12 80-33s33-49 33-79-12-59-33-80-50-33-80-33c-29 0-58 12-79 33s-32 50-32 80 11 58 32 79 50 33 79 33z">
          <text:p/>
        </draw:path>
        <draw:path draw:style-name="gr16" draw:text-style-name="P6" draw:layer="layout" svg:width="0.223cm" svg:height="0.223cm" svg:x="40.022cm" svg:y="3.433cm" svg:viewBox="0 0 224 224" svg:d="M112 224c30 0 58-12 79-33s33-49 33-79c0-29-12-57-33-78-21-22-49-34-79-34-29 0-58 12-78 34-21 21-34 49-34 78 0 30 13 58 34 79 20 21 49 33 78 33z">
          <text:p/>
        </draw:path>
        <draw:path draw:style-name="gr16" draw:text-style-name="P6" draw:layer="layout" svg:width="0.223cm" svg:height="0.223cm" svg:x="39.557cm" svg:y="4.952cm" svg:viewBox="0 0 224 224" svg:d="M113 224c29 0 58-11 79-32s32-50 32-79c0-30-11-59-32-80s-50-33-79-33c-30 0-58 12-79 33-22 21-34 50-34 80 0 29 12 58 34 79 21 21 49 32 79 32z">
          <text:p/>
        </draw:path>
        <draw:path draw:style-name="gr16" draw:text-style-name="P6" draw:layer="layout" svg:width="0.224cm" svg:height="0.223cm" svg:x="40.407cm" svg:y="5.278cm" svg:viewBox="0 0 225 224" svg:d="M113 224c30 0 58-12 79-33s33-50 33-79c0-30-12-58-33-79s-49-33-79-33-59 12-80 33-33 49-33 79c0 29 12 58 33 79s50 33 80 33z">
          <text:p/>
        </draw:path>
        <draw:path draw:style-name="gr16" draw:text-style-name="P6" draw:layer="layout" svg:width="0.223cm" svg:height="0.223cm" svg:x="38.537cm" svg:y="4.832cm" svg:viewBox="0 0 224 224" svg:d="M111 224c30 0 59-11 80-32 21-22 33-51 33-80 0-30-12-58-33-79s-50-33-80-33c-29 0-58 12-79 33s-32 49-32 79c0 29 11 58 32 80 21 21 50 32 79 32z">
          <text:p/>
        </draw:path>
        <draw:path draw:style-name="gr16" draw:text-style-name="P6" draw:layer="layout" svg:width="0.223cm" svg:height="0.223cm" svg:x="37.806cm" svg:y="5.971cm" svg:viewBox="0 0 224 224" svg:d="M112 224c29 0 58-12 78-33 21-21 34-50 34-80 0-29-13-58-34-79-20-21-49-32-78-32-30 0-58 11-79 32s-33 50-33 79c0 30 12 59 33 80s49 33 79 33z">
          <text:p/>
        </draw:path>
        <draw:path draw:style-name="gr16" draw:text-style-name="P6" draw:layer="layout" svg:width="0.223cm" svg:height="0.223cm" svg:x="39.793cm" svg:y="4.722cm" svg:viewBox="0 0 224 224" svg:d="M113 224c29 0 58-12 79-32 20-21 32-50 32-79 0-30-12-59-32-80-21-21-50-33-79-33-30 0-58 12-79 33-22 21-34 50-34 80 0 29 12 58 34 79 21 20 49 32 79 32z">
          <text:p/>
        </draw:path>
        <draw:path draw:style-name="gr9" draw:text-style-name="P7" draw:layer="layout" svg:width="0.223cm" svg:height="0.223cm" svg:x="32.102cm" svg:y="3.105cm" svg:viewBox="0 0 224 224" svg:d="M111 224c31 0 59-11 80-32s33-50 33-80-12-58-33-79-49-33-80-33c-29 0-57 12-78 33s-33 49-33 79 12 59 33 80 49 32 78 32z">
          <text:p/>
        </draw:path>
        <draw:path draw:style-name="gr17" draw:text-style-name="P2" draw:layer="layout" svg:width="0.223cm" svg:height="0.223cm" svg:x="32.102cm" svg:y="3.105cm" svg:viewBox="0 0 224 224" svg:d="M111 224c31 0 59-11 80-32s33-50 33-80-12-58-33-79-49-33-80-33c-29 0-57 12-78 33s-33 49-33 79 12 59 33 80 49 32 78 32z">
          <text:p/>
        </draw:path>
        <draw:path draw:style-name="gr18" draw:text-style-name="P7" draw:layer="layout" svg:width="0.223cm" svg:height="0.223cm" svg:x="33.253cm" svg:y="2.137cm" svg:viewBox="0 0 224 224" svg:d="M113 224c29 0 58-12 79-34 20-21 32-49 32-79 0-29-12-57-32-78-21-21-50-33-79-33-31 0-59 12-80 33s-33 49-33 78c0 30 12 58 33 79 21 22 49 34 80 34z">
          <text:p/>
        </draw:path>
        <draw:path draw:style-name="gr18" draw:text-style-name="P7" draw:layer="layout" svg:width="0.223cm" svg:height="0.223cm" svg:x="33.506cm" svg:y="2.284cm" svg:viewBox="0 0 224 224" svg:d="M112 224c30 0 58-12 79-33s33-49 33-79c0-29-12-59-33-80-21-20-49-32-79-32-29 0-59 12-80 32-20 21-32 51-32 80 0 30 12 58 32 79 21 21 51 33 80 33z">
          <text:p/>
        </draw:path>
        <draw:path draw:style-name="gr16" draw:text-style-name="P6" draw:layer="layout" svg:width="0.223cm" svg:height="0.223cm" svg:x="37.608cm" svg:y="5.407cm" svg:viewBox="0 0 224 224" svg:d="M112 224c29 0 58-12 80-33 21-20 32-49 32-78 0-30-11-59-32-80-22-21-51-33-80-33-30 0-58 12-79 33s-33 50-33 80c0 29 12 58 33 78 21 21 49 33 79 33z">
          <text:p/>
        </draw:path>
        <draw:path draw:style-name="gr18" draw:text-style-name="P7" draw:layer="layout" svg:width="0.223cm" svg:height="0.223cm" svg:x="33.012cm" svg:y="3.09cm" svg:viewBox="0 0 224 224" svg:d="M112 224c30 0 58-11 79-32s33-51 33-80c0-30-12-58-33-79s-49-33-79-33-59 12-79 33c-21 21-33 49-33 79 0 29 12 59 33 80 20 21 49 32 79 32z">
          <text:p/>
        </draw:path>
        <draw:path draw:style-name="gr16" draw:text-style-name="P6" draw:layer="layout" svg:width="0.224cm" svg:height="0.223cm" svg:x="34.145cm" svg:y="1.303cm" svg:viewBox="0 0 225 224" svg:d="M113 224c30 0 58-12 79-32 21-21 33-51 33-80 0-30-12-58-33-79s-49-33-79-33c-31 0-59 12-80 33s-33 49-33 79c0 29 12 59 33 80 21 20 49 32 80 32z">
          <text:p/>
        </draw:path>
        <draw:path draw:style-name="gr18" draw:text-style-name="P7" draw:layer="layout" svg:width="0.223cm" svg:height="0.223cm" svg:x="31.217cm" svg:y="8.489cm" svg:viewBox="0 0 224 224" svg:d="M112 224c30 0 59-12 80-32 21-21 32-50 32-79 0-31-11-59-32-80s-50-33-80-33-58 12-79 33-33 49-33 80c0 29 12 58 33 79 21 20 49 32 79 32z">
          <text:p/>
        </draw:path>
        <draw:path draw:style-name="gr18" draw:text-style-name="P7" draw:layer="layout" svg:width="0.223cm" svg:height="0.223cm" svg:x="32.609cm" svg:y="3.525cm" svg:viewBox="0 0 224 224" svg:d="M113 224c29 0 57-12 78-33s33-50 33-80c0-29-12-58-33-79s-49-32-78-32c-30 0-59 11-80 32s-33 50-33 79c0 30 12 59 33 80s50 33 80 33z">
          <text:p/>
        </draw:path>
        <draw:path draw:style-name="gr18" draw:text-style-name="P7" draw:layer="layout" svg:width="0.223cm" svg:height="0.223cm" svg:x="34.348cm" svg:y="1.615cm" svg:viewBox="0 0 224 224" svg:d="M113 224c29 0 58-11 79-32s32-50 32-79c0-30-11-59-32-80s-50-33-79-33c-31 0-59 12-80 33s-33 50-33 80c0 29 12 58 33 79s49 32 80 32z">
          <text:p/>
        </draw:path>
        <draw:path draw:style-name="gr16" draw:text-style-name="P6" draw:layer="layout" svg:width="0.224cm" svg:height="0.223cm" svg:x="37.01cm" svg:y="4.481cm" svg:viewBox="0 0 225 224" svg:d="M112 224c31 0 59-12 80-33s33-49 33-79-12-59-33-80c-21-20-49-32-80-32-30 0-58 12-79 32-21 21-33 50-33 80s12 58 33 79 49 33 79 33z">
          <text:p/>
        </draw:path>
        <draw:path draw:style-name="gr19" draw:text-style-name="P12" draw:layer="layout" svg:width="0.223cm" svg:height="0.223cm" svg:x="33.336cm" svg:y="10.641cm" svg:viewBox="0 0 224 224" svg:d="M112 224c30 0 58-12 79-33 21-22 33-50 33-80 0-29-12-58-33-79-21-20-49-32-79-32-29 0-58 12-79 32-20 21-33 50-33 79 0 30 13 58 33 80 21 21 50 33 79 33z">
          <text:p/>
        </draw:path>
        <draw:path draw:style-name="gr16" draw:text-style-name="P6" draw:layer="layout" svg:width="0.223cm" svg:height="0.224cm" svg:x="37.773cm" svg:y="6.087cm" svg:viewBox="0 0 224 225" svg:d="M112 225c30 0 58-12 79-33s33-49 33-79-12-58-33-80c-21-21-49-33-79-33-29 0-57 12-78 33-22 22-34 50-34 80s12 58 34 79c21 21 49 33 78 33z">
          <text:p/>
        </draw:path>
        <draw:path draw:style-name="gr16" draw:text-style-name="P6" draw:layer="layout" svg:width="0.223cm" svg:height="0.223cm" svg:x="40.109cm" svg:y="5.636cm" svg:viewBox="0 0 224 224" svg:d="M112 224c29 0 59-12 80-33s32-49 32-79c0-29-11-58-32-80-21-21-51-32-80-32-30 0-58 11-79 32-21 22-33 51-33 80 0 30 12 58 33 79s49 33 79 33z">
          <text:p/>
        </draw:path>
        <draw:path draw:style-name="gr20" draw:text-style-name="P8" draw:layer="layout" svg:width="0.223cm" svg:height="0.223cm" svg:x="40.87cm" svg:y="6.985cm" svg:viewBox="0 0 224 224" svg:d="M113 224c29 0 58-11 79-32s32-50 32-79c0-30-11-58-32-80-21-21-50-33-79-33-30 0-58 12-80 33-21 22-33 50-33 80 0 29 12 58 33 79 22 21 50 32 80 32z">
          <text:p/>
        </draw:path>
        <draw:path draw:style-name="gr16" draw:text-style-name="P6" draw:layer="layout" svg:width="0.223cm" svg:height="0.223cm" svg:x="38.006cm" svg:y="4.248cm" svg:viewBox="0 0 224 224" svg:d="M112 224c30 0 58-12 79-33s33-49 33-79-12-59-33-80-49-32-79-32c-29 0-58 11-79 32-22 21-33 50-33 80s11 58 33 79c21 21 50 33 79 33z">
          <text:p/>
        </draw:path>
        <draw:path draw:style-name="gr16" draw:text-style-name="P6" draw:layer="layout" svg:width="0.224cm" svg:height="0.223cm" svg:x="39.333cm" svg:y="3.247cm" svg:viewBox="0 0 225 224" svg:d="M113 224c30 0 58-12 79-34 21-21 33-49 33-79 0-29-12-58-33-79-21-20-49-32-79-32s-58 12-79 32c-22 21-34 50-34 79 0 30 12 58 34 79 21 22 49 34 79 34z">
          <text:p/>
        </draw:path>
        <draw:path draw:style-name="gr21" draw:text-style-name="P6" draw:layer="layout" svg:width="0.224cm" svg:height="0.223cm" svg:x="39.336cm" svg:y="4.814cm" svg:viewBox="0 0 225 224" svg:d="M113 224c30 0 58-12 79-34 21-20 33-49 33-78 0-30-12-58-33-79s-49-33-79-33-58 12-79 33c-22 21-34 49-34 79 0 29 12 58 34 78 21 22 49 34 79 34z">
          <text:p/>
        </draw:path>
        <draw:path draw:style-name="gr17" draw:text-style-name="P2" draw:layer="layout" svg:width="0.224cm" svg:height="0.223cm" svg:x="39.336cm" svg:y="4.814cm" svg:viewBox="0 0 225 224" svg:d="M113 224c30 0 58-12 79-34 21-20 33-49 33-78 0-30-12-58-33-79s-49-33-79-33-58 12-79 33c-22 21-34 49-34 79 0 29 12 58 34 78 21 22 49 34 79 34z">
          <text:p/>
        </draw:path>
        <draw:path draw:style-name="gr16" draw:text-style-name="P6" draw:layer="layout" svg:width="0.223cm" svg:height="0.223cm" svg:x="37.561cm" svg:y="6.651cm" svg:viewBox="0 0 224 224" svg:d="M113 224c29 0 57-12 78-33s33-50 33-80c0-29-12-58-33-78-21-21-49-33-78-33-30 0-58 12-79 33-22 20-34 49-34 78 0 30 12 59 34 80 21 21 49 33 79 33z">
          <text:p/>
        </draw:path>
        <draw:path draw:style-name="gr16" draw:text-style-name="P6" draw:layer="layout" svg:width="0.223cm" svg:height="0.223cm" svg:x="39.479cm" svg:y="5.053cm" svg:viewBox="0 0 224 224" svg:d="M112 224c30 0 58-12 79-33s33-50 33-79c0-30-12-58-33-79s-49-33-79-33-59 12-80 33-32 49-32 79c0 29 11 58 32 79s50 33 80 33z">
          <text:p/>
        </draw:path>
        <draw:path draw:style-name="gr16" draw:text-style-name="P6" draw:layer="layout" svg:width="0.223cm" svg:height="0.223cm" svg:x="39.551cm" svg:y="5.429cm" svg:viewBox="0 0 224 224" svg:d="M112 224c30 0 58-12 79-33s33-49 33-79c0-29-12-58-33-80-21-21-49-32-79-32-29 0-58 11-79 32-21 22-33 51-33 80 0 30 12 58 33 79s50 33 79 33z">
          <text:p/>
        </draw:path>
        <draw:path draw:style-name="gr16" draw:text-style-name="P6" draw:layer="layout" svg:width="0.223cm" svg:height="0.224cm" svg:x="40.049cm" svg:y="5.547cm" svg:viewBox="0 0 224 225" svg:d="M112 225c29 0 58-12 79-33 22-21 33-49 33-80 0-30-11-58-33-79-21-21-50-33-79-33-30 0-58 12-79 33s-33 49-33 79c0 31 12 59 33 80s49 33 79 33z">
          <text:p/>
        </draw:path>
        <draw:path draw:style-name="gr18" draw:text-style-name="P7" draw:layer="layout" svg:width="0.224cm" svg:height="0.223cm" svg:x="32.705cm" svg:y="3.736cm" svg:viewBox="0 0 225 224" svg:d="M112 224c30 0 58-12 80-33 21-20 33-50 33-79 0-30-12-58-33-79-22-21-50-33-80-33s-58 12-79 33-33 49-33 79c0 29 12 59 33 79 21 21 49 33 79 33z">
          <text:p/>
        </draw:path>
        <draw:path draw:style-name="gr18" draw:text-style-name="P7" draw:layer="layout" svg:width="0.223cm" svg:height="0.223cm" svg:x="32.696cm" svg:y="3.768cm" svg:viewBox="0 0 224 224" svg:d="M112 224c29 0 57-12 78-33 22-20 34-49 34-79s-12-58-34-79c-21-21-49-33-78-33-30 0-58 12-79 33s-33 49-33 79 12 59 33 79c21 21 49 33 79 33z">
          <text:p/>
        </draw:path>
        <draw:path draw:style-name="gr18" draw:text-style-name="P7" draw:layer="layout" svg:width="0.223cm" svg:height="0.223cm" svg:x="31.424cm" svg:y="6.568cm" svg:viewBox="0 0 224 224" svg:d="M112 224c30 0 59-12 80-33s32-49 32-79c0-29-11-58-32-79-21-20-50-33-80-33s-58 13-79 33c-21 21-33 50-33 79 0 30 12 58 33 79s49 33 79 33z">
          <text:p/>
        </draw:path>
        <draw:path draw:style-name="gr16" draw:text-style-name="P6" draw:layer="layout" svg:width="0.223cm" svg:height="0.223cm" svg:x="40.307cm" svg:y="6.031cm" svg:viewBox="0 0 224 224" svg:d="M111 224c30 0 59-12 80-33s33-49 33-79-12-59-33-80-50-32-80-32c-29 0-58 11-78 32-21 21-33 50-33 80s12 58 33 79c20 21 49 33 78 33z">
          <text:p/>
        </draw:path>
        <draw:path draw:style-name="gr16" draw:text-style-name="P6" draw:layer="layout" svg:width="0.223cm" svg:height="0.223cm" svg:x="37.852cm" svg:y="3.547cm" svg:viewBox="0 0 224 224" svg:d="M112 224c29 0 59-11 80-32s32-50 32-80-11-58-32-79-51-33-80-33c-30 0-58 12-79 33s-33 49-33 79 12 59 33 80 49 32 79 32z">
          <text:p/>
        </draw:path>
        <draw:path draw:style-name="gr16" draw:text-style-name="P6" draw:layer="layout" svg:width="0.223cm" svg:height="0.223cm" svg:x="37.415cm" svg:y="3.866cm" svg:viewBox="0 0 224 224" svg:d="M112 224c29 0 59-12 80-32 21-21 32-50 32-79 0-30-11-58-32-80-21-21-51-33-80-33-30 0-58 12-79 33-21 22-33 50-33 80 0 29 12 58 33 79 21 20 49 32 79 32z">
          <text:p/>
        </draw:path>
        <draw:path draw:style-name="gr16" draw:text-style-name="P6" draw:layer="layout" svg:width="0.223cm" svg:height="0.223cm" svg:x="38.316cm" svg:y="3.659cm" svg:viewBox="0 0 224 224" svg:d="M112 224c29 0 59-12 80-33 20-21 32-49 32-79 0-29-12-58-32-78-21-22-51-34-80-34-30 0-58 12-79 34-21 20-33 49-33 78 0 30 12 58 33 79s49 33 79 33z">
          <text:p/>
        </draw:path>
        <draw:path draw:style-name="gr16" draw:text-style-name="P6" draw:layer="layout" svg:width="0.223cm" svg:height="0.224cm" svg:x="37.5cm" svg:y="2.495cm" svg:viewBox="0 0 224 225" svg:d="M113 225c29 0 58-12 79-33s32-49 32-79-11-59-32-80-50-33-79-33c-30 0-59 12-80 33s-33 50-33 80 12 58 33 79 50 33 80 33z">
          <text:p/>
        </draw:path>
        <draw:path draw:style-name="gr16" draw:text-style-name="P6" draw:layer="layout" svg:width="0.223cm" svg:height="0.223cm" svg:x="37.941cm" svg:y="3.611cm" svg:viewBox="0 0 224 224" svg:d="M112 224c30 0 58-12 79-33s33-49 33-78c0-30-12-59-33-80s-49-33-79-33c-29 0-59 12-79 33-21 21-33 50-33 80 0 29 12 57 33 78 20 21 50 33 79 33z">
          <text:p/>
        </draw:path>
        <draw:path draw:style-name="gr16" draw:text-style-name="P6" draw:layer="layout" svg:width="0.223cm" svg:height="0.223cm" svg:x="35.226cm" svg:y="10.074cm" svg:viewBox="0 0 224 224" svg:d="M111 224c31 0 59-12 80-32 21-21 33-50 33-79 0-30-12-59-33-80s-49-33-80-33c-29 0-58 12-79 33s-32 50-32 80c0 29 11 58 32 79 21 20 50 32 79 32z">
          <text:p/>
        </draw:path>
        <draw:path draw:style-name="gr18" draw:text-style-name="P7" draw:layer="layout" svg:width="0.223cm" svg:height="0.223cm" svg:x="33.873cm" svg:y="1.348cm" svg:viewBox="0 0 224 224" svg:d="M112 224c30 0 59-11 80-32s32-50 32-79c0-31-11-59-32-80s-50-33-80-33-58 12-79 33-33 49-33 80c0 29 12 58 33 79s49 32 79 32z">
          <text:p/>
        </draw:path>
        <draw:path draw:style-name="gr19" draw:text-style-name="P12" draw:layer="layout" svg:width="0.223cm" svg:height="0.223cm" svg:x="34.955cm" svg:y="9.933cm" svg:viewBox="0 0 224 224" svg:d="M111 224c30 0 59-13 80-34 21-20 33-49 33-78 0-30-12-58-33-79s-50-33-80-33c-29 0-58 12-79 33s-32 49-32 79c0 29 11 58 32 78 21 21 50 34 79 34z">
          <text:p/>
        </draw:path>
        <draw:path draw:style-name="gr16" draw:text-style-name="P6" draw:layer="layout" svg:width="0.223cm" svg:height="0.223cm" svg:x="40.756cm" svg:y="6.039cm" svg:viewBox="0 0 224 224" svg:d="M111 224c30 0 59-12 80-33s33-49 33-79-12-59-33-80-50-32-80-32c-29 0-58 11-79 32-20 21-32 50-32 80s12 58 32 79c21 21 50 33 79 33z">
          <text:p/>
        </draw:path>
        <draw:path draw:style-name="gr18" draw:text-style-name="P7" draw:layer="layout" svg:width="0.223cm" svg:height="0.223cm" svg:x="33.528cm" svg:y="2.476cm" svg:viewBox="0 0 224 224" svg:d="M112 224c30 0 58-12 79-33s33-49 33-79-12-59-33-80-49-32-79-32c-29 0-58 11-80 32-21 21-32 50-32 80s11 58 32 79c22 21 51 33 80 33z">
          <text:p/>
        </draw:path>
        <draw:path draw:style-name="gr18" draw:text-style-name="P7" draw:layer="layout" svg:width="0.224cm" svg:height="0.223cm" svg:x="33.664cm" svg:y="2.209cm" svg:viewBox="0 0 225 224" svg:d="M112 224c31 0 59-12 80-33s33-49 33-80c0-29-12-58-33-79s-49-32-80-32c-30 0-58 11-79 32s-33 50-33 79c0 31 12 59 33 80s49 33 79 33z">
          <text:p/>
        </draw:path>
        <draw:path draw:style-name="gr18" draw:text-style-name="P7" draw:layer="layout" svg:width="0.223cm" svg:height="0.224cm" svg:x="32.051cm" svg:y="4.029cm" svg:viewBox="0 0 224 225" svg:d="M111 225c30 0 58-12 80-33 21-21 33-49 33-79 0-31-12-59-33-80-22-21-50-33-80-33-29 0-58 12-79 33-20 21-32 49-32 80 0 30 12 58 32 79 21 21 50 33 79 33z">
          <text:p/>
        </draw:path>
        <draw:path draw:style-name="gr18" draw:text-style-name="P7" draw:layer="layout" svg:width="0.223cm" svg:height="0.224cm" svg:x="32.097cm" svg:y="3.961cm" svg:viewBox="0 0 224 225" svg:d="M111 225c31 0 59-12 80-33s33-50 33-80-12-58-33-79-49-33-80-33c-30 0-58 12-79 33s-32 49-32 79 11 59 32 80 49 33 79 33z">
          <text:p/>
        </draw:path>
        <draw:path draw:style-name="gr19" draw:text-style-name="P12" draw:layer="layout" svg:width="0.223cm" svg:height="0.223cm" svg:x="35.211cm" svg:y="10.048cm" svg:viewBox="0 0 224 224" svg:d="M111 224c31 0 59-11 80-32s33-50 33-79c0-31-12-59-33-80s-49-33-80-33c-29 0-57 12-78 33s-33 49-33 80c0 29 12 58 33 79s49 32 78 32z">
          <text:p/>
        </draw:path>
        <draw:path draw:style-name="gr16" draw:text-style-name="P6" draw:layer="layout" svg:width="0.223cm" svg:height="0.223cm" svg:x="39.673cm" svg:y="3.548cm" svg:viewBox="0 0 224 224" svg:d="M111 224c31 0 59-12 80-33s33-49 33-80c0-29-12-58-33-79-21-20-49-32-80-32-29 0-58 12-79 32-20 21-32 50-32 79 0 31 12 59 32 80 21 21 50 33 79 33z">
          <text:p/>
        </draw:path>
        <draw:path draw:style-name="gr16" draw:text-style-name="P6" draw:layer="layout" svg:width="0.223cm" svg:height="0.223cm" svg:x="40.675cm" svg:y="5.942cm" svg:viewBox="0 0 224 224" svg:d="M113 224c29 0 58-12 79-34 20-20 32-49 32-78 0-30-12-58-32-79-21-21-50-33-79-33-30 0-58 12-79 33-22 21-34 49-34 79 0 29 12 58 34 78 21 22 49 34 79 34z">
          <text:p/>
        </draw:path>
        <draw:path draw:style-name="gr16" draw:text-style-name="P6" draw:layer="layout" svg:width="0.223cm" svg:height="0.223cm" svg:x="39.943cm" svg:y="3.524cm" svg:viewBox="0 0 224 224" svg:d="M112 224c30 0 58-12 79-33s33-50 33-80-12-58-33-79-49-32-79-32-58 11-79 32-33 49-33 79 12 59 33 80 49 33 79 33z">
          <text:p/>
        </draw:path>
        <draw:path draw:style-name="gr18" draw:text-style-name="P7" draw:layer="layout" svg:width="0.223cm" svg:height="0.223cm" svg:x="34.007cm" svg:y="1.488cm" svg:viewBox="0 0 224 224" svg:d="M112 224c30 0 58-12 79-33 21-22 33-50 33-80 0-29-12-58-33-79s-49-32-79-32c-29 0-58 11-79 32s-33 50-33 79c0 30 12 58 33 80 21 21 50 33 79 33z">
          <text:p/>
        </draw:path>
        <draw:path draw:style-name="gr19" draw:text-style-name="P12" draw:layer="layout" svg:width="0.223cm" svg:height="0.223cm" svg:x="33.234cm" svg:y="8.467cm" svg:viewBox="0 0 224 224" svg:d="M112 224c30 0 58-11 79-32s33-50 33-80-12-58-33-79-49-33-79-33-59 12-80 33-32 49-32 79 11 59 32 80 50 32 80 32z">
          <text:p/>
        </draw:path>
        <draw:path draw:style-name="gr16" draw:text-style-name="P6" draw:layer="layout" svg:width="0.223cm" svg:height="0.223cm" svg:x="37.185cm" svg:y="4.154cm" svg:viewBox="0 0 224 224" svg:d="M112 224c29 0 59-11 80-33 21-21 32-50 32-79 0-30-11-58-32-79s-51-33-80-33c-30 0-58 12-79 33s-33 49-33 79c0 29 12 58 33 79 21 22 49 33 79 33z">
          <text:p/>
        </draw:path>
        <draw:path draw:style-name="gr18" draw:text-style-name="P7" draw:layer="layout" svg:width="0.223cm" svg:height="0.223cm" svg:x="31cm" svg:y="5.764cm" svg:viewBox="0 0 224 224" svg:d="M112 224c30 0 58-12 79-33 21-20 33-50 33-79 0-30-12-58-33-79s-49-33-79-33-59 12-79 33c-21 21-33 49-33 79 0 29 12 59 33 79 20 21 49 33 79 33z">
          <text:p/>
        </draw:path>
        <draw:path draw:style-name="gr18" draw:text-style-name="P7" draw:layer="layout" svg:width="0.223cm" svg:height="0.223cm" svg:x="32.177cm" svg:y="3.598cm" svg:viewBox="0 0 224 224" svg:d="M113 224c29 0 58-12 79-33s32-49 32-78c0-30-11-59-32-80s-50-33-79-33c-30 0-58 12-80 33-21 21-33 50-33 80 0 29 12 57 33 78 22 21 50 33 80 33z">
          <text:p/>
        </draw:path>
        <draw:path draw:style-name="gr18" draw:text-style-name="P7" draw:layer="layout" svg:width="0.223cm" svg:height="0.224cm" svg:x="32.226cm" svg:y="3.484cm" svg:viewBox="0 0 224 225" svg:d="M112 225c29 0 58-12 79-34 21-21 33-49 33-79s-12-58-33-79-50-33-79-33c-30 0-58 12-79 33s-33 49-33 79 12 58 33 79c21 22 49 34 79 34z">
          <text:p/>
        </draw:path>
        <draw:path draw:style-name="gr18" draw:text-style-name="P7" draw:layer="layout" svg:width="0.223cm" svg:height="0.223cm" svg:x="31.975cm" svg:y="3.156cm" svg:viewBox="0 0 224 224" svg:d="M113 224c29 0 58-11 78-32 21-21 33-50 33-79 0-30-12-59-33-80-20-21-49-33-78-33-30 0-58 12-79 33-22 21-34 50-34 80 0 29 12 58 34 79 21 21 49 32 79 32z">
          <text:p/>
        </draw:path>
        <draw:path draw:style-name="gr18" draw:text-style-name="P7" draw:layer="layout" svg:width="0.224cm" svg:height="0.224cm" svg:x="33.038cm" svg:y="8.334cm" svg:viewBox="0 0 225 225" svg:d="M113 225c30 0 58-12 79-33s33-49 33-79-12-58-33-79c-21-22-49-34-79-34s-59 12-80 34c-21 21-33 49-33 79s12 58 33 79 50 33 80 33z">
          <text:p/>
        </draw:path>
        <draw:path draw:style-name="gr18" draw:text-style-name="P7" draw:layer="layout" svg:width="0.223cm" svg:height="0.223cm" svg:x="32.082cm" svg:y="3.288cm" svg:viewBox="0 0 224 224" svg:d="M111 224c30 0 59-12 80-33s33-50 33-80c0-29-12-58-33-79s-50-32-80-32c-29 0-58 11-78 32-21 21-33 50-33 79 0 30 12 59 33 80 20 21 49 33 78 33z">
          <text:p/>
        </draw:path>
        <draw:path draw:style-name="gr18" draw:text-style-name="P7" draw:layer="layout" svg:width="0.223cm" svg:height="0.223cm" svg:x="32.089cm" svg:y="3.279cm" svg:viewBox="0 0 224 224" svg:d="M112 224c30 0 59-12 79-33 21-22 33-50 33-80 0-29-12-58-33-79-20-21-49-32-79-32s-58 11-79 32-33 50-33 79c0 30 12 58 33 80 21 21 49 33 79 33z">
          <text:p/>
        </draw:path>
        <draw:path draw:style-name="gr19" draw:text-style-name="P12" draw:layer="layout" svg:width="0.223cm" svg:height="0.223cm" svg:x="34.321cm" svg:y="9.889cm" svg:viewBox="0 0 224 224" svg:d="M112 224c30 0 59-11 80-32s32-50 32-79c0-30-11-58-32-80-21-21-50-33-80-33s-58 12-79 33c-21 22-33 50-33 80 0 29 12 58 33 79s49 32 79 32z">
          <text:p/>
        </draw:path>
        <draw:path draw:style-name="gr19" draw:text-style-name="P12" draw:layer="layout" svg:width="0.223cm" svg:height="0.223cm" svg:x="33.665cm" svg:y="8.489cm" svg:viewBox="0 0 224 224" svg:d="M112 224c30 0 59-12 80-33s32-49 32-79-11-58-32-79-50-33-80-33-58 12-79 33-33 49-33 79 12 58 33 79 49 33 79 33z">
          <text:p/>
        </draw:path>
        <draw:path draw:style-name="gr18" draw:text-style-name="P7" draw:layer="layout" svg:width="0.224cm" svg:height="0.223cm" svg:x="34.498cm" svg:y="1.695cm" svg:viewBox="0 0 225 224" svg:d="M112 224c30 0 58-12 80-34 21-21 33-49 33-79 0-29-12-58-33-78-22-21-50-33-80-33s-58 12-79 33c-21 20-33 49-33 78 0 30 12 58 33 79 21 22 49 34 79 34z">
          <text:p/>
        </draw:path>
        <draw:path draw:style-name="gr18" draw:text-style-name="P7" draw:layer="layout" svg:width="0.223cm" svg:height="0.223cm" svg:x="33.207cm" svg:y="3.143cm" svg:viewBox="0 0 224 224" svg:d="M111 224c31 0 59-12 80-33s33-49 33-79-12-59-33-80-49-32-80-32c-29 0-58 11-78 32-21 21-33 50-33 80s12 58 33 79c20 21 49 33 78 33z">
          <text:p/>
        </draw:path>
        <draw:path draw:style-name="gr16" draw:text-style-name="P6" draw:layer="layout" svg:width="0.223cm" svg:height="0.223cm" svg:x="39.458cm" svg:y="5.665cm" svg:viewBox="0 0 224 224" svg:d="M112 224c30 0 59-12 79-33 21-21 33-49 33-79 0-29-12-58-33-78-20-22-49-34-79-34s-58 12-79 34c-21 20-33 49-33 78 0 30 12 58 33 79s49 33 79 33z">
          <text:p/>
        </draw:path>
        <draw:path draw:style-name="gr16" draw:text-style-name="P6" draw:layer="layout" svg:width="0.223cm" svg:height="0.223cm" svg:x="37.635cm" svg:y="6.525cm" svg:viewBox="0 0 224 224" svg:d="M112 224c29 0 59-11 80-32s32-50 32-79c0-30-11-58-32-80-21-21-51-33-80-33-30 0-58 12-79 33-21 22-33 50-33 80 0 29 12 58 33 79s49 32 79 32z">
          <text:p/>
        </draw:path>
        <draw:path draw:style-name="gr19" draw:text-style-name="P12" draw:layer="layout" svg:width="0.223cm" svg:height="0.223cm" svg:x="33.641cm" svg:y="8.481cm" svg:viewBox="0 0 224 224" svg:d="M111 224c30 0 59-12 80-33s33-49 33-79-12-59-33-80-50-32-80-32c-29 0-58 11-79 32s-32 50-32 80 11 58 32 79 50 33 79 33z">
          <text:p/>
        </draw:path>
        <draw:path draw:style-name="gr19" draw:text-style-name="P12" draw:layer="layout" svg:width="0.223cm" svg:height="0.223cm" svg:x="33.434cm" svg:y="8.491cm" svg:viewBox="0 0 224 224" svg:d="M112 224c30 0 59-12 80-33 20-21 32-49 32-79s-12-59-32-80c-21-21-50-32-80-32s-58 11-79 32-33 50-33 80 12 58 33 79 49 33 79 33z">
          <text:p/>
        </draw:path>
        <draw:path draw:style-name="gr19" draw:text-style-name="P12" draw:layer="layout" svg:width="0.223cm" svg:height="0.223cm" svg:x="33.753cm" svg:y="8.398cm" svg:viewBox="0 0 224 224" svg:d="M113 224c29 0 58-12 79-33 21-22 32-50 32-80 0-29-11-58-32-79s-50-32-79-32c-30 0-58 11-79 32-22 21-34 50-34 79 0 30 12 58 34 80 21 21 49 33 79 33z">
          <text:p/>
        </draw:path>
        <draw:path draw:style-name="gr19" draw:text-style-name="P12" draw:layer="layout" svg:width="0.223cm" svg:height="0.223cm" svg:x="33.726cm" svg:y="8.394cm" svg:viewBox="0 0 224 224" svg:d="M112 224c30 0 58-12 79-34 21-21 33-49 33-79 0-29-12-58-33-79s-49-32-79-32c-29 0-59 11-79 32-21 21-33 50-33 79 0 30 12 58 33 79 20 22 50 34 79 34z">
          <text:p/>
        </draw:path>
        <draw:path draw:style-name="gr19" draw:text-style-name="P12" draw:layer="layout" svg:width="0.223cm" svg:height="0.223cm" svg:x="33.13cm" svg:y="8.517cm" svg:viewBox="0 0 224 224" svg:d="M111 224c30 0 58-12 79-33 22-21 34-49 34-79 0-29-12-59-34-80-21-21-49-32-79-32-29 0-58 11-79 32s-32 51-32 80c0 30 11 58 32 79s50 33 79 33z">
          <text:p/>
        </draw:path>
        <draw:path draw:style-name="gr18" draw:text-style-name="P7" draw:layer="layout" svg:width="0.224cm" svg:height="0.223cm" svg:x="34.421cm" svg:y="2.727cm" svg:viewBox="0 0 225 224" svg:d="M113 224c30 0 58-12 79-33s33-49 33-79c0-29-12-59-33-80s-49-32-79-32-58 11-79 32c-22 21-34 51-34 80 0 30 12 58 34 79 21 21 49 33 79 33z">
          <text:p/>
        </draw:path>
        <draw:path draw:style-name="gr19" draw:text-style-name="P12" draw:layer="layout" svg:width="0.223cm" svg:height="0.223cm" svg:x="33.762cm" svg:y="8.604cm" svg:viewBox="0 0 224 224" svg:d="M112 224c30 0 58-11 79-33 21-21 33-50 33-79 0-30-12-58-33-79s-49-33-79-33c-29 0-58 12-79 33-22 21-33 49-33 79 0 29 11 58 33 79 21 22 50 33 79 33z">
          <text:p/>
        </draw:path>
        <draw:path draw:style-name="gr18" draw:text-style-name="P7" draw:layer="layout" svg:width="0.223cm" svg:height="0.223cm" svg:x="34.136cm" svg:y="1.561cm" svg:viewBox="0 0 224 224" svg:d="M113 224c29 0 58-12 79-33 20-20 32-49 32-78 0-31-12-59-32-80-21-21-50-33-79-33-31 0-59 12-80 33s-33 49-33 80c0 29 12 58 33 78 21 21 49 33 80 33z">
          <text:p/>
        </draw:path>
        <draw:path draw:style-name="gr16" draw:text-style-name="P6" draw:layer="layout" svg:width="0.223cm" svg:height="0.223cm" svg:x="38.186cm" svg:y="4.832cm" svg:viewBox="0 0 224 224" svg:d="M112 224c30 0 58-12 79-33 21-22 33-50 33-80 0-29-12-58-33-79s-49-32-79-32c-29 0-59 11-80 32s-32 50-32 79c0 30 11 58 32 80 21 21 51 33 80 33z">
          <text:p/>
        </draw:path>
        <draw:path draw:style-name="gr16" draw:text-style-name="P6" draw:layer="layout" svg:width="0.223cm" svg:height="0.223cm" svg:x="38.232cm" svg:y="4.879cm" svg:viewBox="0 0 224 224" svg:d="M113 224c29 0 58-12 79-33s32-49 32-80c0-29-11-58-32-79s-50-32-79-32c-30 0-58 11-79 32-22 21-34 50-34 79 0 31 12 59 34 80 21 21 49 33 79 33z">
          <text:p/>
        </draw:path>
        <draw:path draw:style-name="gr18" draw:text-style-name="P7" draw:layer="layout" svg:width="0.223cm" svg:height="0.223cm" svg:x="33.155cm" svg:y="2.222cm" svg:viewBox="0 0 224 224" svg:d="M112 224c29 0 58-12 80-33 21-21 32-49 32-80 0-29-11-58-32-78-22-21-51-33-80-33-30 0-58 12-79 33-21 20-33 49-33 78 0 31 12 59 33 80s49 33 79 33z">
          <text:p/>
        </draw:path>
        <draw:path draw:style-name="gr18" draw:text-style-name="P7" draw:layer="layout" svg:width="0.223cm" svg:height="0.223cm" svg:x="32.739cm" svg:y="2.753cm" svg:viewBox="0 0 224 224" svg:d="M111 224c30 0 59-11 80-32s33-50 33-79c0-30-12-58-33-80-21-21-50-33-80-33-29 0-58 12-79 33-21 22-32 50-32 80 0 29 11 58 32 79s50 32 79 32z">
          <text:p/>
        </draw:path>
        <draw:path draw:style-name="gr18" draw:text-style-name="P7" draw:layer="layout" svg:width="0.223cm" svg:height="0.223cm" svg:x="32.88cm" svg:y="2.802cm" svg:viewBox="0 0 224 224" svg:d="M113 224c29 0 57-11 78-33 21-21 33-50 33-79 0-30-12-58-33-79s-49-33-78-33c-30 0-58 12-79 33-22 21-34 49-34 79 0 29 12 58 34 79 21 22 49 33 79 33z">
          <text:p/>
        </draw:path>
        <draw:path draw:style-name="gr18" draw:text-style-name="P7" draw:layer="layout" svg:width="0.223cm" svg:height="0.223cm" svg:x="34.605cm" svg:y="1.951cm" svg:viewBox="0 0 224 224" svg:d="M112 224c30 0 58-12 79-33s33-50 33-80-12-58-33-79-49-32-79-32c-29 0-59 11-80 32s-32 49-32 79 11 59 32 80 51 33 80 33z">
          <text:p/>
        </draw:path>
        <draw:path draw:style-name="gr9" draw:text-style-name="P7" draw:layer="layout" svg:width="0.223cm" svg:height="0.223cm" svg:x="33.82cm" svg:y="2.324cm" svg:viewBox="0 0 224 224" svg:d="M111 224c30 0 58-12 80-32 21-21 33-50 33-79 0-30-12-58-33-79-22-22-50-34-80-34-29 0-58 12-79 34-20 21-32 49-32 79 0 29 12 58 32 79 21 20 50 32 79 32z">
          <text:p/>
        </draw:path>
        <draw:path draw:style-name="gr17" draw:text-style-name="P2" draw:layer="layout" svg:width="0.223cm" svg:height="0.223cm" svg:x="33.82cm" svg:y="2.324cm" svg:viewBox="0 0 224 224" svg:d="M111 224c30 0 58-12 80-32 21-21 33-50 33-79 0-30-12-58-33-79-22-22-50-34-80-34-29 0-58 12-79 34-20 21-32 49-32 79 0 29 12 58 32 79 21 20 50 32 79 32z">
          <text:p/>
        </draw:path>
        <draw:path draw:style-name="gr18" draw:text-style-name="P7" draw:layer="layout" svg:width="0.223cm" svg:height="0.223cm" svg:x="33.11cm" svg:y="2.748cm" svg:viewBox="0 0 224 224" svg:d="M113 224c29 0 58-11 78-32 21-21 33-50 33-79 0-30-12-58-33-80-20-21-49-33-78-33-30 0-58 12-79 33-21 22-34 50-34 80 0 29 13 58 34 79s49 32 79 32z">
          <text:p/>
        </draw:path>
        <draw:path draw:style-name="gr18" draw:text-style-name="P7" draw:layer="layout" svg:width="0.224cm" svg:height="0.223cm" svg:x="34.505cm" svg:y="2.023cm" svg:viewBox="0 0 225 224" svg:d="M112 224c30 0 58-12 80-33 21-21 33-49 33-79s-12-59-33-79c-22-21-50-33-80-33s-58 12-79 33c-21 20-33 49-33 79s12 58 33 79 49 33 79 33z">
          <text:p/>
        </draw:path>
        <draw:path draw:style-name="gr18" draw:text-style-name="P7" draw:layer="layout" svg:width="0.223cm" svg:height="0.224cm" svg:x="34.467cm" svg:y="2.128cm" svg:viewBox="0 0 224 225" svg:d="M112 225c29 0 58-13 79-34 22-21 33-49 33-79s-11-58-33-79c-21-21-50-33-79-33-30 0-58 12-79 33s-33 49-33 79 12 58 33 79 49 34 79 34z">
          <text:p/>
        </draw:path>
        <draw:path draw:style-name="gr16" draw:text-style-name="P6" draw:layer="layout" svg:width="0.223cm" svg:height="0.223cm" svg:x="38.02cm" svg:y="6.18cm" svg:viewBox="0 0 224 224" svg:d="M113 224c29 0 58-11 79-32 20-22 32-51 32-80 0-30-12-58-32-79-21-21-50-33-79-33-30 0-58 12-79 33s-34 49-34 79c0 29 13 58 34 80 21 21 49 32 79 32z">
          <text:p/>
        </draw:path>
        <draw:path draw:style-name="gr18" draw:text-style-name="P7" draw:layer="layout" svg:width="0.223cm" svg:height="0.223cm" svg:x="34.031cm" svg:y="2.174cm" svg:viewBox="0 0 224 224" svg:d="M111 224c30 0 58-12 79-33 22-20 34-50 34-79 0-30-12-58-34-79-21-21-49-33-79-33-29 0-58 12-78 33-21 21-33 49-33 79 0 29 12 59 33 79 20 21 49 33 78 33z">
          <text:p/>
        </draw:path>
        <draw:path draw:style-name="gr16" draw:text-style-name="P6" draw:layer="layout" svg:width="0.223cm" svg:height="0.223cm" svg:x="37.902cm" svg:y="5.62cm" svg:viewBox="0 0 224 224" svg:d="M112 224c30 0 59-12 79-33 21-21 33-49 33-79 0-29-12-59-33-80-20-21-49-32-79-32s-58 11-79 32-33 51-33 80c0 30 12 58 33 79s49 33 79 33z">
          <text:p/>
        </draw:path>
        <draw:path draw:style-name="gr18" draw:text-style-name="P7" draw:layer="layout" svg:width="0.223cm" svg:height="0.224cm" svg:x="34.389cm" svg:y="2.043cm" svg:viewBox="0 0 224 225" svg:d="M112 225c30 0 58-12 79-33s33-49 33-79-12-59-33-80-49-33-79-33c-29 0-59 12-80 33s-32 50-32 80 11 58 32 79 51 33 80 33z">
          <text:p/>
        </draw:path>
        <draw:path draw:style-name="gr16" draw:text-style-name="P6" draw:layer="layout" svg:width="0.223cm" svg:height="0.223cm" svg:x="38.008cm" svg:y="5.726cm" svg:viewBox="0 0 224 224" svg:d="M112 224c30 0 58-12 79-33 21-22 33-50 33-80 0-29-12-58-33-79s-49-32-79-32c-29 0-58 11-79 32-22 21-33 50-33 79 0 30 11 58 33 80 21 21 50 33 79 33z">
          <text:p/>
        </draw:path>
        <draw:path draw:style-name="gr16" draw:text-style-name="P6" draw:layer="layout" svg:width="0.224cm" svg:height="0.223cm" svg:x="37.889cm" svg:y="5.523cm" svg:viewBox="0 0 225 224" svg:d="M112 224c31 0 59-11 80-32s33-51 33-80c0-30-12-58-33-79s-49-33-80-33c-30 0-58 12-79 33s-33 49-33 79c0 29 12 59 33 80s49 32 79 32z">
          <text:p/>
        </draw:path>
        <draw:path draw:style-name="gr16" draw:text-style-name="P6" draw:layer="layout" svg:width="0.223cm" svg:height="0.224cm" svg:x="39.867cm" svg:y="4.558cm" svg:viewBox="0 0 224 225" svg:d="M112 225c29 0 59-12 80-33s32-49 32-79-11-58-32-79c-21-22-51-34-80-34-30 0-58 12-79 34-21 21-33 49-33 79s12 58 33 79 49 33 79 33z">
          <text:p/>
        </draw:path>
        <draw:path draw:style-name="gr18" draw:text-style-name="P7" draw:layer="layout" svg:width="0.223cm" svg:height="0.223cm" svg:x="34.31cm" svg:y="2.123cm" svg:viewBox="0 0 224 224" svg:d="M111 224c30 0 59-12 80-33s33-50 33-79c0-30-12-58-33-79s-50-33-80-33-58 12-79 33-32 49-32 79c0 29 11 58 32 79s49 33 79 33z">
          <text:p/>
        </draw:path>
        <draw:path draw:style-name="gr16" draw:text-style-name="P6" draw:layer="layout" svg:width="0.223cm" svg:height="0.223cm" svg:x="37.964cm" svg:y="5.512cm" svg:viewBox="0 0 224 224" svg:d="M112 224c30 0 58-11 79-32 21-22 33-51 33-80 0-30-12-58-33-79s-49-33-79-33c-29 0-59 12-80 33-20 21-32 49-32 79 0 29 12 58 32 80 21 21 51 32 80 32z">
          <text:p/>
        </draw:path>
        <draw:path draw:style-name="gr16" draw:text-style-name="P6" draw:layer="layout" svg:width="0.223cm" svg:height="0.223cm" svg:x="38.104cm" svg:y="5.531cm" svg:viewBox="0 0 224 224" svg:d="M112 224c30 0 59-11 80-32s32-51 32-80c0-30-11-58-32-79s-50-33-80-33-58 12-79 33-33 49-33 79c0 29 12 59 33 80s49 32 79 32z">
          <text:p/>
        </draw:path>
        <draw:path draw:style-name="gr16" draw:text-style-name="P6" draw:layer="layout" svg:width="0.224cm" svg:height="0.223cm" svg:x="39.858cm" svg:y="4.607cm" svg:viewBox="0 0 225 224" svg:d="M112 224c30 0 58-12 80-32 21-22 33-51 33-80 0-30-12-58-33-79-22-21-50-33-80-33s-58 12-79 33-33 49-33 79c0 29 12 58 33 80 21 20 49 32 79 32z">
          <text:p/>
        </draw:path>
        <draw:path draw:style-name="gr16" draw:text-style-name="P6" draw:layer="layout" svg:width="0.223cm" svg:height="0.224cm" svg:x="37.49cm" svg:y="4.912cm" svg:viewBox="0 0 224 225" svg:d="M112 225c30 0 58-12 79-33s33-49 33-79c0-31-12-59-33-80s-49-33-79-33-59 12-80 33-32 49-32 80c0 30 11 58 32 79s50 33 80 33z">
          <text:p/>
        </draw:path>
        <draw:path draw:style-name="gr21" draw:text-style-name="P6" draw:layer="layout" svg:width="0.223cm" svg:height="0.223cm" svg:x="38.497cm" svg:y="4.475cm" svg:viewBox="0 0 224 224" svg:d="M112 224c29 0 58-12 78-33 22-21 34-49 34-79s-12-58-34-79c-20-21-49-33-78-33-30 0-58 12-79 33s-33 49-33 79 12 58 33 79 49 33 79 33z">
          <text:p/>
        </draw:path>
        <draw:path draw:style-name="gr17" draw:text-style-name="P2" draw:layer="layout" svg:width="0.223cm" svg:height="0.223cm" svg:x="38.497cm" svg:y="4.475cm" svg:viewBox="0 0 224 224" svg:d="M112 224c29 0 58-12 78-33 22-21 34-49 34-79s-12-58-34-79c-20-21-49-33-78-33-30 0-58 12-79 33s-33 49-33 79 12 58 33 79 49 33 79 33z">
          <text:p/>
        </draw:path>
        <draw:path draw:style-name="gr16" draw:text-style-name="P6" draw:layer="layout" svg:width="0.223cm" svg:height="0.223cm" svg:x="38.436cm" svg:y="2.926cm" svg:viewBox="0 0 224 224" svg:d="M112 224c30 0 58-12 79-32 21-21 33-50 33-79 0-31-12-59-33-80s-49-33-79-33c-29 0-58 12-79 33s-33 49-33 80c0 29 12 58 33 79 21 20 50 32 79 32z">
          <text:p/>
        </draw:path>
        <draw:path draw:style-name="gr16" draw:text-style-name="P6" draw:layer="layout" svg:width="0.223cm" svg:height="0.224cm" svg:x="38.181cm" svg:y="4.449cm" svg:viewBox="0 0 224 225" svg:d="M113 225c29 0 58-12 79-33s32-49 32-80c0-30-11-58-32-79s-50-33-79-33c-30 0-59 12-80 33s-33 49-33 79c0 31 12 59 33 80s50 33 80 33z">
          <text:p/>
        </draw:path>
        <draw:path draw:style-name="gr18" draw:text-style-name="P7" draw:layer="layout" svg:width="0.223cm" svg:height="0.223cm" svg:x="33.729cm" svg:y="1.412cm" svg:viewBox="0 0 224 224" svg:d="M112 224c30 0 58-11 79-32s33-49 33-79-12-58-33-80c-21-21-49-33-79-33-29 0-58 12-79 33-21 22-33 50-33 80s12 58 33 79 50 32 79 32z">
          <text:p/>
        </draw:path>
        <draw:path draw:style-name="gr16" draw:text-style-name="P6" draw:layer="layout" svg:width="0.223cm" svg:height="0.224cm" svg:x="38.063cm" svg:y="4.489cm" svg:viewBox="0 0 224 225" svg:d="M111 225c30 0 58-12 80-33 21-21 33-49 33-79 0-31-12-59-33-80-22-21-50-33-80-33-29 0-58 12-79 33s-32 49-32 80c0 30 11 58 32 79s50 33 79 33z">
          <text:p/>
        </draw:path>
        <draw:path draw:style-name="gr16" draw:text-style-name="P6" draw:layer="layout" svg:width="0.223cm" svg:height="0.224cm" svg:x="38.05cm" svg:y="4.701cm" svg:viewBox="0 0 224 225" svg:d="M112 225c30 0 58-12 79-33 22-21 33-49 33-79 0-31-11-59-33-80-21-21-49-33-79-33s-58 12-79 33-33 49-33 80c0 30 12 58 33 79s49 33 79 33z">
          <text:p/>
        </draw:path>
        <draw:path draw:style-name="gr16" draw:text-style-name="P6" draw:layer="layout" svg:width="0.223cm" svg:height="0.223cm" svg:x="37.814cm" svg:y="4.434cm" svg:viewBox="0 0 224 224" svg:d="M112 224c29 0 58-12 79-33 22-20 33-49 33-79s-11-58-33-79c-21-21-50-33-79-33-30 0-58 12-79 33s-33 49-33 79 12 59 33 79c21 21 49 33 79 33z">
          <text:p/>
        </draw:path>
        <draw:path draw:style-name="gr16" draw:text-style-name="P6" draw:layer="layout" svg:width="0.223cm" svg:height="0.223cm" svg:x="38.399cm" svg:y="4.148cm" svg:viewBox="0 0 224 224" svg:d="M113 224c30 0 58-12 79-34 21-21 32-49 32-79 0-29-11-58-32-78-21-21-49-33-79-33s-59 12-80 33c-21 20-33 49-33 78 0 30 12 58 33 79 21 22 50 34 80 34z">
          <text:p/>
        </draw:path>
        <draw:path draw:style-name="gr16" draw:text-style-name="P6" draw:layer="layout" svg:width="0.223cm" svg:height="0.223cm" svg:x="39.764cm" svg:y="3.865cm" svg:viewBox="0 0 224 224" svg:d="M112 224c30 0 58-12 79-32 21-21 33-50 33-79 0-30-12-58-33-80-21-21-49-33-79-33-29 0-58 12-79 33-21 22-33 50-33 80 0 29 12 58 33 79 21 20 50 32 79 32z">
          <text:p/>
        </draw:path>
        <draw:path draw:style-name="gr16" draw:text-style-name="P6" draw:layer="layout" svg:width="0.223cm" svg:height="0.223cm" svg:x="37.2cm" svg:y="4.465cm" svg:viewBox="0 0 224 224" svg:d="M112 224c30 0 59-11 80-32s32-50 32-79c0-31-11-59-32-80s-50-33-80-33-58 12-79 33-33 49-33 80c0 29 12 58 33 79s49 32 79 32z">
          <text:p/>
        </draw:path>
        <draw:path draw:style-name="gr16" draw:text-style-name="P6" draw:layer="layout" svg:width="0.224cm" svg:height="0.224cm" svg:x="37.128cm" svg:y="4.374cm" svg:viewBox="0 0 225 225" svg:d="M113 225c30 0 58-12 79-34 21-21 33-49 33-79s-12-58-33-79-49-33-79-33-58 12-79 33-34 49-34 79 13 58 34 79c21 22 49 34 79 34z">
          <text:p/>
        </draw:path>
        <draw:path draw:style-name="gr16" draw:text-style-name="P6" draw:layer="layout" svg:width="0.223cm" svg:height="0.223cm" svg:x="37.96cm" svg:y="3.893cm" svg:viewBox="0 0 224 224" svg:d="M113 224c29 0 57-12 78-33s33-49 33-78c0-30-12-58-33-79s-49-34-78-34c-30 0-59 13-80 34s-33 49-33 79c0 29 12 57 33 78s50 33 80 33z">
          <text:p/>
        </draw:path>
        <draw:path draw:style-name="gr16" draw:text-style-name="P6" draw:layer="layout" svg:width="0.223cm" svg:height="0.223cm" svg:x="39.321cm" svg:y="3.592cm" svg:viewBox="0 0 224 224" svg:d="M112 224c30 0 58-12 79-32 21-21 33-50 33-79 0-31-12-59-33-80s-49-33-79-33c-29 0-58 12-79 33s-33 49-33 80c0 29 12 58 33 79 21 20 50 32 79 32z">
          <text:p/>
        </draw:path>
        <draw:path draw:style-name="gr16" draw:text-style-name="P6" draw:layer="layout" svg:width="0.223cm" svg:height="0.223cm" svg:x="37.291cm" svg:y="3.911cm" svg:viewBox="0 0 224 224" svg:d="M112 224c30 0 58-13 79-34s33-49 33-79c0-29-12-58-33-79s-49-32-79-32c-29 0-59 11-80 32s-32 50-32 79c0 30 11 58 32 79s51 34 80 34z">
          <text:p/>
        </draw:path>
        <draw:path draw:style-name="gr16" draw:text-style-name="P6" draw:layer="layout" svg:width="0.223cm" svg:height="0.223cm" svg:x="37.608cm" svg:y="3.804cm" svg:viewBox="0 0 224 224" svg:d="M111 224c30 0 58-11 79-32 22-21 34-49 34-79 0-31-12-59-34-80-21-21-49-33-79-33-29 0-58 12-79 33-20 21-32 49-32 80 0 30 12 58 32 79 21 21 50 32 79 32z">
          <text:p/>
        </draw:path>
        <draw:path draw:style-name="gr16" draw:text-style-name="P6" draw:layer="layout" svg:width="0.223cm" svg:height="0.223cm" svg:x="39.506cm" svg:y="3.408cm" svg:viewBox="0 0 224 224" svg:d="M113 224c29 0 58-12 79-32 21-21 32-50 32-79 0-30-11-58-32-80-21-21-50-33-79-33-30 0-59 12-80 33-21 22-33 50-33 80 0 29 12 58 33 79 21 20 50 32 80 32z">
          <text:p/>
        </draw:path>
        <draw:path draw:style-name="gr16" draw:text-style-name="P6" draw:layer="layout" svg:width="0.223cm" svg:height="0.223cm" svg:x="37.97cm" svg:y="3.744cm" svg:viewBox="0 0 224 224" svg:d="M112 224c30 0 58-12 79-33s33-50 33-80-12-58-33-79-49-32-79-32c-29 0-58 11-79 32s-33 49-33 79 12 59 33 80 50 33 79 33z">
          <text:p/>
        </draw:path>
        <draw:path draw:style-name="gr16" draw:text-style-name="P6" draw:layer="layout" svg:width="0.223cm" svg:height="0.223cm" svg:x="39.41cm" svg:y="3.558cm" svg:viewBox="0 0 224 224" svg:d="M111 224c30 0 58-12 80-33 21-21 33-49 33-80 0-30-12-58-33-79-22-21-50-32-80-32-29 0-58 11-79 32s-32 49-32 79c0 31 11 59 32 80s50 33 79 33z">
          <text:p/>
        </draw:path>
        <draw:path draw:style-name="gr16" draw:text-style-name="P6" draw:layer="layout" svg:width="0.223cm" svg:height="0.224cm" svg:x="37.401cm" svg:y="4.395cm" svg:viewBox="0 0 224 225" svg:d="M112 225c29 0 58-12 80-33 21-22 32-50 32-80s-11-58-32-79c-22-21-51-33-80-33-30 0-58 12-79 33s-33 49-33 79 12 58 33 80c21 21 49 33 79 33z">
          <text:p/>
        </draw:path>
        <draw:path draw:style-name="gr18" draw:text-style-name="P7" draw:layer="layout" svg:width="0.223cm" svg:height="0.223cm" svg:x="31.181cm" svg:y="6.343cm" svg:viewBox="0 0 224 224" svg:d="M112 224c29 0 59-12 79-33 21-21 33-49 33-79 0-29-12-57-33-78-20-22-50-34-79-34-30 0-58 12-79 34-21 21-33 49-33 78 0 30 12 58 33 79s49 33 79 33z">
          <text:p/>
        </draw:path>
        <draw:path draw:style-name="gr18" draw:text-style-name="P7" draw:layer="layout" svg:width="0.223cm" svg:height="0.223cm" svg:x="32.558cm" svg:y="3.882cm" svg:viewBox="0 0 224 224" svg:d="M113 224c29 0 58-11 78-32 21-21 33-49 33-79s-12-58-33-79c-20-22-49-34-78-34-31 0-59 12-80 34-21 21-33 49-33 79s12 58 33 79 49 32 80 32z">
          <text:p/>
        </draw:path>
        <draw:path draw:style-name="gr18" draw:text-style-name="P7" draw:layer="layout" svg:width="0.223cm" svg:height="0.223cm" svg:x="31.15cm" svg:y="5.997cm" svg:viewBox="0 0 224 224" svg:d="M112 224c29 0 58-12 80-33 20-21 32-49 32-80 0-29-12-58-32-79-22-21-51-32-80-32-30 0-58 11-79 32s-33 50-33 79c0 31 12 59 33 80s49 33 79 33z">
          <text:p/>
        </draw:path>
        <draw:path draw:style-name="gr18" draw:text-style-name="P7" draw:layer="layout" svg:width="0.223cm" svg:height="0.223cm" svg:x="31.264cm" svg:y="8.427cm" svg:viewBox="0 0 224 224" svg:d="M113 224c29 0 58-12 79-32 21-21 32-51 32-80 0-30-11-58-32-79s-50-33-79-33c-30 0-59 12-80 33s-33 49-33 79c0 29 12 59 33 80 21 20 50 32 80 32z">
          <text:p/>
        </draw:path>
        <draw:path draw:style-name="gr18" draw:text-style-name="P7" draw:layer="layout" svg:width="0.223cm" svg:height="0.223cm" svg:x="32.423cm" svg:y="3.677cm" svg:viewBox="0 0 224 224" svg:d="M112 224c30 0 58-12 79-33s33-49 33-79c0-29-12-58-33-79-21-20-49-33-79-33-29 0-58 13-79 33-22 21-33 50-33 79 0 30 11 58 33 79 21 21 50 33 79 33z">
          <text:p/>
        </draw:path>
        <draw:path draw:style-name="gr18" draw:text-style-name="P7" draw:layer="layout" svg:width="0.223cm" svg:height="0.223cm" svg:x="33.381cm" svg:y="2.567cm" svg:viewBox="0 0 224 224" svg:d="M111 224c30 0 58-13 80-34 21-20 33-49 33-78 0-30-12-58-33-79-22-21-50-33-80-33-29 0-58 12-79 33-20 21-32 49-32 79 0 29 12 58 32 78 21 21 50 34 79 34z">
          <text:p/>
        </draw:path>
        <draw:path draw:style-name="gr16" draw:text-style-name="P6" draw:layer="layout" svg:width="0.223cm" svg:height="0.223cm" svg:x="34.301cm" svg:y="2.538cm" svg:viewBox="0 0 224 224" svg:d="M112 224c29 0 59-12 80-33 20-20 32-49 32-78 0-30-12-58-32-79-21-22-51-34-80-34-30 0-58 12-79 34-21 21-33 49-33 79 0 29 12 58 33 78 21 21 49 33 79 33z">
          <text:p/>
        </draw:path>
        <draw:path draw:style-name="gr18" draw:text-style-name="P7" draw:layer="layout" svg:width="0.223cm" svg:height="0.223cm" svg:x="32.689cm" svg:y="3.198cm" svg:viewBox="0 0 224 224" svg:d="M111 224c30 0 58-12 79-33 22-21 34-49 34-79 0-29-12-57-34-79-21-21-49-33-79-33-29 0-58 12-79 33-21 22-32 50-32 79 0 30 11 58 32 79s50 33 79 33z">
          <text:p/>
        </draw:path>
        <draw:path draw:style-name="gr18" draw:text-style-name="P7" draw:layer="layout" svg:width="0.223cm" svg:height="0.223cm" svg:x="33.951cm" svg:y="1.921cm" svg:viewBox="0 0 224 224" svg:d="M112 224c30 0 58-11 79-33 21-21 33-50 33-79 0-30-12-58-33-79s-49-33-79-33c-29 0-59 12-80 33s-32 49-32 79c0 29 11 58 32 79 21 22 51 33 80 33z">
          <text:p/>
        </draw:path>
        <draw:path draw:style-name="gr16" draw:text-style-name="P6" draw:layer="layout" svg:width="0.223cm" svg:height="0.223cm" svg:x="38.111cm" svg:y="5.168cm" svg:viewBox="0 0 224 224" svg:d="M111 224c31 0 59-11 80-32s33-50 33-79c0-30-12-59-33-80s-49-33-80-33c-29 0-58 12-79 33-20 21-32 50-32 80 0 29 12 58 32 79 21 21 50 32 79 32z">
          <text:p/>
        </draw:path>
        <draw:path draw:style-name="gr18" draw:text-style-name="P7" draw:layer="layout" svg:width="0.223cm" svg:height="0.223cm" svg:x="32.861cm" svg:y="2.608cm" svg:viewBox="0 0 224 224" svg:d="M113 224c29 0 58-12 79-33 20-21 32-50 32-79 0-30-12-58-32-79-21-21-50-33-79-33-30 0-58 12-79 33-22 21-34 49-34 79 0 29 12 58 34 79 21 21 49 33 79 33z">
          <text:p/>
        </draw:path>
        <draw:path draw:style-name="gr18" draw:text-style-name="P7" draw:layer="layout" svg:width="0.223cm" svg:height="0.224cm" svg:x="34.079cm" svg:y="2.769cm" svg:viewBox="0 0 224 225" svg:d="M112 225c29 0 59-12 80-33 20-21 32-49 32-79s-12-58-32-79c-21-22-51-34-80-34-30 0-58 12-79 34-21 21-33 49-33 79s12 58 33 79 49 33 79 33z">
          <text:p/>
        </draw:path>
        <draw:path draw:style-name="gr18" draw:text-style-name="P7" draw:layer="layout" svg:width="0.223cm" svg:height="0.223cm" svg:x="32.962cm" svg:y="2.403cm" svg:viewBox="0 0 224 224" svg:d="M111 224c30 0 59-12 80-33s33-50 33-80c0-29-12-58-33-79s-50-32-80-32c-29 0-58 11-79 32-20 21-32 50-32 79 0 30 12 59 32 80 21 21 50 33 79 33z">
          <text:p/>
        </draw:path>
        <draw:path draw:style-name="gr21" draw:text-style-name="P6" draw:layer="layout" svg:width="0.223cm" svg:height="0.223cm" svg:x="34.16cm" svg:y="2.704cm" svg:viewBox="0 0 224 224" svg:d="M113 224c29 0 57-12 78-33s33-49 33-79-12-59-33-80c-21-20-49-32-78-32-30 0-59 12-80 32-21 21-33 50-33 80s12 58 33 79 50 33 80 33z">
          <text:p/>
        </draw:path>
        <draw:path draw:style-name="gr17" draw:text-style-name="P2" draw:layer="layout" svg:width="0.223cm" svg:height="0.223cm" svg:x="34.16cm" svg:y="2.704cm" svg:viewBox="0 0 224 224" svg:d="M113 224c29 0 57-12 78-33s33-49 33-79-12-59-33-80c-21-20-49-32-78-32-30 0-59 12-80 32-21 21-33 50-33 80s12 58 33 79 50 33 80 33z">
          <text:p/>
        </draw:path>
        <draw:path draw:style-name="gr18" draw:text-style-name="P7" draw:layer="layout" svg:width="0.223cm" svg:height="0.224cm" svg:x="32.801cm" svg:y="3.357cm" svg:viewBox="0 0 224 225" svg:d="M113 225c29 0 57-12 78-33s33-49 33-79c0-31-12-59-33-80s-49-33-78-33c-31 0-59 12-80 33s-33 49-33 80c0 30 12 58 33 79s49 33 80 33z">
          <text:p/>
        </draw:path>
        <draw:path draw:style-name="gr18" draw:text-style-name="P7" draw:layer="layout" svg:width="0.223cm" svg:height="0.223cm" svg:x="33.939cm" svg:y="2.392cm" svg:viewBox="0 0 224 224" svg:d="M113 224c29 0 57-11 78-32 21-22 33-51 33-80 0-30-12-58-33-79s-49-33-78-33c-30 0-59 12-80 33s-33 49-33 79c0 29 12 58 33 80 21 21 50 32 80 32z">
          <text:p/>
        </draw:path>
        <draw:path draw:style-name="gr18" draw:text-style-name="P7" draw:layer="layout" svg:width="0.223cm" svg:height="0.223cm" svg:x="32.462cm" svg:y="3.794cm" svg:viewBox="0 0 224 224" svg:d="M111 224c30 0 58-11 79-32 22-21 34-50 34-79 0-31-12-59-34-80-21-21-49-33-79-33-29 0-58 12-79 33s-32 49-32 80c0 29 11 58 32 79s50 32 79 32z">
          <text:p/>
        </draw:path>
        <draw:path draw:style-name="gr18" draw:text-style-name="P7" draw:layer="layout" svg:width="0.223cm" svg:height="0.223cm" svg:x="33.871cm" svg:y="1.536cm" svg:viewBox="0 0 224 224" svg:d="M112 224c30 0 59-12 79-33 21-21 33-49 33-80 0-30-12-58-33-79-20-21-49-32-79-32s-58 11-79 32-33 49-33 79c0 31 12 59 33 80s49 33 79 33z">
          <text:p/>
        </draw:path>
        <draw:path draw:style-name="gr16" draw:text-style-name="P6" draw:layer="layout" svg:width="0.223cm" svg:height="0.223cm" svg:x="38.007cm" svg:y="4.835cm" svg:viewBox="0 0 224 224" svg:d="M113 224c29 0 58-11 79-32 21-22 32-51 32-80 0-30-11-58-32-79s-50-33-79-33c-30 0-58 12-79 33-22 21-34 49-34 79 0 29 12 58 34 80 21 21 49 32 79 32z">
          <text:p/>
        </draw:path>
        <draw:path draw:style-name="gr18" draw:text-style-name="P7" draw:layer="layout" svg:width="0.223cm" svg:height="0.223cm" svg:x="33.951cm" svg:y="1.758cm" svg:viewBox="0 0 224 224" svg:d="M112 224c30 0 58-12 79-33s33-49 33-80c0-29-12-58-33-79s-49-32-79-32c-29 0-59 11-80 32-20 21-32 50-32 79 0 31 12 59 32 80 21 21 51 33 80 33z">
          <text:p/>
        </draw:path>
        <draw:path draw:style-name="gr18" draw:text-style-name="P7" draw:layer="layout" svg:width="0.223cm" svg:height="0.223cm" svg:x="33.695cm" svg:y="1.974cm" svg:viewBox="0 0 224 224" svg:d="M112 224c30 0 58-12 79-33s33-50 33-80c0-29-12-58-33-79s-49-32-79-32-59 11-79 32c-21 21-33 50-33 79 0 30 12 59 33 80 20 21 49 33 79 33z">
          <text:p/>
        </draw:path>
        <draw:path draw:style-name="gr16" draw:text-style-name="P6" draw:layer="layout" svg:width="0.223cm" svg:height="0.223cm" svg:x="37.724cm" svg:y="5.06cm" svg:viewBox="0 0 224 224" svg:d="M113 224c29 0 58-11 79-32 21-22 32-51 32-80 0-30-11-58-32-79s-50-33-79-33c-30 0-59 12-80 33s-33 49-33 79c0 29 12 58 33 80 21 21 50 32 80 32z">
          <text:p/>
        </draw:path>
        <draw:path draw:style-name="gr16" draw:text-style-name="P6" draw:layer="layout" svg:width="0.223cm" svg:height="0.223cm" svg:x="37.891cm" svg:y="4.584cm" svg:viewBox="0 0 224 224" svg:d="M111 224c31 0 59-12 80-34 21-21 33-49 33-79 0-29-12-58-33-79-21-20-49-32-80-32-29 0-58 12-79 32-20 21-32 50-32 79 0 30 12 58 32 79 21 22 50 34 79 34z">
          <text:p/>
        </draw:path>
        <draw:path draw:style-name="gr18" draw:text-style-name="P7" draw:layer="layout" svg:width="0.223cm" svg:height="0.223cm" svg:x="33.748cm" svg:y="1.669cm" svg:viewBox="0 0 224 224" svg:d="M113 224c29 0 58-11 78-32 21-21 33-50 33-79 0-30-12-58-33-79-20-21-49-34-78-34-30 0-58 13-80 34-21 21-33 49-33 79 0 29 12 58 33 79 22 21 50 32 80 32z">
          <text:p/>
        </draw:path>
        <draw:path draw:style-name="gr16" draw:text-style-name="P6" draw:layer="layout" svg:width="0.223cm" svg:height="0.223cm" svg:x="37.869cm" svg:y="4.92cm" svg:viewBox="0 0 224 224" svg:d="M112 224c29 0 59-12 79-33 21-21 33-49 33-79s-12-59-33-80c-20-21-50-32-79-32-30 0-58 11-79 32s-33 50-33 80 12 58 33 79 49 33 79 33z">
          <text:p/>
        </draw:path>
        <draw:path draw:style-name="gr18" draw:text-style-name="P7" draw:layer="layout" svg:width="0.224cm" svg:height="0.223cm" svg:x="33.776cm" svg:y="1.787cm" svg:viewBox="0 0 225 224" svg:d="M113 224c30 0 58-12 79-32 21-21 33-50 33-79 0-31-12-59-33-80s-49-33-79-33-58 12-79 33-34 49-34 80c0 29 13 58 34 79 21 20 49 32 79 32z">
          <text:p/>
        </draw:path>
        <draw:path draw:style-name="gr16" draw:text-style-name="P6" draw:layer="layout" svg:width="0.223cm" svg:height="0.223cm" svg:x="37.819cm" svg:y="5.02cm" svg:viewBox="0 0 224 224" svg:d="M112 224c30 0 58-12 79-33 22-21 33-50 33-79 0-30-11-58-33-79-21-21-49-33-79-33s-58 12-79 33-33 49-33 79c0 29 12 58 33 79s49 33 79 33z">
          <text:p/>
        </draw:path>
        <draw:path draw:style-name="gr18" draw:text-style-name="P7" draw:layer="layout" svg:width="0.223cm" svg:height="0.223cm" svg:x="33.146cm" svg:y="2.504cm" svg:viewBox="0 0 224 224" svg:d="M112 224c29 0 58-12 79-32 22-21 33-50 33-79 0-30-11-59-33-80-21-21-50-33-79-33-30 0-58 12-79 33s-33 50-33 80c0 29 12 58 33 79 21 20 49 32 79 32z">
          <text:p/>
        </draw:path>
        <draw:path draw:style-name="gr18" draw:text-style-name="P7" draw:layer="layout" svg:width="0.224cm" svg:height="0.224cm" svg:x="32.539cm" svg:y="3.683cm" svg:viewBox="0 0 225 225" svg:d="M112 225c31 0 59-13 80-34s33-49 33-79-12-58-33-79-49-33-80-33c-30 0-58 12-79 33s-33 49-33 79 12 58 33 79 49 34 79 34z">
          <text:p/>
        </draw:path>
        <draw:path draw:style-name="gr18" draw:text-style-name="P7" draw:layer="layout" svg:width="0.223cm" svg:height="0.224cm" svg:x="32.496cm" svg:y="3.499cm" svg:viewBox="0 0 224 225" svg:d="M112 225c29 0 58-12 80-33 21-22 32-50 32-80s-11-58-32-79c-22-21-51-33-80-33-30 0-58 12-79 33s-33 49-33 79 12 58 33 80c21 21 49 33 79 33z">
          <text:p/>
        </draw:path>
        <draw:path draw:style-name="gr18" draw:text-style-name="P7" draw:layer="layout" svg:width="0.223cm" svg:height="0.223cm" svg:x="33.124cm" svg:y="2.365cm" svg:viewBox="0 0 224 224" svg:d="M112 224c29 0 58-12 79-34 21-21 33-49 33-79 0-29-12-58-33-79s-50-32-79-32c-30 0-58 11-79 32s-33 50-33 79c0 30 12 58 33 79 21 22 49 34 79 34z">
          <text:p/>
        </draw:path>
        <draw:path draw:style-name="gr18" draw:text-style-name="P7" draw:layer="layout" svg:width="0.223cm" svg:height="0.223cm" svg:x="32.861cm" svg:y="3.156cm" svg:viewBox="0 0 224 224" svg:d="M112 224c30 0 58-12 79-33s33-49 33-79c0-29-12-59-33-80s-49-32-79-32c-29 0-58 11-78 32-22 21-34 51-34 80 0 30 12 58 34 79 20 21 49 33 78 33z">
          <text:p/>
        </draw:path>
        <draw:path draw:style-name="gr18" draw:text-style-name="P7" draw:layer="layout" svg:width="0.223cm" svg:height="0.223cm" svg:x="32.778cm" svg:y="3.221cm" svg:viewBox="0 0 224 224" svg:d="M112 224c30 0 59-12 79-33 21-21 33-49 33-79 0-29-12-58-33-79-20-22-49-33-79-33s-58 11-79 33c-21 21-33 50-33 79 0 30 12 58 33 79s49 33 79 33z">
          <text:p/>
        </draw:path>
        <draw:path draw:style-name="gr18" draw:text-style-name="P7" draw:layer="layout" svg:width="0.223cm" svg:height="0.224cm" svg:x="32.635cm" svg:y="2.945cm" svg:viewBox="0 0 224 225" svg:d="M112 225c30 0 58-12 79-33s33-49 33-79-12-59-33-80-49-33-79-33c-29 0-58 12-79 33s-33 50-33 80 12 58 33 79 50 33 79 33z">
          <text:p/>
        </draw:path>
        <draw:path draw:style-name="gr18" draw:text-style-name="P7" draw:layer="layout" svg:width="0.223cm" svg:height="0.223cm" svg:x="33.291cm" svg:y="2.717cm" svg:viewBox="0 0 224 224" svg:d="M112 224c30 0 58-12 79-33s33-49 33-79c0-29-12-58-33-79s-49-33-79-33c-29 0-58 12-80 33-21 21-32 50-32 79 0 30 11 58 32 79 22 21 51 33 80 33z">
          <text:p/>
        </draw:path>
        <draw:path draw:style-name="gr18" draw:text-style-name="P7" draw:layer="layout" svg:width="0.223cm" svg:height="0.223cm" svg:x="33.848cm" svg:y="1.954cm" svg:viewBox="0 0 224 224" svg:d="M111 224c30 0 59-11 80-32s33-51 33-80c0-30-12-58-33-79s-50-33-80-33c-29 0-58 12-79 33s-32 49-32 79c0 29 11 59 32 80s50 32 79 32z">
          <text:p/>
        </draw:path>
        <draw:path draw:style-name="gr18" draw:text-style-name="P7" draw:layer="layout" svg:width="0.223cm" svg:height="0.223cm" svg:x="31.047cm" svg:y="6.07cm" svg:viewBox="0 0 224 224" svg:d="M113 224c29 0 58-12 78-33 21-21 33-49 33-79 0-29-12-59-33-80-20-21-49-32-78-32-30 0-59 11-80 32s-33 51-33 80c0 30 12 58 33 79s50 33 80 33z">
          <text:p/>
        </draw:path>
        <draw:path draw:style-name="gr18" draw:text-style-name="P7" draw:layer="layout" svg:width="0.223cm" svg:height="0.223cm" svg:x="31.163cm" svg:y="6.018cm" svg:viewBox="0 0 224 224" svg:d="M111 224c30 0 59-12 80-33 21-20 33-49 33-79s-12-58-33-79-50-33-80-33c-29 0-57 12-78 33s-33 49-33 79 12 59 33 79c21 21 49 33 78 33z">
          <text:p/>
        </draw:path>
        <draw:path draw:style-name="gr18" draw:text-style-name="P7" draw:layer="layout" svg:width="0.223cm" svg:height="0.223cm" svg:x="31.016cm" svg:y="6.032cm" svg:viewBox="0 0 224 224" svg:d="M112 224c30 0 58-11 79-32s33-50 33-79c0-31-12-59-33-80s-49-33-79-33-59 12-79 33c-21 21-33 49-33 80 0 29 12 58 33 79 20 21 49 32 79 32z">
          <text:p/>
        </draw:path>
        <draw:path draw:style-name="gr18" draw:text-style-name="P7" draw:layer="layout" svg:width="0.223cm" svg:height="0.223cm" svg:x="31.098cm" svg:y="6.355cm" svg:viewBox="0 0 224 224" svg:d="M113 224c29 0 58-12 79-33s32-49 32-79c0-29-11-58-32-79s-50-33-79-33c-30 0-58 12-79 33s-34 50-34 79c0 30 13 58 34 79s49 33 79 33z">
          <text:p/>
        </draw:path>
        <draw:path draw:style-name="gr18" draw:text-style-name="P7" draw:layer="layout" svg:width="0.223cm" svg:height="0.223cm" svg:x="31.015cm" svg:y="6.661cm" svg:viewBox="0 0 224 224" svg:d="M112 224c30 0 58-12 79-33s33-49 33-80c0-29-12-58-33-79s-49-32-79-32-59 11-79 32c-21 21-33 50-33 79 0 31 12 59 33 80 20 21 49 33 79 33z">
          <text:p/>
        </draw:path>
        <draw:path draw:style-name="gr18" draw:text-style-name="P7" draw:layer="layout" svg:width="0.223cm" svg:height="0.223cm" svg:x="31.213cm" svg:y="8.453cm" svg:viewBox="0 0 224 224" svg:d="M111 224c31 0 59-12 80-33s33-49 33-80c0-29-12-58-33-79s-49-32-80-32c-29 0-58 11-78 32-21 21-33 50-33 79 0 31 12 59 33 80 20 21 49 33 78 33z">
          <text:p/>
        </draw:path>
        <draw:path draw:style-name="gr19" draw:text-style-name="P12" draw:layer="layout" svg:width="0.223cm" svg:height="0.224cm" svg:x="33.522cm" svg:y="9.171cm" svg:viewBox="0 0 224 225" svg:d="M113 225c29 0 58-12 79-33s32-49 32-79c0-31-11-59-32-80s-50-33-79-33c-30 0-58 12-80 33-21 21-33 49-33 80 0 30 12 58 33 79 22 21 50 33 80 33z">
          <text:p/>
        </draw:path>
        <draw:path draw:style-name="gr19" draw:text-style-name="P12" draw:layer="layout" svg:width="0.223cm" svg:height="0.223cm" svg:x="33.451cm" svg:y="9.266cm" svg:viewBox="0 0 224 224" svg:d="M112 224c30 0 58-13 79-34s33-49 33-79c0-29-12-58-33-78-21-21-49-33-79-33s-59 12-80 33c-21 20-32 49-32 78 0 30 11 58 32 79s50 34 80 34z">
          <text:p/>
        </draw:path>
        <draw:path draw:style-name="gr18" draw:text-style-name="P7" draw:layer="layout" svg:width="0.223cm" svg:height="0.223cm" svg:x="33.013cm" svg:y="2.662cm" svg:viewBox="0 0 224 224" svg:d="M112 224c30 0 58-12 79-33s33-49 33-80c0-29-12-58-33-79s-49-32-79-32-59 11-80 32-32 50-32 79c0 31 11 59 32 80s50 33 80 33z">
          <text:p/>
        </draw:path>
        <draw:path draw:style-name="gr18" draw:text-style-name="P7" draw:layer="layout" svg:width="0.223cm" svg:height="0.223cm" svg:x="33.347cm" svg:y="2.772cm" svg:viewBox="0 0 224 224" svg:d="M111 224c30 0 58-12 79-33s34-49 34-79c0-29-13-58-34-79-21-22-49-33-79-33-29 0-57 11-78 33-21 21-33 50-33 79 0 30 12 58 33 79s49 33 78 33z">
          <text:p/>
        </draw:path>
        <draw:path draw:style-name="gr18" draw:text-style-name="P7" draw:layer="layout" svg:width="0.223cm" svg:height="0.223cm" svg:x="34.323cm" svg:y="2.266cm" svg:viewBox="0 0 224 224" svg:d="M112 224c30 0 59-11 80-32s32-50 32-79c0-30-11-59-32-80s-50-33-80-33-58 12-79 33-33 50-33 80c0 29 12 58 33 79s49 32 79 32z">
          <text:p/>
        </draw:path>
        <draw:path draw:style-name="gr18" draw:text-style-name="P7" draw:layer="layout" svg:width="0.223cm" svg:height="0.223cm" svg:x="32.81cm" svg:y="3.018cm" svg:viewBox="0 0 224 224" svg:d="M113 224c29 0 58-13 79-33 21-21 32-50 32-79 0-30-11-58-32-79s-50-33-79-33c-31 0-59 12-80 33s-33 49-33 79c0 29 12 58 33 79 21 20 49 33 80 33z">
          <text:p/>
        </draw:path>
        <draw:path draw:style-name="gr18" draw:text-style-name="P7" draw:layer="layout" svg:width="0.223cm" svg:height="0.223cm" svg:x="34.099cm" svg:y="1.79cm" svg:viewBox="0 0 224 224" svg:d="M112 224c30 0 59-11 79-32 21-21 33-49 33-79 0-31-12-59-33-80-20-21-49-33-79-33s-58 12-79 33-33 49-33 80c0 30 12 58 33 79s49 32 79 32z">
          <text:p/>
        </draw:path>
        <draw:path draw:style-name="gr16" draw:text-style-name="P6" draw:layer="layout" svg:width="0.223cm" svg:height="0.223cm" svg:x="38.196cm" svg:y="5.2cm" svg:viewBox="0 0 224 224" svg:d="M113 224c29 0 58-11 79-32s32-50 32-79c0-30-11-58-32-80-21-21-50-33-79-33-30 0-58 12-80 33-21 22-33 50-33 80 0 29 12 58 33 79 22 21 50 32 80 32z">
          <text:p/>
        </draw:path>
        <draw:path draw:style-name="gr18" draw:text-style-name="P7" draw:layer="layout" svg:width="0.223cm" svg:height="0.223cm" svg:x="31.211cm" svg:y="8.496cm" svg:viewBox="0 0 224 224" svg:d="M112 224c30 0 59-12 80-33s32-49 32-79-11-59-32-79c-21-21-50-33-80-33s-58 12-79 33c-21 20-33 49-33 79s12 58 33 79 49 33 79 33z">
          <text:p/>
        </draw:path>
        <draw:path draw:style-name="gr18" draw:text-style-name="P7" draw:layer="layout" svg:width="0.223cm" svg:height="0.223cm" svg:x="34.382cm" svg:y="2.891cm" svg:viewBox="0 0 224 224" svg:d="M113 224c29 0 58-12 79-32 21-21 32-50 32-80s-11-58-32-79-50-33-79-33c-30 0-59 12-80 33s-33 49-33 79 12 59 33 80c21 20 50 32 80 32z">
          <text:p/>
        </draw:path>
        <draw:path draw:style-name="gr18" draw:text-style-name="P7" draw:layer="layout" svg:width="0.223cm" svg:height="0.223cm" svg:x="30.461cm" svg:y="4.639cm" svg:viewBox="0 0 224 224" svg:d="M112 224c29 0 58-11 78-32 22-21 34-51 34-80 0-30-12-58-34-79-20-21-49-33-78-33-30 0-58 12-79 33s-33 49-33 79c0 29 12 59 33 80s49 32 79 32z">
          <text:p/>
        </draw:path>
        <draw:path draw:style-name="gr18" draw:text-style-name="P7" draw:layer="layout" svg:width="0.223cm" svg:height="0.223cm" svg:x="30.806cm" svg:y="4.676cm" svg:viewBox="0 0 224 224" svg:d="M113 224c29 0 58-12 79-33 20-21 32-49 32-80 0-29-12-58-32-79-21-21-50-32-79-32-30 0-59 11-80 32s-33 50-33 79c0 31 12 59 33 80s50 33 80 33z">
          <text:p/>
        </draw:path>
        <draw:path draw:style-name="gr16" draw:text-style-name="P6" draw:layer="layout" svg:width="0.223cm" svg:height="0.223cm" svg:x="38.045cm" svg:y="8.754cm" svg:viewBox="0 0 224 224" svg:d="M112 224c30 0 58-11 79-32 22-21 33-50 33-79 0-30-11-59-33-80-21-21-49-33-79-33s-58 12-79 33-33 50-33 80c0 29 12 58 33 79s49 32 79 32z">
          <text:p/>
        </draw:path>
        <draw:path draw:style-name="gr18" draw:text-style-name="P7" draw:layer="layout" svg:width="0.223cm" svg:height="0.224cm" svg:x="38.097cm" svg:y="8.594cm" svg:viewBox="0 0 224 225" svg:d="M112 225c29 0 59-13 80-34s32-49 32-79-11-58-32-79-51-33-80-33c-30 0-58 12-79 33s-33 49-33 79 12 58 33 79 49 34 79 34z">
          <text:p/>
        </draw:path>
        <draw:path draw:style-name="gr16" draw:text-style-name="P6" draw:layer="layout" svg:width="0.223cm" svg:height="0.223cm" svg:x="37.775cm" svg:y="8.193cm" svg:viewBox="0 0 224 224" svg:d="M112 224c30 0 58-12 79-33 21-22 33-50 33-80 0-29-12-57-33-78s-49-33-79-33c-29 0-58 12-79 33-22 21-33 49-33 78 0 30 11 58 33 80 21 21 50 33 79 33z">
          <text:p/>
        </draw:path>
        <draw:path draw:style-name="gr18" draw:text-style-name="P7" draw:layer="layout" svg:width="0.223cm" svg:height="0.223cm" svg:x="30.974cm" svg:y="4.49cm" svg:viewBox="0 0 224 224" svg:d="M112 224c30 0 59-12 80-33s32-49 32-79c0-31-11-59-32-80s-50-32-80-32-58 11-79 32-33 49-33 80c0 30 12 58 33 79s49 33 79 33z">
          <text:p/>
        </draw:path>
        <draw:path draw:style-name="gr18" draw:text-style-name="P7" draw:layer="layout" svg:width="0.224cm" svg:height="0.223cm" svg:x="30.612cm" svg:y="4.501cm" svg:viewBox="0 0 225 224" svg:d="M113 224c30 0 58-11 79-32s33-50 33-79c0-30-12-59-33-80s-49-33-79-33-58 12-80 33c-21 21-33 50-33 80 0 29 12 58 33 79 22 21 50 32 80 32z">
          <text:p/>
        </draw:path>
        <draw:path draw:style-name="gr18" draw:text-style-name="P7" draw:layer="layout" svg:width="0.223cm" svg:height="0.223cm" svg:x="30.894cm" svg:y="4.141cm" svg:viewBox="0 0 224 224" svg:d="M112 224c29 0 58-12 79-34 21-21 33-49 33-79s-12-58-33-79-50-32-79-32c-30 0-58 11-79 32s-33 49-33 79 12 58 33 79c21 22 49 34 79 34z">
          <text:p/>
        </draw:path>
        <draw:path draw:style-name="gr18" draw:text-style-name="P7" draw:layer="layout" svg:width="0.223cm" svg:height="0.223cm" svg:x="30.984cm" svg:y="4.334cm" svg:viewBox="0 0 224 224" svg:d="M112 224c30 0 59-12 79-33 21-21 33-49 33-79 0-29-12-58-33-79-20-22-49-33-79-33s-58 11-79 33c-21 21-33 50-33 79 0 30 12 58 33 79s49 33 79 33z">
          <text:p/>
        </draw:path>
        <draw:path draw:style-name="gr18" draw:text-style-name="P7" draw:layer="layout" svg:width="0.223cm" svg:height="0.223cm" svg:x="31.93cm" svg:y="4.444cm" svg:viewBox="0 0 224 224" svg:d="M112 224c30 0 58-12 79-32 21-21 33-50 33-80s-12-58-33-79-49-33-79-33c-29 0-59 12-80 33s-32 49-32 79 11 59 32 80c21 20 51 32 80 32z">
          <text:p/>
        </draw:path>
        <draw:path draw:style-name="gr18" draw:text-style-name="P7" draw:layer="layout" svg:width="0.223cm" svg:height="0.223cm" svg:x="37.323cm" svg:y="7.184cm" svg:viewBox="0 0 224 224" svg:d="M113 224c30 0 58-11 79-32s32-50 32-79c0-30-11-59-32-80s-49-33-79-33-58 12-79 33c-22 21-34 50-34 80 0 29 12 58 34 79 21 21 49 32 79 32z">
          <text:p/>
        </draw:path>
        <draw:path draw:style-name="gr18" draw:text-style-name="P7" draw:layer="layout" svg:width="0.223cm" svg:height="0.223cm" svg:x="31.252cm" svg:y="4.551cm" svg:viewBox="0 0 224 224" svg:d="M112 224c30 0 58-11 79-32s33-50 33-79c0-30-12-58-33-79-21-22-49-34-79-34-29 0-59 12-80 34-20 21-32 49-32 79 0 29 12 58 32 79 21 21 51 32 80 32z">
          <text:p/>
        </draw:path>
        <draw:path draw:style-name="gr18" draw:text-style-name="P7" draw:layer="layout" svg:width="0.223cm" svg:height="0.223cm" svg:x="31.207cm" svg:y="4.548cm" svg:viewBox="0 0 224 224" svg:d="M111 224c31 0 59-12 80-33 21-20 33-49 33-78 0-30-12-58-33-79-21-22-49-34-80-34-29 0-58 12-79 34-20 21-32 49-32 79 0 29 12 58 32 78 21 21 50 33 79 33z">
          <text:p/>
        </draw:path>
        <draw:path draw:style-name="gr18" draw:text-style-name="P7" draw:layer="layout" svg:width="0.223cm" svg:height="0.223cm" svg:x="30.951cm" svg:y="7.533cm" svg:viewBox="0 0 224 224" svg:d="M112 224c30 0 59-12 80-33s32-50 32-80-11-58-32-79-50-32-80-32-58 11-79 32-33 49-33 79 12 59 33 80 49 33 79 33z">
          <text:p/>
        </draw:path>
        <draw:path draw:style-name="gr19" draw:text-style-name="P12" draw:layer="layout" svg:width="0.223cm" svg:height="0.223cm" svg:x="33.282cm" svg:y="9.507cm" svg:viewBox="0 0 224 224" svg:d="M112 224c30 0 58-12 79-34 21-21 33-49 33-79 0-29-12-57-33-78s-49-33-79-33c-29 0-59 12-80 33s-32 49-32 78c0 30 11 58 32 79 21 22 51 34 80 34z">
          <text:p/>
        </draw:path>
        <draw:path draw:style-name="gr19" draw:text-style-name="P12" draw:layer="layout" svg:width="0.223cm" svg:height="0.223cm" svg:x="33.315cm" svg:y="9.567cm" svg:viewBox="0 0 224 224" svg:d="M112 224c30 0 58-11 79-32s33-50 33-80-12-58-33-79-49-33-79-33c-29 0-58 12-79 33s-33 49-33 79 12 59 33 80 50 32 79 32z">
          <text:p/>
        </draw:path>
        <draw:path draw:style-name="gr19" draw:text-style-name="P12" draw:layer="layout" svg:width="0.223cm" svg:height="0.223cm" svg:x="33.329cm" svg:y="9.639cm" svg:viewBox="0 0 224 224" svg:d="M112 224c30 0 58-11 79-32s33-50 33-79c0-30-12-59-33-80s-49-33-79-33c-29 0-57 12-78 33s-34 50-34 80c0 29 13 58 34 79s49 32 78 32z">
          <text:p/>
        </draw:path>
        <draw:path draw:style-name="gr16" draw:text-style-name="P6" draw:layer="layout" svg:width="0.223cm" svg:height="0.223cm" svg:x="39.563cm" svg:y="3.651cm" svg:viewBox="0 0 224 224" svg:d="M112 224c30 0 58-12 79-32 21-21 33-50 33-79 0-30-12-58-33-79-21-22-49-34-79-34-29 0-58 12-79 34-22 21-33 49-33 79 0 29 11 58 33 79 21 20 50 32 79 32z">
          <text:p/>
        </draw:path>
        <draw:path draw:style-name="gr18" draw:text-style-name="P7" draw:layer="layout" svg:width="0.223cm" svg:height="0.223cm" svg:x="34.842cm" svg:y="3.839cm" svg:viewBox="0 0 224 224" svg:d="M113 224c29 0 57-12 78-33s33-49 33-79c0-29-12-58-33-79s-49-33-78-33c-30 0-59 12-80 33s-33 50-33 79c0 30 12 58 33 79s50 33 80 33z">
          <text:p/>
        </draw:path>
        <draw:path draw:style-name="gr16" draw:text-style-name="P6" draw:layer="layout" svg:width="0.223cm" svg:height="0.224cm" svg:x="37.817cm" svg:y="5.421cm" svg:viewBox="0 0 224 225" svg:d="M112 225c29 0 58-12 79-33 22-21 33-49 33-79s-11-58-33-80c-21-21-50-33-79-33-30 0-58 12-79 33-21 22-33 50-33 80s12 58 33 79 49 33 79 33z">
          <text:p/>
        </draw:path>
        <draw:path draw:style-name="gr16" draw:text-style-name="P6" draw:layer="layout" svg:width="0.223cm" svg:height="0.223cm" svg:x="37.192cm" svg:y="2.293cm" svg:viewBox="0 0 224 224" svg:d="M111 224c30 0 59-11 80-32s33-50 33-79c0-30-12-58-33-80-21-21-50-33-80-33-29 0-58 12-79 33-20 22-32 50-32 80 0 29 12 58 32 79 21 21 50 32 79 32z">
          <text:p/>
        </draw:path>
        <draw:path draw:style-name="gr16" draw:text-style-name="P6" draw:layer="layout" svg:width="0.223cm" svg:height="0.223cm" svg:x="37.876cm" svg:y="2.745cm" svg:viewBox="0 0 224 224" svg:d="M111 224c30 0 59-12 80-33s33-49 33-79c0-29-12-58-33-80-21-21-50-32-80-32s-58 11-79 32c-21 22-32 51-32 80 0 30 11 58 32 79s49 33 79 33z">
          <text:p/>
        </draw:path>
        <draw:path draw:style-name="gr16" draw:text-style-name="P6" draw:layer="layout" svg:width="0.224cm" svg:height="0.223cm" svg:x="38.028cm" svg:y="8.921cm" svg:viewBox="0 0 225 224" svg:d="M112 224c30 0 58-11 79-32s34-50 34-79c0-31-13-59-34-80s-49-33-79-33-58 12-79 33-33 49-33 80c0 29 12 58 33 79s49 32 79 32z">
          <text:p/>
        </draw:path>
        <draw:path draw:style-name="gr16" draw:text-style-name="P6" draw:layer="layout" svg:width="0.223cm" svg:height="0.224cm" svg:x="38.37cm" svg:y="3.411cm" svg:viewBox="0 0 224 225" svg:d="M113 225c29 0 58-12 78-33 21-21 33-49 33-79s-12-58-33-80c-20-21-49-33-78-33-31 0-59 12-80 33-21 22-33 50-33 80s12 58 33 79 49 33 80 33z">
          <text:p/>
        </draw:path>
        <draw:path draw:style-name="gr16" draw:text-style-name="P6" draw:layer="layout" svg:width="0.223cm" svg:height="0.224cm" svg:x="37.475cm" svg:y="2.749cm" svg:viewBox="0 0 224 225" svg:d="M113 225c29 0 58-12 79-33s32-49 32-79-11-58-32-80c-21-21-50-33-79-33-31 0-59 12-80 33-21 22-33 50-33 80s12 58 33 79 49 33 80 33z">
          <text:p/>
        </draw:path>
        <draw:path draw:style-name="gr16" draw:text-style-name="P6" draw:layer="layout" svg:width="0.223cm" svg:height="0.223cm" svg:x="38.392cm" svg:y="3.296cm" svg:viewBox="0 0 224 224" svg:d="M113 224c29 0 58-11 78-32 21-21 33-51 33-80 0-30-12-58-33-79-20-21-49-33-78-33-30 0-59 12-80 33s-33 49-33 79c0 29 12 59 33 80s50 32 80 32z">
          <text:p/>
        </draw:path>
        <draw:path draw:style-name="gr16" draw:text-style-name="P6" draw:layer="layout" svg:width="0.223cm" svg:height="0.224cm" svg:x="38.083cm" svg:y="3.868cm" svg:viewBox="0 0 224 225" svg:d="M111 225c30 0 59-12 80-33s33-49 33-79-12-58-33-80c-21-21-50-33-80-33-29 0-58 12-79 33-21 22-32 50-32 80s11 58 32 79 50 33 79 33z">
          <text:p/>
        </draw:path>
        <draw:path draw:style-name="gr16" draw:text-style-name="P6" draw:layer="layout" svg:width="0.223cm" svg:height="0.223cm" svg:x="39.891cm" svg:y="3.873cm" svg:viewBox="0 0 224 224" svg:d="M111 224c31 0 59-12 80-33s33-49 33-79c0-29-12-58-33-79s-49-33-80-33c-29 0-58 12-79 33-20 21-32 50-32 79 0 30 12 58 32 79 21 21 50 33 79 33z">
          <text:p/>
        </draw:path>
        <draw:path draw:style-name="gr16" draw:text-style-name="P6" draw:layer="layout" svg:width="0.223cm" svg:height="0.223cm" svg:x="39.744cm" svg:y="4.242cm" svg:viewBox="0 0 224 224" svg:d="M112 224c30 0 58-12 79-33s33-49 33-79-12-59-33-80-49-32-79-32-59 11-80 32-32 50-32 80 11 58 32 79 50 33 80 33z">
          <text:p/>
        </draw:path>
        <draw:path draw:style-name="gr16" draw:text-style-name="P6" draw:layer="layout" svg:width="0.224cm" svg:height="0.223cm" svg:x="40.593cm" svg:y="5.213cm" svg:viewBox="0 0 225 224" svg:d="M113 224c30 0 58-11 79-32s33-50 33-79c0-30-12-58-33-79-21-22-49-34-79-34-31 0-59 12-80 34-21 21-33 49-33 79 0 29 12 58 33 79s49 32 80 32z">
          <text:p/>
        </draw:path>
        <draw:path draw:style-name="gr16" draw:text-style-name="P6" draw:layer="layout" svg:width="0.223cm" svg:height="0.223cm" svg:x="39.673cm" svg:y="4.28cm" svg:viewBox="0 0 224 224" svg:d="M111 224c31 0 59-12 80-33s33-49 33-79c0-29-12-59-33-80s-49-32-80-32c-29 0-58 11-79 32s-32 51-32 80c0 30 11 58 32 79s50 33 79 33z">
          <text:p/>
        </draw:path>
        <draw:path draw:style-name="gr16" draw:text-style-name="P6" draw:layer="layout" svg:width="0.223cm" svg:height="0.223cm" svg:x="37.758cm" svg:y="3.08cm" svg:viewBox="0 0 224 224" svg:d="M112 224c30 0 58-11 79-32s33-51 33-80c0-30-12-58-33-79s-49-33-79-33c-29 0-58 12-80 33-21 21-32 49-32 79 0 29 11 59 32 80 22 21 51 32 80 32z">
          <text:p/>
        </draw:path>
        <draw:path draw:style-name="gr16" draw:text-style-name="P6" draw:layer="layout" svg:width="0.223cm" svg:height="0.223cm" svg:x="36.97cm" svg:y="3.995cm" svg:viewBox="0 0 224 224" svg:d="M112 224c30 0 59-12 80-33s32-49 32-80c0-29-11-58-32-79s-50-32-80-32-58 11-79 32-33 50-33 79c0 31 12 59 33 80s49 33 79 33z">
          <text:p/>
        </draw:path>
        <draw:path draw:style-name="gr16" draw:text-style-name="P6" draw:layer="layout" svg:width="0.223cm" svg:height="0.223cm" svg:x="37.613cm" svg:y="4.587cm" svg:viewBox="0 0 224 224" svg:d="M112 224c29 0 58-12 79-34 21-21 33-49 33-79 0-29-12-57-33-78s-50-33-79-33c-30 0-58 12-79 33s-33 49-33 78c0 30 12 58 33 79 21 22 49 34 79 34z">
          <text:p/>
        </draw:path>
        <draw:path draw:style-name="gr16" draw:text-style-name="P6" draw:layer="layout" svg:width="0.223cm" svg:height="0.224cm" svg:x="39.535cm" svg:y="4.267cm" svg:viewBox="0 0 224 225" svg:d="M113 225c29 0 58-12 79-33s32-49 32-79-11-59-32-80-50-33-79-33c-30 0-58 12-80 33-21 21-33 50-33 80s12 58 33 79c22 21 50 33 80 33z">
          <text:p/>
        </draw:path>
        <draw:path draw:style-name="gr16" draw:text-style-name="P6" draw:layer="layout" svg:width="0.223cm" svg:height="0.223cm" svg:x="40.538cm" svg:y="4.757cm" svg:viewBox="0 0 224 224" svg:d="M112 224c29 0 59-12 80-33s32-49 32-79c0-29-11-58-32-80-21-21-51-32-80-32-30 0-58 11-79 32-21 22-33 51-33 80 0 30 12 58 33 79s49 33 79 33z">
          <text:p/>
        </draw:path>
        <draw:path draw:style-name="gr16" draw:text-style-name="P6" draw:layer="layout" svg:width="0.223cm" svg:height="0.223cm" svg:x="39.813cm" svg:y="4.41cm" svg:viewBox="0 0 224 224" svg:d="M111 224c30 0 58-12 79-33 21-20 34-50 34-79 0-30-13-58-34-79s-49-33-79-33c-29 0-58 12-79 33s-32 49-32 79c0 29 11 59 32 79 21 21 50 33 79 33z">
          <text:p/>
        </draw:path>
        <draw:path draw:style-name="gr16" draw:text-style-name="P6" draw:layer="layout" svg:width="0.223cm" svg:height="0.223cm" svg:x="39.601cm" svg:y="3.784cm" svg:viewBox="0 0 224 224" svg:d="M112 224c29 0 58-12 79-33 22-21 33-49 33-80 0-29-11-58-33-79-21-21-50-32-79-32-30 0-58 11-79 32s-33 50-33 79c0 31 12 59 33 80s49 33 79 33z">
          <text:p/>
        </draw:path>
        <draw:path draw:style-name="gr16" draw:text-style-name="P6" draw:layer="layout" svg:width="0.223cm" svg:height="0.223cm" svg:x="40.104cm" svg:y="5.296cm" svg:viewBox="0 0 224 224" svg:d="M111 224c30 0 59-12 80-33s33-50 33-80c0-29-12-58-33-79-21-20-50-32-80-32-29 0-58 12-79 32-21 21-32 50-32 79 0 30 11 59 32 80s50 33 79 33z">
          <text:p/>
        </draw:path>
        <draw:path draw:style-name="gr16" draw:text-style-name="P6" draw:layer="layout" svg:width="0.223cm" svg:height="0.223cm" svg:x="40.541cm" svg:y="5.418cm" svg:viewBox="0 0 224 224" svg:d="M111 224c30 0 59-12 80-32 21-21 33-50 33-79 0-30-12-58-33-80-21-21-50-33-80-33-29 0-58 12-79 33-21 22-32 50-32 80 0 29 11 58 32 79 21 20 50 32 79 32z">
          <text:p/>
        </draw:path>
        <draw:path draw:style-name="gr16" draw:text-style-name="P6" draw:layer="layout" svg:width="0.223cm" svg:height="0.224cm" svg:x="37.522cm" svg:y="3.69cm" svg:viewBox="0 0 224 225" svg:d="M113 225c29 0 58-13 78-34 21-21 33-49 33-79s-12-58-33-79c-20-21-49-33-78-33-30 0-58 12-80 33-21 21-33 49-33 79s12 58 33 79c22 21 50 34 80 34z">
          <text:p/>
        </draw:path>
        <draw:path draw:style-name="gr16" draw:text-style-name="P6" draw:layer="layout" svg:width="0.223cm" svg:height="0.223cm" svg:x="39.153cm" svg:y="3.728cm" svg:viewBox="0 0 224 224" svg:d="M111 224c30 0 58-12 79-32 22-22 34-51 34-80 0-30-12-58-34-79-21-21-49-33-79-33-29 0-58 12-79 33s-32 49-32 79c0 29 11 58 32 80 21 20 50 32 79 32z">
          <text:p/>
        </draw:path>
        <draw:path draw:style-name="gr16" draw:text-style-name="P6" draw:layer="layout" svg:width="0.223cm" svg:height="0.223cm" svg:x="37.104cm" svg:y="2.359cm" svg:viewBox="0 0 224 224" svg:d="M113 224c29 0 58-12 79-34 21-21 32-49 32-79 0-29-11-58-32-79s-50-32-79-32c-30 0-58 11-79 32-22 21-34 50-34 79 0 30 12 58 34 79 21 22 49 34 79 34z">
          <text:p/>
        </draw:path>
        <draw:path draw:style-name="gr16" draw:text-style-name="P6" draw:layer="layout" svg:width="0.223cm" svg:height="0.223cm" svg:x="37.901cm" svg:y="3.01cm" svg:viewBox="0 0 224 224" svg:d="M111 224c31 0 59-12 80-33s33-49 33-79c0-29-12-58-33-78-21-21-49-34-80-34-29 0-58 13-79 34-21 20-32 49-32 78 0 30 11 58 32 79s50 33 79 33z">
          <text:p/>
        </draw:path>
        <draw:path draw:style-name="gr16" draw:text-style-name="P6" draw:layer="layout" svg:width="0.223cm" svg:height="0.223cm" svg:x="37.36cm" svg:y="4.192cm" svg:viewBox="0 0 224 224" svg:d="M112 224c29 0 58-11 79-32 20-21 33-51 33-80 0-30-13-58-33-79-21-21-50-33-79-33-30 0-58 12-79 33s-33 49-33 79c0 29 12 59 33 80s49 32 79 32z">
          <text:p/>
        </draw:path>
        <draw:path draw:style-name="gr16" draw:text-style-name="P6" draw:layer="layout" svg:width="0.223cm" svg:height="0.223cm" svg:x="38.226cm" svg:y="3.456cm" svg:viewBox="0 0 224 224" svg:d="M112 224c30 0 58-11 79-32s33-50 33-79c0-30-12-58-33-79s-49-34-79-34c-29 0-58 13-78 34-22 21-34 49-34 79 0 29 12 58 34 79 20 21 49 32 78 32z">
          <text:p/>
        </draw:path>
        <draw:path draw:style-name="gr16" draw:text-style-name="P6" draw:layer="layout" svg:width="0.223cm" svg:height="0.223cm" svg:x="38.768cm" svg:y="3.557cm" svg:viewBox="0 0 224 224" svg:d="M111 224c30 0 59-12 80-33s33-49 33-80c0-29-12-58-33-79s-50-32-80-32c-29 0-58 11-79 32s-32 50-32 79c0 31 11 59 32 80s50 33 79 33z">
          <text:p/>
        </draw:path>
        <draw:path draw:style-name="gr16" draw:text-style-name="P6" draw:layer="layout" svg:width="0.223cm" svg:height="0.223cm" svg:x="39.711cm" svg:y="5.191cm" svg:viewBox="0 0 224 224" svg:d="M113 224c29 0 57-12 78-33s33-49 33-79c0-29-12-58-33-80-21-21-49-32-78-32-31 0-59 11-80 32-21 22-33 51-33 80 0 30 12 58 33 79s49 33 80 33z">
          <text:p/>
        </draw:path>
        <draw:path draw:style-name="gr16" draw:text-style-name="P6" draw:layer="layout" svg:width="0.223cm" svg:height="0.223cm" svg:x="39.619cm" svg:y="4.68cm" svg:viewBox="0 0 224 224" svg:d="M111 224c30 0 58-11 80-32 21-21 33-50 33-80s-12-58-33-79c-22-21-50-33-80-33-29 0-58 12-79 33s-32 49-32 79 11 59 32 80 50 32 79 32z">
          <text:p/>
        </draw:path>
        <draw:path draw:style-name="gr21" draw:text-style-name="P6" draw:layer="layout" svg:width="0.223cm" svg:height="0.223cm" svg:x="40.489cm" svg:y="4.819cm" svg:viewBox="0 0 224 224" svg:d="M111 224c30 0 58-12 79-34 22-21 34-49 34-78 0-30-12-58-34-79-21-21-49-33-79-33-29 0-58 12-79 33s-32 49-32 79c0 29 11 57 32 78 21 22 50 34 79 34z">
          <text:p/>
        </draw:path>
        <draw:path draw:style-name="gr17" draw:text-style-name="P2" draw:layer="layout" svg:width="0.223cm" svg:height="0.223cm" svg:x="40.489cm" svg:y="4.819cm" svg:viewBox="0 0 224 224" svg:d="M111 224c30 0 58-12 79-34 22-21 34-49 34-78 0-30-12-58-34-79-21-21-49-33-79-33-29 0-58 12-79 33s-32 49-32 79c0 29 11 57 32 78 21 22 50 34 79 34z">
          <text:p/>
        </draw:path>
        <draw:path draw:style-name="gr16" draw:text-style-name="P6" draw:layer="layout" svg:width="0.223cm" svg:height="0.223cm" svg:x="39.902cm" svg:y="5.156cm" svg:viewBox="0 0 224 224" svg:d="M111 224c31 0 59-12 80-33s33-49 33-78c0-31-12-59-33-80s-49-33-80-33c-29 0-58 12-79 33s-32 49-32 80c0 29 11 57 32 78s50 33 79 33z">
          <text:p/>
        </draw:path>
        <draw:path draw:style-name="gr16" draw:text-style-name="P6" draw:layer="layout" svg:width="0.223cm" svg:height="0.223cm" svg:x="40.307cm" svg:y="5.446cm" svg:viewBox="0 0 224 224" svg:d="M111 224c30 0 59-11 80-32s33-49 33-79-12-58-33-79c-21-22-50-34-80-34-29 0-58 12-79 34-21 21-32 49-32 79s11 58 32 79 50 32 79 32z">
          <text:p/>
        </draw:path>
        <draw:path draw:style-name="gr16" draw:text-style-name="P6" draw:layer="layout" svg:width="0.223cm" svg:height="0.223cm" svg:x="37.586cm" svg:y="4.079cm" svg:viewBox="0 0 224 224" svg:d="M111 224c30 0 58-11 79-32s34-50 34-79c0-30-13-58-34-80-21-21-49-33-79-33-29 0-58 12-79 33-21 22-32 50-32 80 0 29 11 58 32 79s50 32 79 32z">
          <text:p/>
        </draw:path>
        <draw:path draw:style-name="gr16" draw:text-style-name="P6" draw:layer="layout" svg:width="0.223cm" svg:height="0.224cm" svg:x="39.196cm" svg:y="4.814cm" svg:viewBox="0 0 224 225" svg:d="M112 225c29 0 59-12 80-34 21-21 32-49 32-79s-11-58-32-79-51-33-80-33c-30 0-58 12-79 33s-33 49-33 79 12 58 33 79c21 22 49 34 79 34z">
          <text:p/>
        </draw:path>
        <draw:path draw:style-name="gr16" draw:text-style-name="P6" draw:layer="layout" svg:width="0.223cm" svg:height="0.223cm" svg:x="38.859cm" svg:y="3.084cm" svg:viewBox="0 0 224 224" svg:d="M112 224c30 0 58-12 79-32 21-21 33-51 33-80 0-30-12-58-33-79s-49-33-79-33c-29 0-59 12-79 33-21 21-33 49-33 79 0 29 12 59 33 80 20 20 50 32 79 32z">
          <text:p/>
        </draw:path>
        <draw:path draw:style-name="gr16" draw:text-style-name="P6" draw:layer="layout" svg:width="0.223cm" svg:height="0.223cm" svg:x="40.297cm" svg:y="4.451cm" svg:viewBox="0 0 224 224" svg:d="M112 224c29 0 58-12 80-33 21-21 32-49 32-80 0-29-11-58-32-79-22-21-51-32-80-32-30 0-58 11-79 32s-33 50-33 79c0 31 12 59 33 80s49 33 79 33z">
          <text:p/>
        </draw:path>
        <draw:path draw:style-name="gr16" draw:text-style-name="P6" draw:layer="layout" svg:width="0.223cm" svg:height="0.223cm" svg:x="39.57cm" svg:y="5.214cm" svg:viewBox="0 0 224 224" svg:d="M112 224c30 0 58-12 79-33s33-49 33-79c0-29-12-58-33-78-21-22-49-34-79-34-29 0-58 12-79 34-22 20-33 49-33 78 0 30 11 58 33 79 21 21 50 33 79 33z">
          <text:p/>
        </draw:path>
        <draw:path draw:style-name="gr16" draw:text-style-name="P6" draw:layer="layout" svg:width="0.223cm" svg:height="0.223cm" svg:x="36.833cm" svg:y="3.553cm" svg:viewBox="0 0 224 224" svg:d="M112 224c30 0 58-12 79-33 21-20 33-49 33-79s-12-58-33-79-49-33-79-33c-29 0-59 12-80 33s-32 49-32 79 11 59 32 79c21 21 51 33 80 33z">
          <text:p/>
        </draw:path>
        <draw:path draw:style-name="gr16" draw:text-style-name="P6" draw:layer="layout" svg:width="0.223cm" svg:height="0.223cm" svg:x="39.198cm" svg:y="3.485cm" svg:viewBox="0 0 224 224" svg:d="M112 224c29 0 59-11 80-33 21-21 32-50 32-79 0-30-11-58-32-79s-51-33-80-33c-30 0-58 12-79 33s-33 49-33 79c0 29 12 58 33 79 21 22 49 33 79 33z">
          <text:p/>
        </draw:path>
        <draw:path draw:style-name="gr18" draw:text-style-name="P7" draw:layer="layout" svg:width="0.223cm" svg:height="0.223cm" svg:x="34.063cm" svg:y="1.97cm" svg:viewBox="0 0 224 224" svg:d="M112 224c29 0 59-12 80-33 20-20 32-50 32-79 0-30-12-58-32-79-21-21-51-33-80-33-30 0-58 12-79 33s-33 49-33 79c0 29 12 59 33 79 21 21 49 33 79 33z">
          <text:p/>
        </draw:path>
        <draw:path draw:style-name="gr16" draw:text-style-name="P6" draw:layer="layout" svg:width="0.223cm" svg:height="0.223cm" svg:x="39.398cm" svg:y="2.519cm" svg:viewBox="0 0 224 224" svg:d="M112 224c29 0 58-12 80-33 21-21 32-49 32-79 0-29-11-58-32-80-22-21-51-32-80-32-30 0-58 11-79 32-21 22-33 51-33 80 0 30 12 58 33 79s49 33 79 33z">
          <text:p/>
        </draw:path>
        <draw:path draw:style-name="gr16" draw:text-style-name="P6" draw:layer="layout" svg:width="0.223cm" svg:height="0.223cm" svg:x="37.586cm" svg:y="2.999cm" svg:viewBox="0 0 224 224" svg:d="M112 224c29 0 58-12 79-33s33-49 33-79-12-58-33-79c-21-22-50-33-79-33-30 0-58 11-79 33-21 21-33 49-33 79s12 58 33 79 49 33 79 33z">
          <text:p/>
        </draw:path>
        <draw:path draw:style-name="gr16" draw:text-style-name="P6" draw:layer="layout" svg:width="0.223cm" svg:height="0.223cm" svg:x="36.933cm" svg:y="4.395cm" svg:viewBox="0 0 224 224" svg:d="M111 224c30 0 58-12 79-33 22-22 34-50 34-80 0-29-12-58-34-78-21-21-49-33-79-33-29 0-58 12-79 33-21 20-32 49-32 78 0 30 11 58 32 80 21 21 50 33 79 33z">
          <text:p/>
        </draw:path>
        <draw:path draw:style-name="gr16" draw:text-style-name="P6" draw:layer="layout" svg:width="0.223cm" svg:height="0.223cm" svg:x="37.093cm" svg:y="3.693cm" svg:viewBox="0 0 224 224" svg:d="M112 224c30 0 58-12 79-34 21-21 33-49 33-79 0-29-12-58-33-79s-49-32-79-32c-29 0-58 11-80 32-21 21-32 50-32 79 0 30 11 58 32 79 22 22 51 34 80 34z">
          <text:p/>
        </draw:path>
        <draw:path draw:style-name="gr16" draw:text-style-name="P6" draw:layer="layout" svg:width="0.223cm" svg:height="0.223cm" svg:x="39.469cm" svg:y="3.235cm" svg:viewBox="0 0 224 224" svg:d="M112 224c31 0 59-13 80-34s32-49 32-79c0-29-11-58-32-79s-49-32-80-32c-30 0-58 11-79 32s-33 50-33 79c0 30 12 58 33 79s49 34 79 34z">
          <text:p/>
        </draw:path>
        <draw:path draw:style-name="gr21" draw:text-style-name="P6" draw:layer="layout" svg:width="0.223cm" svg:height="0.223cm" svg:x="37.298cm" svg:y="4.207cm" svg:viewBox="0 0 224 224" svg:d="M113 224c29 0 58-11 79-32s32-51 32-80c0-30-11-58-32-79s-50-33-79-33c-30 0-59 12-80 33s-33 49-33 79c0 29 12 59 33 80s50 32 80 32z">
          <text:p/>
        </draw:path>
        <draw:path draw:style-name="gr17" draw:text-style-name="P2" draw:layer="layout" svg:width="0.223cm" svg:height="0.223cm" svg:x="37.298cm" svg:y="4.207cm" svg:viewBox="0 0 224 224" svg:d="M113 224c29 0 58-11 79-32s32-51 32-80c0-30-11-58-32-79s-50-33-79-33c-30 0-59 12-80 33s-33 49-33 79c0 29 12 59 33 80s50 32 80 32z">
          <text:p/>
        </draw:path>
        <draw:path draw:style-name="gr16" draw:text-style-name="P6" draw:layer="layout" svg:width="0.223cm" svg:height="0.223cm" svg:x="37.038cm" svg:y="2.259cm" svg:viewBox="0 0 224 224" svg:d="M113 224c29 0 58-11 79-32s32-50 32-79c0-31-11-59-32-80s-50-33-79-33c-31 0-59 12-80 33s-33 49-33 80c0 29 12 58 33 79s49 32 80 32z">
          <text:p/>
        </draw:path>
        <draw:path draw:style-name="gr16" draw:text-style-name="P6" draw:layer="layout" svg:width="0.223cm" svg:height="0.224cm" svg:x="39.717cm" svg:y="3.399cm" svg:viewBox="0 0 224 225" svg:d="M113 225c29 0 58-12 79-33s32-49 32-79-11-59-32-80-50-33-79-33c-31 0-59 12-80 33s-33 50-33 80 12 58 33 79 49 33 80 33z">
          <text:p/>
        </draw:path>
        <draw:path draw:style-name="gr16" draw:text-style-name="P6" draw:layer="layout" svg:width="0.223cm" svg:height="0.223cm" svg:x="40.653cm" svg:y="5.599cm" svg:viewBox="0 0 224 224" svg:d="M113 224c29 0 58-11 79-32 20-21 32-50 32-79 0-31-12-59-32-80-21-21-50-33-79-33-30 0-58 12-80 33-21 21-33 49-33 80 0 29 12 58 33 79 22 21 50 32 80 32z">
          <text:p/>
        </draw:path>
        <draw:path draw:style-name="gr16" draw:text-style-name="P6" draw:layer="layout" svg:width="0.224cm" svg:height="0.223cm" svg:x="40.654cm" svg:y="5.359cm" svg:viewBox="0 0 225 224" svg:d="M113 224c30 0 58-12 79-33s33-49 33-79-12-59-33-80c-21-20-49-32-79-32s-58 12-80 32c-21 21-33 50-33 80s12 58 33 79c22 21 50 33 80 33z">
          <text:p/>
        </draw:path>
        <draw:path draw:style-name="gr16" draw:text-style-name="P6" draw:layer="layout" svg:width="0.223cm" svg:height="0.223cm" svg:x="40.486cm" svg:y="5.021cm" svg:viewBox="0 0 224 224" svg:d="M111 224c30 0 58-13 79-34s34-49 34-79c0-29-13-58-34-79s-49-32-79-32c-29 0-57 11-78 32s-33 50-33 79c0 30 12 58 33 79s49 34 78 34z">
          <text:p/>
        </draw:path>
        <draw:path draw:style-name="gr16" draw:text-style-name="P6" draw:layer="layout" svg:width="0.223cm" svg:height="0.223cm" svg:x="37.105cm" svg:y="3.847cm" svg:viewBox="0 0 224 224" svg:d="M113 224c29 0 58-12 79-33s32-49 32-79c0-29-11-59-32-79-21-21-50-33-79-33-30 0-58 12-79 33-22 20-34 50-34 79 0 30 12 58 34 79 21 21 49 33 79 33z">
          <text:p/>
        </draw:path>
        <draw:path draw:style-name="gr16" draw:text-style-name="P6" draw:layer="layout" svg:width="0.223cm" svg:height="0.223cm" svg:x="40.032cm" svg:y="4.533cm" svg:viewBox="0 0 224 224" svg:d="M112 224c29 0 58-11 78-32 21-21 34-50 34-79 0-30-13-58-34-80-20-21-49-33-78-33-30 0-58 12-79 33-21 22-33 50-33 80 0 29 12 58 33 79s49 32 79 32z">
          <text:p/>
        </draw:path>
        <draw:path draw:style-name="gr16" draw:text-style-name="P6" draw:layer="layout" svg:width="0.223cm" svg:height="0.223cm" svg:x="40.271cm" svg:y="4.821cm" svg:viewBox="0 0 224 224" svg:d="M112 224c29 0 58-12 79-34 22-21 33-49 33-79 0-29-11-58-33-79-21-20-50-32-79-32-30 0-58 12-79 32-21 21-33 50-33 79 0 30 12 58 33 79 21 22 49 34 79 34z">
          <text:p/>
        </draw:path>
        <draw:path draw:style-name="gr16" draw:text-style-name="P6" draw:layer="layout" svg:width="0.223cm" svg:height="0.223cm" svg:x="38.693cm" svg:y="3.183cm" svg:viewBox="0 0 224 224" svg:d="M112 224c29 0 58-11 78-32 21-21 34-50 34-79 0-30-13-58-34-80-20-21-49-33-78-33-30 0-58 12-79 33-21 22-33 50-33 80 0 29 12 58 33 79s49 32 79 32z">
          <text:p/>
        </draw:path>
        <draw:path draw:style-name="gr18" draw:text-style-name="P7" draw:layer="layout" svg:width="0.223cm" svg:height="0.224cm" svg:x="33.01cm" svg:y="3.636cm" svg:viewBox="0 0 224 225" svg:d="M112 225c30 0 58-12 79-33s33-49 33-79-12-58-33-80c-21-21-49-33-79-33s-59 12-80 33c-21 22-32 50-32 80s11 58 32 79 50 33 80 33z">
          <text:p/>
        </draw:path>
        <draw:path draw:style-name="gr16" draw:text-style-name="P6" draw:layer="layout" svg:width="0.223cm" svg:height="0.224cm" svg:x="39.577cm" svg:y="2.973cm" svg:viewBox="0 0 224 225" svg:d="M113 225c30 0 58-12 79-33s32-49 32-79-11-58-32-80c-21-21-49-33-79-33s-58 12-79 33c-21 22-34 50-34 80s13 58 34 79 49 33 79 33z">
          <text:p/>
        </draw:path>
        <draw:path draw:style-name="gr16" draw:text-style-name="P6" draw:layer="layout" svg:width="0.223cm" svg:height="0.223cm" svg:x="40.887cm" svg:y="5.616cm" svg:viewBox="0 0 224 224" svg:d="M113 224c29 0 58-12 78-33 21-21 33-49 33-79 0-29-12-59-33-80-20-21-49-32-78-32-30 0-58 11-80 32-21 21-33 51-33 80 0 30 12 58 33 79 22 21 50 33 80 33z">
          <text:p/>
        </draw:path>
        <draw:path draw:style-name="gr16" draw:text-style-name="P6" draw:layer="layout" svg:width="0.223cm" svg:height="0.223cm" svg:x="38.35cm" svg:y="7.161cm" svg:viewBox="0 0 224 224" svg:d="M112 224c30 0 58-12 79-33s33-49 33-79-12-59-33-80c-21-20-49-32-79-32s-58 12-79 32c-21 21-33 50-33 80s12 58 33 79 49 33 79 33z">
          <text:p/>
        </draw:path>
        <draw:path draw:style-name="gr16" draw:text-style-name="P6" draw:layer="layout" svg:width="0.223cm" svg:height="0.224cm" svg:x="40.765cm" svg:y="5.647cm" svg:viewBox="0 0 224 225" svg:d="M111 225c30 0 59-12 80-33s33-49 33-79-12-58-33-80c-21-21-50-33-80-33-29 0-58 12-79 33-20 22-32 50-32 80s12 58 32 79c21 21 50 33 79 33z">
          <text:p/>
        </draw:path>
        <draw:path draw:style-name="gr16" draw:text-style-name="P6" draw:layer="layout" svg:width="0.223cm" svg:height="0.224cm" svg:x="40.676cm" svg:y="5.042cm" svg:viewBox="0 0 224 225" svg:d="M112 225c30 0 58-12 79-34 21-21 33-49 33-79s-12-58-33-79-49-33-79-33-58 12-79 33c-22 21-33 49-33 79s11 58 33 79c21 22 49 34 79 34z">
          <text:p/>
        </draw:path>
        <draw:path draw:style-name="gr16" draw:text-style-name="P6" draw:layer="layout" svg:width="0.224cm" svg:height="0.224cm" svg:x="40.782cm" svg:y="5.333cm" svg:viewBox="0 0 225 225" svg:d="M112 225c31 0 59-12 80-33s33-49 33-80c0-30-12-58-33-79s-49-33-80-33c-30 0-58 12-79 33s-33 49-33 79c0 31 12 59 33 80s49 33 79 33z">
          <text:p/>
        </draw:path>
        <draw:path draw:style-name="gr16" draw:text-style-name="P6" draw:layer="layout" svg:width="0.223cm" svg:height="0.223cm" svg:x="39.133cm" svg:y="3.13cm" svg:viewBox="0 0 224 224" svg:d="M113 224c30 0 58-12 79-33s32-49 32-79-11-59-32-80c-21-20-49-32-79-32s-58 12-79 32c-21 21-34 50-34 80s13 58 34 79 49 33 79 33z">
          <text:p/>
        </draw:path>
        <draw:path draw:style-name="gr16" draw:text-style-name="P6" draw:layer="layout" svg:width="0.223cm" svg:height="0.223cm" svg:x="39.223cm" svg:y="3.891cm" svg:viewBox="0 0 224 224" svg:d="M111 224c31 0 59-11 80-32s33-50 33-79c0-30-12-58-33-79s-49-34-80-34c-29 0-58 13-79 34-20 21-32 49-32 79 0 29 12 58 32 79 21 21 50 32 79 32z">
          <text:p/>
        </draw:path>
        <draw:path draw:style-name="gr16" draw:text-style-name="P6" draw:layer="layout" svg:width="0.223cm" svg:height="0.223cm" svg:x="39.861cm" svg:y="5.474cm" svg:viewBox="0 0 224 224" svg:d="M111 224c30 0 59-13 80-34s33-49 33-79c0-29-12-58-33-79s-50-32-80-32c-29 0-58 11-79 32-20 21-32 50-32 79 0 30 12 58 32 79 21 21 50 34 79 34z">
          <text:p/>
        </draw:path>
        <draw:path draw:style-name="gr16" draw:text-style-name="P6" draw:layer="layout" svg:width="0.223cm" svg:height="0.223cm" svg:x="39.617cm" svg:y="4.57cm" svg:viewBox="0 0 224 224" svg:d="M111 224c30 0 58-12 80-33 21-21 33-49 33-79 0-29-12-58-33-79-22-21-50-33-80-33-29 0-58 12-79 33s-32 50-32 79c0 30 11 58 32 79s50 33 79 33z">
          <text:p/>
        </draw:path>
        <draw:path draw:style-name="gr16" draw:text-style-name="P6" draw:layer="layout" svg:width="0.223cm" svg:height="0.223cm" svg:x="40.788cm" svg:y="4.977cm" svg:viewBox="0 0 224 224" svg:d="M111 224c31 0 59-11 80-32s33-50 33-79c0-30-12-58-33-80-21-21-49-33-80-33-29 0-57 12-78 33-21 22-33 50-33 80 0 29 12 58 33 79s49 32 78 32z">
          <text:p/>
        </draw:path>
        <draw:path draw:style-name="gr16" draw:text-style-name="P6" draw:layer="layout" svg:width="0.223cm" svg:height="0.223cm" svg:x="40.327cm" svg:y="5.054cm" svg:viewBox="0 0 224 224" svg:d="M112 224c29 0 59-12 79-33 21-22 33-50 33-80 0-29-12-58-33-79-20-21-50-32-79-32-30 0-58 11-79 32s-33 50-33 79c0 30 12 58 33 80 21 21 49 33 79 33z">
          <text:p/>
        </draw:path>
        <draw:path draw:style-name="gr16" draw:text-style-name="P6" draw:layer="layout" svg:width="0.223cm" svg:height="0.223cm" svg:x="40.465cm" svg:y="5.53cm" svg:viewBox="0 0 224 224" svg:d="M112 224c30 0 58-11 79-32s33-51 33-80c0-30-12-58-33-79s-49-33-79-33c-29 0-58 12-79 33-20 21-33 49-33 79 0 29 13 59 33 80 21 21 50 32 79 32z">
          <text:p/>
        </draw:path>
        <draw:path draw:style-name="gr18" draw:text-style-name="P7" draw:layer="layout" svg:width="0.223cm" svg:height="0.223cm" svg:x="31.306cm" svg:y="7.246cm" svg:viewBox="0 0 224 224" svg:d="M112 224c30 0 58-11 79-32s33-50 33-79c0-30-12-58-33-79s-49-34-79-34-58 13-79 34c-22 21-33 49-33 79 0 29 11 58 33 79 21 21 49 32 79 32z">
          <text:p/>
        </draw:path>
        <draw:path draw:style-name="gr18" draw:text-style-name="P7" draw:layer="layout" svg:width="0.223cm" svg:height="0.224cm" svg:x="34.65cm" svg:y="3.95cm" svg:viewBox="0 0 224 225" svg:d="M112 225c30 0 58-12 79-33 21-22 33-50 33-80s-12-58-33-79-49-33-79-33c-29 0-58 12-79 33-22 21-33 49-33 79s11 58 33 80c21 21 50 33 79 33z">
          <text:p/>
        </draw:path>
        <draw:path draw:style-name="gr18" draw:text-style-name="P7" draw:layer="layout" svg:width="0.223cm" svg:height="0.223cm" svg:x="30.161cm" svg:y="4.509cm" svg:viewBox="0 0 224 224" svg:d="M112 224c30 0 58-11 79-32s33-50 33-79c0-30-12-59-33-80s-49-33-79-33c-29 0-59 12-80 33s-32 50-32 80c0 29 11 58 32 79s51 32 80 32z">
          <text:p/>
        </draw:path>
        <draw:path draw:style-name="gr18" draw:text-style-name="P7" draw:layer="layout" svg:width="0.224cm" svg:height="0.223cm" svg:x="30.817cm" svg:y="6.406cm" svg:viewBox="0 0 225 224" svg:d="M113 224c30 0 58-12 79-33 21-22 33-50 33-80s-12-58-33-79-49-32-79-32-59 11-80 32-33 49-33 79 12 58 33 80c21 21 50 33 80 33z">
          <text:p/>
        </draw:path>
        <draw:path draw:style-name="gr18" draw:text-style-name="P7" draw:layer="layout" svg:width="0.223cm" svg:height="0.224cm" svg:x="30.81cm" svg:y="6.292cm" svg:viewBox="0 0 224 225" svg:d="M112 225c30 0 58-12 79-33s33-49 33-79-12-59-33-80-49-33-79-33c-29 0-59 12-80 33s-32 50-32 80 11 58 32 79 51 33 80 33z">
          <text:p/>
        </draw:path>
        <draw:path draw:style-name="gr18" draw:text-style-name="P7" draw:layer="layout" svg:width="0.223cm" svg:height="0.223cm" svg:x="31.36cm" svg:y="6.837cm" svg:viewBox="0 0 224 224" svg:d="M112 224c29 0 58-12 79-32 21-22 33-51 33-80 0-30-12-58-33-79s-50-33-79-33c-30 0-58 12-79 33s-33 49-33 79c0 29 12 58 33 80 21 20 49 32 79 32z">
          <text:p/>
        </draw:path>
        <draw:path draw:style-name="gr18" draw:text-style-name="P7" draw:layer="layout" svg:width="0.223cm" svg:height="0.223cm" svg:x="31.085cm" svg:y="6.755cm" svg:viewBox="0 0 224 224" svg:d="M113 224c29 0 58-12 79-32 21-21 32-50 32-79 0-30-11-58-32-80-21-21-50-33-79-33-30 0-58 12-79 33-22 22-34 50-34 80 0 29 12 58 34 79 21 20 49 32 79 32z">
          <text:p/>
        </draw:path>
        <draw:path draw:style-name="gr18" draw:text-style-name="P7" draw:layer="layout" svg:width="0.223cm" svg:height="0.223cm" svg:x="31.762cm" svg:y="7.18cm" svg:viewBox="0 0 224 224" svg:d="M112 224c30 0 58-12 79-33s33-49 33-79c0-29-12-59-33-80s-49-32-79-32c-29 0-58 11-79 32-22 21-33 51-33 80 0 30 11 58 33 79 21 21 50 33 79 33z">
          <text:p/>
        </draw:path>
        <draw:path draw:style-name="gr19" draw:text-style-name="P12" draw:layer="layout" svg:width="0.223cm" svg:height="0.223cm" svg:x="33.157cm" svg:y="8.167cm" svg:viewBox="0 0 224 224" svg:d="M111 224c30 0 58-11 80-33 21-21 33-49 33-79s-12-58-33-79c-22-21-50-33-80-33-29 0-58 12-79 33s-32 49-32 79 11 58 32 79c21 22 50 33 79 33z">
          <text:p/>
        </draw:path>
        <draw:path draw:style-name="gr18" draw:text-style-name="P7" draw:layer="layout" svg:width="0.223cm" svg:height="0.223cm" svg:x="32.642cm" svg:y="4.207cm" svg:viewBox="0 0 224 224" svg:d="M112 224c30 0 58-11 79-32s33-51 33-80c0-30-12-58-33-79s-49-33-79-33c-29 0-58 12-79 33s-33 49-33 79c0 29 12 59 33 80s50 32 79 32z">
          <text:p/>
        </draw:path>
        <draw:path draw:style-name="gr18" draw:text-style-name="P7" draw:layer="layout" svg:width="0.223cm" svg:height="0.223cm" svg:x="32.725cm" svg:y="4.308cm" svg:viewBox="0 0 224 224" svg:d="M112 224c29 0 59-11 80-32 20-21 32-50 32-79 0-30-12-58-32-80-21-21-51-33-80-33-30 0-58 12-79 33-21 22-33 50-33 80 0 29 12 58 33 79s49 32 79 32z">
          <text:p/>
        </draw:path>
        <draw:path draw:style-name="gr18" draw:text-style-name="P7" draw:layer="layout" svg:width="0.223cm" svg:height="0.224cm" svg:x="31.393cm" svg:y="6.811cm" svg:viewBox="0 0 224 225" svg:d="M112 225c29 0 59-13 80-34s32-49 32-79-11-58-32-79-51-33-80-33c-30 0-58 12-79 33s-33 49-33 79 12 58 33 79 49 34 79 34z">
          <text:p/>
        </draw:path>
        <draw:path draw:style-name="gr18" draw:text-style-name="P7" draw:layer="layout" svg:width="0.223cm" svg:height="0.223cm" svg:x="32.631cm" svg:y="4.266cm" svg:viewBox="0 0 224 224" svg:d="M113 224c29 0 58-12 79-33 20-21 32-49 32-79 0-31-12-59-32-80-21-21-50-32-79-32-30 0-58 11-80 32-21 21-33 49-33 80 0 30 12 58 33 79 22 21 50 33 80 33z">
          <text:p/>
        </draw:path>
        <draw:path draw:style-name="gr16" draw:text-style-name="P6" draw:layer="layout" svg:width="0.223cm" svg:height="0.223cm" svg:x="38.883cm" svg:y="3.308cm" svg:viewBox="0 0 224 224" svg:d="M112 224c30 0 58-12 79-32 21-21 33-51 33-80 0-30-12-58-33-79s-49-33-79-33c-29 0-58 12-79 33-22 21-33 49-33 79 0 29 11 59 33 80 21 20 50 32 79 32z">
          <text:p/>
        </draw:path>
        <draw:path draw:style-name="gr16" draw:text-style-name="P6" draw:layer="layout" svg:width="0.223cm" svg:height="0.224cm" svg:x="38.802cm" svg:y="3.406cm" svg:viewBox="0 0 224 225" svg:d="M111 225c31 0 59-12 80-33s33-49 33-79-12-58-33-80c-21-21-49-33-80-33-29 0-58 12-79 33-21 22-32 50-32 80s11 58 32 79 50 33 79 33z">
          <text:p/>
        </draw:path>
        <draw:path draw:style-name="gr16" draw:text-style-name="P6" draw:layer="layout" svg:width="0.223cm" svg:height="0.224cm" svg:x="38.967cm" svg:y="2.858cm" svg:viewBox="0 0 224 225" svg:d="M112 225c29 0 57-12 79-33 21-21 33-50 33-80s-12-58-33-79c-22-21-50-33-79-33-30 0-58 12-79 33s-33 49-33 79 12 59 33 80 49 33 79 33z">
          <text:p/>
        </draw:path>
        <draw:path draw:style-name="gr16" draw:text-style-name="P6" draw:layer="layout" svg:width="0.223cm" svg:height="0.223cm" svg:x="37.06cm" svg:y="6.647cm" svg:viewBox="0 0 224 224" svg:d="M113 224c29 0 58-12 79-32 21-21 32-51 32-80 0-30-11-58-32-79s-50-33-79-33c-30 0-59 12-80 33s-33 49-33 79c0 29 12 59 33 80 21 20 50 32 80 32z">
          <text:p/>
        </draw:path>
        <draw:path draw:style-name="gr18" draw:text-style-name="P7" draw:layer="layout" svg:width="0.223cm" svg:height="0.223cm" svg:x="36.316cm" svg:y="3.339cm" svg:viewBox="0 0 224 224" svg:d="M111 224c30 0 59-12 80-33s33-49 33-79-12-58-33-79-50-33-80-33c-29 0-58 12-79 33s-32 49-32 79 11 58 32 79 50 33 79 33z">
          <text:p/>
        </draw:path>
        <draw:path draw:style-name="gr16" draw:text-style-name="P6" draw:layer="layout" svg:width="0.223cm" svg:height="0.223cm" svg:x="37.492cm" svg:y="2.068cm" svg:viewBox="0 0 224 224" svg:d="M113 224c29 0 58-12 78-33 21-21 33-49 33-78 0-30-12-58-33-80-20-21-49-33-78-33-31 0-59 12-80 33-21 22-33 50-33 80 0 29 12 57 33 78s49 33 80 33z">
          <text:p/>
        </draw:path>
        <draw:path draw:style-name="gr19" draw:text-style-name="P12" draw:layer="layout" svg:width="0.223cm" svg:height="0.223cm" svg:x="33.173cm" svg:y="8.248cm" svg:viewBox="0 0 224 224" svg:d="M112 224c29 0 59-12 80-33s32-49 32-79-11-58-32-79-51-33-80-33c-30 0-58 12-79 33s-33 49-33 79 12 58 33 79 49 33 79 33z">
          <text:p/>
        </draw:path>
        <draw:path draw:style-name="gr18" draw:text-style-name="P7" draw:layer="layout" svg:width="0.223cm" svg:height="0.223cm" svg:x="32.506cm" svg:y="4.2cm" svg:viewBox="0 0 224 224" svg:d="M111 224c30 0 59-12 80-33s33-50 33-80c0-29-12-58-33-79s-50-32-80-32c-29 0-58 11-79 32s-32 50-32 79c0 30 11 59 32 80s50 33 79 33z">
          <text:p/>
        </draw:path>
        <draw:path draw:style-name="gr16" draw:text-style-name="P6" draw:layer="layout" svg:width="0.223cm" svg:height="0.224cm" svg:x="39.004cm" svg:y="3.363cm" svg:viewBox="0 0 224 225" svg:d="M111 225c31 0 59-12 80-33s33-49 33-79c0-31-12-59-33-80s-49-33-80-33c-29 0-58 12-78 33-21 21-33 49-33 80 0 30 12 58 33 79 20 21 49 33 78 33z">
          <text:p/>
        </draw:path>
        <draw:path draw:style-name="gr19" draw:text-style-name="P12" draw:layer="layout" svg:width="0.223cm" svg:height="0.223cm" svg:x="34.51cm" svg:y="8.16cm" svg:viewBox="0 0 224 224" svg:d="M112 224c29 0 59-12 80-34 20-21 32-49 32-79 0-29-12-58-32-79-21-21-51-32-80-32-30 0-58 11-79 32s-33 50-33 79c0 30 12 58 33 79 21 22 49 34 79 34z">
          <text:p/>
        </draw:path>
        <draw:path draw:style-name="gr19" draw:text-style-name="P12" draw:layer="layout" svg:width="0.223cm" svg:height="0.223cm" svg:x="33.734cm" svg:y="10.138cm" svg:viewBox="0 0 224 224" svg:d="M112 224c30 0 58-11 79-32s33-50 33-79c0-30-12-58-33-79s-49-34-79-34c-29 0-58 13-80 34-21 21-32 49-32 79 0 29 11 58 32 79 22 21 51 32 80 32z">
          <text:p/>
        </draw:path>
        <draw:path draw:style-name="gr16" draw:text-style-name="P6" draw:layer="layout" svg:width="0.223cm" svg:height="0.223cm" svg:x="38.906cm" svg:y="2.784cm" svg:viewBox="0 0 224 224" svg:d="M113 224c29 0 57-12 78-33s33-49 33-79c0-29-12-58-33-79s-49-33-78-33c-30 0-58 12-79 33s-34 50-34 79c0 30 13 58 34 79s49 33 79 33z">
          <text:p/>
        </draw:path>
        <draw:path draw:style-name="gr16" draw:text-style-name="P6" draw:layer="layout" svg:width="0.223cm" svg:height="0.224cm" svg:x="37.604cm" svg:y="3.302cm" svg:viewBox="0 0 224 225" svg:d="M112 225c29 0 58-12 78-33 22-21 34-50 34-80s-12-58-34-79c-20-21-49-33-78-33-30 0-58 12-79 33s-33 49-33 79 12 59 33 80 49 33 79 33z">
          <text:p/>
        </draw:path>
        <draw:path draw:style-name="gr16" draw:text-style-name="P6" draw:layer="layout" svg:width="0.223cm" svg:height="0.223cm" svg:x="37.732cm" svg:y="2.975cm" svg:viewBox="0 0 224 224" svg:d="M113 224c29 0 58-12 79-33 20-21 32-49 32-78 0-30-12-58-32-80-21-21-50-33-79-33-30 0-59 12-80 33-21 22-33 50-33 80 0 29 12 57 33 78s50 33 80 33z">
          <text:p/>
        </draw:path>
        <draw:path draw:style-name="gr16" draw:text-style-name="P6" draw:layer="layout" svg:width="0.223cm" svg:height="0.223cm" svg:x="38.191cm" svg:y="3.278cm" svg:viewBox="0 0 224 224" svg:d="M113 224c29 0 58-12 79-33 21-22 32-50 32-80 0-29-11-58-32-79s-50-32-79-32c-30 0-58 11-80 32-21 21-33 50-33 79 0 30 12 58 33 80 22 21 50 33 80 33z">
          <text:p/>
        </draw:path>
        <draw:path draw:style-name="gr18" draw:text-style-name="P7" draw:layer="layout" svg:width="0.223cm" svg:height="0.223cm" svg:x="30.8cm" svg:y="4.472cm" svg:viewBox="0 0 224 224" svg:d="M113 224c30 0 58-12 79-33s32-49 32-79-11-59-32-80c-21-20-49-32-79-32-31 0-59 12-80 32-21 21-33 50-33 80s12 58 33 79 49 33 80 33z">
          <text:p/>
        </draw:path>
        <draw:path draw:style-name="gr18" draw:text-style-name="P7" draw:layer="layout" svg:width="0.223cm" svg:height="0.223cm" svg:x="30.4cm" svg:y="4.453cm" svg:viewBox="0 0 224 224" svg:d="M112 224c30 0 58-12 79-33s33-49 33-80c0-29-12-58-33-79-21-20-49-32-79-32-29 0-58 12-80 32-21 21-32 50-32 79 0 31 11 59 32 80 22 21 51 33 80 33z">
          <text:p/>
        </draw:path>
        <draw:path draw:style-name="gr18" draw:text-style-name="P7" draw:layer="layout" svg:width="0.223cm" svg:height="0.223cm" svg:x="30.693cm" svg:y="4.329cm" svg:viewBox="0 0 224 224" svg:d="M112 224c29 0 58-12 78-33 22-21 34-49 34-79 0-29-12-58-34-78-20-22-49-34-78-34-30 0-58 12-79 34-21 20-33 49-33 78 0 30 12 58 33 79s49 33 79 33z">
          <text:p/>
        </draw:path>
        <draw:path draw:style-name="gr18" draw:text-style-name="P7" draw:layer="layout" svg:width="0.223cm" svg:height="0.223cm" svg:x="30.268cm" svg:y="4.433cm" svg:viewBox="0 0 224 224" svg:d="M112 224c29 0 58-12 79-33s33-49 33-80c0-29-12-58-33-79s-50-32-79-32c-30 0-58 11-79 32s-33 50-33 79c0 31 12 59 33 80s49 33 79 33z">
          <text:p/>
        </draw:path>
        <draw:path draw:style-name="gr18" draw:text-style-name="P7" draw:layer="layout" svg:width="0.224cm" svg:height="0.223cm" svg:x="35.919cm" svg:y="3.435cm" svg:viewBox="0 0 225 224" svg:d="M113 224c30 0 58-12 79-33s33-49 33-79c0-29-12-58-33-79s-49-33-79-33c-31 0-59 12-80 33s-33 50-33 79c0 30 12 58 33 79s49 33 80 33z">
          <text:p/>
        </draw:path>
        <draw:path draw:style-name="gr18" draw:text-style-name="P7" draw:layer="layout" svg:width="0.223cm" svg:height="0.223cm" svg:x="30.85cm" svg:y="4.444cm" svg:viewBox="0 0 224 224" svg:d="M113 224c29 0 58-12 79-33s32-49 32-80c0-29-11-58-32-79s-50-32-79-32c-30 0-58 11-80 32-21 21-33 50-33 79 0 31 12 59 33 80 22 21 50 33 80 33z">
          <text:p/>
        </draw:path>
        <draw:path draw:style-name="gr18" draw:text-style-name="P7" draw:layer="layout" svg:width="0.223cm" svg:height="0.223cm" svg:x="30.461cm" svg:y="4.369cm" svg:viewBox="0 0 224 224" svg:d="M112 224c29 0 58-12 78-34 22-21 34-49 34-79 0-29-12-58-34-78-20-21-49-33-78-33-30 0-58 12-79 33-21 20-33 49-33 78 0 30 12 58 33 79 21 22 49 34 79 34z">
          <text:p/>
        </draw:path>
        <draw:path draw:style-name="gr18" draw:text-style-name="P7" draw:layer="layout" svg:width="0.223cm" svg:height="0.223cm" svg:x="30.604cm" svg:y="4.133cm" svg:viewBox="0 0 224 224" svg:d="M112 224c30 0 58-12 79-33s33-50 33-79c0-30-12-58-33-79s-49-33-79-33c-29 0-59 12-80 33-20 21-32 49-32 79 0 29 12 58 32 79 21 21 51 33 80 33z">
          <text:p/>
        </draw:path>
        <draw:path draw:style-name="gr18" draw:text-style-name="P7" draw:layer="layout" svg:width="0.223cm" svg:height="0.223cm" svg:x="30.746cm" svg:y="4.223cm" svg:viewBox="0 0 224 224" svg:d="M112 224c30 0 59-11 80-32 20-21 32-50 32-80s-12-58-32-79c-21-21-50-33-80-33s-58 12-79 33-33 49-33 79 12 59 33 80 49 32 79 32z">
          <text:p/>
        </draw:path>
        <draw:path draw:style-name="gr18" draw:text-style-name="P7" draw:layer="layout" svg:width="0.223cm" svg:height="0.224cm" svg:x="32.034cm" svg:y="4.525cm" svg:viewBox="0 0 224 225" svg:d="M112 225c29 0 58-12 80-33 20-21 32-49 32-79s-12-58-32-80c-22-21-51-33-80-33-30 0-58 12-79 33-21 22-33 50-33 80s12 58 33 79 49 33 79 33z">
          <text:p/>
        </draw:path>
        <draw:path draw:style-name="gr18" draw:text-style-name="P7" draw:layer="layout" svg:width="0.223cm" svg:height="0.223cm" svg:x="30.842cm" svg:y="4.305cm" svg:viewBox="0 0 224 224" svg:d="M112 224c30 0 58-12 79-33s33-49 33-79c0-29-12-57-33-79-21-21-49-33-79-33-29 0-58 12-80 33-21 22-32 50-32 79 0 30 11 58 32 79 22 21 51 33 80 33z">
          <text:p/>
        </draw:path>
        <draw:path draw:style-name="gr18" draw:text-style-name="P7" draw:layer="layout" svg:width="0.223cm" svg:height="0.224cm" svg:x="30.395cm" svg:y="4.303cm" svg:viewBox="0 0 224 225" svg:d="M112 225c30 0 58-12 79-33s33-49 33-79-12-58-33-80c-21-21-49-33-79-33-29 0-57 12-79 33-21 22-33 50-33 80s12 58 33 79c22 21 50 33 79 33z">
          <text:p/>
        </draw:path>
        <draw:path draw:style-name="gr9" draw:text-style-name="P7" draw:layer="layout" svg:width="0.223cm" svg:height="0.223cm" svg:x="31.782cm" svg:y="4.666cm" svg:viewBox="0 0 224 224" svg:d="M111 224c30 0 58-11 79-32s34-50 34-80-13-58-34-79-49-33-79-33c-29 0-58 12-79 33s-32 49-32 79 11 59 32 80 50 32 79 32z">
          <text:p/>
        </draw:path>
        <draw:path draw:style-name="gr17" draw:text-style-name="P2" draw:layer="layout" svg:width="0.223cm" svg:height="0.223cm" svg:x="31.782cm" svg:y="4.666cm" svg:viewBox="0 0 224 224" svg:d="M111 224c30 0 58-11 79-32s34-50 34-80-13-58-34-79-49-33-79-33c-29 0-58 12-79 33s-32 49-32 79 11 59 32 80 50 32 79 32z">
          <text:p/>
        </draw:path>
        <draw:path draw:style-name="gr18" draw:text-style-name="P7" draw:layer="layout" svg:width="0.223cm" svg:height="0.223cm" svg:x="30.594cm" svg:y="4.096cm" svg:viewBox="0 0 224 224" svg:d="M112 224c30 0 58-12 79-33s33-49 33-79-12-58-33-79c-21-22-49-33-79-33-29 0-59 11-80 33-21 21-32 49-32 79s11 58 32 79 51 33 80 33z">
          <text:p/>
        </draw:path>
        <draw:path draw:style-name="gr18" draw:text-style-name="P7" draw:layer="layout" svg:width="0.223cm" svg:height="0.223cm" svg:x="31.79cm" svg:y="4.693cm" svg:viewBox="0 0 224 224" svg:d="M111 224c30 0 58-12 79-33 22-20 34-49 34-78 0-31-12-59-34-80-21-21-49-33-79-33-29 0-58 12-78 33-21 21-33 49-33 80 0 29 12 58 33 78 20 21 49 33 78 33z">
          <text:p/>
        </draw:path>
        <draw:path draw:style-name="gr18" draw:text-style-name="P7" draw:layer="layout" svg:width="0.223cm" svg:height="0.223cm" svg:x="31.678cm" svg:y="4.766cm" svg:viewBox="0 0 224 224" svg:d="M113 224c29 0 58-11 78-32 21-21 33-50 33-79 0-30-12-58-33-79-20-22-49-34-78-34-31 0-59 12-80 34-21 21-33 49-33 79 0 29 12 58 33 79s49 32 80 32z">
          <text:p/>
        </draw:path>
        <draw:path draw:style-name="gr16" draw:text-style-name="P6" draw:layer="layout" svg:width="0.223cm" svg:height="0.223cm" svg:x="37.254cm" svg:y="2.949cm" svg:viewBox="0 0 224 224" svg:d="M113 224c29 0 58-12 79-33s32-49 32-79c0-29-11-59-32-79-21-21-50-33-79-33-31 0-59 12-80 33-21 20-33 50-33 79 0 30 12 58 33 79s49 33 80 33z">
          <text:p/>
        </draw:path>
        <draw:path draw:style-name="gr19" draw:text-style-name="P12" draw:layer="layout" svg:width="0.223cm" svg:height="0.223cm" svg:x="33.299cm" svg:y="10.529cm" svg:viewBox="0 0 224 224" svg:d="M113 224c29 0 58-12 79-33s32-49 32-79c0-29-11-59-32-80-21-20-50-32-79-32-30 0-58 12-80 32-21 21-33 51-33 80 0 30 12 58 33 79 22 21 50 33 80 33z">
          <text:p/>
        </draw:path>
        <draw:path draw:style-name="gr18" draw:text-style-name="P7" draw:layer="layout" svg:width="0.223cm" svg:height="0.223cm" svg:x="31.9cm" svg:y="4.909cm" svg:viewBox="0 0 224 224" svg:d="M113 224c29 0 58-12 79-33 20-21 32-49 32-79s-12-58-32-79c-21-21-50-33-79-33-31 0-59 12-80 33s-33 49-33 79 12 58 33 79 49 33 80 33z">
          <text:p/>
        </draw:path>
        <draw:path draw:style-name="gr19" draw:text-style-name="P12" draw:layer="layout" svg:width="0.223cm" svg:height="0.223cm" svg:x="34.652cm" svg:y="8.099cm" svg:viewBox="0 0 224 224" svg:d="M112 224c30 0 58-11 79-32s33-50 33-79c0-30-12-58-33-80-21-21-49-33-79-33-29 0-58 12-79 33-21 22-33 50-33 80 0 29 12 58 33 79s50 32 79 32z">
          <text:p/>
        </draw:path>
        <draw:path draw:style-name="gr18" draw:text-style-name="P7" draw:layer="layout" svg:width="0.223cm" svg:height="0.223cm" svg:x="34.404cm" svg:y="3.078cm" svg:viewBox="0 0 224 224" svg:d="M112 224c30 0 58-12 79-33s33-50 33-79c0-30-12-58-33-79s-49-33-79-33c-29 0-58 12-80 33-21 21-32 49-32 79 0 29 11 58 32 79 22 21 51 33 80 33z">
          <text:p/>
        </draw:path>
        <draw:path draw:style-name="gr18" draw:text-style-name="P7" draw:layer="layout" svg:width="0.223cm" svg:height="0.224cm" svg:x="31.614cm" svg:y="6.281cm" svg:viewBox="0 0 224 225" svg:d="M111 225c30 0 59-12 80-33s33-49 33-79-12-59-33-80-50-33-80-33c-29 0-58 12-79 33s-32 50-32 80 11 58 32 79 50 33 79 33z">
          <text:p/>
        </draw:path>
        <draw:path draw:style-name="gr18" draw:text-style-name="P7" draw:layer="layout" svg:width="0.223cm" svg:height="0.223cm" svg:x="31.57cm" svg:y="6.327cm" svg:viewBox="0 0 224 224" svg:d="M112 224c29 0 58-12 79-33 22-21 33-49 33-79 0-29-11-58-33-78-21-22-50-34-79-34-30 0-58 12-79 34-21 20-33 49-33 78 0 30 12 58 33 79s49 33 79 33z">
          <text:p/>
        </draw:path>
        <draw:path draw:style-name="gr18" draw:text-style-name="P7" draw:layer="layout" svg:width="0.223cm" svg:height="0.223cm" svg:x="32.523cm" svg:y="4.448cm" svg:viewBox="0 0 224 224" svg:d="M112 224c29 0 59-12 80-33s32-49 32-80c0-29-11-57-32-78s-51-33-80-33c-30 0-58 12-79 33s-33 49-33 78c0 31 12 59 33 80s49 33 79 33z">
          <text:p/>
        </draw:path>
        <draw:path draw:style-name="gr18" draw:text-style-name="P7" draw:layer="layout" svg:width="0.223cm" svg:height="0.223cm" svg:x="33.036cm" svg:y="3.743cm" svg:viewBox="0 0 224 224" svg:d="M113 224c29 0 58-12 79-33s32-50 32-80c0-29-11-57-32-78s-50-33-79-33c-30 0-59 12-80 33s-33 49-33 78c0 30 12 59 33 80s50 33 80 33z">
          <text:p/>
        </draw:path>
        <draw:path draw:style-name="gr16" draw:text-style-name="P6" draw:layer="layout" svg:width="0.223cm" svg:height="0.223cm" svg:x="38.719cm" svg:y="3.948cm" svg:viewBox="0 0 224 224" svg:d="M112 224c29 0 58-12 79-33 22-22 33-50 33-80 0-29-11-58-33-78-21-21-50-33-79-33-30 0-58 12-79 33-21 20-33 49-33 78 0 30 12 58 33 80 21 21 49 33 79 33z">
          <text:p/>
        </draw:path>
        <draw:path draw:style-name="gr16" draw:text-style-name="P6" draw:layer="layout" svg:width="0.223cm" svg:height="0.223cm" svg:x="37.021cm" svg:y="2.699cm" svg:viewBox="0 0 224 224" svg:d="M112 224c30 0 58-11 79-32s33-50 33-79c0-31-12-59-33-80s-49-33-79-33-59 12-79 33c-21 21-33 49-33 80 0 29 12 58 33 79 20 21 49 32 79 32z">
          <text:p/>
        </draw:path>
        <draw:path draw:style-name="gr16" draw:text-style-name="P6" draw:layer="layout" svg:width="0.223cm" svg:height="0.223cm" svg:x="36.99cm" svg:y="2.688cm" svg:viewBox="0 0 224 224" svg:d="M111 224c31 0 59-12 80-32 21-21 33-50 33-79 0-31-12-59-33-80s-49-33-80-33c-29 0-58 12-79 33-20 21-32 49-32 80 0 29 12 58 32 79 21 20 50 32 79 32z">
          <text:p/>
        </draw:path>
        <draw:path draw:style-name="gr16" draw:text-style-name="P6" draw:layer="layout" svg:width="0.223cm" svg:height="0.223cm" svg:x="37.153cm" svg:y="3.033cm" svg:viewBox="0 0 224 224" svg:d="M111 224c30 0 58-11 79-33 22-21 34-50 34-79 0-30-12-58-34-79-21-21-49-33-79-33-29 0-58 12-79 33s-32 49-32 79c0 29 11 58 32 79 21 22 50 33 79 33z">
          <text:p/>
        </draw:path>
        <draw:path draw:style-name="gr16" draw:text-style-name="P6" draw:layer="layout" svg:width="0.223cm" svg:height="0.223cm" svg:x="38.543cm" svg:y="7.435cm" svg:viewBox="0 0 224 224" svg:d="M112 224c29 0 58-12 79-33s33-49 33-79c0-29-12-58-33-79s-50-33-79-33c-30 0-58 12-79 33s-33 50-33 79c0 30 12 58 33 79s49 33 79 33z">
          <text:p/>
        </draw:path>
        <draw:path draw:style-name="gr18" draw:text-style-name="P7" draw:layer="layout" svg:width="0.223cm" svg:height="0.223cm" svg:x="34.855cm" svg:y="5.125cm" svg:viewBox="0 0 224 224" svg:d="M113 224c29 0 58-12 79-33s32-49 32-80c0-29-11-57-32-78s-50-33-79-33c-30 0-58 12-80 33-21 21-33 49-33 78 0 31 12 59 33 80 22 21 50 33 80 33z">
          <text:p/>
        </draw:path>
        <draw:path draw:style-name="gr16" draw:text-style-name="P6" draw:layer="layout" svg:width="0.223cm" svg:height="0.223cm" svg:x="36.498cm" svg:y="3.82cm" svg:viewBox="0 0 224 224" svg:d="M112 224c29 0 58-11 80-32 21-21 32-49 32-79 0-31-11-59-32-80-22-21-51-33-80-33-30 0-58 12-79 33s-33 49-33 80c0 30 12 58 33 79s49 32 79 32z">
          <text:p/>
        </draw:path>
        <draw:path draw:style-name="gr16" draw:text-style-name="P6" draw:layer="layout" svg:width="0.223cm" svg:height="0.223cm" svg:x="37.288cm" svg:y="2.665cm" svg:viewBox="0 0 224 224" svg:d="M112 224c30 0 58-11 79-32s33-50 33-80-12-58-33-79-49-33-79-33c-29 0-59 12-80 33-20 21-32 49-32 79s12 59 32 80c21 21 51 32 80 32z">
          <text:p/>
        </draw:path>
        <draw:path draw:style-name="gr18" draw:text-style-name="P7" draw:layer="layout" svg:width="0.224cm" svg:height="0.223cm" svg:x="31.534cm" svg:y="6.233cm" svg:viewBox="0 0 225 224" svg:d="M113 224c30 0 58-12 79-33s33-49 33-80c0-29-12-57-33-78s-49-33-79-33-58 12-79 33c-22 21-34 49-34 78 0 31 12 59 34 80 21 21 49 33 79 33z">
          <text:p/>
        </draw:path>
        <draw:path draw:style-name="gr16" draw:text-style-name="P6" draw:layer="layout" svg:width="0.223cm" svg:height="0.223cm" svg:x="37.131cm" svg:y="2.767cm" svg:viewBox="0 0 224 224" svg:d="M111 224c30 0 58-12 79-33s34-49 34-79c0-29-13-58-34-79s-49-33-79-33c-29 0-58 12-79 33s-32 50-32 79c0 30 11 58 32 79s50 33 79 33z">
          <text:p/>
        </draw:path>
        <draw:path draw:style-name="gr16" draw:text-style-name="P6" draw:layer="layout" svg:width="0.224cm" svg:height="0.223cm" svg:x="36.272cm" svg:y="4.017cm" svg:viewBox="0 0 225 224" svg:d="M112 224c30 0 58-12 80-33 21-20 33-49 33-78 0-31-12-59-33-80-22-21-50-33-80-33s-58 12-79 33-33 49-33 80c0 29 12 58 33 78 21 21 49 33 79 33z">
          <text:p/>
        </draw:path>
        <draw:path draw:style-name="gr16" draw:text-style-name="P6" draw:layer="layout" svg:width="0.223cm" svg:height="0.223cm" svg:x="36.442cm" svg:y="3.403cm" svg:viewBox="0 0 224 224" svg:d="M112 224c30 0 58-12 79-33s33-49 33-79c0-29-12-59-33-80-21-20-49-32-79-32-29 0-58 12-79 32-22 21-33 51-33 80 0 30 11 58 33 79 21 21 50 33 79 33z">
          <text:p/>
        </draw:path>
        <draw:path draw:style-name="gr16" draw:text-style-name="P6" draw:layer="layout" svg:width="0.224cm" svg:height="0.224cm" svg:x="36.442cm" svg:y="3.195cm" svg:viewBox="0 0 225 225" svg:d="M113 225c30 0 58-12 79-33s33-49 33-79-12-58-33-80c-21-21-49-33-79-33s-58 12-79 33c-22 22-34 50-34 80s12 58 34 79c21 21 49 33 79 33z">
          <text:p/>
        </draw:path>
        <draw:path draw:style-name="gr18" draw:text-style-name="P7" draw:layer="layout" svg:width="0.223cm" svg:height="0.223cm" svg:x="36.052cm" svg:y="3.644cm" svg:viewBox="0 0 224 224" svg:d="M111 224c30 0 58-12 80-33 21-20 33-49 33-78 0-30-12-58-33-80-22-21-50-33-80-33s-58 12-79 33c-21 22-32 50-32 80 0 29 11 58 32 78 21 21 49 33 79 33z">
          <text:p/>
        </draw:path>
        <draw:path draw:style-name="gr16" draw:text-style-name="P6" draw:layer="layout" svg:width="0.223cm" svg:height="0.223cm" svg:x="36.76cm" svg:y="2.521cm" svg:viewBox="0 0 224 224" svg:d="M112 224c29 0 59-12 80-33s32-49 32-79c0-29-11-58-32-80-21-21-51-32-80-32-30 0-58 11-79 32-21 22-33 51-33 80 0 30 12 58 33 79s49 33 79 33z">
          <text:p/>
        </draw:path>
        <draw:path draw:style-name="gr16" draw:text-style-name="P6" draw:layer="layout" svg:width="0.223cm" svg:height="0.223cm" svg:x="37.65cm" svg:y="2.014cm" svg:viewBox="0 0 224 224" svg:d="M112 224c29 0 59-12 80-33s32-49 32-79-11-59-32-80-51-32-80-32c-30 0-58 11-79 32s-33 50-33 80 12 58 33 79 49 33 79 33z">
          <text:p/>
        </draw:path>
        <draw:path draw:style-name="gr18" draw:text-style-name="P7" draw:layer="layout" svg:width="0.223cm" svg:height="0.223cm" svg:x="34.027cm" svg:y="5.329cm" svg:viewBox="0 0 224 224" svg:d="M111 224c30 0 58-12 79-33 22-21 34-49 34-80 0-29-12-58-34-79-21-21-49-32-79-32-29 0-58 11-79 32s-32 50-32 79c0 31 11 59 32 80s50 33 79 33z">
          <text:p/>
        </draw:path>
        <draw:path draw:style-name="gr18" draw:text-style-name="P7" draw:layer="layout" svg:width="0.223cm" svg:height="0.223cm" svg:x="30.904cm" svg:y="7.106cm" svg:viewBox="0 0 224 224" svg:d="M111 224c30 0 58-12 79-33 22-21 34-50 34-80 0-29-12-58-34-78-21-21-49-33-79-33-29 0-58 12-79 33-21 20-32 49-32 78 0 30 11 59 32 80s50 33 79 33z">
          <text:p/>
        </draw:path>
        <draw:path draw:style-name="gr18" draw:text-style-name="P7" draw:layer="layout" svg:width="0.223cm" svg:height="0.223cm" svg:x="31.47cm" svg:y="6.012cm" svg:viewBox="0 0 224 224" svg:d="M113 224c29 0 58-11 78-32 21-21 33-50 33-80s-12-58-33-79c-20-21-49-33-78-33-31 0-59 12-80 33s-33 49-33 79 12 59 33 80 49 32 80 32z">
          <text:p/>
        </draw:path>
        <draw:path draw:style-name="gr16" draw:text-style-name="P6" draw:layer="layout" svg:width="0.224cm" svg:height="0.223cm" svg:x="36.715cm" svg:y="6.506cm" svg:viewBox="0 0 225 224" svg:d="M112 224c30 0 58-11 79-32 22-21 34-50 34-79 0-30-12-59-34-80-21-21-49-33-79-33s-58 12-79 33-33 50-33 80c0 29 12 58 33 79s49 32 79 32z">
          <text:p/>
        </draw:path>
        <draw:path draw:style-name="gr18" draw:text-style-name="P7" draw:layer="layout" svg:width="0.223cm" svg:height="0.223cm" svg:x="31.826cm" svg:y="7.344cm" svg:viewBox="0 0 224 224" svg:d="M111 224c30 0 58-11 80-32 21-21 33-50 33-80s-12-58-33-79c-22-21-50-33-80-33-29 0-58 12-79 33s-32 49-32 79 11 59 32 80 50 32 79 32z">
          <text:p/>
        </draw:path>
        <draw:path draw:style-name="gr18" draw:text-style-name="P7" draw:layer="layout" svg:width="0.223cm" svg:height="0.223cm" svg:x="34.03cm" svg:y="5.337cm" svg:viewBox="0 0 224 224" svg:d="M111 224c30 0 58-12 79-33 22-21 34-49 34-80 0-29-12-58-34-79-21-21-49-32-79-32-29 0-58 11-79 32s-32 50-32 79c0 31 11 59 32 80s50 33 79 33z">
          <text:p/>
        </draw:path>
        <draw:path draw:style-name="gr16" draw:text-style-name="P6" draw:layer="layout" svg:width="0.223cm" svg:height="0.223cm" svg:x="37.062cm" svg:y="6.679cm" svg:viewBox="0 0 224 224" svg:d="M113 224c29 0 58-11 79-32s32-50 32-80-11-58-32-79-50-33-79-33c-30 0-59 12-80 33s-33 49-33 79 12 59 33 80 50 32 80 32z">
          <text:p/>
        </draw:path>
        <draw:path draw:style-name="gr18" draw:text-style-name="P7" draw:layer="layout" svg:width="0.223cm" svg:height="0.224cm" svg:x="34.888cm" svg:y="4.786cm" svg:viewBox="0 0 224 225" svg:d="M113 225c30 0 58-12 79-33s32-49 32-79-11-58-32-79-49-34-79-34-58 13-79 34-34 49-34 79 13 58 34 79 49 33 79 33z">
          <text:p/>
        </draw:path>
        <draw:path draw:style-name="gr16" draw:text-style-name="P6" draw:layer="layout" svg:width="0.224cm" svg:height="0.223cm" svg:x="36.393cm" svg:y="5.482cm" svg:viewBox="0 0 225 224" svg:d="M113 224c30 0 58-12 79-34 21-21 33-49 33-79 0-29-12-57-33-78s-49-33-79-33-59 12-80 33-33 49-33 78c0 30 12 58 33 79 21 22 50 34 80 34z">
          <text:p/>
        </draw:path>
        <draw:path draw:style-name="gr16" draw:text-style-name="P6" draw:layer="layout" svg:width="0.223cm" svg:height="0.223cm" svg:x="36.291cm" svg:y="4.929cm" svg:viewBox="0 0 224 224" svg:d="M112 224c29 0 59-11 80-32s32-49 32-79c0-31-11-59-32-80s-51-33-80-33c-30 0-58 12-79 33s-33 49-33 80c0 30 12 58 33 79s49 32 79 32z">
          <text:p/>
        </draw:path>
        <draw:path draw:style-name="gr19" draw:text-style-name="P12" draw:layer="layout" svg:width="0.223cm" svg:height="0.223cm" svg:x="34.076cm" svg:y="10.168cm" svg:viewBox="0 0 224 224" svg:d="M112 224c29 0 59-11 80-33 21-21 32-50 32-79 0-30-11-58-32-79s-51-33-80-33c-30 0-58 12-79 33s-33 49-33 79c0 29 12 58 33 79 21 22 49 33 79 33z">
          <text:p/>
        </draw:path>
        <draw:path draw:style-name="gr19" draw:text-style-name="P12" draw:layer="layout" svg:width="0.223cm" svg:height="0.224cm" svg:x="34.547cm" svg:y="9.637cm" svg:viewBox="0 0 224 225" svg:d="M112 225c30 0 59-12 79-33 21-21 33-49 33-79s-12-59-33-80c-20-21-49-33-79-33s-58 12-79 33-33 50-33 80 12 58 33 79 49 33 79 33z">
          <text:p/>
        </draw:path>
        <draw:path draw:style-name="gr19" draw:text-style-name="P12" draw:layer="layout" svg:width="0.223cm" svg:height="0.223cm" svg:x="33.036cm" svg:y="10.12cm" svg:viewBox="0 0 224 224" svg:d="M112 224c30 0 58-12 79-33s33-49 33-79c0-29-12-58-33-79-21-22-49-33-79-33-29 0-59 11-80 33-21 21-32 50-32 79 0 30 11 58 32 79s51 33 80 33z">
          <text:p/>
        </draw:path>
        <draw:path draw:style-name="gr19" draw:text-style-name="P12" draw:layer="layout" svg:width="0.223cm" svg:height="0.223cm" svg:x="33.531cm" svg:y="10.15cm" svg:viewBox="0 0 224 224" svg:d="M113 224c29 0 58-13 78-34 21-20 33-49 33-78 0-30-12-58-33-79-20-21-49-33-78-33-30 0-58 12-79 33-22 21-34 49-34 79 0 29 12 58 34 78 21 21 49 34 79 34z">
          <text:p/>
        </draw:path>
        <draw:path draw:style-name="gr18" draw:text-style-name="P7" draw:layer="layout" svg:width="0.223cm" svg:height="0.223cm" svg:x="36.024cm" svg:y="3.784cm" svg:viewBox="0 0 224 224" svg:d="M112 224c29 0 57-12 78-33 21-20 34-49 34-79s-13-58-34-79-49-33-78-33c-30 0-58 12-79 33s-33 49-33 79 12 59 33 79c21 21 49 33 79 33z">
          <text:p/>
        </draw:path>
        <draw:path draw:style-name="gr18" draw:text-style-name="P7" draw:layer="layout" svg:width="0.223cm" svg:height="0.223cm" svg:x="35.071cm" svg:y="5.099cm" svg:viewBox="0 0 224 224" svg:d="M112 224c30 0 58-12 79-33s33-50 33-80c0-29-12-58-33-79s-49-32-79-32c-29 0-58 11-79 32s-33 50-33 79c0 30 12 59 33 80s50 33 79 33z">
          <text:p/>
        </draw:path>
        <draw:path draw:style-name="gr19" draw:text-style-name="P12" draw:layer="layout" svg:width="0.223cm" svg:height="0.223cm" svg:x="33.499cm" svg:y="10.31cm" svg:viewBox="0 0 224 224" svg:d="M113 224c30 0 58-12 79-32 21-21 32-50 32-79 0-30-11-59-32-80s-49-33-79-33-59 12-80 33-33 50-33 80c0 29 12 58 33 79 21 20 50 32 80 32z">
          <text:p/>
        </draw:path>
        <draw:path draw:style-name="gr19" draw:text-style-name="P12" draw:layer="layout" svg:width="0.223cm" svg:height="0.223cm" svg:x="33.398cm" svg:y="10.248cm" svg:viewBox="0 0 224 224" svg:d="M111 224c30 0 59-11 80-32s33-50 33-80-12-58-33-79-50-33-80-33c-29 0-58 12-79 33s-32 49-32 79 11 59 32 80 50 32 79 32z">
          <text:p/>
        </draw:path>
        <draw:path draw:style-name="gr16" draw:text-style-name="P6" draw:layer="layout" svg:width="0.223cm" svg:height="0.223cm" svg:x="36.173cm" svg:y="5.364cm" svg:viewBox="0 0 224 224" svg:d="M113 224c29 0 58-12 79-33 21-20 32-49 32-78 0-31-11-59-32-80s-50-33-79-33c-30 0-59 12-80 33s-33 49-33 80c0 29 12 58 33 78 21 21 50 33 80 33z">
          <text:p/>
        </draw:path>
        <draw:path draw:style-name="gr16" draw:text-style-name="P6" draw:layer="layout" svg:width="0.223cm" svg:height="0.223cm" svg:x="38.63cm" svg:y="7.588cm" svg:viewBox="0 0 224 224" svg:d="M113 224c29 0 58-12 78-33 21-21 33-49 33-79s-12-58-33-79c-20-21-49-33-78-33-30 0-59 12-80 33s-33 49-33 79 12 58 33 79 50 33 80 33z">
          <text:p/>
        </draw:path>
        <draw:path draw:style-name="gr16" draw:text-style-name="P6" draw:layer="layout" svg:width="0.223cm" svg:height="0.224cm" svg:x="36.265cm" svg:y="4.245cm" svg:viewBox="0 0 224 225" svg:d="M112 225c29 0 58-12 79-33s33-49 33-79c0-31-12-59-33-80s-50-33-79-33c-30 0-58 12-79 33s-33 49-33 80c0 30 12 58 33 79s49 33 79 33z">
          <text:p/>
        </draw:path>
        <draw:path draw:style-name="gr16" draw:text-style-name="P6" draw:layer="layout" svg:width="0.223cm" svg:height="0.223cm" svg:x="36.867cm" svg:y="2.947cm" svg:viewBox="0 0 224 224" svg:d="M112 224c30 0 58-12 79-33s33-49 33-79c0-29-12-59-33-80-21-20-49-32-79-32-29 0-58 12-80 32-21 21-32 51-32 80 0 30 11 58 32 79 22 21 51 33 80 33z">
          <text:p/>
        </draw:path>
        <draw:path draw:style-name="gr16" draw:text-style-name="P6" draw:layer="layout" svg:width="0.224cm" svg:height="0.223cm" svg:x="36.08cm" svg:y="4.199cm" svg:viewBox="0 0 225 224" svg:d="M112 224c30 0 59-11 80-32s33-51 33-80c0-30-12-58-33-79s-50-33-80-33-58 12-79 33-33 49-33 79c0 29 12 59 33 80s49 32 79 32z">
          <text:p/>
        </draw:path>
        <draw:path draw:style-name="gr16" draw:text-style-name="P6" draw:layer="layout" svg:width="0.223cm" svg:height="0.223cm" svg:x="36.243cm" svg:y="5.085cm" svg:viewBox="0 0 224 224" svg:d="M112 224c29 0 58-12 79-32 21-21 33-51 33-80 0-30-12-58-33-79s-50-33-79-33c-30 0-58 12-79 33s-33 49-33 79c0 29 12 59 33 80 21 20 49 32 79 32z">
          <text:p/>
        </draw:path>
        <draw:path draw:style-name="gr19" draw:text-style-name="P12" draw:layer="layout" svg:width="0.223cm" svg:height="0.223cm" svg:x="31.934cm" svg:y="7.529cm" svg:viewBox="0 0 224 224" svg:d="M112 224c30 0 58-11 79-32s33-51 33-80c0-30-12-58-33-79s-49-33-79-33c-29 0-59 12-80 33s-32 49-32 79c0 29 11 59 32 80s51 32 80 32z">
          <text:p/>
        </draw:path>
        <draw:path draw:style-name="gr19" draw:text-style-name="P12" draw:layer="layout" svg:width="0.223cm" svg:height="0.223cm" svg:x="33.481cm" svg:y="10.256cm" svg:viewBox="0 0 224 224" svg:d="M113 224c29 0 58-12 79-33s32-49 32-80c0-29-11-58-32-79s-50-32-79-32c-30 0-59 11-80 32s-33 50-33 79c0 31 12 59 33 80s50 33 80 33z">
          <text:p/>
        </draw:path>
        <draw:path draw:style-name="gr19" draw:text-style-name="P12" draw:layer="layout" svg:width="0.223cm" svg:height="0.223cm" svg:x="33.637cm" svg:y="10.178cm" svg:viewBox="0 0 224 224" svg:d="M111 224c30 0 59-12 80-34 21-21 33-49 33-79 0-29-12-58-33-79s-50-32-80-32c-29 0-58 11-79 32s-32 50-32 79c0 30 11 58 32 79 21 22 50 34 79 34z">
          <text:p/>
        </draw:path>
        <draw:path draw:style-name="gr16" draw:text-style-name="P6" draw:layer="layout" svg:width="0.223cm" svg:height="0.223cm" svg:x="36.672cm" svg:y="2.744cm" svg:viewBox="0 0 224 224" svg:d="M113 224c29 0 58-12 79-33s32-49 32-79c0-29-11-58-32-80-21-21-50-32-79-32-30 0-58 11-79 32-21 22-34 51-34 80 0 30 13 58 34 79s49 33 79 33z">
          <text:p/>
        </draw:path>
        <draw:path draw:style-name="gr16" draw:text-style-name="P6" draw:layer="layout" svg:width="0.223cm" svg:height="0.223cm" svg:x="36.454cm" svg:y="3.741cm" svg:viewBox="0 0 224 224" svg:d="M113 224c29 0 58-12 79-33 20-21 32-50 32-80s-12-58-32-79c-21-21-50-32-79-32-30 0-58 11-79 32s-34 49-34 79 13 59 34 80 49 33 79 33z">
          <text:p/>
        </draw:path>
        <draw:path draw:style-name="gr16" draw:text-style-name="P6" draw:layer="layout" svg:width="0.224cm" svg:height="0.223cm" svg:x="36.978cm" svg:y="3.106cm" svg:viewBox="0 0 225 224" svg:d="M112 224c30 0 59-12 80-33s33-49 33-80c0-29-12-58-33-79-21-20-50-32-80-32s-58 12-79 32c-21 21-33 50-33 79 0 31 12 59 33 80s49 33 79 33z">
          <text:p/>
        </draw:path>
        <draw:path draw:style-name="gr16" draw:text-style-name="P6" draw:layer="layout" svg:width="0.223cm" svg:height="0.223cm" svg:x="36.175cm" svg:y="4.696cm" svg:viewBox="0 0 224 224" svg:d="M112 224c30 0 58-12 79-33s33-49 33-79-12-59-33-80c-21-20-49-32-79-32-29 0-59 12-80 32-21 21-32 50-32 80s11 58 32 79 51 33 80 33z">
          <text:p/>
        </draw:path>
        <draw:path draw:style-name="gr16" draw:text-style-name="P6" draw:layer="layout" svg:width="0.224cm" svg:height="0.224cm" svg:x="38.632cm" svg:y="6.165cm" svg:viewBox="0 0 225 225" svg:d="M113 225c30 0 58-12 79-33 21-22 33-50 33-80s-12-58-33-79-49-33-79-33-59 12-80 33-33 49-33 79 12 58 33 80c21 21 50 33 80 33z">
          <text:p/>
        </draw:path>
        <draw:path draw:style-name="gr16" draw:text-style-name="P6" draw:layer="layout" svg:width="0.223cm" svg:height="0.223cm" svg:x="38.767cm" svg:y="6.272cm" svg:viewBox="0 0 224 224" svg:d="M112 224c29 0 59-12 80-32 21-21 32-50 32-79 0-31-11-59-32-80s-51-33-80-33c-30 0-58 12-79 33s-33 49-33 80c0 29 12 58 33 79 21 20 49 32 79 32z">
          <text:p/>
        </draw:path>
        <draw:path draw:style-name="gr16" draw:text-style-name="P6" draw:layer="layout" svg:width="0.223cm" svg:height="0.223cm" svg:x="36.471cm" svg:y="5.745cm" svg:viewBox="0 0 224 224" svg:d="M112 224c29 0 58-12 79-32 20-21 33-51 33-80 0-30-13-58-33-79-21-21-50-33-79-33-30 0-58 12-79 33s-33 49-33 79c0 29 12 59 33 80 21 20 49 32 79 32z">
          <text:p/>
        </draw:path>
        <draw:path draw:style-name="gr18" draw:text-style-name="P7" draw:layer="layout" svg:width="0.223cm" svg:height="0.223cm" svg:x="32.498cm" svg:y="5.89cm" svg:viewBox="0 0 224 224" svg:d="M112 224c29 0 58-12 80-33 20-21 32-49 32-79 0-29-12-58-32-79-22-21-51-33-80-33-30 0-58 12-79 33s-33 50-33 79c0 30 12 58 33 79s49 33 79 33z">
          <text:p/>
        </draw:path>
        <draw:path draw:style-name="gr19" draw:text-style-name="P12" draw:layer="layout" svg:width="0.223cm" svg:height="0.223cm" svg:x="33.357cm" svg:y="10.479cm" svg:viewBox="0 0 224 224" svg:d="M111 224c30 0 58-12 79-32 22-21 34-50 34-80s-12-58-34-79c-21-21-49-33-79-33-29 0-58 12-79 33s-32 49-32 79 11 59 32 80c21 20 50 32 79 32z">
          <text:p/>
        </draw:path>
        <draw:path draw:style-name="gr16" draw:text-style-name="P6" draw:layer="layout" svg:width="0.223cm" svg:height="0.223cm" svg:x="38.79cm" svg:y="6.826cm" svg:viewBox="0 0 224 224" svg:d="M112 224c30 0 59-11 80-33 21-21 32-50 32-79 0-30-11-58-32-79s-50-33-80-33-58 12-79 33-33 49-33 79c0 29 12 58 33 79 21 22 49 33 79 33z">
          <text:p/>
        </draw:path>
        <draw:path draw:style-name="gr16" draw:text-style-name="P6" draw:layer="layout" svg:width="0.223cm" svg:height="0.224cm" svg:x="38.766cm" svg:y="6.522cm" svg:viewBox="0 0 224 225" svg:d="M112 225c29 0 59-12 80-33s32-49 32-79-11-59-32-80-51-33-80-33c-30 0-58 12-79 33s-33 50-33 80 12 58 33 79 49 33 79 33z">
          <text:p/>
        </draw:path>
        <draw:path draw:style-name="gr16" draw:text-style-name="P6" draw:layer="layout" svg:width="0.223cm" svg:height="0.223cm" svg:x="38.48cm" svg:y="8.757cm" svg:viewBox="0 0 224 224" svg:d="M112 224c29 0 58-12 79-33 22-21 33-49 33-79 0-29-11-58-33-79-21-21-50-33-79-33-30 0-58 12-79 33s-33 50-33 79c0 30 12 58 33 79s49 33 79 33z">
          <text:p/>
        </draw:path>
        <draw:path draw:style-name="gr16" draw:text-style-name="P6" draw:layer="layout" svg:width="0.223cm" svg:height="0.223cm" svg:x="38.885cm" svg:y="6.324cm" svg:viewBox="0 0 224 224" svg:d="M113 224c29 0 58-12 79-33s32-49 32-79c0-29-11-58-32-79-21-22-50-33-79-33-30 0-58 11-79 33-22 21-34 50-34 79 0 30 12 58 34 79 21 21 49 33 79 33z">
          <text:p/>
        </draw:path>
        <draw:path draw:style-name="gr16" draw:text-style-name="P6" draw:layer="layout" svg:width="0.223cm" svg:height="0.223cm" svg:x="37.237cm" svg:y="6.943cm" svg:viewBox="0 0 224 224" svg:d="M112 224c30 0 59-12 79-33 21-21 33-49 33-79 0-29-12-59-33-80-20-21-49-32-79-32s-58 11-79 32-33 51-33 80c0 30 12 58 33 79s49 33 79 33z">
          <text:p/>
        </draw:path>
        <draw:path draw:style-name="gr16" draw:text-style-name="P6" draw:layer="layout" svg:width="0.223cm" svg:height="0.223cm" svg:x="39.007cm" svg:y="6.401cm" svg:viewBox="0 0 224 224" svg:d="M112 224c30 0 59-12 80-32 21-22 32-51 32-80 0-30-11-58-32-79s-50-33-80-33-58 12-79 33-33 49-33 79c0 29 12 58 33 80 21 20 49 32 79 32z">
          <text:p/>
        </draw:path>
        <draw:path draw:style-name="gr16" draw:text-style-name="P6" draw:layer="layout" svg:width="0.223cm" svg:height="0.224cm" svg:x="39.263cm" svg:y="6.58cm" svg:viewBox="0 0 224 225" svg:d="M113 225c29 0 58-13 79-34s32-49 32-79-11-58-32-79-50-33-79-33c-31 0-59 12-80 33s-33 49-33 79 12 58 33 79 49 34 80 34z">
          <text:p/>
        </draw:path>
        <draw:path draw:style-name="gr16" draw:text-style-name="P6" draw:layer="layout" svg:width="0.224cm" svg:height="0.223cm" svg:x="39.224cm" svg:y="6.591cm" svg:viewBox="0 0 225 224" svg:d="M112 224c31 0 59-12 80-34 21-21 33-49 33-79 0-29-12-58-33-79-21-20-49-32-80-32-30 0-58 12-79 32-21 21-33 50-33 79 0 30 12 58 33 79 21 22 49 34 79 34z">
          <text:p/>
        </draw:path>
        <draw:path draw:style-name="gr19" draw:text-style-name="P12" draw:layer="layout" svg:width="0.223cm" svg:height="0.223cm" svg:x="34.081cm" svg:y="10.17cm" svg:viewBox="0 0 224 224" svg:d="M112 224c29 0 59-12 80-34 20-21 32-49 32-78 0-30-12-58-32-79-21-21-51-33-80-33-30 0-58 12-79 33s-33 49-33 79c0 29 12 57 33 78 21 22 49 34 79 34z">
          <text:p/>
        </draw:path>
        <draw:path draw:style-name="gr18" draw:text-style-name="P7" draw:layer="layout" svg:width="0.223cm" svg:height="0.224cm" svg:x="30.384cm" svg:y="6.99cm" svg:viewBox="0 0 224 225" svg:d="M113 225c29 0 58-12 79-33 20-21 32-49 32-79s-12-58-32-80c-21-21-50-33-79-33-30 0-59 12-80 33-21 22-33 50-33 80s12 58 33 79 50 33 80 33z">
          <text:p/>
        </draw:path>
        <draw:path draw:style-name="gr19" draw:text-style-name="P12" draw:layer="layout" svg:width="0.223cm" svg:height="0.223cm" svg:x="33.039cm" svg:y="10.132cm" svg:viewBox="0 0 224 224" svg:d="M112 224c30 0 58-12 79-33s33-49 33-79c0-29-12-58-33-79s-49-33-79-33-59 12-80 33-32 50-32 79c0 30 11 58 32 79s50 33 80 33z">
          <text:p/>
        </draw:path>
        <draw:path draw:style-name="gr16" draw:text-style-name="P6" draw:layer="layout" svg:width="0.223cm" svg:height="0.223cm" svg:x="36.458cm" svg:y="4.253cm" svg:viewBox="0 0 224 224" svg:d="M113 224c29 0 58-11 79-32s32-50 32-79c0-31-11-59-32-80s-50-33-79-33c-30 0-58 12-79 33s-34 49-34 80c0 29 13 58 34 79s49 32 79 32z">
          <text:p/>
        </draw:path>
        <draw:path draw:style-name="gr16" draw:text-style-name="P6" draw:layer="layout" svg:width="0.223cm" svg:height="0.224cm" svg:x="39.454cm" svg:y="7.578cm" svg:viewBox="0 0 224 225" svg:d="M112 225c30 0 59-12 80-33s32-49 32-80c0-30-11-58-32-79s-50-33-80-33-58 12-79 33-33 49-33 79c0 31 12 59 33 80s49 33 79 33z">
          <text:p/>
        </draw:path>
        <draw:path draw:style-name="gr18" draw:text-style-name="P7" draw:layer="layout" svg:width="0.223cm" svg:height="0.223cm" svg:x="34.779cm" svg:y="5.846cm" svg:viewBox="0 0 224 224" svg:d="M112 224c30 0 59-11 79-32 21-21 33-50 33-79 0-30-12-59-33-80-20-21-49-33-79-33s-58 12-79 33-33 50-33 80c0 29 12 58 33 79s49 32 79 32z">
          <text:p/>
        </draw:path>
        <draw:path draw:style-name="gr18" draw:text-style-name="P7" draw:layer="layout" svg:width="0.224cm" svg:height="0.223cm" svg:x="32.395cm" svg:y="5.578cm" svg:viewBox="0 0 225 224" svg:d="M113 224c30 0 58-12 79-33s33-49 33-79-12-59-33-80-49-32-79-32-58 11-80 32c-21 21-33 50-33 80s12 58 33 79c22 21 50 33 80 33z">
          <text:p/>
        </draw:path>
        <draw:path draw:style-name="gr19" draw:text-style-name="P12" draw:layer="layout" svg:width="0.223cm" svg:height="0.223cm" svg:x="34.725cm" svg:y="9.412cm" svg:viewBox="0 0 224 224" svg:d="M111 224c30 0 58-12 80-33 21-21 33-49 33-79 0-29-12-58-33-79-22-21-50-33-80-33-29 0-58 12-79 33s-32 50-32 79c0 30 11 58 32 79s50 33 79 33z">
          <text:p/>
        </draw:path>
        <draw:path draw:style-name="gr19" draw:text-style-name="P12" draw:layer="layout" svg:width="0.223cm" svg:height="0.224cm" svg:x="35.142cm" svg:y="9.523cm" svg:viewBox="0 0 224 225" svg:d="M111 225c30 0 58-12 79-33 22-22 34-50 34-80s-12-58-34-79c-21-21-49-33-79-33-29 0-57 12-78 33s-33 49-33 79 12 58 33 80c21 21 49 33 78 33z">
          <text:p/>
        </draw:path>
        <draw:path draw:style-name="gr19" draw:text-style-name="P12" draw:layer="layout" svg:width="0.223cm" svg:height="0.223cm" svg:x="34.79cm" svg:y="9.441cm" svg:viewBox="0 0 224 224" svg:d="M112 224c30 0 58-12 79-33 21-20 33-49 33-78 0-30-12-58-33-80-21-21-49-33-79-33s-59 12-80 33c-21 22-32 50-32 80 0 29 11 58 32 78 21 21 50 33 80 33z">
          <text:p/>
        </draw:path>
        <draw:path draw:style-name="gr19" draw:text-style-name="P12" draw:layer="layout" svg:width="0.223cm" svg:height="0.223cm" svg:x="35.24cm" svg:y="9.558cm" svg:viewBox="0 0 224 224" svg:d="M112 224c30 0 58-11 79-32s33-51 33-80c0-30-12-58-33-79s-49-33-79-33-59 12-80 33-32 49-32 79c0 29 11 59 32 80s50 32 80 32z">
          <text:p/>
        </draw:path>
        <draw:path draw:style-name="gr19" draw:text-style-name="P12" draw:layer="layout" svg:width="0.223cm" svg:height="0.223cm" svg:x="33.688cm" svg:y="9.292cm" svg:viewBox="0 0 224 224" svg:d="M113 224c29 0 58-12 79-33s32-50 32-79c0-30-11-58-32-79s-50-33-79-33c-31 0-59 12-80 33s-33 49-33 79c0 29 12 58 33 79s49 33 80 33z">
          <text:p/>
        </draw:path>
        <draw:path draw:style-name="gr18" draw:text-style-name="P7" draw:layer="layout" svg:width="0.223cm" svg:height="0.223cm" svg:x="32.292cm" svg:y="5.762cm" svg:viewBox="0 0 224 224" svg:d="M112 224c29 0 59-11 80-32s32-50 32-80-11-58-32-79-51-33-80-33c-30 0-58 12-79 33s-33 49-33 79 12 59 33 80 49 32 79 32z">
          <text:p/>
        </draw:path>
        <draw:path draw:style-name="gr19" draw:text-style-name="P12" draw:layer="layout" svg:width="0.223cm" svg:height="0.223cm" svg:x="35.243cm" svg:y="9.104cm" svg:viewBox="0 0 224 224" svg:d="M112 224c30 0 58-12 79-33s33-50 33-80c0-29-12-58-33-79s-49-32-79-32-59 11-80 32-32 50-32 79c0 30 11 59 32 80s50 33 80 33z">
          <text:p/>
        </draw:path>
        <draw:path draw:style-name="gr18" draw:text-style-name="P7" draw:layer="layout" svg:width="0.223cm" svg:height="0.224cm" svg:x="34.688cm" svg:y="5.174cm" svg:viewBox="0 0 224 225" svg:d="M111 225c30 0 58-12 79-33s34-49 34-79-13-59-34-80-49-33-79-33c-29 0-58 12-78 33-21 21-33 50-33 80s12 58 33 79c20 21 49 33 78 33z">
          <text:p/>
        </draw:path>
        <draw:path draw:style-name="gr18" draw:text-style-name="P7" draw:layer="layout" svg:width="0.223cm" svg:height="0.223cm" svg:x="34.756cm" svg:y="5.54cm" svg:viewBox="0 0 224 224" svg:d="M112 224c29 0 59-11 80-32s32-51 32-80c0-30-11-58-32-79s-51-33-80-33c-30 0-58 12-79 33s-33 49-33 79c0 29 12 59 33 80s49 32 79 32z">
          <text:p/>
        </draw:path>
        <draw:path draw:style-name="gr19" draw:text-style-name="P12" draw:layer="layout" svg:width="0.223cm" svg:height="0.223cm" svg:x="34.831cm" svg:y="9.49cm" svg:viewBox="0 0 224 224" svg:d="M113 224c29 0 58-12 79-34 21-21 32-49 32-79 0-29-11-57-32-78s-50-33-79-33c-30 0-59 12-80 33s-33 49-33 78c0 30 12 58 33 79 21 22 50 34 80 34z">
          <text:p/>
        </draw:path>
        <draw:path draw:style-name="gr18" draw:text-style-name="P7" draw:layer="layout" svg:width="0.223cm" svg:height="0.223cm" svg:x="34.019cm" svg:y="5.913cm" svg:viewBox="0 0 224 224" svg:d="M111 224c30 0 58-12 79-33s34-50 34-79c0-30-13-58-34-79s-49-33-79-33c-29 0-58 12-79 33s-32 49-32 79c0 29 11 58 32 79s50 33 79 33z">
          <text:p/>
        </draw:path>
        <draw:path draw:style-name="gr18" draw:text-style-name="P7" draw:layer="layout" svg:width="0.223cm" svg:height="0.223cm" svg:x="33.932cm" svg:y="5.994cm" svg:viewBox="0 0 224 224" svg:d="M112 224c30 0 58-11 79-32s33-50 33-80-12-58-33-79-49-33-79-33c-29 0-59 12-80 33s-32 49-32 79 11 59 32 80 51 32 80 32z">
          <text:p/>
        </draw:path>
        <draw:path draw:style-name="gr18" draw:text-style-name="P7" draw:layer="layout" svg:width="0.223cm" svg:height="0.223cm" svg:x="34.485cm" svg:y="5.736cm" svg:viewBox="0 0 224 224" svg:d="M112 224c29 0 58-12 79-32 22-22 33-51 33-80 0-30-11-58-33-79-21-21-50-33-79-33-30 0-58 12-79 33s-33 49-33 79c0 29 12 58 33 80 21 20 49 32 79 32z">
          <text:p/>
        </draw:path>
        <draw:path draw:style-name="gr16" draw:text-style-name="P6" draw:layer="layout" svg:width="0.223cm" svg:height="0.223cm" svg:x="35.584cm" svg:y="9.667cm" svg:viewBox="0 0 224 224" svg:d="M111 224c30 0 58-12 79-33 22-20 34-49 34-78 0-30-12-58-34-80-21-21-49-33-79-33-29 0-58 12-78 33-21 22-33 50-33 80 0 29 12 58 33 78 20 21 49 33 78 33z">
          <text:p/>
        </draw:path>
        <draw:path draw:style-name="gr19" draw:text-style-name="P12" draw:layer="layout" svg:width="0.223cm" svg:height="0.223cm" svg:x="33.659cm" svg:y="9.36cm" svg:viewBox="0 0 224 224" svg:d="M111 224c31 0 59-12 80-33s33-49 33-80c0-29-12-58-33-79s-49-32-80-32c-29 0-57 11-78 32s-33 50-33 79c0 31 12 59 33 80s49 33 78 33z">
          <text:p/>
        </draw:path>
        <draw:path draw:style-name="gr19" draw:text-style-name="P12" draw:layer="layout" svg:width="0.223cm" svg:height="0.223cm" svg:x="35.346cm" svg:y="9.617cm" svg:viewBox="0 0 224 224" svg:d="M112 224c29 0 58-12 78-32 21-21 34-50 34-79 0-31-13-59-34-80-20-21-49-33-78-33-30 0-58 12-79 33s-33 49-33 80c0 29 12 58 33 79 21 20 49 32 79 32z">
          <text:p/>
        </draw:path>
        <draw:path draw:style-name="gr16" draw:text-style-name="P6" draw:layer="layout" svg:width="0.223cm" svg:height="0.224cm" svg:x="36.034cm" svg:y="4.472cm" svg:viewBox="0 0 224 225" svg:d="M111 225c30 0 58-12 79-33 22-21 34-49 34-79 0-31-12-59-34-80-21-21-49-33-79-33-29 0-57 12-78 33s-33 49-33 80c0 30 12 58 33 79s49 33 78 33z">
          <text:p/>
        </draw:path>
        <draw:path draw:style-name="gr16" draw:text-style-name="P6" draw:layer="layout" svg:width="0.223cm" svg:height="0.223cm" svg:x="38.744cm" svg:y="7.509cm" svg:viewBox="0 0 224 224" svg:d="M112 224c30 0 59-11 80-32 21-22 32-51 32-80 0-30-11-58-32-79s-50-33-80-33-58 12-79 33-33 49-33 79c0 29 12 58 33 80 21 21 49 32 79 32z">
          <text:p/>
        </draw:path>
        <draw:path draw:style-name="gr16" draw:text-style-name="P6" draw:layer="layout" svg:width="0.223cm" svg:height="0.223cm" svg:x="36.08cm" svg:y="5.626cm" svg:viewBox="0 0 224 224" svg:d="M111 224c30 0 59-12 80-32 21-21 33-50 33-79 0-30-12-59-33-80s-50-33-80-33c-29 0-58 12-79 33s-32 50-32 80c0 29 11 58 32 79 21 20 50 32 79 32z">
          <text:p/>
        </draw:path>
        <draw:path draw:style-name="gr18" draw:text-style-name="P7" draw:layer="layout" svg:width="0.223cm" svg:height="0.223cm" svg:x="34.519cm" svg:y="5.393cm" svg:viewBox="0 0 224 224" svg:d="M111 224c30 0 59-11 80-32s33-50 33-79c0-30-12-59-33-80s-50-33-80-33c-29 0-58 12-79 33s-32 50-32 80c0 29 11 58 32 79s50 32 79 32z">
          <text:p/>
        </draw:path>
        <draw:path draw:style-name="gr9" draw:text-style-name="P7" draw:layer="layout" svg:width="0.223cm" svg:height="0.223cm" svg:x="33.884cm" svg:y="5.765cm" svg:viewBox="0 0 224 224" svg:d="M111 224c31 0 59-12 80-33s33-50 33-80c0-29-12-58-33-79s-49-32-80-32c-29 0-58 11-79 32s-32 50-32 79c0 30 11 59 32 80s50 33 79 33z">
          <text:p/>
        </draw:path>
        <draw:path draw:style-name="gr17" draw:text-style-name="P2" draw:layer="layout" svg:width="0.223cm" svg:height="0.223cm" svg:x="33.884cm" svg:y="5.765cm" svg:viewBox="0 0 224 224" svg:d="M111 224c31 0 59-12 80-33s33-50 33-80c0-29-12-58-33-79s-49-32-80-32c-29 0-58 11-79 32s-32 50-32 79c0 30 11 59 32 80s50 33 79 33z">
          <text:p/>
        </draw:path>
        <draw:path draw:style-name="gr18" draw:text-style-name="P7" draw:layer="layout" svg:width="0.223cm" svg:height="0.223cm" svg:x="33.806cm" svg:y="5.928cm" svg:viewBox="0 0 224 224" svg:d="M112 224c29 0 58-12 78-34 22-21 34-49 34-79 0-29-12-58-34-79-20-20-49-32-78-32-30 0-58 12-79 32-21 21-33 50-33 79 0 30 12 58 33 79 21 22 49 34 79 34z">
          <text:p/>
        </draw:path>
        <draw:path draw:style-name="gr18" draw:text-style-name="P7" draw:layer="layout" svg:width="0.223cm" svg:height="0.223cm" svg:x="34.642cm" svg:y="5.555cm" svg:viewBox="0 0 224 224" svg:d="M113 224c29 0 58-12 78-33 21-21 33-49 33-80 0-29-12-58-33-79-20-20-49-32-78-32-30 0-58 12-80 32-21 21-33 50-33 79 0 31 12 59 33 80 22 21 50 33 80 33z">
          <text:p/>
        </draw:path>
        <draw:path draw:style-name="gr18" draw:text-style-name="P7" draw:layer="layout" svg:width="0.223cm" svg:height="0.223cm" svg:x="34.469cm" svg:y="5.5cm" svg:viewBox="0 0 224 224" svg:d="M111 224c30 0 58-11 79-32 22-22 34-51 34-80 0-30-12-58-34-79-21-21-49-33-79-33-29 0-58 12-79 33-20 21-32 49-32 79 0 29 12 58 32 80 21 21 50 32 79 32z">
          <text:p/>
        </draw:path>
        <draw:path draw:style-name="gr16" draw:text-style-name="P6" draw:layer="layout" svg:width="0.223cm" svg:height="0.223cm" svg:x="35.001cm" svg:y="5.608cm" svg:viewBox="0 0 224 224" svg:d="M112 224c30 0 58-12 79-33s33-49 33-78c0-30-12-59-33-80s-49-33-79-33-58 12-79 33-33 50-33 80c0 29 12 57 33 78s49 33 79 33z">
          <text:p/>
        </draw:path>
        <draw:path draw:style-name="gr18" draw:text-style-name="P7" draw:layer="layout" svg:width="0.223cm" svg:height="0.223cm" svg:x="33.8cm" svg:y="5.765cm" svg:viewBox="0 0 224 224" svg:d="M111 224c30 0 58-11 79-32 22-21 34-51 34-80 0-30-12-58-34-79-21-21-49-33-79-33-29 0-58 12-79 33-20 21-32 49-32 79 0 29 12 59 32 80 21 21 50 32 79 32z">
          <text:p/>
        </draw:path>
        <draw:path draw:style-name="gr18" draw:text-style-name="P7" draw:layer="layout" svg:width="0.223cm" svg:height="0.223cm" svg:x="33.979cm" svg:y="5.73cm" svg:viewBox="0 0 224 224" svg:d="M112 224c30 0 58-12 79-33 21-22 33-50 33-80 0-29-12-58-33-78-21-21-49-33-79-33-29 0-58 12-79 33-22 20-33 49-33 78 0 30 11 58 33 80 21 21 50 33 79 33z">
          <text:p/>
        </draw:path>
        <draw:path draw:style-name="gr18" draw:text-style-name="P7" draw:layer="layout" svg:width="0.223cm" svg:height="0.223cm" svg:x="34.736cm" svg:y="6.077cm" svg:viewBox="0 0 224 224" svg:d="M111 224c30 0 59-12 80-33s33-49 33-79c0-29-12-59-33-80-21-20-50-32-80-32s-58 12-79 32c-21 21-32 51-32 80 0 30 11 58 32 79s49 33 79 33z">
          <text:p/>
        </draw:path>
        <draw:path draw:style-name="gr18" draw:text-style-name="P7" draw:layer="layout" svg:width="0.223cm" svg:height="0.223cm" svg:x="33.5cm" svg:y="6.363cm" svg:viewBox="0 0 224 224" svg:d="M112 224c30 0 58-12 79-33s33-50 33-79c0-30-12-58-33-79s-49-33-79-33c-29 0-59 12-80 33s-32 49-32 79c0 29 11 58 32 79s51 33 80 33z">
          <text:p/>
        </draw:path>
        <draw:path draw:style-name="gr19" draw:text-style-name="P12" draw:layer="layout" svg:width="0.223cm" svg:height="0.224cm" svg:x="34.781cm" svg:y="8.008cm" svg:viewBox="0 0 224 225" svg:d="M111 225c31 0 59-12 80-33s33-49 33-80c0-30-12-58-33-79s-49-33-80-33c-29 0-58 12-79 33s-32 49-32 79c0 31 11 59 32 80s50 33 79 33z">
          <text:p/>
        </draw:path>
        <draw:path draw:style-name="gr18" draw:text-style-name="P7" draw:layer="layout" svg:width="0.223cm" svg:height="0.223cm" svg:x="32.334cm" svg:y="5.642cm" svg:viewBox="0 0 224 224" svg:d="M111 224c31 0 59-12 80-33s33-49 33-79c0-29-12-58-33-79s-49-33-80-33c-29 0-58 12-78 33-21 21-33 50-33 79 0 30 12 58 33 79 20 21 49 33 78 33z">
          <text:p/>
        </draw:path>
        <draw:path draw:style-name="gr16" draw:text-style-name="P6" draw:layer="layout" svg:width="0.223cm" svg:height="0.224cm" svg:x="36.724cm" svg:y="6.993cm" svg:viewBox="0 0 224 225" svg:d="M112 225c29 0 57-12 79-33 21-21 33-49 33-79s-12-58-33-79c-22-22-50-34-79-34-30 0-58 12-79 34-21 21-33 49-33 79s12 58 33 79 49 33 79 33z">
          <text:p/>
        </draw:path>
        <draw:path draw:style-name="gr9" draw:text-style-name="P7" draw:layer="layout" svg:width="0.223cm" svg:height="0.223cm" svg:x="34.754cm" svg:y="5.695cm" svg:viewBox="0 0 224 224" svg:d="M112 224c29 0 59-13 80-34s32-49 32-79c0-29-11-58-32-79s-51-32-80-32c-30 0-58 11-79 32s-33 50-33 79c0 30 12 58 33 79s49 34 79 34z">
          <text:p/>
        </draw:path>
        <draw:path draw:style-name="gr17" draw:text-style-name="P2" draw:layer="layout" svg:width="0.223cm" svg:height="0.223cm" svg:x="34.754cm" svg:y="5.695cm" svg:viewBox="0 0 224 224" svg:d="M112 224c29 0 59-13 80-34s32-49 32-79c0-29-11-58-32-79s-51-32-80-32c-30 0-58 11-79 32s-33 50-33 79c0 30 12 58 33 79s49 34 79 34z">
          <text:p/>
        </draw:path>
        <draw:path draw:style-name="gr18" draw:text-style-name="P7" draw:layer="layout" svg:width="0.223cm" svg:height="0.224cm" svg:x="34.67cm" svg:y="5.76cm" svg:viewBox="0 0 224 225" svg:d="M112 225c30 0 58-12 79-33s33-50 33-80-12-58-33-79-49-33-79-33c-29 0-58 12-79 33s-33 49-33 79 12 59 33 80 50 33 79 33z">
          <text:p/>
        </draw:path>
        <draw:path draw:style-name="gr18" draw:text-style-name="P7" draw:layer="layout" svg:width="0.223cm" svg:height="0.223cm" svg:x="34.133cm" svg:y="6.056cm" svg:viewBox="0 0 224 224" svg:d="M113 224c29 0 58-11 79-32s32-50 32-79c0-30-11-59-32-80s-50-33-79-33c-31 0-59 12-80 33s-33 50-33 80c0 29 12 58 33 79s49 32 80 32z">
          <text:p/>
        </draw:path>
        <draw:path draw:style-name="gr16" draw:text-style-name="P6" draw:layer="layout" svg:width="0.223cm" svg:height="0.224cm" svg:x="35.332cm" svg:y="6.388cm" svg:viewBox="0 0 224 225" svg:d="M112 225c30 0 58-12 79-33 21-22 33-50 33-80s-12-58-33-79-49-33-79-33c-29 0-58 12-79 33-22 21-33 49-33 79s11 58 33 80c21 21 50 33 79 33z">
          <text:p/>
        </draw:path>
        <draw:path draw:style-name="gr16" draw:text-style-name="P6" draw:layer="layout" svg:width="0.223cm" svg:height="0.223cm" svg:x="35.391cm" svg:y="6.118cm" svg:viewBox="0 0 224 224" svg:d="M112 224c29 0 58-12 80-33 21-21 32-49 32-79 0-29-11-58-32-79-22-22-51-33-80-33-30 0-58 11-79 33-21 21-33 50-33 79 0 30 12 58 33 79s49 33 79 33z">
          <text:p/>
        </draw:path>
        <draw:path draw:style-name="gr16" draw:text-style-name="P6" draw:layer="layout" svg:width="0.223cm" svg:height="0.223cm" svg:x="38.467cm" svg:y="8.047cm" svg:viewBox="0 0 224 224" svg:d="M112 224c30 0 58-12 79-33s33-49 33-79-12-59-33-80c-21-20-49-32-79-32-29 0-58 12-79 32-21 21-33 50-33 80s12 58 33 79 50 33 79 33z">
          <text:p/>
        </draw:path>
        <draw:path draw:style-name="gr16" draw:text-style-name="P6" draw:layer="layout" svg:width="0.223cm" svg:height="0.223cm" svg:x="39.211cm" svg:y="7.785cm" svg:viewBox="0 0 224 224" svg:d="M111 224c30 0 59-12 80-33s33-49 33-80c0-29-12-58-33-79s-50-32-80-32c-29 0-58 11-79 32-20 21-32 50-32 79 0 31 12 59 32 80 21 21 50 33 79 33z">
          <text:p/>
        </draw:path>
        <draw:path draw:style-name="gr18" draw:text-style-name="P7" draw:layer="layout" svg:width="0.223cm" svg:height="0.223cm" svg:x="34.542cm" svg:y="5.947cm" svg:viewBox="0 0 224 224" svg:d="M111 224c31 0 59-12 80-33s33-50 33-79c0-30-12-58-33-79s-49-33-80-33c-29 0-58 12-79 33s-32 49-32 79c0 29 11 58 32 79s50 33 79 33z">
          <text:p/>
        </draw:path>
        <draw:path draw:style-name="gr16" draw:text-style-name="P6" draw:layer="layout" svg:width="0.223cm" svg:height="0.223cm" svg:x="35.435cm" svg:y="6.46cm" svg:viewBox="0 0 224 224" svg:d="M112 224c30 0 59-12 80-33 20-21 32-49 32-80 0-29-12-58-32-79-21-20-50-32-80-32s-58 12-79 32c-21 21-33 50-33 79 0 31 12 59 33 80s49 33 79 33z">
          <text:p/>
        </draw:path>
        <draw:path draw:style-name="gr16" draw:text-style-name="P6" draw:layer="layout" svg:width="0.223cm" svg:height="0.224cm" svg:x="39.522cm" svg:y="7.044cm" svg:viewBox="0 0 224 225" svg:d="M112 225c30 0 58-12 79-34 21-21 33-49 33-79s-12-58-33-79-49-33-79-33c-29 0-59 12-80 33-20 21-32 49-32 79s12 58 32 79c21 22 51 34 80 34z">
          <text:p/>
        </draw:path>
        <draw:path draw:style-name="gr16" draw:text-style-name="P6" draw:layer="layout" svg:width="0.223cm" svg:height="0.224cm" svg:x="39.535cm" svg:y="7.161cm" svg:viewBox="0 0 224 225" svg:d="M113 225c30 0 58-12 79-33s32-49 32-79c0-31-11-59-32-80s-49-33-79-33-58 12-80 33c-21 21-33 49-33 80 0 30 12 58 33 79 22 21 50 33 80 33z">
          <text:p/>
        </draw:path>
        <draw:path draw:style-name="gr19" draw:text-style-name="P12" draw:layer="layout" svg:width="0.223cm" svg:height="0.223cm" svg:x="35.009cm" svg:y="8.986cm" svg:viewBox="0 0 224 224" svg:d="M111 224c31 0 59-12 80-33s33-49 33-79c0-29-12-58-33-80-21-21-49-32-80-32-30 0-58 11-79 32-21 22-32 51-32 80 0 30 11 58 32 79s49 33 79 33z">
          <text:p/>
        </draw:path>
        <draw:path draw:style-name="gr16" draw:text-style-name="P6" draw:layer="layout" svg:width="0.223cm" svg:height="0.223cm" svg:x="35.422cm" svg:y="9.29cm" svg:viewBox="0 0 224 224" svg:d="M111 224c30 0 59-11 80-32 21-22 33-51 33-80 0-30-12-58-33-79s-50-33-80-33c-29 0-58 12-78 33-21 21-33 49-33 79 0 29 12 58 33 80 20 21 49 32 78 32z">
          <text:p/>
        </draw:path>
        <draw:path draw:style-name="gr16" draw:text-style-name="P6" draw:layer="layout" svg:width="0.223cm" svg:height="0.223cm" svg:x="35.397cm" svg:y="9.245cm" svg:viewBox="0 0 224 224" svg:d="M112 224c29 0 58-11 80-32 21-21 32-49 32-79s-11-58-32-79c-22-21-51-34-80-34-30 0-58 13-79 34s-33 49-33 79 12 58 33 79 49 32 79 32z">
          <text:p/>
        </draw:path>
        <draw:path draw:style-name="gr16" draw:text-style-name="P6" draw:layer="layout" svg:width="0.223cm" svg:height="0.223cm" svg:x="35.777cm" svg:y="5.433cm" svg:viewBox="0 0 224 224" svg:d="M112 224c30 0 58-12 79-32 21-21 33-50 33-79 0-30-12-58-33-79-21-22-49-34-79-34-29 0-58 12-79 34-22 21-33 49-33 79 0 29 11 58 33 79 21 20 50 32 79 32z">
          <text:p/>
        </draw:path>
        <draw:path draw:style-name="gr16" draw:text-style-name="P6" draw:layer="layout" svg:width="0.223cm" svg:height="0.223cm" svg:x="35.887cm" svg:y="5.3cm" svg:viewBox="0 0 224 224" svg:d="M111 224c31 0 59-11 80-32s33-51 33-80c0-30-12-58-33-79s-49-33-80-33c-29 0-58 12-79 33-20 21-32 49-32 79 0 29 12 59 32 80 21 21 50 32 79 32z">
          <text:p/>
        </draw:path>
        <draw:path draw:style-name="gr16" draw:text-style-name="P6" draw:layer="layout" svg:width="0.223cm" svg:height="0.224cm" svg:x="39.636cm" svg:y="7.409cm" svg:viewBox="0 0 224 225" svg:d="M112 225c29 0 59-12 79-33 21-21 33-49 33-79s-12-59-33-80c-20-21-50-33-79-33-30 0-58 12-79 33s-33 50-33 80 12 58 33 79 49 33 79 33z">
          <text:p/>
        </draw:path>
        <draw:path draw:style-name="gr16" draw:text-style-name="P6" draw:layer="layout" svg:width="0.223cm" svg:height="0.224cm" svg:x="36.03cm" svg:y="5.189cm" svg:viewBox="0 0 224 225" svg:d="M112 225c29 0 58-12 79-33 22-21 33-49 33-79s-11-58-33-80c-21-21-50-33-79-33-30 0-58 12-79 33-21 22-33 50-33 80s12 58 33 79 49 33 79 33z">
          <text:p/>
        </draw:path>
        <draw:path draw:style-name="gr16" draw:text-style-name="P6" draw:layer="layout" svg:width="0.223cm" svg:height="0.223cm" svg:x="38.764cm" svg:y="7.342cm" svg:viewBox="0 0 224 224" svg:d="M111 224c30 0 59-12 80-33s33-49 33-80c0-29-12-58-33-78-21-21-50-33-80-33-29 0-58 12-79 33-20 20-32 49-32 78 0 31 12 59 32 80 21 21 50 33 79 33z">
          <text:p/>
        </draw:path>
        <draw:path draw:style-name="gr16" draw:text-style-name="P6" draw:layer="layout" svg:width="0.223cm" svg:height="0.223cm" svg:x="36.052cm" svg:y="5.066cm" svg:viewBox="0 0 224 224" svg:d="M111 224c30 0 58-12 80-33 21-22 33-50 33-79 0-30-12-58-33-79-22-21-50-33-80-33-29 0-58 12-79 33s-32 49-32 79c0 29 11 57 32 79 21 21 50 33 79 33z">
          <text:p/>
        </draw:path>
        <draw:path draw:style-name="gr21" draw:text-style-name="P6" draw:layer="layout" svg:width="0.223cm" svg:height="0.223cm" svg:x="35.823cm" svg:y="5.371cm" svg:viewBox="0 0 224 224" svg:d="M112 224c29 0 58-12 79-32 22-21 33-50 33-79 0-31-11-59-33-80-21-21-50-33-79-33-30 0-58 12-79 33s-33 49-33 80c0 29 12 58 33 79 21 20 49 32 79 32z">
          <text:p/>
        </draw:path>
        <draw:path draw:style-name="gr17" draw:text-style-name="P2" draw:layer="layout" svg:width="0.223cm" svg:height="0.223cm" svg:x="35.823cm" svg:y="5.371cm" svg:viewBox="0 0 224 224" svg:d="M112 224c29 0 58-12 79-32 22-21 33-50 33-79 0-31-11-59-33-80-21-21-50-33-79-33-30 0-58 12-79 33s-33 49-33 80c0 29 12 58 33 79 21 20 49 32 79 32z">
          <text:p/>
        </draw:path>
        <draw:path draw:style-name="gr16" draw:text-style-name="P6" draw:layer="layout" svg:width="0.223cm" svg:height="0.223cm" svg:x="39.565cm" svg:y="7.45cm" svg:viewBox="0 0 224 224" svg:d="M112 224c30 0 58-11 79-32s33-50 33-79c0-30-12-58-33-79-21-22-49-34-79-34-29 0-58 12-79 34-22 21-33 49-33 79 0 29 11 58 33 79 21 21 50 32 79 32z">
          <text:p/>
        </draw:path>
        <draw:path draw:style-name="gr16" draw:text-style-name="P6" draw:layer="layout" svg:width="0.223cm" svg:height="0.223cm" svg:x="38.83cm" svg:y="7.048cm" svg:viewBox="0 0 224 224" svg:d="M113 224c29 0 58-12 79-34 21-21 32-49 32-79 0-29-11-58-32-79s-50-32-79-32c-31 0-59 11-80 32s-33 50-33 79c0 30 12 58 33 79 21 22 49 34 80 34z">
          <text:p/>
        </draw:path>
        <draw:path draw:style-name="gr16" draw:text-style-name="P6" draw:layer="layout" svg:width="0.223cm" svg:height="0.224cm" svg:x="35.706cm" svg:y="9.545cm" svg:viewBox="0 0 224 225" svg:d="M113 225c29 0 58-12 79-33s32-50 32-80-11-58-32-79-50-33-79-33c-31 0-59 12-80 33s-33 49-33 79 12 59 33 80 49 33 80 33z">
          <text:p/>
        </draw:path>
        <draw:path draw:style-name="gr16" draw:text-style-name="P6" draw:layer="layout" svg:width="0.223cm" svg:height="0.223cm" svg:x="40.047cm" svg:y="7.029cm" svg:viewBox="0 0 224 224" svg:d="M112 224c29 0 58-13 78-34 22-21 34-49 34-79 0-29-12-58-34-79-20-20-49-32-78-32-30 0-58 12-79 32-21 21-33 50-33 79 0 30 12 58 33 79s49 34 79 34z">
          <text:p/>
        </draw:path>
        <draw:path draw:style-name="gr16" draw:text-style-name="P6" draw:layer="layout" svg:width="0.223cm" svg:height="0.223cm" svg:x="40.019cm" svg:y="7.079cm" svg:viewBox="0 0 224 224" svg:d="M113 224c29 0 58-11 79-32s32-51 32-80c0-30-11-58-32-79s-50-33-79-33c-30 0-58 12-79 33s-34 49-34 79c0 29 13 59 34 80s49 32 79 32z">
          <text:p/>
        </draw:path>
        <draw:path draw:style-name="gr18" draw:text-style-name="P7" draw:layer="layout" svg:width="0.223cm" svg:height="0.224cm" svg:x="30.569cm" svg:y="6.944cm" svg:viewBox="0 0 224 225" svg:d="M113 225c29 0 58-12 78-33 21-21 33-49 33-79s-12-59-33-80c-20-21-49-33-78-33-31 0-59 12-80 33s-33 50-33 80 12 58 33 79 49 33 80 33z">
          <text:p/>
        </draw:path>
        <draw:path draw:style-name="gr18" draw:text-style-name="P7" draw:layer="layout" svg:width="0.223cm" svg:height="0.223cm" svg:x="30.55cm" svg:y="7.227cm" svg:viewBox="0 0 224 224" svg:d="M112 224c30 0 59-12 80-33s32-49 32-79c0-29-11-58-32-79s-50-33-80-33-58 12-79 33-33 50-33 79c0 30 12 58 33 79s49 33 79 33z">
          <text:p/>
        </draw:path>
        <draw:path draw:style-name="gr18" draw:text-style-name="P7" draw:layer="layout" svg:width="0.224cm" svg:height="0.223cm" svg:x="32.744cm" svg:y="5.646cm" svg:viewBox="0 0 225 224" svg:d="M112 224c30 0 59-12 80-33s33-49 33-79c0-29-12-58-33-79s-50-33-80-33-58 12-79 33-33 50-33 79c0 30 12 58 33 79s49 33 79 33z">
          <text:p/>
        </draw:path>
        <draw:path draw:style-name="gr18" draw:text-style-name="P7" draw:layer="layout" svg:width="0.223cm" svg:height="0.223cm" svg:x="30.695cm" svg:y="6.967cm" svg:viewBox="0 0 224 224" svg:d="M111 224c30 0 58-12 79-33 22-21 34-49 34-79 0-29-12-59-34-80-21-21-49-32-79-32-29 0-58 11-79 32s-32 51-32 80c0 30 11 58 32 79s50 33 79 33z">
          <text:p/>
        </draw:path>
        <draw:path draw:style-name="gr18" draw:text-style-name="P7" draw:layer="layout" svg:width="0.223cm" svg:height="0.223cm" svg:x="30.626cm" svg:y="6.029cm" svg:viewBox="0 0 224 224" svg:d="M112 224c30 0 58-12 79-32 21-21 33-50 33-79 0-31-12-59-33-80s-49-33-79-33c-29 0-58 12-80 33-21 21-32 49-32 80 0 29 11 58 32 79 22 20 51 32 80 32z">
          <text:p/>
        </draw:path>
        <draw:path draw:style-name="gr18" draw:text-style-name="P7" draw:layer="layout" svg:width="0.223cm" svg:height="0.223cm" svg:x="34.337cm" svg:y="5.982cm" svg:viewBox="0 0 224 224" svg:d="M112 224c30 0 59-12 80-32 21-21 32-51 32-80 0-30-11-58-32-79s-50-33-80-33-58 12-79 33-33 49-33 79c0 29 12 59 33 80 21 20 49 32 79 32z">
          <text:p/>
        </draw:path>
        <draw:path draw:style-name="gr18" draw:text-style-name="P7" draw:layer="layout" svg:width="0.223cm" svg:height="0.223cm" svg:x="31.274cm" svg:y="7.437cm" svg:viewBox="0 0 224 224" svg:d="M113 224c29 0 58-11 79-32s32-50 32-79c0-30-11-58-32-80-21-21-50-33-79-33-30 0-59 12-80 33-21 22-33 50-33 80 0 29 12 58 33 79s50 32 80 32z">
          <text:p/>
        </draw:path>
        <draw:path draw:style-name="gr19" draw:text-style-name="P12" draw:layer="layout" svg:width="0.223cm" svg:height="0.223cm" svg:x="34.552cm" svg:y="9.037cm" svg:viewBox="0 0 224 224" svg:d="M112 224c30 0 59-13 79-34 21-21 33-49 33-79 0-29-12-58-33-79-20-21-49-32-79-32s-58 11-79 32-33 50-33 79c0 30 12 58 33 79s49 34 79 34z">
          <text:p/>
        </draw:path>
        <draw:path draw:style-name="gr19" draw:text-style-name="P12" draw:layer="layout" svg:width="0.223cm" svg:height="0.223cm" svg:x="34.757cm" svg:y="9.039cm" svg:viewBox="0 0 224 224" svg:d="M112 224c29 0 59-13 80-34 21-20 32-49 32-78 0-30-11-58-32-79s-51-33-80-33c-30 0-58 12-79 33s-33 49-33 79c0 29 12 58 33 78 21 21 49 34 79 34z">
          <text:p/>
        </draw:path>
        <draw:path draw:style-name="gr19" draw:text-style-name="P12" draw:layer="layout" svg:width="0.223cm" svg:height="0.223cm" svg:x="34.597cm" svg:y="9.002cm" svg:viewBox="0 0 224 224" svg:d="M113 224c29 0 58-11 78-32 21-21 33-50 33-79 0-30-12-58-33-79-20-22-49-34-78-34-30 0-59 12-80 34-21 21-33 49-33 79 0 29 12 58 33 79s50 32 80 32z">
          <text:p/>
        </draw:path>
        <draw:path draw:style-name="gr19" draw:text-style-name="P12" draw:layer="layout" svg:width="0.223cm" svg:height="0.223cm" svg:x="34.98cm" svg:y="9.141cm" svg:viewBox="0 0 224 224" svg:d="M112 224c29 0 59-12 79-33 21-21 33-49 33-80 0-29-12-58-33-79-20-21-50-32-79-32-30 0-58 11-79 32s-33 50-33 79c0 31 12 59 33 80s49 33 79 33z">
          <text:p/>
        </draw:path>
        <draw:path draw:style-name="gr18" draw:text-style-name="P7" draw:layer="layout" svg:width="0.223cm" svg:height="0.223cm" svg:x="32.27cm" svg:y="5.978cm" svg:viewBox="0 0 224 224" svg:d="M111 224c30 0 58-11 80-32 21-21 33-51 33-80 0-30-12-58-33-79-22-21-50-33-80-33-29 0-58 12-79 33s-32 49-32 79c0 29 11 59 32 80s50 32 79 32z">
          <text:p/>
        </draw:path>
        <draw:path draw:style-name="gr18" draw:text-style-name="P7" draw:layer="layout" svg:width="0.223cm" svg:height="0.223cm" svg:x="32.493cm" svg:y="5.659cm" svg:viewBox="0 0 224 224" svg:d="M111 224c30 0 58-12 80-33 21-21 33-49 33-79 0-29-12-58-33-79-22-21-50-33-80-33-29 0-58 12-79 33s-32 50-32 79c0 30 11 58 32 79s50 33 79 33z">
          <text:p/>
        </draw:path>
        <draw:path draw:style-name="gr19" draw:text-style-name="P12" draw:layer="layout" svg:width="0.223cm" svg:height="0.223cm" svg:x="34.785cm" svg:y="9.203cm" svg:viewBox="0 0 224 224" svg:d="M112 224c30 0 59-11 80-32s32-50 32-79c0-30-11-58-32-80-21-21-50-33-80-33s-58 12-79 33c-21 22-33 50-33 80 0 29 12 58 33 79s49 32 79 32z">
          <text:p/>
        </draw:path>
        <draw:path draw:style-name="gr19" draw:text-style-name="P12" draw:layer="layout" svg:width="0.223cm" svg:height="0.223cm" svg:x="35.16cm" svg:y="9.347cm" svg:viewBox="0 0 224 224" svg:d="M111 224c30 0 58-12 80-33 21-21 33-49 33-80 0-29-12-58-33-79-22-20-50-32-80-32-29 0-58 12-79 32-21 21-32 50-32 79 0 31 11 59 32 80s50 33 79 33z">
          <text:p/>
        </draw:path>
        <draw:path draw:style-name="gr19" draw:text-style-name="P12" draw:layer="layout" svg:width="0.223cm" svg:height="0.224cm" svg:x="35.063cm" svg:y="9.225cm" svg:viewBox="0 0 224 225" svg:d="M113 225c29 0 58-12 79-33s32-49 32-79-11-58-32-79c-21-22-50-34-79-34-30 0-59 12-80 34-21 21-33 49-33 79s12 58 33 79 50 33 80 33z">
          <text:p/>
        </draw:path>
        <draw:path draw:style-name="gr18" draw:text-style-name="P7" draw:layer="layout" svg:width="0.223cm" svg:height="0.223cm" svg:x="30.615cm" svg:y="6.078cm" svg:viewBox="0 0 224 224" svg:d="M112 224c30 0 58-12 79-33s33-49 33-79c0-29-12-58-33-79s-49-33-79-33c-29 0-58 12-80 33-20 21-32 50-32 79 0 30 12 58 32 79 22 21 51 33 80 33z">
          <text:p/>
        </draw:path>
        <draw:path draw:style-name="gr18" draw:text-style-name="P7" draw:layer="layout" svg:width="0.223cm" svg:height="0.223cm" svg:x="32.404cm" svg:y="5.83cm" svg:viewBox="0 0 224 224" svg:d="M112 224c30 0 58-12 79-33s33-49 33-79c0-29-12-59-33-80s-49-32-79-32c-29 0-58 11-80 32-20 21-32 51-32 80 0 30 12 58 32 79 22 21 51 33 80 33z">
          <text:p/>
        </draw:path>
        <draw:path draw:style-name="gr18" draw:text-style-name="P7" draw:layer="layout" svg:width="0.224cm" svg:height="0.223cm" svg:x="32.508cm" svg:y="6.13cm" svg:viewBox="0 0 225 224" svg:d="M112 224c30 0 59-12 80-32 21-21 33-50 33-79 0-30-12-58-33-79s-50-34-80-34-58 13-79 34-33 49-33 79c0 29 12 58 33 79 21 20 49 32 79 32z">
          <text:p/>
        </draw:path>
        <draw:path draw:style-name="gr18" draw:text-style-name="P7" draw:layer="layout" svg:width="0.223cm" svg:height="0.223cm" svg:x="33.87cm" svg:y="6.226cm" svg:viewBox="0 0 224 224" svg:d="M112 224c30 0 59-12 79-33 21-21 33-49 33-80 0-29-12-58-33-79-20-21-49-32-79-32s-58 11-79 32-33 50-33 79c0 31 12 59 33 80s49 33 79 33z">
          <text:p/>
        </draw:path>
        <draw:path draw:style-name="gr18" draw:text-style-name="P7" draw:layer="layout" svg:width="0.224cm" svg:height="0.223cm" svg:x="31.804cm" svg:y="6.086cm" svg:viewBox="0 0 225 224" svg:d="M112 224c30 0 58-12 79-33 22-20 34-49 34-78 0-30-12-58-34-80-21-21-49-33-79-33s-58 12-79 33c-21 22-33 50-33 80 0 29 12 58 33 78 21 21 49 33 79 33z">
          <text:p/>
        </draw:path>
        <draw:path draw:style-name="gr18" draw:text-style-name="P7" draw:layer="layout" svg:width="0.223cm" svg:height="0.223cm" svg:x="30.537cm" svg:y="7.003cm" svg:viewBox="0 0 224 224" svg:d="M112 224c30 0 59-12 80-33s32-49 32-79c0-29-11-58-32-79-21-22-50-33-80-33s-58 11-79 33c-21 21-33 50-33 79 0 30 12 58 33 79s49 33 79 33z">
          <text:p/>
        </draw:path>
        <draw:path draw:style-name="gr18" draw:text-style-name="P7" draw:layer="layout" svg:width="0.223cm" svg:height="0.223cm" svg:x="30.612cm" svg:y="6.289cm" svg:viewBox="0 0 224 224" svg:d="M112 224c30 0 58-12 79-33s33-49 33-79c0-29-12-59-33-80-21-20-49-32-79-32-29 0-58 12-80 32-21 21-32 51-32 80 0 30 11 58 32 79 22 21 51 33 80 33z">
          <text:p/>
        </draw:path>
        <draw:path draw:style-name="gr18" draw:text-style-name="P7" draw:layer="layout" svg:width="0.223cm" svg:height="0.223cm" svg:x="30.48cm" svg:y="7.193cm" svg:viewBox="0 0 224 224" svg:d="M111 224c30 0 58-12 80-33 21-21 33-49 33-79s-12-59-33-80c-22-21-50-32-80-32-29 0-58 11-79 32s-32 50-32 80 11 58 32 79 50 33 79 33z">
          <text:p/>
        </draw:path>
        <draw:path draw:style-name="gr18" draw:text-style-name="P7" draw:layer="layout" svg:width="0.223cm" svg:height="0.223cm" svg:x="30.678cm" svg:y="7.129cm" svg:viewBox="0 0 224 224" svg:d="M111 224c30 0 58-11 79-32 22-21 34-50 34-80s-12-58-34-79c-21-21-49-33-79-33-29 0-58 12-79 33s-32 49-32 79 11 59 32 80 50 32 79 32z">
          <text:p/>
        </draw:path>
        <draw:path draw:style-name="gr18" draw:text-style-name="P7" draw:layer="layout" svg:width="0.223cm" svg:height="0.223cm" svg:x="30.686cm" svg:y="6.854cm" svg:viewBox="0 0 224 224" svg:d="M112 224c29 0 58-12 79-33 21-22 33-50 33-80 0-29-12-58-33-78-21-21-50-33-79-33-30 0-58 12-79 33-21 20-33 49-33 78 0 30 12 58 33 80 21 21 49 33 79 33z">
          <text:p/>
        </draw:path>
        <draw:path draw:style-name="gr16" draw:text-style-name="P6" draw:layer="layout" svg:width="0.223cm" svg:height="0.223cm" svg:x="36.687cm" svg:y="6.984cm" svg:viewBox="0 0 224 224" svg:d="M111 224c30 0 58-12 79-33s34-49 34-79c0-29-13-57-34-79-21-21-49-33-79-33-29 0-58 12-79 33-21 22-32 50-32 79 0 30 11 58 32 79s50 33 79 33z">
          <text:p/>
        </draw:path>
        <draw:path draw:style-name="gr18" draw:text-style-name="P7" draw:layer="layout" svg:width="0.223cm" svg:height="0.223cm" svg:x="36.553cm" svg:y="6.859cm" svg:viewBox="0 0 224 224" svg:d="M112 224c30 0 58-12 79-33s33-50 33-80c0-29-12-58-33-79s-49-32-79-32-58 11-79 32-33 50-33 79c0 30 12 59 33 80s49 33 79 33z">
          <text:p/>
        </draw:path>
        <draw:path draw:style-name="gr19" draw:text-style-name="P12" draw:layer="layout" svg:width="0.223cm" svg:height="0.223cm" svg:x="33.784cm" svg:y="9.203cm" svg:viewBox="0 0 224 224" svg:d="M113 224c29 0 58-12 79-33s32-49 32-79c0-29-11-58-32-80-21-21-50-32-79-32-30 0-58 11-79 32-21 22-34 51-34 80 0 30 13 58 34 79s49 33 79 33z">
          <text:p/>
        </draw:path>
        <draw:path draw:style-name="gr18" draw:text-style-name="P7" draw:layer="layout" svg:width="0.223cm" svg:height="0.223cm" svg:x="34.555cm" svg:y="6.12cm" svg:viewBox="0 0 224 224" svg:d="M111 224c31 0 59-12 80-33s33-49 33-79c0-29-12-58-33-79-21-22-49-33-80-33-30 0-58 11-79 33-21 21-32 50-32 79 0 30 11 58 32 79s49 33 79 33z">
          <text:p/>
        </draw:path>
        <draw:path draw:style-name="gr16" draw:text-style-name="P6" draw:layer="layout" svg:width="0.223cm" svg:height="0.223cm" svg:x="35.491cm" svg:y="6.472cm" svg:viewBox="0 0 224 224" svg:d="M112 224c30 0 58-11 79-32s33-50 33-79c0-31-12-59-33-80s-49-33-79-33c-29 0-59 12-80 33-20 21-32 49-32 80 0 29 12 58 32 79 21 21 51 32 80 32z">
          <text:p/>
        </draw:path>
        <draw:path draw:style-name="gr16" draw:text-style-name="P6" draw:layer="layout" svg:width="0.223cm" svg:height="0.223cm" svg:x="35.617cm" svg:y="6.223cm" svg:viewBox="0 0 224 224" svg:d="M111 224c30 0 58-11 80-32 21-21 33-50 33-80s-12-58-33-79c-22-21-50-33-80-33s-58 12-79 33-32 49-32 79 11 59 32 80 49 32 79 32z">
          <text:p/>
        </draw:path>
        <draw:path draw:style-name="gr16" draw:text-style-name="P6" draw:layer="layout" svg:width="0.223cm" svg:height="0.223cm" svg:x="39.339cm" svg:y="7.759cm" svg:viewBox="0 0 224 224" svg:d="M113 224c29 0 58-11 79-32s32-51 32-80c0-30-11-58-32-79s-50-33-79-33c-30 0-58 12-79 33-22 21-34 49-34 79 0 29 12 59 34 80 21 21 49 32 79 32z">
          <text:p/>
        </draw:path>
        <draw:path draw:style-name="gr16" draw:text-style-name="P6" draw:layer="layout" svg:width="0.223cm" svg:height="0.223cm" svg:x="35.918cm" svg:y="5.991cm" svg:viewBox="0 0 224 224" svg:d="M112 224c30 0 58-12 79-33s33-50 33-80c0-29-12-58-33-78-21-21-49-33-79-33s-59 12-80 33c-21 20-32 49-32 78 0 30 11 59 32 80s50 33 80 33z">
          <text:p/>
        </draw:path>
        <draw:path draw:style-name="gr16" draw:text-style-name="P6" draw:layer="layout" svg:width="0.224cm" svg:height="0.223cm" svg:x="39.563cm" svg:y="7.628cm" svg:viewBox="0 0 225 224" svg:d="M113 224c30 0 58-12 79-33s33-49 33-79c0-29-12-59-33-80s-49-32-79-32-58 11-79 32c-22 21-34 51-34 80 0 30 12 58 34 79 21 21 49 33 79 33z">
          <text:p/>
        </draw:path>
        <draw:path draw:style-name="gr18" draw:text-style-name="P7" draw:layer="layout" svg:width="0.223cm" svg:height="0.223cm" svg:x="35.223cm" svg:y="6.424cm" svg:viewBox="0 0 224 224" svg:d="M112 224c30 0 59-12 80-33s32-50 32-80c0-29-11-58-32-79s-50-32-80-32-58 11-79 32-33 50-33 79c0 30 12 59 33 80s49 33 79 33z">
          <text:p/>
        </draw:path>
        <draw:path draw:style-name="gr16" draw:text-style-name="P6" draw:layer="layout" svg:width="0.223cm" svg:height="0.223cm" svg:x="36.035cm" svg:y="6.126cm" svg:viewBox="0 0 224 224" svg:d="M111 224c30 0 58-12 79-33 22-20 34-49 34-78 0-30-12-58-34-79-21-21-49-34-79-34-29 0-57 13-78 34s-33 49-33 79c0 29 12 58 33 78 21 21 49 33 78 33z">
          <text:p/>
        </draw:path>
        <draw:path draw:style-name="gr16" draw:text-style-name="P6" draw:layer="layout" svg:width="0.223cm" svg:height="0.224cm" svg:x="38.567cm" svg:y="8.085cm" svg:viewBox="0 0 224 225" svg:d="M111 225c31 0 59-12 80-33s33-49 33-79-12-59-33-80-49-33-80-33c-29 0-58 12-79 33-20 21-32 50-32 80s12 58 32 79c21 21 50 33 79 33z">
          <text:p/>
        </draw:path>
        <draw:path draw:style-name="gr16" draw:text-style-name="P6" draw:layer="layout" svg:width="0.224cm" svg:height="0.223cm" svg:x="38.612cm" svg:y="7.97cm" svg:viewBox="0 0 225 224" svg:d="M113 224c30 0 58-11 79-32s33-51 33-80c0-30-12-58-33-79s-49-33-79-33-59 12-80 33-33 49-33 79c0 29 12 59 33 80s50 32 80 32z">
          <text:p/>
        </draw:path>
        <draw:path draw:style-name="gr16" draw:text-style-name="P6" draw:layer="layout" svg:width="0.223cm" svg:height="0.223cm" svg:x="39.772cm" svg:y="7.393cm" svg:viewBox="0 0 224 224" svg:d="M113 224c29 0 58-12 79-33 20-21 32-49 32-79 0-29-12-58-32-79-21-21-50-33-79-33-30 0-58 12-80 33-21 21-33 50-33 79 0 30 12 58 33 79 22 21 50 33 80 33z">
          <text:p/>
        </draw:path>
        <draw:path draw:style-name="gr16" draw:text-style-name="P6" draw:layer="layout" svg:width="0.223cm" svg:height="0.223cm" svg:x="38.769cm" svg:y="8.646cm" svg:viewBox="0 0 224 224" svg:d="M111 224c30 0 59-11 80-32s33-51 33-80c0-30-12-58-33-79s-50-33-80-33c-29 0-58 12-79 33s-32 49-32 79c0 29 11 59 32 80s50 32 79 32z">
          <text:p/>
        </draw:path>
        <draw:path draw:style-name="gr16" draw:text-style-name="P6" draw:layer="layout" svg:width="0.223cm" svg:height="0.223cm" svg:x="39.775cm" svg:y="7.476cm" svg:viewBox="0 0 224 224" svg:d="M112 224c30 0 58-13 79-34s33-49 33-79c0-29-12-58-33-78-21-21-49-33-79-33-29 0-58 12-79 33-22 20-33 49-33 78 0 30 11 58 33 79 21 21 50 34 79 34z">
          <text:p/>
        </draw:path>
        <draw:path draw:style-name="gr16" draw:text-style-name="P6" draw:layer="layout" svg:width="0.223cm" svg:height="0.223cm" svg:x="38.528cm" svg:y="8.076cm" svg:viewBox="0 0 224 224" svg:d="M111 224c30 0 59-11 80-32s33-50 33-79c0-30-12-59-33-80s-50-33-80-33c-29 0-58 12-79 33s-32 50-32 80c0 29 11 58 32 79s50 32 79 32z">
          <text:p/>
        </draw:path>
        <draw:path draw:style-name="gr16" draw:text-style-name="P6" draw:layer="layout" svg:width="0.223cm" svg:height="0.223cm" svg:x="39.745cm" svg:y="7.152cm" svg:viewBox="0 0 224 224" svg:d="M113 224c29 0 58-12 79-32 21-21 32-50 32-79 0-31-11-59-32-80s-50-33-79-33c-30 0-59 12-80 33s-33 49-33 80c0 29 12 58 33 79 21 20 50 32 80 32z">
          <text:p/>
        </draw:path>
        <draw:path draw:style-name="gr16" draw:text-style-name="P6" draw:layer="layout" svg:width="0.224cm" svg:height="0.223cm" svg:x="38.751cm" svg:y="8.641cm" svg:viewBox="0 0 225 224" svg:d="M112 224c30 0 59-11 80-32s33-51 33-80c0-30-12-58-33-79s-50-33-80-33-58 12-79 33-33 49-33 79c0 29 12 59 33 80s49 32 79 32z">
          <text:p/>
        </draw:path>
        <draw:path draw:style-name="gr16" draw:text-style-name="P6" draw:layer="layout" svg:width="0.223cm" svg:height="0.223cm" svg:x="38.802cm" svg:y="8.086cm" svg:viewBox="0 0 224 224" svg:d="M113 224c29 0 58-11 78-32 21-21 33-50 33-79 0-30-12-58-33-80-20-21-49-33-78-33-31 0-59 12-80 33-21 22-33 50-33 80 0 29 12 58 33 79s49 32 80 32z">
          <text:p/>
        </draw:path>
        <draw:path draw:style-name="gr16" draw:text-style-name="P6" draw:layer="layout" svg:width="0.223cm" svg:height="0.223cm" svg:x="40.04cm" svg:y="7.601cm" svg:viewBox="0 0 224 224" svg:d="M112 224c29 0 58-12 79-33 22-21 33-49 33-79s-11-59-33-80c-21-21-50-32-79-32-30 0-58 11-79 32s-33 50-33 80 12 58 33 79 49 33 79 33z">
          <text:p/>
        </draw:path>
        <draw:path draw:style-name="gr16" draw:text-style-name="P6" draw:layer="layout" svg:width="0.223cm" svg:height="0.223cm" svg:x="35.94cm" svg:y="6.102cm" svg:viewBox="0 0 224 224" svg:d="M112 224c30 0 58-11 79-32s33-50 33-79c0-30-12-58-33-79-21-22-49-34-79-34-29 0-58 12-79 34-21 21-33 49-33 79 0 29 12 58 33 79s50 32 79 32z">
          <text:p/>
        </draw:path>
        <draw:path draw:style-name="gr16" draw:text-style-name="P6" draw:layer="layout" svg:width="0.224cm" svg:height="0.224cm" svg:x="39.552cm" svg:y="7.725cm" svg:viewBox="0 0 225 225" svg:d="M113 225c30 0 58-12 79-34 21-21 33-49 33-79s-12-58-33-79-49-33-79-33-58 12-79 33c-22 21-34 49-34 79s12 58 34 79c21 22 49 34 79 34z">
          <text:p/>
        </draw:path>
        <draw:path draw:style-name="gr16" draw:text-style-name="P6" draw:layer="layout" svg:width="0.223cm" svg:height="0.223cm" svg:x="39.689cm" svg:y="7.779cm" svg:viewBox="0 0 224 224" svg:d="M111 224c31 0 59-12 80-33s33-49 33-80c0-29-12-58-33-79-21-20-49-32-80-32-29 0-58 12-79 32-20 21-32 50-32 79 0 31 12 59 32 80 21 21 50 33 79 33z">
          <text:p/>
        </draw:path>
        <draw:path draw:style-name="gr16" draw:text-style-name="P6" draw:layer="layout" svg:width="0.223cm" svg:height="0.223cm" svg:x="40.75cm" svg:y="6.963cm" svg:viewBox="0 0 224 224" svg:d="M112 224c29 0 58-12 80-33 21-20 32-49 32-78 0-30-11-59-32-80-22-21-51-33-80-33-30 0-58 12-79 33s-33 50-33 80c0 29 12 58 33 78 21 21 49 33 79 33z">
          <text:p/>
        </draw:path>
        <draw:path draw:style-name="gr16" draw:text-style-name="P6" draw:layer="layout" svg:width="0.224cm" svg:height="0.224cm" svg:x="35.371cm" svg:y="9.392cm" svg:viewBox="0 0 225 225" svg:d="M112 225c30 0 58-12 79-33 22-21 34-49 34-79 0-31-12-59-34-80-21-21-49-33-79-33s-58 12-79 33-33 49-33 80c0 30 12 58 33 79s49 33 79 33z">
          <text:p/>
        </draw:path>
        <draw:path draw:style-name="gr16" draw:text-style-name="P6" draw:layer="layout" svg:width="0.223cm" svg:height="0.223cm" svg:x="35.699cm" svg:y="9.537cm" svg:viewBox="0 0 224 224" svg:d="M112 224c30 0 58-12 79-33s33-50 33-80-12-58-33-79-49-32-79-32-59 11-79 32c-21 21-33 49-33 79s12 59 33 80c20 21 49 33 79 33z">
          <text:p/>
        </draw:path>
        <draw:path draw:style-name="gr16" draw:text-style-name="P6" draw:layer="layout" svg:width="0.223cm" svg:height="0.223cm" svg:x="40.175cm" svg:y="7.246cm" svg:viewBox="0 0 224 224" svg:d="M113 224c29 0 58-12 79-33s32-49 32-79c0-29-11-58-32-79s-50-33-79-33c-30 0-59 12-80 33s-33 50-33 79c0 30 12 58 33 79s50 33 80 33z">
          <text:p/>
        </draw:path>
        <draw:path draw:style-name="gr16" draw:text-style-name="P6" draw:layer="layout" svg:width="0.223cm" svg:height="0.224cm" svg:x="39.875cm" svg:y="7.325cm" svg:viewBox="0 0 224 225" svg:d="M111 225c30 0 59-12 80-33s33-50 33-80-12-58-33-79-50-33-80-33c-29 0-58 12-79 33s-32 49-32 79 11 59 32 80 50 33 79 33z">
          <text:p/>
        </draw:path>
        <draw:path draw:style-name="gr16" draw:text-style-name="P6" draw:layer="layout" svg:width="0.223cm" svg:height="0.223cm" svg:x="40.509cm" svg:y="6.923cm" svg:viewBox="0 0 224 224" svg:d="M111 224c30 0 58-12 80-33 21-21 33-49 33-79s-12-59-33-79c-22-21-50-33-80-33-29 0-58 12-78 33-21 20-33 49-33 79s12 58 33 79c20 21 49 33 78 33z">
          <text:p/>
        </draw:path>
        <draw:path draw:style-name="gr16" draw:text-style-name="P6" draw:layer="layout" svg:width="0.223cm" svg:height="0.223cm" svg:x="40.09cm" svg:y="7.742cm" svg:viewBox="0 0 224 224" svg:d="M112 224c29 0 59-11 80-32 21-22 32-51 32-80 0-30-11-58-32-79s-51-33-80-33c-30 0-58 12-79 33s-33 49-33 79c0 29 12 58 33 80 21 21 49 32 79 32z">
          <text:p/>
        </draw:path>
        <draw:path draw:style-name="gr19" draw:text-style-name="P12" draw:layer="layout" svg:width="0.223cm" svg:height="0.223cm" svg:x="32.869cm" svg:y="9.803cm" svg:viewBox="0 0 224 224" svg:d="M112 224c30 0 58-12 79-33s33-49 33-80c0-30-12-58-33-79s-49-32-79-32c-29 0-58 11-79 32-22 21-33 49-33 79 0 31 11 59 33 80 21 21 50 33 79 33z">
          <text:p/>
        </draw:path>
        <draw:path draw:style-name="gr19" draw:text-style-name="P12" draw:layer="layout" svg:width="0.223cm" svg:height="0.223cm" svg:x="34.678cm" svg:y="9.261cm" svg:viewBox="0 0 224 224" svg:d="M111 224c30 0 58-13 79-34s34-49 34-79c0-29-13-58-34-79s-49-32-79-32c-29 0-58 11-79 32s-32 50-32 79c0 30 11 58 32 79s50 34 79 34z">
          <text:p/>
        </draw:path>
        <draw:path draw:style-name="gr16" draw:text-style-name="P6" draw:layer="layout" svg:width="0.223cm" svg:height="0.223cm" svg:x="34.865cm" svg:y="6.164cm" svg:viewBox="0 0 224 224" svg:d="M112 224c30 0 58-11 79-33 21-21 33-50 33-79 0-30-12-58-33-79s-49-33-79-33c-29 0-58 12-80 33-20 21-32 49-32 79 0 29 12 58 32 79 22 22 51 33 80 33z">
          <text:p/>
        </draw:path>
        <draw:path draw:style-name="gr16" draw:text-style-name="P6" draw:layer="layout" svg:width="0.223cm" svg:height="0.223cm" svg:x="35.675cm" svg:y="6.365cm" svg:viewBox="0 0 224 224" svg:d="M112 224c30 0 59-13 80-33 21-21 32-50 32-79 0-30-11-58-32-79s-50-33-80-33-58 12-79 33-33 49-33 79c0 29 12 58 33 79 21 20 49 33 79 33z">
          <text:p/>
        </draw:path>
        <draw:path draw:style-name="gr18" draw:text-style-name="P7" draw:layer="layout" svg:width="0.223cm" svg:height="0.224cm" svg:x="34.293cm" svg:y="6.323cm" svg:viewBox="0 0 224 225" svg:d="M111 225c30 0 59-12 80-33s33-49 33-79-12-58-33-79c-21-22-50-34-80-34-29 0-58 12-79 34-21 21-32 49-32 79s11 58 32 79 50 33 79 33z">
          <text:p/>
        </draw:path>
        <draw:path draw:style-name="gr18" draw:text-style-name="P7" draw:layer="layout" svg:width="0.223cm" svg:height="0.224cm" svg:x="33.717cm" svg:y="6.306cm" svg:viewBox="0 0 224 225" svg:d="M112 225c30 0 58-12 79-33s33-49 33-79-12-58-33-80c-21-21-49-33-79-33-29 0-59 12-79 33-21 22-33 50-33 80s12 58 33 79c20 21 50 33 79 33z">
          <text:p/>
        </draw:path>
        <draw:path draw:style-name="gr18" draw:text-style-name="P7" draw:layer="layout" svg:width="0.223cm" svg:height="0.223cm" svg:x="34.61cm" svg:y="6.333cm" svg:viewBox="0 0 224 224" svg:d="M113 224c30 0 58-12 79-33s32-49 32-79c0-29-11-58-32-78-21-22-49-34-79-34s-59 12-80 34c-21 20-33 49-33 78 0 30 12 58 33 79s50 33 80 33z">
          <text:p/>
        </draw:path>
        <draw:path draw:style-name="gr16" draw:text-style-name="P6" draw:layer="layout" svg:width="0.223cm" svg:height="0.223cm" svg:x="35.701cm" svg:y="6.722cm" svg:viewBox="0 0 224 224" svg:d="M113 224c29 0 58-11 79-32s32-50 32-79c0-30-11-59-32-80s-50-33-79-33c-31 0-59 12-80 33s-33 50-33 80c0 29 12 58 33 79s49 32 80 32z">
          <text:p/>
        </draw:path>
        <draw:path draw:style-name="gr18" draw:text-style-name="P7" draw:layer="layout" svg:width="0.223cm" svg:height="0.223cm" svg:x="33.674cm" svg:y="6.384cm" svg:viewBox="0 0 224 224" svg:d="M112 224c30 0 58-12 79-34 21-20 33-49 33-78 0-30-12-58-33-79s-49-33-79-33-59 12-80 33-32 49-32 79c0 29 11 58 32 78 21 22 50 34 80 34z">
          <text:p/>
        </draw:path>
        <draw:path draw:style-name="gr18" draw:text-style-name="P7" draw:layer="layout" svg:width="0.223cm" svg:height="0.223cm" svg:x="34.207cm" svg:y="6.53cm" svg:viewBox="0 0 224 224" svg:d="M113 224c29 0 58-12 79-33s32-49 32-79c0-29-11-58-32-80-21-21-50-32-79-32-30 0-58 11-79 32-22 22-34 51-34 80 0 30 12 58 34 79 21 21 49 33 79 33z">
          <text:p/>
        </draw:path>
        <draw:path draw:style-name="gr18" draw:text-style-name="P7" draw:layer="layout" svg:width="0.223cm" svg:height="0.223cm" svg:x="34.242cm" svg:y="6.326cm" svg:viewBox="0 0 224 224" svg:d="M111 224c30 0 58-12 79-33s34-49 34-79c0-29-13-58-34-79-21-22-49-33-79-33-29 0-58 11-79 33-21 21-32 50-32 79 0 30 11 58 32 79s50 33 79 33z">
          <text:p/>
        </draw:path>
        <draw:path draw:style-name="gr18" draw:text-style-name="P7" draw:layer="layout" svg:width="0.223cm" svg:height="0.223cm" svg:x="34.223cm" svg:y="5.918cm" svg:viewBox="0 0 224 224" svg:d="M112 224c30 0 58-12 79-33s33-50 33-79c0-30-12-58-33-79s-49-33-79-33c-29 0-58 12-79 33s-33 49-33 79c0 29 12 58 33 79s50 33 79 33z">
          <text:p/>
        </draw:path>
        <draw:path draw:style-name="gr16" draw:text-style-name="P6" draw:layer="layout" svg:width="0.223cm" svg:height="0.224cm" svg:x="35.699cm" svg:y="6.003cm" svg:viewBox="0 0 224 225" svg:d="M113 225c29 0 58-12 79-33s32-49 32-80c0-30-11-58-32-79s-50-33-79-33c-31 0-59 12-80 33s-33 49-33 79c0 31 12 59 33 80s49 33 80 33z">
          <text:p/>
        </draw:path>
        <draw:path draw:style-name="gr16" draw:text-style-name="P6" draw:layer="layout" svg:width="0.223cm" svg:height="0.223cm" svg:x="35.615cm" svg:y="5.937cm" svg:viewBox="0 0 224 224" svg:d="M112 224c29 0 58-11 79-33 21-21 33-50 33-79 0-30-12-58-33-79s-50-33-79-33c-30 0-58 12-79 33s-33 49-33 79c0 29 12 58 33 79 21 22 49 33 79 33z">
          <text:p/>
        </draw:path>
        <draw:path draw:style-name="gr16" draw:text-style-name="P6" draw:layer="layout" svg:width="0.223cm" svg:height="0.223cm" svg:x="35.493cm" svg:y="6.042cm" svg:viewBox="0 0 224 224" svg:d="M113 224c29 0 58-12 79-32 21-21 32-50 32-79 0-31-11-59-32-80s-50-33-79-33c-30 0-59 12-80 33s-33 49-33 80c0 29 12 58 33 79 21 20 50 32 80 32z">
          <text:p/>
        </draw:path>
        <draw:path draw:style-name="gr16" draw:text-style-name="P6" draw:layer="layout" svg:width="0.223cm" svg:height="0.224cm" svg:x="35.672cm" svg:y="6.547cm" svg:viewBox="0 0 224 225" svg:d="M111 225c31 0 59-12 80-33s33-49 33-79-12-58-33-79c-21-22-49-34-80-34-29 0-58 12-79 34-21 21-32 49-32 79s11 58 32 79 50 33 79 33z">
          <text:p/>
        </draw:path>
        <draw:path draw:style-name="gr16" draw:text-style-name="P6" draw:layer="layout" svg:width="0.223cm" svg:height="0.223cm" svg:x="38.196cm" svg:y="8.521cm" svg:viewBox="0 0 224 224" svg:d="M113 224c29 0 58-12 79-32 21-21 32-50 32-79 0-30-11-59-32-80s-50-33-79-33c-30 0-58 12-80 33-21 21-33 50-33 80 0 29 12 58 33 79 22 20 50 32 80 32z">
          <text:p/>
        </draw:path>
        <draw:path draw:style-name="gr18" draw:text-style-name="P7" draw:layer="layout" svg:width="0.223cm" svg:height="0.223cm" svg:x="30.49cm" svg:y="3.591cm" svg:viewBox="0 0 224 224" svg:d="M111 224c30 0 58-11 80-32 21-21 33-50 33-79 0-31-12-59-33-80-22-21-50-33-80-33s-58 12-79 33-32 49-32 80c0 29 11 58 32 79s49 32 79 32z">
          <text:p/>
        </draw:path>
        <draw:path draw:style-name="gr18" draw:text-style-name="P7" draw:layer="layout" svg:width="0.223cm" svg:height="0.223cm" svg:x="30.582cm" svg:y="3.812cm" svg:viewBox="0 0 224 224" svg:d="M112 224c30 0 58-12 79-33s33-49 33-78c0-31-12-59-33-80s-49-33-79-33c-29 0-59 12-80 33s-32 49-32 80c0 29 11 57 32 78s51 33 80 33z">
          <text:p/>
        </draw:path>
        <draw:path draw:style-name="gr18" draw:text-style-name="P7" draw:layer="layout" svg:width="0.224cm" svg:height="0.224cm" svg:x="32.085cm" svg:y="5.806cm" svg:viewBox="0 0 225 225" svg:d="M112 225c31 0 59-12 80-33s33-49 33-79c0-31-12-59-33-80s-49-33-80-33c-30 0-58 12-79 33s-33 49-33 80c0 30 12 58 33 79s49 33 79 33z">
          <text:p/>
        </draw:path>
        <draw:path draw:style-name="gr18" draw:text-style-name="P7" draw:layer="layout" svg:width="0.223cm" svg:height="0.223cm" svg:x="32.141cm" svg:y="5.569cm" svg:viewBox="0 0 224 224" svg:d="M113 224c29 0 58-12 79-33s32-49 32-80c0-29-11-58-32-78-21-21-50-33-79-33-31 0-59 12-80 33-21 20-33 49-33 78 0 31 12 59 33 80s49 33 80 33z">
          <text:p/>
        </draw:path>
        <draw:path draw:style-name="gr18" draw:text-style-name="P7" draw:layer="layout" svg:width="0.223cm" svg:height="0.223cm" svg:x="30.436cm" svg:y="3.25cm" svg:viewBox="0 0 224 224" svg:d="M113 224c29 0 58-12 78-34 21-21 33-49 33-79 0-29-12-58-33-79-20-21-49-32-78-32-30 0-58 11-79 32s-34 50-34 79c0 30 13 58 34 79 21 22 49 34 79 34z">
          <text:p/>
        </draw:path>
        <draw:path draw:style-name="gr18" draw:text-style-name="P7" draw:layer="layout" svg:width="0.223cm" svg:height="0.223cm" svg:x="30.145cm" svg:y="4.92cm" svg:viewBox="0 0 224 224" svg:d="M113 224c29 0 58-12 79-33s32-49 32-79-11-59-32-79c-21-21-50-33-79-33-30 0-59 12-80 33-21 20-33 49-33 79s12 58 33 79 50 33 80 33z">
          <text:p/>
        </draw:path>
        <draw:path draw:style-name="gr18" draw:text-style-name="P7" draw:layer="layout" svg:width="0.223cm" svg:height="0.223cm" svg:x="32.074cm" svg:y="5.403cm" svg:viewBox="0 0 224 224" svg:d="M112 224c29 0 59-12 80-32 21-21 32-50 32-79 0-30-11-59-32-80s-51-33-80-33c-30 0-58 12-79 33s-33 50-33 80c0 29 12 58 33 79 21 20 49 32 79 32z">
          <text:p/>
        </draw:path>
        <draw:path draw:style-name="gr18" draw:text-style-name="P7" draw:layer="layout" svg:width="0.223cm" svg:height="0.223cm" svg:x="30.631cm" svg:y="3.276cm" svg:viewBox="0 0 224 224" svg:d="M112 224c30 0 58-12 79-33s33-50 33-79c0-30-12-58-33-79s-49-33-79-33c-29 0-58 12-79 33-22 21-33 49-33 79 0 29 11 58 33 79 21 21 50 33 79 33z">
          <text:p/>
        </draw:path>
        <draw:path draw:style-name="gr18" draw:text-style-name="P7" draw:layer="layout" svg:width="0.223cm" svg:height="0.223cm" svg:x="36.53cm" svg:y="4.441cm" svg:viewBox="0 0 224 224" svg:d="M112 224c29 0 59-12 80-33s32-49 32-80c0-29-11-58-32-79-21-20-51-32-80-32-30 0-58 12-79 32-21 21-33 50-33 79 0 31 12 59 33 80s49 33 79 33z">
          <text:p/>
        </draw:path>
        <draw:path draw:style-name="gr19" draw:text-style-name="P12" draw:layer="layout" svg:width="0.223cm" svg:height="0.223cm" svg:x="33.644cm" svg:y="9.59cm" svg:viewBox="0 0 224 224" svg:d="M112 224c30 0 59-11 80-32s32-50 32-79c0-31-11-59-32-80s-50-33-80-33-58 12-79 33-33 49-33 80c0 29 12 58 33 79s49 32 79 32z">
          <text:p/>
        </draw:path>
        <draw:path draw:style-name="gr19" draw:text-style-name="P12" draw:layer="layout" svg:width="0.223cm" svg:height="0.223cm" svg:x="33.549cm" svg:y="9.492cm" svg:viewBox="0 0 224 224" svg:d="M112 224c30 0 58-11 79-33 21-21 33-50 33-79 0-30-12-58-33-79s-49-33-79-33c-29 0-58 12-78 33-22 21-34 49-34 79 0 29 12 58 34 79 20 22 49 33 78 33z">
          <text:p/>
        </draw:path>
        <draw:path draw:style-name="gr18" draw:text-style-name="P7" draw:layer="layout" svg:width="0.223cm" svg:height="0.223cm" svg:x="30.594cm" svg:y="3.391cm" svg:viewBox="0 0 224 224" svg:d="M113 224c29 0 57-12 78-33s33-49 33-79-12-59-33-80-49-32-78-32c-30 0-59 11-80 32s-33 50-33 80 12 58 33 79 50 33 80 33z">
          <text:p/>
        </draw:path>
        <draw:path draw:style-name="gr18" draw:text-style-name="P7" draw:layer="layout" svg:width="0.223cm" svg:height="0.223cm" svg:x="30.577cm" svg:y="3.252cm" svg:viewBox="0 0 224 224" svg:d="M113 224c29 0 58-12 78-34 21-21 33-49 33-79 0-29-12-58-33-79-20-21-49-32-78-32-31 0-59 11-80 32s-33 50-33 79c0 30 12 58 33 79 21 22 49 34 80 34z">
          <text:p/>
        </draw:path>
        <draw:path draw:style-name="gr18" draw:text-style-name="P7" draw:layer="layout" svg:width="0.223cm" svg:height="0.223cm" svg:x="30.244cm" svg:y="7.148cm" svg:viewBox="0 0 224 224" svg:d="M112 224c29 0 58-12 79-33s33-49 33-79-12-59-33-80c-21-20-50-32-79-32-30 0-58 12-79 32-21 21-33 50-33 80s12 58 33 79 49 33 79 33z">
          <text:p/>
        </draw:path>
        <draw:path draw:style-name="gr18" draw:text-style-name="P7" draw:layer="layout" svg:width="0.223cm" svg:height="0.223cm" svg:x="30.215cm" svg:y="7.163cm" svg:viewBox="0 0 224 224" svg:d="M112 224c30 0 58-12 79-33s33-49 33-79-12-59-33-79c-21-21-49-33-79-33-29 0-58 12-79 33-20 20-33 49-33 79s13 58 33 79c21 21 50 33 79 33z">
          <text:p/>
        </draw:path>
        <draw:path draw:style-name="gr18" draw:text-style-name="P7" draw:layer="layout" svg:width="0.223cm" svg:height="0.223cm" svg:x="30.516cm" svg:y="7.498cm" svg:viewBox="0 0 224 224" svg:d="M112 224c29 0 59-12 80-34 21-21 32-49 32-79 0-29-11-58-32-79s-51-32-80-32c-30 0-58 11-79 32s-33 50-33 79c0 30 12 58 33 79 21 22 49 34 79 34z">
          <text:p/>
        </draw:path>
        <draw:path draw:style-name="gr18" draw:text-style-name="P7" draw:layer="layout" svg:width="0.223cm" svg:height="0.223cm" svg:x="30.518cm" svg:y="6.732cm" svg:viewBox="0 0 224 224" svg:d="M112 224c29 0 59-11 80-32 20-21 32-49 32-79s-12-59-32-80c-21-21-51-33-80-33-30 0-58 12-79 33s-33 50-33 80 12 58 33 79 49 32 79 32z">
          <text:p/>
        </draw:path>
        <draw:polygon draw:style-name="gr3" draw:text-style-name="P3" draw:layer="layout" svg:width="0cm" svg:height="0.123cm" svg:x="30.63cm" svg:y="11.219cm" svg:viewBox="0 0 0 124" draw:points="0,0 0,124">
          <text:p/>
        </draw:polygon>
        <draw:line draw:style-name="gr4" draw:text-style-name="P2" draw:layer="layout" svg:x1="30.63cm" svg:y1="11.219cm" svg:x2="30.63cm" svg:y2="11.343cm">
          <text:p/>
        </draw:line>
        <draw:polygon draw:style-name="gr3" draw:text-style-name="P3" draw:layer="layout" svg:width="0.221cm" svg:height="0.029cm" svg:x="30.296cm" svg:y="11.609cm" svg:viewBox="0 0 222 30" draw:points="0,0 222,0 222,30 0,30">
          <text:p/>
        </draw:polygon>
        <draw:polygon draw:style-name="gr3" draw:text-style-name="P3" draw:layer="layout" svg:width="0cm" svg:height="0.123cm" svg:x="32.255cm" svg:y="11.219cm" svg:viewBox="0 0 0 124" draw:points="0,0 0,124">
          <text:p/>
        </draw:polygon>
        <draw:line draw:style-name="gr4" draw:text-style-name="P2" draw:layer="layout" svg:x1="32.255cm" svg:y1="11.219cm" svg:x2="32.255cm" svg:y2="11.343cm">
          <text:p/>
        </draw:line>
        <draw:frame draw:style-name="gr5" draw:text-style-name="P5" draw:layer="layout" svg:width="0.447cm" svg:height="0.412cm" svg:x="30.555cm" svg:y="11.407cm">
          <draw:text-box>
            <text:p text:style-name="P4"><text:span text:style-name="T1">30</text:span></text:p>
          </draw:text-box>
        </draw:frame>
        <draw:polygon draw:style-name="gr3" draw:text-style-name="P3" draw:layer="layout" svg:width="0.221cm" svg:height="0.029cm" svg:x="31.92cm" svg:y="11.609cm" svg:viewBox="0 0 222 30" draw:points="0,0 222,0 222,30 0,30">
          <text:p/>
        </draw:polygon>
        <draw:polygon draw:style-name="gr3" draw:text-style-name="P3" draw:layer="layout" svg:width="0cm" svg:height="0.123cm" svg:x="33.879cm" svg:y="11.219cm" svg:viewBox="0 0 0 124" draw:points="0,0 0,124">
          <text:p/>
        </draw:polygon>
        <draw:line draw:style-name="gr4" draw:text-style-name="P2" draw:layer="layout" svg:x1="33.879cm" svg:y1="11.219cm" svg:x2="33.879cm" svg:y2="11.343cm">
          <text:p/>
        </draw:line>
        <draw:frame draw:style-name="gr5" draw:text-style-name="P5" draw:layer="layout" svg:width="0.447cm" svg:height="0.412cm" svg:x="32.179cm" svg:y="11.407cm">
          <draw:text-box>
            <text:p text:style-name="P4"><text:span text:style-name="T1">20</text:span></text:p>
          </draw:text-box>
        </draw:frame>
        <draw:polygon draw:style-name="gr3" draw:text-style-name="P3" draw:layer="layout" svg:width="0.221cm" svg:height="0.029cm" svg:x="33.545cm" svg:y="11.609cm" svg:viewBox="0 0 222 30" draw:points="0,0 222,0 222,30 0,30">
          <text:p/>
        </draw:polygon>
        <draw:polygon draw:style-name="gr3" draw:text-style-name="P3" draw:layer="layout" svg:width="0cm" svg:height="0.123cm" svg:x="35.504cm" svg:y="11.219cm" svg:viewBox="0 0 0 124" draw:points="0,0 0,124">
          <text:p/>
        </draw:polygon>
        <draw:line draw:style-name="gr4" draw:text-style-name="P2" draw:layer="layout" svg:x1="35.504cm" svg:y1="11.219cm" svg:x2="35.504cm" svg:y2="11.343cm">
          <text:p/>
        </draw:line>
        <draw:frame draw:style-name="gr5" draw:text-style-name="P5" draw:layer="layout" svg:width="0.447cm" svg:height="0.412cm" svg:x="33.803cm" svg:y="11.407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23cm" svg:x="37.128cm" svg:y="11.219cm" svg:viewBox="0 0 0 124" draw:points="0,0 0,124">
          <text:p/>
        </draw:polygon>
        <draw:line draw:style-name="gr4" draw:text-style-name="P2" draw:layer="layout" svg:x1="37.128cm" svg:y1="11.219cm" svg:x2="37.128cm" svg:y2="11.343cm">
          <text:p/>
        </draw:line>
        <draw:frame draw:style-name="gr5" draw:text-style-name="P5" draw:layer="layout" svg:width="0.352cm" svg:height="0.412cm" svg:x="35.392cm" svg:y="11.407cm">
          <draw:text-box>
            <text:p text:style-name="P4"><text:span text:style-name="T1">0</text:span></text:p>
          </draw:text-box>
        </draw:frame>
        <draw:polygon draw:style-name="gr3" draw:text-style-name="P3" draw:layer="layout" svg:width="0cm" svg:height="0.123cm" svg:x="38.753cm" svg:y="11.219cm" svg:viewBox="0 0 0 124" draw:points="0,0 0,124">
          <text:p/>
        </draw:polygon>
        <draw:line draw:style-name="gr4" draw:text-style-name="P2" draw:layer="layout" svg:x1="38.753cm" svg:y1="11.219cm" svg:x2="38.753cm" svg:y2="11.343cm">
          <text:p/>
        </draw:line>
        <draw:frame draw:style-name="gr5" draw:text-style-name="P5" draw:layer="layout" svg:width="0.447cm" svg:height="0.412cm" svg:x="36.905cm" svg:y="11.407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23cm" svg:x="40.377cm" svg:y="11.219cm" svg:viewBox="0 0 0 124" draw:points="0,0 0,124">
          <text:p/>
        </draw:polygon>
        <draw:line draw:style-name="gr4" draw:text-style-name="P2" draw:layer="layout" svg:x1="40.377cm" svg:y1="11.219cm" svg:x2="40.377cm" svg:y2="11.343cm">
          <text:p/>
        </draw:line>
        <draw:frame draw:style-name="gr5" draw:text-style-name="P5" draw:layer="layout" svg:width="0.447cm" svg:height="0.412cm" svg:x="38.529cm" svg:y="11.407cm">
          <draw:text-box>
            <text:p text:style-name="P4"><text:span text:style-name="T1">20</text:span></text:p>
          </draw:text-box>
        </draw:frame>
        <draw:frame draw:style-name="gr5" draw:text-style-name="P5" draw:layer="layout" svg:width="0.447cm" svg:height="0.412cm" svg:x="40.153cm" svg:y="11.407cm">
          <draw:text-box>
            <text:p text:style-name="P4"><text:span text:style-name="T1">30</text:span></text:p>
          </draw:text-box>
        </draw:frame>
        <draw:polygon draw:style-name="gr3" draw:text-style-name="P3" draw:layer="layout" svg:width="0.123cm" svg:height="0cm" svg:x="29.596cm" svg:y="10.683cm" svg:viewBox="0 0 124 0" draw:points="124,0 0,0">
          <text:p/>
        </draw:polygon>
        <draw:line draw:style-name="gr4" draw:text-style-name="P2" draw:layer="layout" svg:x1="29.72cm" svg:y1="10.683cm" svg:x2="29.596cm" svg:y2="10.683cm">
          <text:p/>
        </draw:line>
        <draw:frame draw:style-name="gr5" draw:text-style-name="P5" draw:layer="layout" svg:width="1.069cm" svg:height="0.412cm" svg:x="35.092cm" svg:y="11.89cm">
          <draw:text-box>
            <text:p text:style-name="P4"><text:span text:style-name="T1">tSNE1</text:span></text:p>
          </draw:text-box>
        </draw:frame>
        <draw:polygon draw:style-name="gr3" draw:text-style-name="P3" draw:layer="layout" svg:width="0.221cm" svg:height="0.029cm" svg:x="28.766cm" svg:y="10.692cm" svg:viewBox="0 0 222 30" draw:points="0,0 222,0 222,30 0,30">
          <text:p/>
        </draw:polygon>
        <draw:polygon draw:style-name="gr3" draw:text-style-name="P3" draw:layer="layout" svg:width="0.123cm" svg:height="0cm" svg:x="29.596cm" svg:y="9.394cm" svg:viewBox="0 0 124 0" draw:points="124,0 0,0">
          <text:p/>
        </draw:polygon>
        <draw:line draw:style-name="gr4" draw:text-style-name="P2" draw:layer="layout" svg:x1="29.72cm" svg:y1="9.394cm" svg:x2="29.596cm" svg:y2="9.394cm">
          <text:p/>
        </draw:line>
        <draw:frame draw:style-name="gr5" draw:text-style-name="P5" draw:layer="layout" svg:width="0.447cm" svg:height="0.412cm" svg:x="29.025cm" svg:y="10.49cm">
          <draw:text-box>
            <text:p text:style-name="P4"><text:span text:style-name="T1">20</text:span></text:p>
          </draw:text-box>
        </draw:frame>
        <draw:polygon draw:style-name="gr3" draw:text-style-name="P3" draw:layer="layout" svg:width="0.221cm" svg:height="0.029cm" svg:x="28.766cm" svg:y="9.403cm" svg:viewBox="0 0 222 30" draw:points="0,0 222,0 222,30 0,30">
          <text:p/>
        </draw:polygon>
        <draw:polygon draw:style-name="gr3" draw:text-style-name="P3" draw:layer="layout" svg:width="0.123cm" svg:height="0cm" svg:x="29.596cm" svg:y="8.106cm" svg:viewBox="0 0 124 0" draw:points="124,0 0,0">
          <text:p/>
        </draw:polygon>
        <draw:line draw:style-name="gr4" draw:text-style-name="P2" draw:layer="layout" svg:x1="29.72cm" svg:y1="8.106cm" svg:x2="29.596cm" svg:y2="8.106cm">
          <text:p/>
        </draw:line>
        <draw:frame draw:style-name="gr5" draw:text-style-name="P5" draw:layer="layout" svg:width="0.447cm" svg:height="0.412cm" svg:x="29.025cm" svg:y="9.201cm">
          <draw:text-box>
            <text:p text:style-name="P4"><text:span text:style-name="T1">15</text:span></text:p>
          </draw:text-box>
        </draw:frame>
        <draw:polygon draw:style-name="gr3" draw:text-style-name="P3" draw:layer="layout" svg:width="0.221cm" svg:height="0.029cm" svg:x="28.766cm" svg:y="8.115cm" svg:viewBox="0 0 222 30" draw:points="0,0 222,0 222,30 0,30">
          <text:p/>
        </draw:polygon>
        <draw:polygon draw:style-name="gr3" draw:text-style-name="P3" draw:layer="layout" svg:width="0.123cm" svg:height="0cm" svg:x="29.596cm" svg:y="6.817cm" svg:viewBox="0 0 124 0" draw:points="124,0 0,0">
          <text:p/>
        </draw:polygon>
        <draw:line draw:style-name="gr4" draw:text-style-name="P2" draw:layer="layout" svg:x1="29.72cm" svg:y1="6.817cm" svg:x2="29.596cm" svg:y2="6.817cm">
          <text:p/>
        </draw:line>
        <draw:frame draw:style-name="gr5" draw:text-style-name="P5" draw:layer="layout" svg:width="0.447cm" svg:height="0.412cm" svg:x="29.025cm" svg:y="7.913cm">
          <draw:text-box>
            <text:p text:style-name="P4"><text:span text:style-name="T1">10</text:span></text:p>
          </draw:text-box>
        </draw:frame>
        <draw:polygon draw:style-name="gr3" draw:text-style-name="P3" draw:layer="layout" svg:width="0.221cm" svg:height="0.029cm" svg:x="28.99cm" svg:y="6.826cm" svg:viewBox="0 0 222 30" draw:points="0,0 222,0 222,30 0,30">
          <text:p/>
        </draw:polygon>
        <draw:polygon draw:style-name="gr3" draw:text-style-name="P3" draw:layer="layout" svg:width="0.123cm" svg:height="0cm" svg:x="29.596cm" svg:y="5.529cm" svg:viewBox="0 0 124 0" draw:points="124,0 0,0">
          <text:p/>
        </draw:polygon>
        <draw:line draw:style-name="gr4" draw:text-style-name="P2" draw:layer="layout" svg:x1="29.72cm" svg:y1="5.529cm" svg:x2="29.596cm" svg:y2="5.529cm">
          <text:p/>
        </draw:line>
        <draw:frame draw:style-name="gr5" draw:text-style-name="P5" draw:layer="layout" svg:width="0.352cm" svg:height="0.412cm" svg:x="29.249cm" svg:y="6.624cm">
          <draw:text-box>
            <text:p text:style-name="P4"><text:span text:style-name="T1">5</text:span></text:p>
          </draw:text-box>
        </draw:frame>
        <draw:polygon draw:style-name="gr3" draw:text-style-name="P3" draw:layer="layout" svg:width="0.123cm" svg:height="0cm" svg:x="29.596cm" svg:y="4.24cm" svg:viewBox="0 0 124 0" draw:points="124,0 0,0">
          <text:p/>
        </draw:polygon>
        <draw:line draw:style-name="gr4" draw:text-style-name="P2" draw:layer="layout" svg:x1="29.72cm" svg:y1="4.24cm" svg:x2="29.596cm" svg:y2="4.24cm">
          <text:p/>
        </draw:line>
        <draw:frame draw:style-name="gr5" draw:text-style-name="P5" draw:layer="layout" svg:width="0.352cm" svg:height="0.412cm" svg:x="29.249cm" svg:y="5.336cm">
          <draw:text-box>
            <text:p text:style-name="P4"><text:span text:style-name="T1">0</text:span></text:p>
          </draw:text-box>
        </draw:frame>
        <draw:polygon draw:style-name="gr3" draw:text-style-name="P3" draw:layer="layout" svg:width="0.123cm" svg:height="0cm" svg:x="29.596cm" svg:y="2.952cm" svg:viewBox="0 0 124 0" draw:points="124,0 0,0">
          <text:p/>
        </draw:polygon>
        <draw:line draw:style-name="gr4" draw:text-style-name="P2" draw:layer="layout" svg:x1="29.72cm" svg:y1="2.952cm" svg:x2="29.596cm" svg:y2="2.952cm">
          <text:p/>
        </draw:line>
        <draw:frame draw:style-name="gr5" draw:text-style-name="P5" draw:layer="layout" svg:width="0.352cm" svg:height="0.412cm" svg:x="29.249cm" svg:y="4.047cm">
          <draw:text-box>
            <text:p text:style-name="P4"><text:span text:style-name="T1">5</text:span></text:p>
          </draw:text-box>
        </draw:frame>
        <draw:polygon draw:style-name="gr3" draw:text-style-name="P3" draw:layer="layout" svg:width="0.123cm" svg:height="0cm" svg:x="29.596cm" svg:y="1.663cm" svg:viewBox="0 0 124 0" draw:points="124,0 0,0">
          <text:p/>
        </draw:polygon>
        <draw:line draw:style-name="gr4" draw:text-style-name="P2" draw:layer="layout" svg:x1="29.72cm" svg:y1="1.663cm" svg:x2="29.596cm" svg:y2="1.663cm">
          <text:p/>
        </draw:line>
        <draw:frame draw:style-name="gr5" draw:text-style-name="P5" draw:layer="layout" svg:width="0.447cm" svg:height="0.412cm" svg:x="29.025cm" svg:y="2.759cm">
          <draw:text-box>
            <text:p text:style-name="P4"><text:span text:style-name="T1">10</text:span></text:p>
          </draw:text-box>
        </draw:frame>
        <draw:frame draw:style-name="gr5" draw:text-style-name="P5" draw:layer="layout" svg:width="0.447cm" svg:height="0.412cm" svg:x="29.025cm" svg:y="1.47cm">
          <draw:text-box>
            <text:p text:style-name="P4"><text:span text:style-name="T1">15</text:span></text:p>
          </draw:text-box>
        </draw:frame>
        <draw:line draw:style-name="gr13" draw:text-style-name="P2" draw:layer="layout" svg:x1="29.72cm" svg:y1="11.219cm" svg:x2="29.72cm" svg:y2="0.948cm">
          <text:p/>
        </draw:line>
        <draw:line draw:style-name="gr13" draw:text-style-name="P2" draw:layer="layout" svg:x1="41.536cm" svg:y1="11.219cm" svg:x2="41.536cm" svg:y2="0.948cm">
          <text:p/>
        </draw:line>
        <draw:line draw:style-name="gr13" draw:text-style-name="P2" draw:layer="layout" svg:x1="29.72cm" svg:y1="11.219cm" svg:x2="41.536cm" svg:y2="11.219cm">
          <text:p/>
        </draw:line>
        <draw:line draw:style-name="gr13" draw:text-style-name="P2" draw:layer="layout" svg:x1="29.72cm" svg:y1="0.948cm" svg:x2="41.536cm" svg:y2="0.948cm">
          <text:p/>
        </draw:line>
        <draw:frame draw:style-name="gr5" draw:text-style-name="P5" draw:layer="layout" svg:width="1.069cm" svg:height="0.412cm" draw:transform="rotate (1.5707963267949) translate (28.187cm 6.621cm)">
          <draw:text-box>
            <text:p text:style-name="P4"><text:span text:style-name="T1">tSNE2</text:span></text:p>
          </draw:text-box>
        </draw:frame>
        <draw:polygon draw:style-name="gr1" draw:text-style-name="P1" draw:layer="layout" svg:width="11.815cm" svg:height="10.271cm" svg:x="43.683cm" svg:y="0.948cm" svg:viewBox="0 0 11816 10272" draw:points="0,10272 11816,10272 11816,0 0,0">
          <text:p/>
        </draw:polygon>
        <draw:line draw:style-name="gr2" draw:text-style-name="P2" draw:layer="layout" svg:x1="45.16cm" svg:y1="11.219cm" svg:x2="45.16cm" svg:y2="0.948cm">
          <text:p/>
        </draw:line>
        <draw:polygon draw:style-name="gr3" draw:text-style-name="P3" draw:layer="layout" svg:width="0cm" svg:height="0.123cm" svg:x="45.16cm" svg:y="11.219cm" svg:viewBox="0 0 0 124" draw:points="0,0 0,124">
          <text:p/>
        </draw:polygon>
        <draw:line draw:style-name="gr4" draw:text-style-name="P2" draw:layer="layout" svg:x1="45.16cm" svg:y1="11.219cm" svg:x2="45.16cm" svg:y2="11.343cm">
          <text:p/>
        </draw:line>
        <draw:frame draw:style-name="gr15" draw:text-style-name="P11" draw:layer="layout" svg:width="4.951cm" svg:height="0.53cm" svg:x="29.72cm" svg:y="0.344cm">
          <draw:text-box>
            <text:p text:style-name="P10"><text:span text:style-name="T2">C) t-SNE Clustering</text:span></text:p>
          </draw:text-box>
        </draw:frame>
        <draw:line draw:style-name="gr2" draw:text-style-name="P2" draw:layer="layout" svg:x1="48.114cm" svg:y1="11.219cm" svg:x2="48.114cm" svg:y2="0.948cm">
          <text:p/>
        </draw:line>
        <draw:polygon draw:style-name="gr3" draw:text-style-name="P3" draw:layer="layout" svg:width="0cm" svg:height="0.123cm" svg:x="48.114cm" svg:y="11.219cm" svg:viewBox="0 0 0 124" draw:points="0,0 0,124">
          <text:p/>
        </draw:polygon>
        <draw:line draw:style-name="gr4" draw:text-style-name="P2" draw:layer="layout" svg:x1="48.114cm" svg:y1="11.219cm" svg:x2="48.114cm" svg:y2="11.343cm">
          <text:p/>
        </draw:line>
        <draw:frame draw:style-name="gr5" draw:text-style-name="P5" draw:layer="layout" svg:width="0.352cm" svg:height="0.412cm" svg:x="45.048cm" svg:y="11.407cm">
          <draw:text-box>
            <text:p text:style-name="P4"><text:span text:style-name="T1">0</text:span></text:p>
          </draw:text-box>
        </draw:frame>
        <draw:line draw:style-name="gr2" draw:text-style-name="P2" draw:layer="layout" svg:x1="51.068cm" svg:y1="11.219cm" svg:x2="51.068cm" svg:y2="0.948cm">
          <text:p/>
        </draw:line>
        <draw:polygon draw:style-name="gr3" draw:text-style-name="P3" draw:layer="layout" svg:width="0cm" svg:height="0.123cm" svg:x="51.068cm" svg:y="11.219cm" svg:viewBox="0 0 0 124" draw:points="0,0 0,124">
          <text:p/>
        </draw:polygon>
        <draw:line draw:style-name="gr4" draw:text-style-name="P2" draw:layer="layout" svg:x1="51.068cm" svg:y1="11.219cm" svg:x2="51.068cm" svg:y2="11.343cm">
          <text:p/>
        </draw:line>
        <draw:frame draw:style-name="gr5" draw:text-style-name="P5" draw:layer="layout" svg:width="0.352cm" svg:height="0.412cm" svg:x="48.002cm" svg:y="11.407cm">
          <draw:text-box>
            <text:p text:style-name="P4"><text:span text:style-name="T1">1</text:span></text:p>
          </draw:text-box>
        </draw:frame>
        <draw:line draw:style-name="gr2" draw:text-style-name="P2" draw:layer="layout" svg:x1="54.022cm" svg:y1="11.219cm" svg:x2="54.022cm" svg:y2="0.948cm">
          <text:p/>
        </draw:line>
        <draw:polygon draw:style-name="gr3" draw:text-style-name="P3" draw:layer="layout" svg:width="0cm" svg:height="0.123cm" svg:x="54.022cm" svg:y="11.219cm" svg:viewBox="0 0 0 124" draw:points="0,0 0,124">
          <text:p/>
        </draw:polygon>
        <draw:line draw:style-name="gr4" draw:text-style-name="P2" draw:layer="layout" svg:x1="54.022cm" svg:y1="11.219cm" svg:x2="54.022cm" svg:y2="11.343cm">
          <text:p/>
        </draw:line>
        <draw:frame draw:style-name="gr5" draw:text-style-name="P5" draw:layer="layout" svg:width="0.352cm" svg:height="0.412cm" svg:x="50.956cm" svg:y="11.407cm">
          <draw:text-box>
            <text:p text:style-name="P4"><text:span text:style-name="T1">2</text:span></text:p>
          </draw:text-box>
        </draw:frame>
        <draw:frame draw:style-name="gr5" draw:text-style-name="P5" draw:layer="layout" svg:width="0.352cm" svg:height="0.412cm" svg:x="53.91cm" svg:y="11.407cm">
          <draw:text-box>
            <text:p text:style-name="P4"><text:span text:style-name="T1">3</text:span></text:p>
          </draw:text-box>
        </draw:frame>
        <draw:line draw:style-name="gr2" draw:text-style-name="P2" draw:layer="layout" svg:x1="43.683cm" svg:y1="10.752cm" svg:x2="55.498cm" svg:y2="10.752cm">
          <text:p/>
        </draw:line>
        <draw:polygon draw:style-name="gr3" draw:text-style-name="P3" draw:layer="layout" svg:width="0.123cm" svg:height="0cm" svg:x="43.559cm" svg:y="10.752cm" svg:viewBox="0 0 124 0" draw:points="124,0 0,0">
          <text:p/>
        </draw:polygon>
        <draw:line draw:style-name="gr4" draw:text-style-name="P2" draw:layer="layout" svg:x1="43.683cm" svg:y1="10.752cm" svg:x2="43.559cm" svg:y2="10.752cm">
          <text:p/>
        </draw:line>
        <draw:frame draw:style-name="gr5" draw:text-style-name="P5" draw:layer="layout" svg:width="1.247cm" svg:height="0.412cm" svg:x="48.965cm" svg:y="11.89cm">
          <draw:text-box>
            <text:p text:style-name="P4"><text:span text:style-name="T1">Cluster</text:span></text:p>
          </draw:text-box>
        </draw:frame>
        <draw:line draw:style-name="gr2" draw:text-style-name="P2" draw:layer="layout" svg:x1="43.683cm" svg:y1="9.065cm" svg:x2="55.498cm" svg:y2="9.065cm">
          <text:p/>
        </draw:line>
        <draw:polygon draw:style-name="gr3" draw:text-style-name="P3" draw:layer="layout" svg:width="0.123cm" svg:height="0cm" svg:x="43.559cm" svg:y="9.065cm" svg:viewBox="0 0 124 0" draw:points="124,0 0,0">
          <text:p/>
        </draw:polygon>
        <draw:line draw:style-name="gr4" draw:text-style-name="P2" draw:layer="layout" svg:x1="43.683cm" svg:y1="9.065cm" svg:x2="43.559cm" svg:y2="9.065cm">
          <text:p/>
        </draw:line>
        <draw:frame draw:style-name="gr5" draw:text-style-name="P5" draw:layer="layout" svg:width="0.352cm" svg:height="0.412cm" svg:x="43.212cm" svg:y="10.559cm">
          <draw:text-box>
            <text:p text:style-name="P4"><text:span text:style-name="T1">0</text:span></text:p>
          </draw:text-box>
        </draw:frame>
        <draw:line draw:style-name="gr2" draw:text-style-name="P2" draw:layer="layout" svg:x1="43.683cm" svg:y1="7.377cm" svg:x2="55.498cm" svg:y2="7.377cm">
          <text:p/>
        </draw:line>
        <draw:polygon draw:style-name="gr3" draw:text-style-name="P3" draw:layer="layout" svg:width="0.123cm" svg:height="0cm" svg:x="43.559cm" svg:y="7.377cm" svg:viewBox="0 0 124 0" draw:points="124,0 0,0">
          <text:p/>
        </draw:polygon>
        <draw:line draw:style-name="gr4" draw:text-style-name="P2" draw:layer="layout" svg:x1="43.683cm" svg:y1="7.377cm" svg:x2="43.559cm" svg:y2="7.377cm">
          <text:p/>
        </draw:line>
        <draw:frame draw:style-name="gr5" draw:text-style-name="P5" draw:layer="layout" svg:width="0.447cm" svg:height="0.412cm" svg:x="42.988cm" svg:y="8.872cm">
          <draw:text-box>
            <text:p text:style-name="P4"><text:span text:style-name="T1">50</text:span></text:p>
          </draw:text-box>
        </draw:frame>
        <draw:line draw:style-name="gr2" draw:text-style-name="P2" draw:layer="layout" svg:x1="43.683cm" svg:y1="5.689cm" svg:x2="55.498cm" svg:y2="5.689cm">
          <text:p/>
        </draw:line>
        <draw:polygon draw:style-name="gr3" draw:text-style-name="P3" draw:layer="layout" svg:width="0.123cm" svg:height="0cm" svg:x="43.559cm" svg:y="5.689cm" svg:viewBox="0 0 124 0" draw:points="124,0 0,0">
          <text:p/>
        </draw:polygon>
        <draw:line draw:style-name="gr4" draw:text-style-name="P2" draw:layer="layout" svg:x1="43.683cm" svg:y1="5.689cm" svg:x2="43.559cm" svg:y2="5.689cm">
          <text:p/>
        </draw:line>
        <draw:frame draw:style-name="gr5" draw:text-style-name="P5" draw:layer="layout" svg:width="0.671cm" svg:height="0.412cm" svg:x="42.763cm" svg:y="7.184cm">
          <draw:text-box>
            <text:p text:style-name="P4"><text:span text:style-name="T1">100</text:span></text:p>
          </draw:text-box>
        </draw:frame>
        <draw:line draw:style-name="gr2" draw:text-style-name="P2" draw:layer="layout" svg:x1="43.683cm" svg:y1="4.002cm" svg:x2="55.498cm" svg:y2="4.002cm">
          <text:p/>
        </draw:line>
        <draw:polygon draw:style-name="gr3" draw:text-style-name="P3" draw:layer="layout" svg:width="0.123cm" svg:height="0cm" svg:x="43.559cm" svg:y="4.002cm" svg:viewBox="0 0 124 0" draw:points="124,0 0,0">
          <text:p/>
        </draw:polygon>
        <draw:line draw:style-name="gr4" draw:text-style-name="P2" draw:layer="layout" svg:x1="43.683cm" svg:y1="4.002cm" svg:x2="43.559cm" svg:y2="4.002cm">
          <text:p/>
        </draw:line>
        <draw:frame draw:style-name="gr5" draw:text-style-name="P5" draw:layer="layout" svg:width="0.671cm" svg:height="0.412cm" svg:x="42.763cm" svg:y="5.496cm">
          <draw:text-box>
            <text:p text:style-name="P4"><text:span text:style-name="T1">150</text:span></text:p>
          </draw:text-box>
        </draw:frame>
        <draw:line draw:style-name="gr2" draw:text-style-name="P2" draw:layer="layout" svg:x1="43.683cm" svg:y1="2.314cm" svg:x2="55.498cm" svg:y2="2.314cm">
          <text:p/>
        </draw:line>
        <draw:polygon draw:style-name="gr3" draw:text-style-name="P3" draw:layer="layout" svg:width="0.123cm" svg:height="0cm" svg:x="43.559cm" svg:y="2.314cm" svg:viewBox="0 0 124 0" draw:points="124,0 0,0">
          <text:p/>
        </draw:polygon>
        <draw:line draw:style-name="gr4" draw:text-style-name="P2" draw:layer="layout" svg:x1="43.683cm" svg:y1="2.314cm" svg:x2="43.559cm" svg:y2="2.314cm">
          <text:p/>
        </draw:line>
        <draw:frame draw:style-name="gr5" draw:text-style-name="P5" draw:layer="layout" svg:width="0.671cm" svg:height="0.412cm" svg:x="42.763cm" svg:y="3.809cm">
          <draw:text-box>
            <text:p text:style-name="P4"><text:span text:style-name="T1">200</text:span></text:p>
          </draw:text-box>
        </draw:frame>
        <draw:frame draw:style-name="gr5" draw:text-style-name="P5" draw:layer="layout" svg:width="0.671cm" svg:height="0.412cm" svg:x="42.763cm" svg:y="2.121cm">
          <draw:text-box>
            <text:p text:style-name="P4"><text:span text:style-name="T1">250</text:span></text:p>
          </draw:text-box>
        </draw:frame>
        <draw:polygon draw:style-name="gr22" draw:text-style-name="P13" draw:layer="layout" svg:width="2.363cm" svg:height="0.054cm" svg:x="43.978cm" svg:y="10.66cm" svg:viewBox="0 0 2364 55" draw:points="0,55 2364,55 2364,0 0,0">
          <text:p/>
        </draw:polygon>
        <draw:polygon draw:style-name="gr23" draw:text-style-name="P2" draw:layer="layout" svg:width="2.363cm" svg:height="0.054cm" svg:x="43.978cm" svg:y="10.66cm" svg:viewBox="0 0 2364 55" draw:points="0,55 2364,55 2364,0 0,0">
          <text:p/>
        </draw:polygon>
        <draw:line draw:style-name="gr24" draw:text-style-name="P2" draw:layer="layout" svg:x1="45.16cm" svg:y1="10.714cm" svg:x2="45.16cm" svg:y2="10.752cm">
          <text:p/>
        </draw:line>
        <draw:line draw:style-name="gr24" draw:text-style-name="P2" draw:layer="layout" svg:x1="45.16cm" svg:y1="10.66cm" svg:x2="45.16cm" svg:y2="10.588cm">
          <text:p/>
        </draw:line>
        <draw:line draw:style-name="gr25" draw:text-style-name="P2" draw:layer="layout" svg:x1="44.569cm" svg:y1="10.752cm" svg:x2="45.75cm" svg:y2="10.752cm">
          <text:p/>
        </draw:line>
        <draw:line draw:style-name="gr25" draw:text-style-name="P2" draw:layer="layout" svg:x1="44.569cm" svg:y1="10.588cm" svg:x2="45.75cm" svg:y2="10.588cm">
          <text:p/>
        </draw:line>
        <draw:path draw:style-name="gr26" draw:text-style-name="P2" draw:layer="layout" svg:width="0.211cm" svg:height="0.212cm" svg:x="45.054cm" svg:y="10.427cm" svg:viewBox="0 0 212 213" svg:d="M106 213c28 0 55-11 74-31 20-20 32-47 32-75s-12-55-32-75c-19-20-46-32-74-32s-55 12-75 32-31 47-31 75 11 55 31 75 47 31 75 31z">
          <text:p/>
        </draw:path>
        <draw:path draw:style-name="gr26" draw:text-style-name="P2" draw:layer="layout" svg:width="0.211cm" svg:height="0.211cm" svg:x="45.054cm" svg:y="10.449cm" svg:viewBox="0 0 212 212" svg:d="M106 212c28 0 55-12 74-32 20-19 32-46 32-74s-12-55-32-75c-19-20-46-31-74-31s-55 11-75 31-31 47-31 75 11 55 31 74c20 20 47 32 75 32z">
          <text:p/>
        </draw:path>
        <draw:path draw:style-name="gr26" draw:text-style-name="P2" draw:layer="layout" svg:width="0.211cm" svg:height="0.211cm" svg:x="45.054cm" svg:y="10.462cm" svg:viewBox="0 0 212 212" svg:d="M106 212c28 0 55-11 74-32 20-20 32-47 32-75s-12-55-32-74c-19-20-46-31-74-31s-55 11-75 31c-20 19-31 46-31 74s11 55 31 75c20 21 47 32 75 32z">
          <text:p/>
        </draw:path>
        <draw:path draw:style-name="gr26" draw:text-style-name="P2" draw:layer="layout" svg:width="0.211cm" svg:height="0.212cm" svg:x="45.054cm" svg:y="10.472cm" svg:viewBox="0 0 212 213" svg:d="M106 213c28 0 55-11 74-32 20-20 32-47 32-75s-12-55-32-75c-19-20-46-31-74-31s-55 11-75 31-31 47-31 75 11 55 31 75c20 21 47 32 75 32z">
          <text:p/>
        </draw:path>
        <draw:path draw:style-name="gr26" draw:text-style-name="P2" draw:layer="layout" svg:width="0.211cm" svg:height="0.212cm" svg:x="45.054cm" svg:y="10.468cm" svg:viewBox="0 0 212 213" svg:d="M106 213c28 0 55-11 74-32 20-20 32-47 32-75s-12-55-32-75c-19-19-46-31-74-31s-55 12-75 31c-20 20-31 47-31 75s11 55 31 75c20 21 47 32 75 32z">
          <text:p/>
        </draw:path>
        <draw:path draw:style-name="gr26" draw:text-style-name="P2" draw:layer="layout" svg:width="0.211cm" svg:height="0.212cm" svg:x="45.054cm" svg:y="10.342cm" svg:viewBox="0 0 212 213" svg:d="M106 213c28 0 55-11 74-31 20-20 32-47 32-75 0-29-12-56-32-76-19-20-46-31-74-31s-55 11-75 31-31 47-31 76c0 28 11 55 31 75s47 31 75 31z">
          <text:p/>
        </draw:path>
        <draw:path draw:style-name="gr26" draw:text-style-name="P2" draw:layer="layout" svg:width="0.211cm" svg:height="0.211cm" svg:x="45.054cm" svg:y="10.434cm" svg:viewBox="0 0 212 212" svg:d="M106 212c28 0 55-11 74-31 20-19 32-46 32-74s-12-55-32-75c-19-20-46-32-74-32s-55 12-75 32-31 47-31 75 11 55 31 74c20 20 47 31 75 31z">
          <text:p/>
        </draw:path>
        <draw:path draw:style-name="gr26" draw:text-style-name="P2" draw:layer="layout" svg:width="0.211cm" svg:height="0.212cm" svg:x="45.054cm" svg:y="9.044cm" svg:viewBox="0 0 212 213" svg:d="M106 213c28 0 55-12 74-31 20-20 32-48 32-76s-12-55-32-75c-19-20-46-31-74-31s-55 11-75 31-31 47-31 75 11 56 31 76c20 19 47 31 75 31z">
          <text:p/>
        </draw:path>
        <draw:path draw:style-name="gr26" draw:text-style-name="P2" draw:layer="layout" svg:width="0.211cm" svg:height="0.212cm" svg:x="45.054cm" svg:y="10.203cm" svg:viewBox="0 0 212 213" svg:d="M106 213c28 0 55-11 74-31 20-20 32-47 32-75s-12-55-32-75c-19-21-46-32-74-32s-55 11-75 32c-20 20-31 47-31 75s11 55 31 75 47 31 75 31z">
          <text:p/>
        </draw:path>
        <draw:path draw:style-name="gr26" draw:text-style-name="P2" draw:layer="layout" svg:width="0.211cm" svg:height="0.212cm" svg:x="45.054cm" svg:y="7.743cm" svg:viewBox="0 0 212 213" svg:d="M106 213c28 0 55-11 74-31 20-21 32-48 32-76s-12-55-32-75c-19-20-46-31-74-31s-55 11-75 31-31 47-31 75 11 55 31 76c20 20 47 31 75 31z">
          <text:p/>
        </draw:path>
        <draw:path draw:style-name="gr26" draw:text-style-name="P2" draw:layer="layout" svg:width="0.211cm" svg:height="0.211cm" svg:x="45.054cm" svg:y="10.474cm" svg:viewBox="0 0 212 212" svg:d="M106 212c28 0 55-11 74-32 20-20 32-46 32-75 0-28-12-55-32-74-19-20-46-31-74-31s-55 11-75 31c-20 19-31 46-31 74 0 29 11 55 31 75 20 21 47 32 75 32z">
          <text:p/>
        </draw:path>
        <draw:path draw:style-name="gr26" draw:text-style-name="P2" draw:layer="layout" svg:width="0.211cm" svg:height="0.212cm" svg:x="45.054cm" svg:y="10.443cm" svg:viewBox="0 0 212 213" svg:d="M106 213c28 0 55-12 74-31 20-20 32-47 32-75s-12-55-32-75c-19-20-46-32-74-32s-55 12-75 32-31 47-31 75 11 55 31 75c20 19 47 31 75 31z">
          <text:p/>
        </draw:path>
        <draw:path draw:style-name="gr26" draw:text-style-name="P2" draw:layer="layout" svg:width="0.211cm" svg:height="0.212cm" svg:x="45.054cm" svg:y="10.435cm" svg:viewBox="0 0 212 213" svg:d="M106 213c28 0 55-11 74-31 20-20 32-47 32-75s-12-55-32-75c-19-20-46-32-74-32s-55 12-75 32-31 47-31 75 11 55 31 75 47 31 75 31z">
          <text:p/>
        </draw:path>
        <draw:path draw:style-name="gr26" draw:text-style-name="P2" draw:layer="layout" svg:width="0.211cm" svg:height="0.212cm" svg:x="45.054cm" svg:y="10.456cm" svg:viewBox="0 0 212 213" svg:d="M106 213c28 0 55-11 74-32 20-20 32-47 32-75s-12-55-32-75c-19-20-46-31-74-31s-55 11-75 31-31 47-31 75 11 55 31 75c20 21 47 32 75 32z">
          <text:p/>
        </draw:path>
        <draw:path draw:style-name="gr26" draw:text-style-name="P2" draw:layer="layout" svg:width="0.211cm" svg:height="0.212cm" svg:x="45.054cm" svg:y="10.472cm" svg:viewBox="0 0 212 213" svg:d="M106 213c28 0 55-11 74-32 20-20 32-47 32-75s-12-55-32-75c-19-20-46-31-74-31s-55 11-75 31-31 47-31 75 11 55 31 75c20 21 47 32 75 32z">
          <text:p/>
        </draw:path>
        <draw:path draw:style-name="gr26" draw:text-style-name="P2" draw:layer="layout" svg:width="0.211cm" svg:height="0.211cm" svg:x="45.054cm" svg:y="10.474cm" svg:viewBox="0 0 212 212" svg:d="M106 212c28 0 55-11 74-32 20-20 32-46 32-75 0-28-12-55-32-74-19-20-46-31-74-31s-55 11-75 31c-20 19-31 46-31 74 0 29 11 55 31 75 20 21 47 32 75 32z">
          <text:p/>
        </draw:path>
        <draw:path draw:style-name="gr26" draw:text-style-name="P2" draw:layer="layout" svg:width="0.211cm" svg:height="0.212cm" svg:x="45.054cm" svg:y="10.212cm" svg:viewBox="0 0 212 213" svg:d="M106 213c28 0 55-12 74-31 20-20 32-47 32-75s-12-55-32-75c-19-21-46-32-74-32s-55 11-75 32c-20 20-31 47-31 75s11 55 31 75c20 19 47 31 75 31z">
          <text:p/>
        </draw:path>
        <draw:path draw:style-name="gr26" draw:text-style-name="P2" draw:layer="layout" svg:width="0.211cm" svg:height="0.211cm" svg:x="45.054cm" svg:y="10.359cm" svg:viewBox="0 0 212 212" svg:d="M106 212c28 0 55-11 74-31 20-19 32-46 32-74 0-30-12-56-32-76-19-20-46-31-74-31s-55 11-75 31-31 46-31 76c0 28 11 55 31 74 20 20 47 31 75 31z">
          <text:p/>
        </draw:path>
        <draw:path draw:style-name="gr26" draw:text-style-name="P2" draw:layer="layout" svg:width="0.211cm" svg:height="0.211cm" svg:x="45.054cm" svg:y="10.462cm" svg:viewBox="0 0 212 212" svg:d="M106 212c28 0 55-11 74-32 20-20 32-47 32-75s-12-55-32-74c-19-20-46-31-74-31s-55 11-75 31c-20 19-31 46-31 74s11 55 31 75c20 21 47 32 75 32z">
          <text:p/>
        </draw:path>
        <draw:path draw:style-name="gr26" draw:text-style-name="P2" draw:layer="layout" svg:width="0.211cm" svg:height="0.211cm" svg:x="45.054cm" svg:y="10.474cm" svg:viewBox="0 0 212 212" svg:d="M106 212c28 0 55-11 74-32 20-20 32-46 32-75 0-28-12-55-32-74-19-20-46-31-74-31s-55 11-75 31c-20 19-31 46-31 74 0 29 11 55 31 75 20 21 47 32 75 32z">
          <text:p/>
        </draw:path>
        <draw:path draw:style-name="gr26" draw:text-style-name="P2" draw:layer="layout" svg:width="0.211cm" svg:height="0.211cm" svg:x="45.054cm" svg:y="10.418cm" svg:viewBox="0 0 212 212" svg:d="M106 212c28 0 55-11 74-31 20-20 32-46 32-75 0-28-12-55-32-74-19-21-46-32-74-32s-55 11-75 32c-20 19-31 46-31 74 0 29 11 55 31 75s47 31 75 31z">
          <text:p/>
        </draw:path>
        <draw:path draw:style-name="gr26" draw:text-style-name="P2" draw:layer="layout" svg:width="0.211cm" svg:height="0.212cm" svg:x="45.054cm" svg:y="10.456cm" svg:viewBox="0 0 212 213" svg:d="M106 213c28 0 55-11 74-32 20-20 32-47 32-75s-12-55-32-75c-19-20-46-31-74-31s-55 11-75 31-31 47-31 75 11 55 31 75c20 21 47 32 75 32z">
          <text:p/>
        </draw:path>
        <draw:path draw:style-name="gr26" draw:text-style-name="P2" draw:layer="layout" svg:width="0.211cm" svg:height="0.212cm" svg:x="45.054cm" svg:y="10.329cm" svg:viewBox="0 0 212 213" svg:d="M106 213c28 0 55-11 74-31 20-20 32-47 32-76 0-28-12-55-32-75-19-20-46-31-74-31s-55 11-75 31-31 47-31 75c0 29 11 56 31 76s47 31 75 31z">
          <text:p/>
        </draw:path>
        <draw:path draw:style-name="gr26" draw:text-style-name="P2" draw:layer="layout" svg:width="0.211cm" svg:height="0.212cm" svg:x="45.054cm" svg:y="10.331cm" svg:viewBox="0 0 212 213" svg:d="M106 213c28 0 55-11 74-31 20-20 32-47 32-76 0-28-12-55-32-75-19-20-46-31-74-31s-55 11-75 31-31 47-31 75c0 29 11 56 31 76s47 31 75 31z">
          <text:p/>
        </draw:path>
        <draw:path draw:style-name="gr26" draw:text-style-name="P2" draw:layer="layout" svg:width="0.211cm" svg:height="0.212cm" svg:x="45.054cm" svg:y="10.432cm" svg:viewBox="0 0 212 213" svg:d="M106 213c28 0 55-11 74-31 20-20 32-47 32-75s-12-55-32-75c-19-21-46-32-74-32s-55 11-75 32c-20 20-31 47-31 75s11 55 31 75 47 31 75 31z">
          <text:p/>
        </draw:path>
        <draw:path draw:style-name="gr26" draw:text-style-name="P2" draw:layer="layout" svg:width="0.211cm" svg:height="0.212cm" svg:x="45.054cm" svg:y="10.243cm" svg:viewBox="0 0 212 213" svg:d="M106 213c28 0 55-13 74-32 20-20 32-47 32-75s-12-55-32-75c-19-20-46-31-74-31s-55 11-75 31-31 47-31 75 11 55 31 75c20 19 47 32 75 32z">
          <text:p/>
        </draw:path>
        <draw:path draw:style-name="gr26" draw:text-style-name="P2" draw:layer="layout" svg:width="0.211cm" svg:height="0.212cm" svg:x="45.054cm" svg:y="10.344cm" svg:viewBox="0 0 212 213" svg:d="M106 213c28 0 55-11 74-31 20-20 32-47 32-75 0-29-12-56-32-76-19-20-46-31-74-31s-55 11-75 31-31 47-31 76c0 28 11 55 31 75s47 31 75 31z">
          <text:p/>
        </draw:path>
        <draw:path draw:style-name="gr26" draw:text-style-name="P2" draw:layer="layout" svg:width="0.211cm" svg:height="0.211cm" svg:x="45.054cm" svg:y="10.167cm" svg:viewBox="0 0 212 212" svg:d="M106 212c28 0 55-11 74-31 20-20 32-47 32-75s-12-56-32-75c-19-20-46-31-74-31s-55 11-75 31c-20 19-31 47-31 75s11 55 31 75 47 31 75 31z">
          <text:p/>
        </draw:path>
        <draw:path draw:style-name="gr26" draw:text-style-name="P2" draw:layer="layout" svg:width="0.211cm" svg:height="0.212cm" svg:x="45.054cm" svg:y="10.397cm" svg:viewBox="0 0 212 213" svg:d="M106 213c28 0 55-12 74-31 20-20 32-47 32-75s-12-55-32-76c-19-20-46-31-74-31s-55 11-75 31c-20 21-31 48-31 76s11 55 31 75c20 19 47 31 75 31z">
          <text:p/>
        </draw:path>
        <draw:path draw:style-name="gr26" draw:text-style-name="P2" draw:layer="layout" svg:width="0.211cm" svg:height="0.211cm" svg:x="45.054cm" svg:y="8.523cm" svg:viewBox="0 0 212 212" svg:d="M106 212c28 0 55-11 74-31 20-20 32-47 32-75s-12-55-32-74c-19-21-46-32-74-32s-55 11-75 32c-20 19-31 46-31 74s11 55 31 75 47 31 75 31z">
          <text:p/>
        </draw:path>
        <draw:polygon draw:style-name="gr27" draw:text-style-name="P14" draw:layer="layout" svg:width="2.363cm" svg:height="0.205cm" svg:x="46.932cm" svg:y="10.5cm" svg:viewBox="0 0 2364 206" draw:points="0,206 2364,206 2364,0 0,0">
          <text:p/>
        </draw:polygon>
        <draw:line draw:style-name="gr24" draw:text-style-name="P2" draw:layer="layout" svg:x1="48.114cm" svg:y1="10.705cm" svg:x2="48.114cm" svg:y2="10.722cm">
          <text:p/>
        </draw:line>
        <draw:line draw:style-name="gr24" draw:text-style-name="P2" draw:layer="layout" svg:x1="48.114cm" svg:y1="10.5cm" svg:x2="48.114cm" svg:y2="10.216cm">
          <text:p/>
        </draw:line>
        <draw:line draw:style-name="gr25" draw:text-style-name="P2" draw:layer="layout" svg:x1="47.523cm" svg:y1="10.722cm" svg:x2="48.704cm" svg:y2="10.722cm">
          <text:p/>
        </draw:line>
        <draw:line draw:style-name="gr25" draw:text-style-name="P2" draw:layer="layout" svg:x1="47.523cm" svg:y1="10.216cm" svg:x2="48.704cm" svg:y2="10.216cm">
          <text:p/>
        </draw:line>
        <draw:path draw:style-name="gr26" draw:text-style-name="P2" draw:layer="layout" svg:width="0.211cm" svg:height="0.212cm" svg:x="48.008cm" svg:y="8.773cm" svg:viewBox="0 0 212 213" svg:d="M106 213c28 0 55-11 74-32 20-20 32-47 32-75s-12-55-32-75c-19-19-46-31-74-31s-55 12-75 31c-20 20-31 47-31 75s11 55 31 75c20 21 47 32 75 32z">
          <text:p/>
        </draw:path>
        <draw:path draw:style-name="gr26" draw:text-style-name="P2" draw:layer="layout" svg:width="0.211cm" svg:height="0.212cm" svg:x="48.008cm" svg:y="9.968cm" svg:viewBox="0 0 212 213" svg:d="M106 213c28 0 55-12 74-31 20-20 32-47 32-75s-12-56-32-76c-19-20-46-31-74-31s-55 11-75 31-31 48-31 76 11 55 31 75c20 19 47 31 75 31z">
          <text:p/>
        </draw:path>
        <draw:path draw:style-name="gr26" draw:text-style-name="P2" draw:layer="layout" svg:width="0.211cm" svg:height="0.211cm" svg:x="48.008cm" svg:y="8.616cm" svg:viewBox="0 0 212 212" svg:d="M106 212c28 0 55-11 74-31 20-20 32-48 32-76s-12-55-32-74c-19-20-46-31-74-31s-55 11-75 31c-20 19-31 46-31 74s11 56 31 76 47 31 75 31z">
          <text:p/>
        </draw:path>
        <draw:path draw:style-name="gr26" draw:text-style-name="P2" draw:layer="layout" svg:width="0.211cm" svg:height="0.212cm" svg:x="48.008cm" svg:y="9.968cm" svg:viewBox="0 0 212 213" svg:d="M106 213c28 0 55-12 74-31 20-20 32-47 32-75s-12-56-32-76c-19-20-46-31-74-31s-55 11-75 31-31 48-31 76 11 55 31 75c20 19 47 31 75 31z">
          <text:p/>
        </draw:path>
        <draw:path draw:style-name="gr26" draw:text-style-name="P2" draw:layer="layout" svg:width="0.211cm" svg:height="0.212cm" svg:x="48.008cm" svg:y="8.957cm" svg:viewBox="0 0 212 213" svg:d="M106 213c28 0 55-11 74-31 20-20 32-47 32-75s-12-55-32-75c-19-20-46-32-74-32s-55 12-75 32-31 47-31 75 11 55 31 75 47 31 75 31z">
          <text:p/>
        </draw:path>
        <draw:path draw:style-name="gr26" draw:text-style-name="P2" draw:layer="layout" svg:width="0.211cm" svg:height="0.212cm" svg:x="48.008cm" svg:y="8.437cm" svg:viewBox="0 0 212 213" svg:d="M106 213c28 0 55-11 74-31 20-20 32-47 32-76 0-28-12-55-32-75-19-20-46-31-74-31s-55 11-75 31-31 47-31 75c0 29 11 56 31 76s47 31 75 31z">
          <text:p/>
        </draw:path>
        <draw:path draw:style-name="gr26" draw:text-style-name="P2" draw:layer="layout" svg:width="0.211cm" svg:height="0.212cm" svg:x="48.008cm" svg:y="8.773cm" svg:viewBox="0 0 212 213" svg:d="M106 213c28 0 55-11 74-32 20-20 32-47 32-75s-12-55-32-75c-19-19-46-31-74-31s-55 12-75 31c-20 20-31 47-31 75s11 55 31 75c20 21 47 32 75 32z">
          <text:p/>
        </draw:path>
        <draw:path draw:style-name="gr26" draw:text-style-name="P2" draw:layer="layout" svg:width="0.211cm" svg:height="0.212cm" svg:x="48.008cm" svg:y="9.094cm" svg:viewBox="0 0 212 213" svg:d="M106 213c28 0 55-11 74-31 20-20 32-47 32-75 0-29-12-56-32-76-19-20-46-31-74-31s-55 11-75 31-31 47-31 76c0 28 11 55 31 75s47 31 75 31z">
          <text:p/>
        </draw:path>
        <draw:path draw:style-name="gr26" draw:text-style-name="P2" draw:layer="layout" svg:width="0.211cm" svg:height="0.211cm" svg:x="48.008cm" svg:y="1.309cm" svg:viewBox="0 0 212 212" svg:d="M106 212c28 0 55-11 74-31 20-19 32-46 32-74s-12-56-32-76c-19-20-46-31-74-31s-55 11-75 31-31 48-31 76 11 55 31 74c20 20 47 31 75 31z">
          <text:p/>
        </draw:path>
        <draw:path draw:style-name="gr26" draw:text-style-name="P2" draw:layer="layout" svg:width="0.211cm" svg:height="0.212cm" svg:x="48.008cm" svg:y="9.532cm" svg:viewBox="0 0 212 213" svg:d="M106 213c28 0 55-11 74-31 20-20 32-47 32-75s-12-56-32-76c-19-20-46-31-74-31s-55 11-75 31-31 48-31 76 11 55 31 75 47 31 75 31z">
          <text:p/>
        </draw:path>
        <draw:path draw:style-name="gr26" draw:text-style-name="P2" draw:layer="layout" svg:width="0.211cm" svg:height="0.211cm" svg:x="48.008cm" svg:y="10.071cm" svg:viewBox="0 0 212 212" svg:d="M106 212c28 0 55-11 74-31 20-20 32-47 32-75s-12-55-32-75c-19-20-46-31-74-31s-55 11-75 31-31 47-31 75 11 55 31 75 47 31 75 31z">
          <text:p/>
        </draw:path>
        <draw:path draw:style-name="gr26" draw:text-style-name="P2" draw:layer="layout" svg:width="0.211cm" svg:height="0.212cm" svg:x="48.008cm" svg:y="9.001cm" svg:viewBox="0 0 212 213" svg:d="M106 213c28 0 55-11 74-31 20-21 32-48 32-76s-12-55-32-75c-19-20-46-31-74-31s-55 11-75 31-31 47-31 75 11 55 31 76c20 20 47 31 75 31z">
          <text:p/>
        </draw:path>
        <draw:path draw:style-name="gr26" draw:text-style-name="P2" draw:layer="layout" svg:width="0.211cm" svg:height="0.212cm" svg:x="48.008cm" svg:y="9.433cm" svg:viewBox="0 0 212 213" svg:d="M106 213c28 0 55-11 74-31 20-21 32-48 32-76s-12-55-32-75c-19-20-46-31-74-31s-55 11-75 31-31 47-31 75 11 55 31 76c20 20 47 31 75 31z">
          <text:p/>
        </draw:path>
        <draw:path draw:style-name="gr26" draw:text-style-name="P2" draw:layer="layout" svg:width="0.211cm" svg:height="0.212cm" svg:x="48.008cm" svg:y="9.78cm" svg:viewBox="0 0 212 213" svg:d="M106 213c28 0 55-12 74-31 20-20 32-47 32-75s-12-55-32-76c-19-20-46-31-74-31s-55 11-75 31c-20 21-31 48-31 76s11 55 31 75c20 19 47 31 75 31z">
          <text:p/>
        </draw:path>
        <draw:path draw:style-name="gr26" draw:text-style-name="P2" draw:layer="layout" svg:width="0.211cm" svg:height="0.212cm" svg:x="48.008cm" svg:y="9.532cm" svg:viewBox="0 0 212 213" svg:d="M106 213c28 0 55-11 74-31 20-20 32-47 32-75s-12-56-32-76c-19-20-46-31-74-31s-55 11-75 31-31 48-31 76 11 55 31 75 47 31 75 31z">
          <text:p/>
        </draw:path>
        <draw:path draw:style-name="gr26" draw:text-style-name="P2" draw:layer="layout" svg:width="0.211cm" svg:height="0.211cm" svg:x="48.008cm" svg:y="8.821cm" svg:viewBox="0 0 212 212" svg:d="M106 212c28 0 55-11 74-31 20-19 32-47 32-75 0-29-12-55-32-75-19-20-46-31-74-31s-55 11-75 31-31 46-31 75c0 28 11 56 31 75 20 20 47 31 75 31z">
          <text:p/>
        </draw:path>
        <draw:path draw:style-name="gr26" draw:text-style-name="P2" draw:layer="layout" svg:width="0.211cm" svg:height="0.211cm" svg:x="48.008cm" svg:y="8.922cm" svg:viewBox="0 0 212 212" svg:d="M106 212c28 0 55-11 74-31 20-20 32-46 32-74 0-29-12-55-32-76-19-20-46-31-74-31s-55 11-75 31c-20 21-31 47-31 76 0 28 11 54 31 74s47 31 75 31z">
          <text:p/>
        </draw:path>
        <draw:path draw:style-name="gr26" draw:text-style-name="P2" draw:layer="layout" svg:width="0.211cm" svg:height="0.212cm" svg:x="48.008cm" svg:y="7.444cm" svg:viewBox="0 0 212 213" svg:d="M106 213c28 0 55-12 74-31 20-20 32-47 32-75s-12-55-32-76c-19-20-46-31-74-31s-55 11-75 31c-20 21-31 48-31 76s11 55 31 75c20 19 47 31 75 31z">
          <text:p/>
        </draw:path>
        <draw:path draw:style-name="gr26" draw:text-style-name="P2" draw:layer="layout" svg:width="0.211cm" svg:height="0.212cm" svg:x="48.008cm" svg:y="9.748cm" svg:viewBox="0 0 212 213" svg:d="M106 213c28 0 55-11 74-31 20-20 32-47 32-75s-12-56-32-76c-19-19-46-31-74-31s-55 12-75 31c-20 20-31 48-31 76s11 55 31 75 47 31 75 31z">
          <text:p/>
        </draw:path>
        <draw:path draw:style-name="gr26" draw:text-style-name="P2" draw:layer="layout" svg:width="0.211cm" svg:height="0.212cm" svg:x="48.008cm" svg:y="8.564cm" svg:viewBox="0 0 212 213" svg:d="M106 213c28 0 55-11 74-32 20-20 32-47 32-75s-12-55-32-75c-19-20-46-31-74-31s-55 11-75 31-31 47-31 75 11 55 31 75c20 21 47 32 75 32z">
          <text:p/>
        </draw:path>
        <draw:path draw:style-name="gr26" draw:text-style-name="P2" draw:layer="layout" svg:width="0.211cm" svg:height="0.211cm" svg:x="48.008cm" svg:y="8.922cm" svg:viewBox="0 0 212 212" svg:d="M106 212c28 0 55-11 74-31 20-20 32-46 32-74 0-29-12-55-32-76-19-20-46-31-74-31s-55 11-75 31c-20 21-31 47-31 76 0 28 11 54 31 74s47 31 75 31z">
          <text:p/>
        </draw:path>
        <draw:path draw:style-name="gr26" draw:text-style-name="P2" draw:layer="layout" svg:width="0.211cm" svg:height="0.211cm" svg:x="48.008cm" svg:y="9.806cm" svg:viewBox="0 0 212 212" svg:d="M106 212c28 0 55-11 74-31 20-20 32-47 32-75s-12-55-32-74c-19-20-46-32-74-32s-55 12-75 32c-20 19-31 46-31 74s11 55 31 75 47 31 75 31z">
          <text:p/>
        </draw:path>
        <draw:path draw:style-name="gr26" draw:text-style-name="P2" draw:layer="layout" svg:width="0.211cm" svg:height="0.212cm" svg:x="48.008cm" svg:y="7.444cm" svg:viewBox="0 0 212 213" svg:d="M106 213c28 0 55-12 74-31 20-20 32-47 32-75s-12-55-32-76c-19-20-46-31-74-31s-55 11-75 31c-20 21-31 48-31 76s11 55 31 75c20 19 47 31 75 31z">
          <text:p/>
        </draw:path>
        <draw:path draw:style-name="gr26" draw:text-style-name="P2" draw:layer="layout" svg:width="0.211cm" svg:height="0.212cm" svg:x="48.008cm" svg:y="8.858cm" svg:viewBox="0 0 212 213" svg:d="M106 213c28 0 55-12 74-31 20-20 32-47 32-76 0-28-12-55-32-75-19-20-46-31-74-31s-55 11-75 31-31 47-31 75c0 29 11 56 31 76 20 19 47 31 75 31z">
          <text:p/>
        </draw:path>
        <draw:path draw:style-name="gr26" draw:text-style-name="P2" draw:layer="layout" svg:width="0.211cm" svg:height="0.212cm" svg:x="48.008cm" svg:y="9.532cm" svg:viewBox="0 0 212 213" svg:d="M106 213c28 0 55-11 74-31 20-20 32-47 32-75s-12-56-32-76c-19-20-46-31-74-31s-55 11-75 31-31 48-31 76 11 55 31 75 47 31 75 31z">
          <text:p/>
        </draw:path>
        <draw:path draw:style-name="gr26" draw:text-style-name="P2" draw:layer="layout" svg:width="0.211cm" svg:height="0.211cm" svg:x="48.008cm" svg:y="9.677cm" svg:viewBox="0 0 212 212" svg:d="M106 212c28 0 55-11 74-31 20-20 32-47 32-75 0-29-12-55-32-75-19-20-46-31-74-31s-55 11-75 31-31 46-31 75c0 28 11 55 31 75s47 31 75 31z">
          <text:p/>
        </draw:path>
        <draw:path draw:style-name="gr26" draw:text-style-name="P2" draw:layer="layout" svg:width="0.211cm" svg:height="0.212cm" svg:x="48.008cm" svg:y="7.019cm" svg:viewBox="0 0 212 213" svg:d="M106 213c28 0 55-12 74-31 20-20 32-47 32-75s-12-55-32-76c-19-20-46-31-74-31s-55 11-75 31c-20 21-31 48-31 76s11 55 31 75c20 19 47 31 75 31z">
          <text:p/>
        </draw:path>
        <draw:path draw:style-name="gr26" draw:text-style-name="P2" draw:layer="layout" svg:width="0.211cm" svg:height="0.211cm" svg:x="48.008cm" svg:y="6.849cm" svg:viewBox="0 0 212 212" svg:d="M106 212c28 0 55-11 74-31 20-20 32-46 32-75 0-28-12-55-32-74-19-20-46-32-74-32s-55 12-75 32c-20 19-31 46-31 74 0 29 11 55 31 75s47 31 75 31z">
          <text:p/>
        </draw:path>
        <draw:path draw:style-name="gr26" draw:text-style-name="P2" draw:layer="layout" svg:width="0.211cm" svg:height="0.211cm" svg:x="48.008cm" svg:y="8.155cm" svg:viewBox="0 0 212 212" svg:d="M106 212c28 0 55-11 74-31 20-21 32-47 32-76 0-28-12-55-32-74-19-20-46-31-74-31s-55 11-75 31c-20 19-31 46-31 74 0 29 11 55 31 76 20 20 47 31 75 31z">
          <text:p/>
        </draw:path>
        <draw:path draw:style-name="gr26" draw:text-style-name="P2" draw:layer="layout" svg:width="0.211cm" svg:height="0.211cm" svg:x="48.008cm" svg:y="8.94cm" svg:viewBox="0 0 212 212" svg:d="M106 212c28 0 55-11 74-31 20-20 32-47 32-75s-12-55-32-74c-19-21-46-32-74-32s-55 11-75 32c-20 19-31 46-31 74s11 55 31 75 47 31 75 31z">
          <text:p/>
        </draw:path>
        <draw:polygon draw:style-name="gr28" draw:text-style-name="P15" draw:layer="layout" svg:width="2.362cm" svg:height="0cm" svg:x="49.886cm" svg:y="10.752cm" svg:viewBox="0 0 2363 0" draw:points="0,0 2363,0">
          <text:p/>
        </draw:polygon>
        <draw:polyline draw:style-name="gr24" draw:text-style-name="P2" draw:layer="layout" svg:width="0cm" svg:height="0cm" svg:x="51.068cm" svg:y="10.752cm" svg:viewBox="0 0 0 0" draw:points="0,0">
          <text:p/>
        </draw:polyline>
        <draw:polyline draw:style-name="gr24" draw:text-style-name="P2" draw:layer="layout" svg:width="0cm" svg:height="0cm" svg:x="51.068cm" svg:y="10.752cm" svg:viewBox="0 0 0 0" draw:points="0,0">
          <text:p/>
        </draw:polyline>
        <draw:line draw:style-name="gr25" draw:text-style-name="P2" draw:layer="layout" svg:x1="50.477cm" svg:y1="10.752cm" svg:x2="51.658cm" svg:y2="10.752cm">
          <text:p/>
        </draw:line>
        <draw:line draw:style-name="gr25" draw:text-style-name="P2" draw:layer="layout" svg:x1="50.477cm" svg:y1="10.752cm" svg:x2="51.658cm" svg:y2="10.752cm">
          <text:p/>
        </draw:line>
        <draw:polygon draw:style-name="gr29" draw:text-style-name="P16" draw:layer="layout" svg:width="2.363cm" svg:height="0.215cm" svg:x="52.84cm" svg:y="10.489cm" svg:viewBox="0 0 2364 216" draw:points="0,216 2364,216 2364,0 0,0">
          <text:p/>
        </draw:polygon>
        <draw:line draw:style-name="gr24" draw:text-style-name="P2" draw:layer="layout" svg:x1="54.022cm" svg:y1="10.704cm" svg:x2="54.022cm" svg:y2="10.722cm">
          <text:p/>
        </draw:line>
        <draw:line draw:style-name="gr24" draw:text-style-name="P2" draw:layer="layout" svg:x1="54.022cm" svg:y1="10.489cm" svg:x2="54.022cm" svg:y2="10.195cm">
          <text:p/>
        </draw:line>
        <draw:line draw:style-name="gr25" draw:text-style-name="P2" draw:layer="layout" svg:x1="53.431cm" svg:y1="10.722cm" svg:x2="54.612cm" svg:y2="10.722cm">
          <text:p/>
        </draw:line>
        <draw:line draw:style-name="gr25" draw:text-style-name="P2" draw:layer="layout" svg:x1="53.431cm" svg:y1="10.195cm" svg:x2="54.612cm" svg:y2="10.195cm">
          <text:p/>
        </draw:line>
        <draw:path draw:style-name="gr26" draw:text-style-name="P2" draw:layer="layout" svg:width="0.211cm" svg:height="0.211cm" svg:x="53.916cm" svg:y="8.372cm" svg:viewBox="0 0 212 212" svg:d="M106 212c28 0 55-11 74-31 20-20 32-47 32-75 0-29-12-55-32-75-19-20-46-31-74-31-29 0-55 11-75 31s-31 46-31 75c0 28 11 55 31 75s46 31 75 31z">
          <text:p/>
        </draw:path>
        <draw:path draw:style-name="gr26" draw:text-style-name="P2" draw:layer="layout" svg:width="0.211cm" svg:height="0.211cm" svg:x="53.916cm" svg:y="8.735cm" svg:viewBox="0 0 212 212" svg:d="M106 212c28 0 55-11 74-31 20-19 32-46 32-74s-12-55-32-75c-19-21-46-32-74-32-29 0-55 11-75 32-20 20-31 47-31 75s11 55 31 74c20 20 46 31 75 31z">
          <text:p/>
        </draw:path>
        <draw:path draw:style-name="gr26" draw:text-style-name="P2" draw:layer="layout" svg:width="0.211cm" svg:height="0.212cm" svg:x="53.916cm" svg:y="7.808cm" svg:viewBox="0 0 212 213" svg:d="M106 213c28 0 55-11 74-31 20-20 32-47 32-75 0-29-12-56-32-76-19-20-46-31-74-31-29 0-55 11-75 31s-31 47-31 76c0 28 11 55 31 75s46 31 75 31z">
          <text:p/>
        </draw:path>
        <draw:path draw:style-name="gr26" draw:text-style-name="P2" draw:layer="layout" svg:width="0.211cm" svg:height="0.212cm" svg:x="53.916cm" svg:y="9.582cm" svg:viewBox="0 0 212 213" svg:d="M106 213c28 0 55-11 74-31 20-20 32-47 32-75s-12-55-32-75c-19-21-46-32-74-32-29 0-55 11-75 32-20 20-31 47-31 75s11 55 31 75 46 31 75 31z">
          <text:p/>
        </draw:path>
        <draw:path draw:style-name="gr26" draw:text-style-name="P2" draw:layer="layout" svg:width="0.211cm" svg:height="0.212cm" svg:x="53.916cm" svg:y="8.595cm" svg:viewBox="0 0 212 213" svg:d="M106 213c28 0 55-11 74-31 20-21 32-48 32-76s-12-55-32-75c-19-20-46-31-74-31-29 0-55 11-75 31s-31 47-31 75 11 55 31 76c20 20 46 31 75 31z">
          <text:p/>
        </draw:path>
        <draw:path draw:style-name="gr26" draw:text-style-name="P2" draw:layer="layout" svg:width="0.211cm" svg:height="0.212cm" svg:x="53.916cm" svg:y="9.888cm" svg:viewBox="0 0 212 213" svg:d="M106 213c28 0 55-11 74-31 20-20 32-48 32-76s-12-55-32-75c-19-20-46-31-74-31-29 0-55 11-75 31s-31 47-31 75 11 56 31 76 46 31 75 31z">
          <text:p/>
        </draw:path>
        <draw:line draw:style-name="gr24" draw:text-style-name="P2" draw:layer="layout" svg:x1="43.978cm" svg:y1="10.701cm" svg:x2="46.341cm" svg:y2="10.701cm">
          <text:p/>
        </draw:line>
        <draw:polygon draw:style-name="gr12" draw:text-style-name="P8" draw:layer="layout" svg:width="0.211cm" svg:height="0.211cm" svg:x="45.054cm" svg:y="10.542cm" svg:viewBox="0 0 212 212" draw:points="106,0 0,212 212,212">
          <text:p/>
        </draw:polygon>
        <draw:line draw:style-name="gr24" draw:text-style-name="P2" draw:layer="layout" svg:x1="46.932cm" svg:y1="10.666cm" svg:x2="49.295cm" svg:y2="10.666cm">
          <text:p/>
        </draw:line>
        <draw:polygon draw:style-name="gr12" draw:text-style-name="P8" draw:layer="layout" svg:width="0.211cm" svg:height="0.212cm" svg:x="48.008cm" svg:y="10.261cm" svg:viewBox="0 0 212 213" draw:points="106,0 0,213 212,213">
          <text:p/>
        </draw:polygon>
        <draw:line draw:style-name="gr24" draw:text-style-name="P2" draw:layer="layout" svg:x1="49.886cm" svg:y1="10.752cm" svg:x2="52.249cm" svg:y2="10.752cm">
          <text:p/>
        </draw:line>
        <draw:polygon draw:style-name="gr12" draw:text-style-name="P8" draw:layer="layout" svg:width="0.211cm" svg:height="0.211cm" svg:x="50.962cm" svg:y="10.647cm" svg:viewBox="0 0 212 212" draw:points="106,0 0,212 212,212">
          <text:p/>
        </draw:polygon>
        <draw:line draw:style-name="gr24" draw:text-style-name="P2" draw:layer="layout" svg:x1="52.84cm" svg:y1="10.654cm" svg:x2="55.203cm" svg:y2="10.654cm">
          <text:p/>
        </draw:line>
        <draw:polygon draw:style-name="gr12" draw:text-style-name="P8" draw:layer="layout" svg:width="0.211cm" svg:height="0.212cm" svg:x="53.916cm" svg:y="10.336cm" svg:viewBox="0 0 212 213" draw:points="106,0 0,213 212,213">
          <text:p/>
        </draw:polygon>
        <draw:line draw:style-name="gr13" draw:text-style-name="P2" draw:layer="layout" svg:x1="43.683cm" svg:y1="11.219cm" svg:x2="43.683cm" svg:y2="0.948cm">
          <text:p/>
        </draw:line>
        <draw:line draw:style-name="gr13" draw:text-style-name="P2" draw:layer="layout" svg:x1="55.499cm" svg:y1="11.219cm" svg:x2="55.499cm" svg:y2="0.948cm">
          <text:p/>
        </draw:line>
        <draw:line draw:style-name="gr13" draw:text-style-name="P2" draw:layer="layout" svg:x1="43.683cm" svg:y1="11.219cm" svg:x2="55.498cm" svg:y2="11.219cm">
          <text:p/>
        </draw:line>
        <draw:line draw:style-name="gr13" draw:text-style-name="P2" draw:layer="layout" svg:x1="43.683cm" svg:y1="0.948cm" svg:x2="55.498cm" svg:y2="0.948cm">
          <text:p/>
        </draw:line>
        <draw:frame draw:style-name="gr5" draw:text-style-name="P5" draw:layer="layout" svg:width="2.948cm" svg:height="0.412cm" draw:transform="rotate (1.5707963267949) translate (42.211cm 7.563cm)">
          <draw:text-box>
            <text:p text:style-name="P4"><text:span text:style-name="T1">jsc_pcbm(A.m-2)</text:span></text:p>
          </draw:text-box>
        </draw:frame>
        <draw:polygon draw:style-name="gr1" draw:text-style-name="P1" draw:layer="layout" svg:width="8.862cm" svg:height="8.861cm" svg:x="15.757cm" svg:y="1.653cm" svg:viewBox="0 0 8863 8862" draw:points="0,8862 8863,8862 8863,0 0,0">
          <text:p/>
        </draw:polygon>
        <draw:polygon draw:style-name="gr30" draw:text-style-name="P17" draw:layer="layout" svg:width="4.095cm" svg:height="5.165cm" svg:x="16.213cm" svg:y="2.778cm" svg:viewBox="0 0 4096 5166" draw:points="4096,3762 123,5166 0,1145 4096,0">
          <text:p/>
        </draw:polygon>
        <draw:polyline draw:style-name="gr31" draw:text-style-name="P2" draw:layer="layout" svg:width="4.095cm" svg:height="5.165cm" svg:x="16.213cm" svg:y="2.778cm" svg:viewBox="0 0 4096 5166" draw:points="4096,3762 123,5166 0,1145 4096,0">
          <text:p/>
        </draw:polyline>
        <draw:polygon draw:style-name="gr32" draw:text-style-name="P18" draw:layer="layout" svg:width="4.095cm" svg:height="5.165cm" svg:x="20.308cm" svg:y="2.778cm" svg:viewBox="0 0 4096 5166" draw:points="3972,5166 0,3762 0,0 4096,1145">
          <text:p/>
        </draw:polygon>
        <draw:polyline draw:style-name="gr33" draw:text-style-name="P2" draw:layer="layout" svg:width="4.095cm" svg:height="5.165cm" svg:x="20.308cm" svg:y="2.778cm" svg:viewBox="0 0 4096 5166" draw:points="3972,5166 0,3762 0,0 4096,1145">
          <text:p/>
        </draw:polyline>
        <draw:polygon draw:style-name="gr34" draw:text-style-name="P19" draw:layer="layout" svg:width="7.943cm" svg:height="3.043cm" svg:x="16.336cm" svg:y="6.54cm" svg:viewBox="0 0 7944 3044" draw:points="7944,1404 3973,0 0,1404 3973,3044">
          <text:p/>
        </draw:polygon>
        <draw:polyline draw:style-name="gr35" draw:text-style-name="P2" draw:layer="layout" svg:width="7.943cm" svg:height="3.043cm" svg:x="16.336cm" svg:y="6.54cm" svg:viewBox="0 0 7944 3044" draw:points="7944,1404 3973,0 0,1404 3973,3044">
          <text:p/>
        </draw:polyline>
        <draw:line draw:style-name="gr36" draw:text-style-name="P2" draw:layer="layout" svg:x1="16.336cm" svg:y1="7.943cm" svg:x2="20.309cm" svg:y2="9.584cm">
          <text:p/>
        </draw:line>
        <draw:frame draw:style-name="gr15" draw:text-style-name="P11" draw:layer="layout" svg:width="12.363cm" svg:height="0.53cm" svg:x="43.18cm" svg:y="0.105cm">
          <draw:text-box>
            <text:p text:style-name="P10"><text:span text:style-name="T2">D) Short-Circuit Current Density (Jsc) by Cluster</text:span></text:p>
          </draw:text-box>
        </draw:frame>
        <draw:polyline draw:style-name="gr37" draw:text-style-name="P2" draw:layer="layout" svg:width="4.078cm" svg:height="5.585cm" svg:x="19.712cm" svg:y="3.752cm" svg:viewBox="0 0 4079 5586" draw:points="0,5586 3975,3982 4079,0">
          <text:p/>
        </draw:polyline>
        <draw:polyline draw:style-name="gr37" draw:text-style-name="P2" draw:layer="layout" svg:width="4.062cm" svg:height="5.511cm" svg:x="19.123cm" svg:y="3.583cm" svg:viewBox="0 0 4063 5512" draw:points="0,5512 3978,3943 4063,0">
          <text:p/>
        </draw:polyline>
        <draw:polyline draw:style-name="gr37" draw:text-style-name="P2" draw:layer="layout" svg:width="4.045cm" svg:height="5.44cm" svg:x="18.548cm" svg:y="3.417cm" svg:viewBox="0 0 4046 5441" draw:points="0,5441 3979,3907 4046,0">
          <text:p/>
        </draw:polyline>
        <draw:polyline draw:style-name="gr37" draw:text-style-name="P2" draw:layer="layout" svg:width="4.026cm" svg:height="5.37cm" svg:x="17.987cm" svg:y="3.255cm" svg:viewBox="0 0 4027 5371" draw:points="0,5371 3978,3870 4027,0">
          <text:p/>
        </draw:polyline>
        <draw:polyline draw:style-name="gr37" draw:text-style-name="P2" draw:layer="layout" svg:width="4.009cm" svg:height="5.301cm" svg:x="17.438cm" svg:y="3.097cm" svg:viewBox="0 0 4010 5302" draw:points="0,5302 3977,3834 4010,0">
          <text:p/>
        </draw:polyline>
        <draw:polyline draw:style-name="gr37" draw:text-style-name="P2" draw:layer="layout" svg:width="3.991cm" svg:height="5.234cm" svg:x="16.901cm" svg:y="2.942cm" svg:viewBox="0 0 3992 5235" draw:points="0,5235 3976,3798 3992,0">
          <text:p/>
        </draw:polyline>
        <draw:line draw:style-name="gr36" draw:text-style-name="P2" draw:layer="layout" svg:x1="19.747cm" svg:y1="9.323cm" svg:x2="19.643cm" svg:y2="9.366cm">
          <text:p/>
        </draw:line>
        <draw:frame draw:style-name="gr38" draw:text-style-name="P20" draw:layer="layout" svg:width="0.688cm" svg:height="0.247cm" draw:transform="rotate (-0.391651884147528) translate (17.159cm 9.565cm)">
          <draw:text-box>
            <text:p text:style-name="P4"><text:span text:style-name="T3">PCA11</text:span></text:p>
          </draw:text-box>
        </draw:frame>
        <draw:polygon draw:style-name="gr3" draw:text-style-name="P3" draw:layer="layout" svg:width="0.221cm" svg:height="0.03cm" svg:x="18.942cm" svg:y="9.998cm" svg:viewBox="0 0 222 31" draw:points="0,0 222,0 222,31 0,31">
          <text:p/>
        </draw:polygon>
        <draw:line draw:style-name="gr36" draw:text-style-name="P2" draw:layer="layout" svg:x1="19.159cm" svg:y1="9.081cm" svg:x2="19.054cm" svg:y2="9.122cm">
          <text:p/>
        </draw:line>
        <draw:frame draw:style-name="gr5" draw:text-style-name="P5" draw:layer="layout" svg:width="0.557cm" svg:height="0.412cm" svg:x="19.201cm" svg:y="9.797cm">
          <draw:text-box>
            <text:p text:style-name="P4"><text:span text:style-name="T1">5.0</text:span></text:p>
          </draw:text-box>
        </draw:frame>
        <draw:polygon draw:style-name="gr3" draw:text-style-name="P3" draw:layer="layout" svg:width="0.221cm" svg:height="0.029cm" svg:x="18.355cm" svg:y="9.748cm" svg:viewBox="0 0 222 30" draw:points="0,0 222,0 222,30 0,30">
          <text:p/>
        </draw:polygon>
        <draw:line draw:style-name="gr36" draw:text-style-name="P2" draw:layer="layout" svg:x1="18.584cm" svg:y1="8.844cm" svg:x2="18.479cm" svg:y2="8.884cm">
          <text:p/>
        </draw:line>
        <draw:frame draw:style-name="gr5" draw:text-style-name="P5" draw:layer="layout" svg:width="0.557cm" svg:height="0.412cm" svg:x="18.614cm" svg:y="9.547cm">
          <draw:text-box>
            <text:p text:style-name="P4"><text:span text:style-name="T1">2.5</text:span></text:p>
          </draw:text-box>
        </draw:frame>
        <draw:line draw:style-name="gr36" draw:text-style-name="P2" draw:layer="layout" svg:x1="18.022cm" svg:y1="8.612cm" svg:x2="17.918cm" svg:y2="8.652cm">
          <text:p/>
        </draw:line>
        <draw:frame draw:style-name="gr5" draw:text-style-name="P5" draw:layer="layout" svg:width="0.557cm" svg:height="0.412cm" svg:x="17.893cm" svg:y="9.302cm">
          <draw:text-box>
            <text:p text:style-name="P4"><text:span text:style-name="T1">0.0</text:span></text:p>
          </draw:text-box>
        </draw:frame>
        <draw:line draw:style-name="gr36" draw:text-style-name="P2" draw:layer="layout" svg:x1="17.473cm" svg:y1="8.385cm" svg:x2="17.369cm" svg:y2="8.425cm">
          <text:p/>
        </draw:line>
        <draw:frame draw:style-name="gr5" draw:text-style-name="P5" draw:layer="layout" svg:width="0.557cm" svg:height="0.412cm" svg:x="17.334cm" svg:y="9.063cm">
          <draw:text-box>
            <text:p text:style-name="P4"><text:span text:style-name="T1">2.5</text:span></text:p>
          </draw:text-box>
        </draw:frame>
        <draw:line draw:style-name="gr36" draw:text-style-name="P2" draw:layer="layout" svg:x1="16.936cm" svg:y1="8.164cm" svg:x2="16.832cm" svg:y2="8.202cm">
          <text:p/>
        </draw:line>
        <draw:frame draw:style-name="gr5" draw:text-style-name="P5" draw:layer="layout" svg:width="0.557cm" svg:height="0.412cm" svg:x="16.786cm" svg:y="8.83cm">
          <draw:text-box>
            <text:p text:style-name="P4"><text:span text:style-name="T1">5.0</text:span></text:p>
          </draw:text-box>
        </draw:frame>
        <draw:line draw:style-name="gr36" draw:text-style-name="P2" draw:layer="layout" svg:x1="24.28cm" svg:y1="7.943cm" svg:x2="20.308cm" svg:y2="9.584cm">
          <text:p/>
        </draw:line>
        <draw:frame draw:style-name="gr5" draw:text-style-name="P5" draw:layer="layout" svg:width="0.557cm" svg:height="0.412cm" svg:x="16.252cm" svg:y="8.602cm">
          <draw:text-box>
            <text:p text:style-name="P4"><text:span text:style-name="T1">7.5</text:span></text:p>
          </draw:text-box>
        </draw:frame>
        <draw:polyline draw:style-name="gr37" draw:text-style-name="P2" draw:layer="layout" svg:width="3.978cm" svg:height="5.188cm" svg:x="20.113cm" svg:y="2.833cm" svg:viewBox="0 0 3979 5189" draw:points="0,0 5,3774 3979,5189">
          <text:p/>
        </draw:polyline>
        <draw:polyline draw:style-name="gr37" draw:text-style-name="P2" draw:layer="layout" svg:width="3.998cm" svg:height="5.262cm" svg:x="19.497cm" svg:y="3.005cm" svg:viewBox="0 0 3999 5263" draw:points="0,0 23,3813 3999,5263">
          <text:p/>
        </draw:polyline>
        <draw:polyline draw:style-name="gr37" draw:text-style-name="P2" draw:layer="layout" svg:width="4.018cm" svg:height="5.338cm" svg:x="18.866cm" svg:y="3.181cm" svg:viewBox="0 0 4019 5339" draw:points="0,0 41,3854 4019,5339">
          <text:p/>
        </draw:polyline>
        <draw:polyline draw:style-name="gr37" draw:text-style-name="P2" draw:layer="layout" svg:width="4.038cm" svg:height="5.416cm" svg:x="18.219cm" svg:y="3.362cm" svg:viewBox="0 0 4039 5417" draw:points="0,0 61,3894 4039,5417">
          <text:p/>
        </draw:polyline>
        <draw:polyline draw:style-name="gr37" draw:text-style-name="P2" draw:layer="layout" svg:width="4.058cm" svg:height="5.496cm" svg:x="17.556cm" svg:y="3.548cm" svg:viewBox="0 0 4059 5497" draw:points="0,0 81,3935 4059,5497">
          <text:p/>
        </draw:polyline>
        <draw:polyline draw:style-name="gr37" draw:text-style-name="P2" draw:layer="layout" svg:width="4.077cm" svg:height="5.579cm" svg:x="16.876cm" svg:y="3.738cm" svg:viewBox="0 0 4078 5580" draw:points="0,0 102,3978 4078,5580">
          <text:p/>
        </draw:polyline>
        <draw:line draw:style-name="gr36" draw:text-style-name="P2" draw:layer="layout" svg:x1="24.057cm" svg:y1="8.009cm" svg:x2="24.161cm" svg:y2="8.046cm">
          <text:p/>
        </draw:line>
        <draw:frame draw:style-name="gr38" draw:text-style-name="P20" draw:layer="layout" svg:width="0.688cm" svg:height="0.247cm" draw:transform="rotate (0.391651884147528) translate (22.82cm 9.828cm)">
          <draw:text-box>
            <text:p text:style-name="P4"><text:span text:style-name="T3">PCA21</text:span></text:p>
          </draw:text-box>
        </draw:frame>
        <draw:polygon draw:style-name="gr3" draw:text-style-name="P3" draw:layer="layout" svg:width="0.221cm" svg:height="0.03cm" svg:x="24.237cm" svg:y="8.643cm" svg:viewBox="0 0 222 31" draw:points="0,0 222,0 222,31 0,31">
          <text:p/>
        </draw:polygon>
        <draw:line draw:style-name="gr36" draw:text-style-name="P2" draw:layer="layout" svg:x1="23.461cm" svg:y1="8.254cm" svg:x2="23.565cm" svg:y2="8.293cm">
          <text:p/>
        </draw:line>
        <draw:frame draw:style-name="gr5" draw:text-style-name="P5" draw:layer="layout" svg:width="0.352cm" svg:height="0.412cm" svg:x="24.495cm" svg:y="8.442cm">
          <draw:text-box>
            <text:p text:style-name="P4"><text:span text:style-name="T1">4</text:span></text:p>
          </draw:text-box>
        </draw:frame>
        <draw:polygon draw:style-name="gr3" draw:text-style-name="P3" draw:layer="layout" svg:width="0.221cm" svg:height="0.029cm" svg:x="23.643cm" svg:y="8.897cm" svg:viewBox="0 0 222 30" draw:points="0,0 222,0 222,30 0,30">
          <text:p/>
        </draw:polygon>
        <draw:line draw:style-name="gr36" draw:text-style-name="P2" draw:layer="layout" svg:x1="22.85cm" svg:y1="8.506cm" svg:x2="22.954cm" svg:y2="8.546cm">
          <text:p/>
        </draw:line>
        <draw:frame draw:style-name="gr5" draw:text-style-name="P5" draw:layer="layout" svg:width="0.352cm" svg:height="0.412cm" svg:x="23.902cm" svg:y="8.695cm">
          <draw:text-box>
            <text:p text:style-name="P4"><text:span text:style-name="T1">2</text:span></text:p>
          </draw:text-box>
        </draw:frame>
        <draw:line draw:style-name="gr36" draw:text-style-name="P2" draw:layer="layout" svg:x1="22.223cm" svg:y1="8.765cm" svg:x2="22.327cm" svg:y2="8.806cm">
          <text:p/>
        </draw:line>
        <draw:frame draw:style-name="gr5" draw:text-style-name="P5" draw:layer="layout" svg:width="0.352cm" svg:height="0.412cm" svg:x="23.145cm" svg:y="8.955cm">
          <draw:text-box>
            <text:p text:style-name="P4"><text:span text:style-name="T1">0</text:span></text:p>
          </draw:text-box>
        </draw:frame>
        <draw:line draw:style-name="gr36" draw:text-style-name="P2" draw:layer="layout" svg:x1="21.58cm" svg:y1="9.03cm" svg:x2="21.684cm" svg:y2="9.072cm">
          <text:p/>
        </draw:line>
        <draw:frame draw:style-name="gr5" draw:text-style-name="P5" draw:layer="layout" svg:width="0.352cm" svg:height="0.412cm" svg:x="22.52cm" svg:y="9.221cm">
          <draw:text-box>
            <text:p text:style-name="P4"><text:span text:style-name="T1">2</text:span></text:p>
          </draw:text-box>
        </draw:frame>
        <draw:line draw:style-name="gr36" draw:text-style-name="P2" draw:layer="layout" svg:x1="20.919cm" svg:y1="9.303cm" svg:x2="21.023cm" svg:y2="9.346cm">
          <text:p/>
        </draw:line>
        <draw:frame draw:style-name="gr5" draw:text-style-name="P5" draw:layer="layout" svg:width="0.352cm" svg:height="0.412cm" svg:x="21.879cm" svg:y="9.495cm">
          <draw:text-box>
            <text:p text:style-name="P4"><text:span text:style-name="T1">4</text:span></text:p>
          </draw:text-box>
        </draw:frame>
        <draw:line draw:style-name="gr36" draw:text-style-name="P2" draw:layer="layout" svg:x1="24.279cm" svg:y1="7.944cm" svg:x2="24.404cm" svg:y2="3.923cm">
          <text:p/>
        </draw:line>
        <draw:frame draw:style-name="gr5" draw:text-style-name="P5" draw:layer="layout" svg:width="0.352cm" svg:height="0.412cm" svg:x="21.22cm" svg:y="9.776cm">
          <draw:text-box>
            <text:p text:style-name="P4"><text:span text:style-name="T1">6</text:span></text:p>
          </draw:text-box>
        </draw:frame>
        <draw:polyline draw:style-name="gr37" draw:text-style-name="P2" draw:layer="layout" svg:width="7.97cm" svg:height="1.376cm" svg:x="16.323cm" svg:y="6.134cm" svg:viewBox="0 0 7971 1377" draw:points="7971,1377 3986,0 0,1377">
          <text:p/>
        </draw:polyline>
        <draw:polyline draw:style-name="gr37" draw:text-style-name="P2" draw:layer="layout" svg:width="8.013cm" svg:height="1.332cm" svg:x="16.301cm" svg:y="5.474cm" svg:viewBox="0 0 8014 1333" draw:points="8014,1333 4008,0 0,1333">
          <text:p/>
        </draw:polyline>
        <draw:polyline draw:style-name="gr37" draw:text-style-name="P2" draw:layer="layout" svg:width="8.057cm" svg:height="1.286cm" svg:x="16.279cm" svg:y="4.808cm" svg:viewBox="0 0 8058 1287" draw:points="8058,1287 4030,0 0,1287">
          <text:p/>
        </draw:polyline>
        <draw:polyline draw:style-name="gr37" draw:text-style-name="P2" draw:layer="layout" svg:width="8.101cm" svg:height="1.24cm" svg:x="16.257cm" svg:y="4.134cm" svg:viewBox="0 0 8102 1241" draw:points="8102,1241 4052,0 0,1241">
          <text:p/>
        </draw:polyline>
        <draw:polyline draw:style-name="gr37" draw:text-style-name="P2" draw:layer="layout" svg:width="8.145cm" svg:height="1.193cm" svg:x="16.235cm" svg:y="3.454cm" svg:viewBox="0 0 8146 1194" draw:points="8146,1194 4073,0 0,1194">
          <text:p/>
        </draw:polyline>
        <draw:line draw:style-name="gr36" draw:text-style-name="P2" draw:layer="layout" svg:x1="24.258cm" svg:y1="7.498cm" svg:x2="24.362cm" svg:y2="7.535cm">
          <text:p/>
        </draw:line>
        <draw:frame draw:style-name="gr38" draw:text-style-name="P20" draw:layer="layout" svg:width="0.688cm" svg:height="0.247cm" draw:transform="rotate (1.540253064885) translate (25.733cm 6.305cm)">
          <draw:text-box>
            <text:p text:style-name="P4"><text:span text:style-name="T3">PCA31</text:span></text:p>
          </draw:text-box>
        </draw:frame>
        <draw:line draw:style-name="gr36" draw:text-style-name="P2" draw:layer="layout" svg:x1="24.28cm" svg:y1="6.794cm" svg:x2="24.384cm" svg:y2="6.83cm">
          <text:p/>
        </draw:line>
        <draw:frame draw:style-name="gr5" draw:text-style-name="P5" draw:layer="layout" svg:width="0.352cm" svg:height="0.412cm" svg:x="24.881cm" svg:y="7.451cm">
          <draw:text-box>
            <text:p text:style-name="P4"><text:span text:style-name="T1">0</text:span></text:p>
          </draw:text-box>
        </draw:frame>
        <draw:line draw:style-name="gr36" draw:text-style-name="P2" draw:layer="layout" svg:x1="24.301cm" svg:y1="6.083cm" svg:x2="24.407cm" svg:y2="6.117cm">
          <text:p/>
        </draw:line>
        <draw:frame draw:style-name="gr5" draw:text-style-name="P5" draw:layer="layout" svg:width="0.352cm" svg:height="0.412cm" svg:x="24.907cm" svg:y="6.747cm">
          <draw:text-box>
            <text:p text:style-name="P4"><text:span text:style-name="T1">5</text:span></text:p>
          </draw:text-box>
        </draw:frame>
        <draw:line draw:style-name="gr36" draw:text-style-name="P2" draw:layer="layout" svg:x1="24.323cm" svg:y1="5.364cm" svg:x2="24.429cm" svg:y2="5.397cm">
          <text:p/>
        </draw:line>
        <draw:frame draw:style-name="gr5" draw:text-style-name="P5" draw:layer="layout" svg:width="0.447cm" svg:height="0.412cm" svg:x="24.82cm" svg:y="6.035cm">
          <draw:text-box>
            <text:p text:style-name="P4"><text:span text:style-name="T1">10</text:span></text:p>
          </draw:text-box>
        </draw:frame>
        <draw:line draw:style-name="gr36" draw:text-style-name="P2" draw:layer="layout" svg:x1="24.345cm" svg:y1="4.637cm" svg:x2="24.452cm" svg:y2="4.669cm">
          <text:p/>
        </draw:line>
        <draw:frame draw:style-name="gr5" draw:text-style-name="P5" draw:layer="layout" svg:width="0.447cm" svg:height="0.412cm" svg:x="24.846cm" svg:y="5.315cm">
          <draw:text-box>
            <text:p text:style-name="P4"><text:span text:style-name="T1">15</text:span></text:p>
          </draw:text-box>
        </draw:frame>
        <draw:path draw:style-name="gr39" draw:text-style-name="P21" draw:layer="layout" svg:width="0.273cm" svg:height="0.273cm" svg:x="20.49cm" svg:y="6.441cm" svg:viewBox="0 0 274 274" svg:d="M138 274c36 0 71-15 96-41 26-26 40-61 40-97s-14-71-40-96c-25-26-60-40-96-40-38 0-72 14-98 40-26 25-40 60-40 96s14 71 40 97 60 41 98 41z">
          <text:p/>
        </draw:path>
        <draw:path draw:style-name="gr39" draw:text-style-name="P21" draw:layer="layout" svg:width="0.274cm" svg:height="0.274cm" svg:x="20.969cm" svg:y="6.563cm" svg:viewBox="0 0 275 275" svg:d="M137 275c36 0 72-15 98-40 25-26 40-61 40-97 0-37-15-72-40-98-26-25-62-40-98-40s-71 15-97 40c-25 26-40 61-40 98 0 36 15 71 40 97 26 25 61 40 97 40z">
          <text:p/>
        </draw:path>
        <draw:path draw:style-name="gr39" draw:text-style-name="P21" draw:layer="layout" svg:width="0.273cm" svg:height="0.273cm" svg:x="19.868cm" svg:y="6.677cm" svg:viewBox="0 0 274 274" svg:d="M136 274c37 0 72-14 98-40s40-60 40-97c0-36-14-71-40-96-26-26-61-41-98-41-36 0-71 15-96 41-26 25-40 60-40 96 0 37 14 71 40 97 25 26 60 40 96 40z">
          <text:p/>
        </draw:path>
        <draw:path draw:style-name="gr39" draw:text-style-name="P21" draw:layer="layout" svg:width="0.273cm" svg:height="0.273cm" svg:x="21.078cm" svg:y="6.665cm" svg:viewBox="0 0 274 274" svg:d="M137 274c37 0 71-14 97-40 26-25 40-60 40-96 0-37-14-71-40-97-26-27-60-41-97-41-36 0-72 14-97 41-26 26-40 60-40 97 0 36 14 71 40 96 25 26 61 40 97 40z">
          <text:p/>
        </draw:path>
        <draw:path draw:style-name="gr39" draw:text-style-name="P21" draw:layer="layout" svg:width="0.273cm" svg:height="0.274cm" svg:x="20.076cm" svg:y="6.894cm" svg:viewBox="0 0 274 275" svg:d="M137 275c36 0 71-15 96-40 26-26 41-61 41-97s-15-72-41-98c-25-25-60-40-96-40-37 0-71 15-97 40-26 26-40 62-40 98s14 71 40 97c26 25 60 40 97 40z">
          <text:p/>
        </draw:path>
        <draw:path draw:style-name="gr39" draw:text-style-name="P21" draw:layer="layout" svg:width="0.273cm" svg:height="0.273cm" svg:x="19.454cm" svg:y="6.195cm" svg:viewBox="0 0 274 274" svg:d="M137 274c37 0 71-15 97-40 26-27 40-62 40-98s-14-71-40-96c-26-26-60-40-97-40-36 0-72 14-97 40-26 25-40 60-40 96s14 71 40 98c25 25 61 40 97 40z">
          <text:p/>
        </draw:path>
        <draw:path draw:style-name="gr39" draw:text-style-name="P21" draw:layer="layout" svg:width="0.273cm" svg:height="0.273cm" svg:x="20.259cm" svg:y="6.728cm" svg:viewBox="0 0 274 274" svg:d="M138 274c36 0 71-15 96-41 26-26 40-61 40-97s-14-71-40-96c-25-26-60-40-96-40-37 0-72 14-98 40-26 25-40 60-40 96s14 71 40 97 61 41 98 41z">
          <text:p/>
        </draw:path>
        <draw:path draw:style-name="gr39" draw:text-style-name="P21" draw:layer="layout" svg:width="0.274cm" svg:height="0.273cm" svg:x="19.758cm" svg:y="6.858cm" svg:viewBox="0 0 275 274" svg:d="M138 274c36 0 71-14 97-40 25-25 40-60 40-96 0-38-15-72-40-98-26-26-61-40-97-40s-71 14-97 40-41 60-41 98c0 36 15 71 41 96 26 26 61 40 97 40z">
          <text:p/>
        </draw:path>
        <draw:path draw:style-name="gr39" draw:text-style-name="P21" draw:layer="layout" svg:width="0.274cm" svg:height="0.273cm" svg:x="20.182cm" svg:y="6.89cm" svg:viewBox="0 0 275 274" svg:d="M137 274c37 0 72-14 98-40 25-26 40-60 40-97 0-36-15-72-40-97-26-26-61-40-98-40-36 0-71 14-97 40-25 25-40 61-40 97 0 37 15 71 40 97 26 26 61 40 97 40z">
          <text:p/>
        </draw:path>
        <draw:path draw:style-name="gr39" draw:text-style-name="P21" draw:layer="layout" svg:width="0.273cm" svg:height="0.273cm" svg:x="20.396cm" svg:y="6.756cm" svg:viewBox="0 0 274 274" svg:d="M136 274c37 0 71-14 98-40 26-26 40-61 40-98 0-36-14-71-40-96-27-26-61-40-98-40-36 0-71 14-96 40-26 25-40 60-40 96 0 37 14 72 40 98 25 26 60 40 96 40z">
          <text:p/>
        </draw:path>
        <draw:path draw:style-name="gr39" draw:text-style-name="P21" draw:layer="layout" svg:width="0.273cm" svg:height="0.273cm" svg:x="20.01cm" svg:y="6.777cm" svg:viewBox="0 0 274 274" svg:d="M137 274c36 0 71-14 97-40 25-26 40-61 40-98 0-36-15-71-40-96-26-26-61-40-97-40s-71 14-97 40c-26 25-40 60-40 96 0 37 14 72 40 98s61 40 97 40z">
          <text:p/>
        </draw:path>
        <draw:path draw:style-name="gr39" draw:text-style-name="P21" draw:layer="layout" svg:width="0.273cm" svg:height="0.273cm" svg:x="19.478cm" svg:y="6.844cm" svg:viewBox="0 0 274 274" svg:d="M138 274c36 0 71-15 96-40 26-26 40-61 40-97 0-37-14-72-40-97-25-26-60-40-96-40-37 0-71 14-98 40-26 25-40 60-40 97 0 36 14 71 40 97 27 25 61 40 98 40z">
          <text:p/>
        </draw:path>
        <draw:path draw:style-name="gr39" draw:text-style-name="P21" draw:layer="layout" svg:width="0.273cm" svg:height="0.274cm" svg:x="20.23cm" svg:y="6.738cm" svg:viewBox="0 0 274 275" svg:d="M138 275c36 0 71-15 96-40 26-27 40-62 40-98s-14-71-40-97c-25-25-60-40-96-40-38 0-72 15-98 40-26 26-40 61-40 97s14 71 40 98c26 25 60 40 98 40z">
          <text:p/>
        </draw:path>
        <draw:path draw:style-name="gr39" draw:text-style-name="P21" draw:layer="layout" svg:width="0.274cm" svg:height="0.273cm" svg:x="19.841cm" svg:y="6.88cm" svg:viewBox="0 0 275 274" svg:d="M137 274c36 0 71-14 98-40 25-26 40-60 40-97 0-36-15-72-40-97-27-26-62-40-98-40s-71 14-97 40c-25 25-40 61-40 97 0 37 15 71 40 97 26 26 61 40 97 40z">
          <text:p/>
        </draw:path>
        <draw:path draw:style-name="gr39" draw:text-style-name="P21" draw:layer="layout" svg:width="0.273cm" svg:height="0.273cm" svg:x="20.056cm" svg:y="6.782cm" svg:viewBox="0 0 274 274" svg:d="M137 274c37 0 71-14 97-40s40-61 40-98c0-36-14-71-40-96-26-26-60-40-97-40-36 0-71 14-96 40-26 25-41 60-41 96 0 37 15 72 41 98 25 26 60 40 96 40z">
          <text:p/>
        </draw:path>
        <draw:path draw:style-name="gr39" draw:text-style-name="P21" draw:layer="layout" svg:width="0.273cm" svg:height="0.274cm" svg:x="20.408cm" svg:y="6.577cm" svg:viewBox="0 0 274 275" svg:d="M136 275c37 0 72-15 98-40 26-26 40-61 40-97 0-37-14-72-40-98-26-25-61-40-98-40-36 0-71 15-96 40-26 26-40 61-40 98 0 36 14 71 40 97 25 25 60 40 96 40z">
          <text:p/>
        </draw:path>
        <draw:path draw:style-name="gr39" draw:text-style-name="P21" draw:layer="layout" svg:width="0.274cm" svg:height="0.273cm" svg:x="19.82cm" svg:y="6.822cm" svg:viewBox="0 0 275 274" svg:d="M137 274c36 0 71-14 97-40 26-25 41-60 41-97s-15-71-41-97-61-40-97-40-71 14-97 40c-25 26-40 60-40 97s15 72 40 97c26 26 61 40 97 40z">
          <text:p/>
        </draw:path>
        <draw:path draw:style-name="gr39" draw:text-style-name="P21" draw:layer="layout" svg:width="0.273cm" svg:height="0.273cm" svg:x="20.164cm" svg:y="6.901cm" svg:viewBox="0 0 274 274" svg:d="M137 274c36 0 72-14 97-40 26-26 40-60 40-97 0-36-14-71-40-97-25-26-61-40-97-40-37 0-71 14-97 40s-40 61-40 97c0 37 14 71 40 97s60 40 97 40z">
          <text:p/>
        </draw:path>
        <draw:path draw:style-name="gr39" draw:text-style-name="P21" draw:layer="layout" svg:width="0.273cm" svg:height="0.273cm" svg:x="20.173cm" svg:y="6.851cm" svg:viewBox="0 0 274 274" svg:d="M136 274c37 0 72-15 98-40 25-26 40-61 40-97 0-37-15-72-40-97-26-26-61-40-98-40-36 0-71 14-96 40-26 25-40 60-40 97 0 36 14 71 40 97 25 25 60 40 96 40z">
          <text:p/>
        </draw:path>
        <draw:path draw:style-name="gr39" draw:text-style-name="P21" draw:layer="layout" svg:width="0.274cm" svg:height="0.273cm" svg:x="20.029cm" svg:y="6.914cm" svg:viewBox="0 0 275 274" svg:d="M138 274c36 0 71-14 97-40 25-25 40-60 40-96 0-37-15-71-40-98-26-26-61-40-97-40s-71 14-97 40c-26 27-41 61-41 98 0 36 15 71 41 96 26 26 61 40 97 40z">
          <text:p/>
        </draw:path>
        <draw:path draw:style-name="gr39" draw:text-style-name="P21" draw:layer="layout" svg:width="0.273cm" svg:height="0.274cm" svg:x="19.985cm" svg:y="6.783cm" svg:viewBox="0 0 274 275" svg:d="M137 275c37 0 71-15 97-41 26-25 40-61 40-97s-14-71-40-97c-26-25-60-40-97-40-36 0-72 15-97 40-26 26-40 61-40 97s14 72 40 97c25 26 61 41 97 41z">
          <text:p/>
        </draw:path>
        <draw:path draw:style-name="gr39" draw:text-style-name="P21" draw:layer="layout" svg:width="0.273cm" svg:height="0.274cm" svg:x="20.31cm" svg:y="6.994cm" svg:viewBox="0 0 274 275" svg:d="M138 275c36 0 71-15 96-42 26-25 40-60 40-96s-14-71-40-97c-25-25-60-40-96-40-37 0-71 15-97 40-27 26-41 61-41 97s14 71 41 96c26 27 60 42 97 42z">
          <text:p/>
        </draw:path>
        <draw:path draw:style-name="gr39" draw:text-style-name="P21" draw:layer="layout" svg:width="0.273cm" svg:height="0.274cm" svg:x="21.054cm" svg:y="6.927cm" svg:viewBox="0 0 274 275" svg:d="M137 275c36 0 71-15 97-40 25-26 40-61 40-97s-15-71-40-97c-26-26-61-41-97-41-37 0-72 15-97 41-26 26-40 61-40 97s14 71 40 97c25 25 60 40 97 40z">
          <text:p/>
        </draw:path>
        <draw:path draw:style-name="gr39" draw:text-style-name="P21" draw:layer="layout" svg:width="0.273cm" svg:height="0.273cm" svg:x="20.48cm" svg:y="6.934cm" svg:viewBox="0 0 274 274" svg:d="M138 274c36 0 71-15 96-40 26-26 40-61 40-97s-14-71-40-96c-25-27-60-41-96-41-38 0-72 14-98 41-26 25-40 60-40 96s14 71 40 97c26 25 60 40 98 40z">
          <text:p/>
        </draw:path>
        <draw:path draw:style-name="gr39" draw:text-style-name="P21" draw:layer="layout" svg:width="0.273cm" svg:height="0.273cm" svg:x="20.44cm" svg:y="6.612cm" svg:viewBox="0 0 274 274" svg:d="M136 274c37 0 72-14 98-40 25-26 40-60 40-97 0-36-15-72-40-97-26-26-61-40-98-40-36 0-71 14-96 40-26 25-40 61-40 97 0 37 14 71 40 97 25 26 60 40 96 40z">
          <text:p/>
        </draw:path>
        <draw:path draw:style-name="gr39" draw:text-style-name="P21" draw:layer="layout" svg:width="0.273cm" svg:height="0.273cm" svg:x="20.206cm" svg:y="6.968cm" svg:viewBox="0 0 274 274" svg:d="M138 274c36 0 71-15 96-41 26-25 40-60 40-96 0-37-14-71-40-97-25-26-60-40-96-40-37 0-72 14-98 40-25 26-40 60-40 97 0 36 15 71 40 96 26 26 61 41 98 41z">
          <text:p/>
        </draw:path>
        <draw:path draw:style-name="gr39" draw:text-style-name="P21" draw:layer="layout" svg:width="0.273cm" svg:height="0.274cm" svg:x="20.15cm" svg:y="6.978cm" svg:viewBox="0 0 274 275" svg:d="M136 275c37 0 72-15 98-41s40-61 40-97-14-71-40-97c-26-25-61-40-98-40-36 0-71 15-96 40-26 26-40 61-40 97s14 71 40 97c25 26 60 41 96 41z">
          <text:p/>
        </draw:path>
        <draw:path draw:style-name="gr39" draw:text-style-name="P21" draw:layer="layout" svg:width="0.273cm" svg:height="0.273cm" svg:x="20.379cm" svg:y="7.004cm" svg:viewBox="0 0 274 274" svg:d="M136 274c37 0 71-15 98-40 26-27 40-62 40-98s-14-71-40-96c-27-26-61-40-98-40-36 0-71 14-96 40-26 25-40 60-40 96s14 71 40 98c25 25 60 40 96 40z">
          <text:p/>
        </draw:path>
        <draw:path draw:style-name="gr40" draw:text-style-name="P22" draw:layer="layout" svg:width="0.274cm" svg:height="0.273cm" svg:x="21.901cm" svg:y="6.768cm" svg:viewBox="0 0 275 274" svg:d="M138 274c36 0 71-14 97-40 25-26 40-61 40-98 0-36-15-71-40-96-26-26-61-40-97-40s-72 14-98 40c-25 25-40 60-40 96 0 37 15 72 40 98 26 26 62 40 98 40z">
          <text:p/>
        </draw:path>
        <draw:path draw:style-name="gr39" draw:text-style-name="P21" draw:layer="layout" svg:width="0.273cm" svg:height="0.274cm" svg:x="20.57cm" svg:y="6.966cm" svg:viewBox="0 0 274 275" svg:d="M137 275c37 0 71-16 97-41 26-26 40-61 40-97s-14-71-40-97c-26-25-60-40-97-40-36 0-71 15-97 40-26 26-40 61-40 97s14 71 40 97c26 25 61 41 97 41z">
          <text:p/>
        </draw:path>
        <draw:path draw:style-name="gr39" draw:text-style-name="P21" draw:layer="layout" svg:width="0.273cm" svg:height="0.274cm" svg:x="20.736cm" svg:y="6.863cm" svg:viewBox="0 0 274 275" svg:d="M136 275c38 0 72-15 98-40 26-26 40-61 40-97s-14-72-40-98c-26-25-60-40-98-40-36 0-71 15-96 40-26 26-40 62-40 98s14 71 40 97c25 25 60 40 96 40z">
          <text:p/>
        </draw:path>
        <draw:path draw:style-name="gr39" draw:text-style-name="P21" draw:layer="layout" svg:width="0.273cm" svg:height="0.273cm" svg:x="19.686cm" svg:y="7.012cm" svg:viewBox="0 0 274 274" svg:d="M138 274c36 0 71-14 96-40 26-26 40-61 40-97 0-37-14-71-40-97-25-26-60-40-96-40-37 0-72 14-98 40-25 26-40 60-40 97 0 36 15 71 40 97 26 26 61 40 98 40z">
          <text:p/>
        </draw:path>
        <draw:path draw:style-name="gr39" draw:text-style-name="P21" draw:layer="layout" svg:width="0.273cm" svg:height="0.274cm" svg:x="20.047cm" svg:y="6.927cm" svg:viewBox="0 0 274 275" svg:d="M138 275c36 0 71-15 96-41 26-25 40-60 40-96s-14-71-40-97c-25-26-60-41-96-41-37 0-71 15-97 41-27 26-41 61-41 97s14 71 41 96c26 26 60 41 97 41z">
          <text:p/>
        </draw:path>
        <draw:path draw:style-name="gr39" draw:text-style-name="P21" draw:layer="layout" svg:width="0.273cm" svg:height="0.273cm" svg:x="20.653cm" svg:y="6.815cm" svg:viewBox="0 0 274 274" svg:d="M136 274c36 0 71-15 98-40 25-26 40-61 40-98 0-36-15-71-40-96-27-26-62-40-98-40s-71 14-96 40c-26 25-40 60-40 96 0 37 14 72 40 98 25 25 60 40 96 40z">
          <text:p/>
        </draw:path>
        <draw:path draw:style-name="gr39" draw:text-style-name="P21" draw:layer="layout" svg:width="0.273cm" svg:height="0.274cm" svg:x="20.562cm" svg:y="7.033cm" svg:viewBox="0 0 274 275" svg:d="M137 275c36 0 71-15 97-40 25-26 40-62 40-98s-15-71-40-97c-26-25-61-40-97-40s-71 15-97 40c-26 26-40 61-40 97s14 72 40 98c26 25 61 40 97 40z">
          <text:p/>
        </draw:path>
        <draw:path draw:style-name="gr39" draw:text-style-name="P21" draw:layer="layout" svg:width="0.274cm" svg:height="0.274cm" svg:x="21.084cm" svg:y="6.866cm" svg:viewBox="0 0 275 275" svg:d="M138 275c36 0 71-15 96-40 26-26 41-61 41-97s-15-72-41-97c-25-26-60-41-96-41s-72 15-98 41c-25 25-40 61-40 97s15 71 40 97c26 25 62 40 98 40z">
          <text:p/>
        </draw:path>
        <draw:path draw:style-name="gr39" draw:text-style-name="P21" draw:layer="layout" svg:width="0.274cm" svg:height="0.274cm" svg:x="20.715cm" svg:y="6.914cm" svg:viewBox="0 0 275 275" svg:d="M137 275c37 0 72-15 98-40 25-26 40-61 40-97s-15-71-40-98c-26-25-61-40-98-40-36 0-71 15-97 40-25 27-40 62-40 98s15 71 40 97c26 25 61 40 97 40z">
          <text:p/>
        </draw:path>
        <draw:path draw:style-name="gr39" draw:text-style-name="P21" draw:layer="layout" svg:width="0.273cm" svg:height="0.274cm" svg:x="20.072cm" svg:y="7.018cm" svg:viewBox="0 0 274 275" svg:d="M137 275c36 0 71-15 96-40 26-27 41-62 41-98s-15-71-41-97c-25-25-60-40-96-40-37 0-71 15-97 40-26 26-40 61-40 97s14 71 40 98c26 25 60 40 97 40z">
          <text:p/>
        </draw:path>
        <draw:path draw:style-name="gr39" draw:text-style-name="P21" draw:layer="layout" svg:width="0.273cm" svg:height="0.273cm" svg:x="20.092cm" svg:y="7.063cm" svg:viewBox="0 0 274 274" svg:d="M136 274c36 0 71-14 97-40s41-60 41-98c0-36-15-71-41-96-26-26-61-40-97-40s-71 14-96 40c-26 25-40 60-40 96 0 38 14 72 40 98 25 26 60 40 96 40z">
          <text:p/>
        </draw:path>
        <draw:path draw:style-name="gr39" draw:text-style-name="P21" draw:layer="layout" svg:width="0.273cm" svg:height="0.274cm" svg:x="20.462cm" svg:y="7.069cm" svg:viewBox="0 0 274 275" svg:d="M137 275c37 0 72-15 97-40 26-26 40-61 40-98 0-36-14-71-40-97-25-25-60-40-97-40s-71 15-97 40c-26 26-40 61-40 97 0 37 14 72 40 98 26 25 60 40 97 40z">
          <text:p/>
        </draw:path>
        <draw:path draw:style-name="gr39" draw:text-style-name="P21" draw:layer="layout" svg:width="0.273cm" svg:height="0.273cm" svg:x="20.03cm" svg:y="7.004cm" svg:viewBox="0 0 274 274" svg:d="M137 274c37 0 71-14 97-40s40-61 40-97-14-71-40-97c-26-25-60-40-97-40-36 0-71 15-96 40-27 26-41 61-41 97s14 71 41 97c25 26 60 40 96 40z">
          <text:p/>
        </draw:path>
        <draw:path draw:style-name="gr39" draw:text-style-name="P21" draw:layer="layout" svg:width="0.273cm" svg:height="0.273cm" svg:x="20.531cm" svg:y="6.981cm" svg:viewBox="0 0 274 274" svg:d="M137 274c37 0 71-14 97-41 26-26 40-60 40-97 0-36-14-71-40-96-26-26-60-40-97-40-36 0-72 14-97 40-26 25-40 60-40 96 0 37 14 71 40 97 25 27 61 41 97 41z">
          <text:p/>
        </draw:path>
        <draw:path draw:style-name="gr39" draw:text-style-name="P21" draw:layer="layout" svg:width="0.273cm" svg:height="0.273cm" svg:x="19.778cm" svg:y="6.889cm" svg:viewBox="0 0 274 274" svg:d="M137 274c37 0 71-14 97-40 26-25 40-60 40-96s-14-72-40-98c-26-25-60-40-97-40-36 0-71 15-96 40-27 26-41 62-41 98s14 71 41 96c25 26 60 40 96 40z">
          <text:p/>
        </draw:path>
        <draw:path draw:style-name="gr39" draw:text-style-name="P21" draw:layer="layout" svg:width="0.273cm" svg:height="0.273cm" svg:x="20.874cm" svg:y="6.873cm" svg:viewBox="0 0 274 274" svg:d="M137 274c37 0 71-14 97-40 26-25 40-60 40-96s-14-72-40-98c-26-25-60-40-97-40-36 0-71 15-96 40-26 26-41 62-41 98s15 71 41 96c25 26 60 40 96 40z">
          <text:p/>
        </draw:path>
        <draw:path draw:style-name="gr39" draw:text-style-name="P21" draw:layer="layout" svg:width="0.273cm" svg:height="0.274cm" svg:x="21.325cm" svg:y="7.022cm" svg:viewBox="0 0 274 275" svg:d="M138 275c36 0 71-15 96-40 26-27 40-62 40-98s-14-71-40-97c-25-25-60-40-96-40-37 0-72 15-98 40-25 26-40 61-40 97s15 71 40 98c26 25 61 40 98 40z">
          <text:p/>
        </draw:path>
        <draw:path draw:style-name="gr39" draw:text-style-name="P21" draw:layer="layout" svg:width="0.273cm" svg:height="0.273cm" svg:x="20.418cm" svg:y="7.083cm" svg:viewBox="0 0 274 274" svg:d="M136 274c37 0 72-14 98-40s40-60 40-98c0-36-14-71-40-96-26-26-61-40-98-40-36 0-71 14-96 40-26 25-40 60-40 96 0 38 14 72 40 98 25 26 60 40 96 40z">
          <text:p/>
        </draw:path>
        <draw:path draw:style-name="gr39" draw:text-style-name="P21" draw:layer="layout" svg:width="0.273cm" svg:height="0.273cm" svg:x="20.704cm" svg:y="7.022cm" svg:viewBox="0 0 274 274" svg:d="M136 274c36 0 72-14 98-40 25-27 40-61 40-98 0-36-15-71-40-96-26-26-62-40-98-40s-71 14-96 40c-26 25-40 60-40 96 0 37 14 71 40 98 25 26 60 40 96 40z">
          <text:p/>
        </draw:path>
        <draw:path draw:style-name="gr39" draw:text-style-name="P21" draw:layer="layout" svg:width="0.273cm" svg:height="0.274cm" svg:x="20.069cm" svg:y="6.932cm" svg:viewBox="0 0 274 275" svg:d="M136 275c37 0 71-15 97-40 26-26 41-61 41-97s-15-71-41-96c-26-27-60-42-97-42-36 0-71 15-96 42-26 25-40 60-40 96s14 71 40 97c25 25 60 40 96 40z">
          <text:p/>
        </draw:path>
        <draw:path draw:style-name="gr39" draw:text-style-name="P21" draw:layer="layout" svg:width="0.273cm" svg:height="0.273cm" svg:x="19.603cm" svg:y="7.028cm" svg:viewBox="0 0 274 274" svg:d="M137 274c36 0 72-14 97-40 26-26 40-61 40-98 0-36-14-71-40-96-25-26-61-40-97-40-37 0-71 14-97 40-26 25-40 60-40 96 0 37 14 72 40 98s60 40 97 40z">
          <text:p/>
        </draw:path>
        <draw:path draw:style-name="gr39" draw:text-style-name="P21" draw:layer="layout" svg:width="0.274cm" svg:height="0.274cm" svg:x="20.295cm" svg:y="7.009cm" svg:viewBox="0 0 275 275" svg:d="M138 275c36 0 71-15 97-40 25-27 40-62 40-98s-15-71-40-96c-26-26-61-41-97-41s-71 15-98 41c-25 25-40 60-40 96s15 71 40 98c27 25 62 40 98 40z">
          <text:p/>
        </draw:path>
        <draw:path draw:style-name="gr39" draw:text-style-name="P21" draw:layer="layout" svg:width="0.274cm" svg:height="0.273cm" svg:x="20.534cm" svg:y="7.057cm" svg:viewBox="0 0 275 274" svg:d="M138 274c36 0 71-14 97-40 25-25 40-61 40-97 0-37-15-71-40-97-26-26-61-40-97-40s-72 14-98 40c-25 26-40 60-40 97 0 36 15 72 40 97 26 26 62 40 98 40z">
          <text:p/>
        </draw:path>
        <draw:path draw:style-name="gr39" draw:text-style-name="P21" draw:layer="layout" svg:width="0.273cm" svg:height="0.273cm" svg:x="20.486cm" svg:y="7.031cm" svg:viewBox="0 0 274 274" svg:d="M137 274c36 0 71-15 97-40 25-26 40-62 40-98s-15-71-40-96c-26-26-61-40-97-40-37 0-72 14-97 40-26 25-40 60-40 96s14 72 40 98c25 25 60 40 97 40z">
          <text:p/>
        </draw:path>
        <draw:path draw:style-name="gr39" draw:text-style-name="P21" draw:layer="layout" svg:width="0.273cm" svg:height="0.273cm" svg:x="20.364cm" svg:y="7.111cm" svg:viewBox="0 0 274 274" svg:d="M137 274c36 0 71-14 96-40 27-26 41-60 41-97s-14-72-41-97c-25-26-60-40-96-40-37 0-71 14-97 40-26 25-40 60-40 97s14 71 40 97 60 40 97 40z">
          <text:p/>
        </draw:path>
        <draw:path draw:style-name="gr39" draw:text-style-name="P21" draw:layer="layout" svg:width="0.273cm" svg:height="0.273cm" svg:x="19.649cm" svg:y="7.024cm" svg:viewBox="0 0 274 274" svg:d="M136 274c38 0 72-14 98-40s40-61 40-97-14-71-40-97c-26-25-60-40-98-40-36 0-71 15-96 40-26 26-40 61-40 97s14 71 40 97c25 26 60 40 96 40z">
          <text:p/>
        </draw:path>
        <draw:path draw:style-name="gr39" draw:text-style-name="P21" draw:layer="layout" svg:width="0.273cm" svg:height="0.273cm" svg:x="20.171cm" svg:y="7.106cm" svg:viewBox="0 0 274 274" svg:d="M136 274c38 0 72-14 98-40 26-25 40-60 40-96 0-37-14-72-40-98-26-25-60-40-98-40-36 0-71 15-96 40-26 26-40 61-40 98 0 36 14 71 40 96 25 26 60 40 96 40z">
          <text:p/>
        </draw:path>
        <draw:path draw:style-name="gr39" draw:text-style-name="P21" draw:layer="layout" svg:width="0.273cm" svg:height="0.273cm" svg:x="20.732cm" svg:y="7.096cm" svg:viewBox="0 0 274 274" svg:d="M136 274c38 0 72-14 98-40 26-25 40-60 40-97s-14-71-40-97-60-40-98-40c-36 0-71 14-96 40-26 26-40 60-40 97s14 72 40 97c25 26 60 40 96 40z">
          <text:p/>
        </draw:path>
        <draw:path draw:style-name="gr39" draw:text-style-name="P21" draw:layer="layout" svg:width="0.273cm" svg:height="0.273cm" svg:x="20.08cm" svg:y="6.892cm" svg:viewBox="0 0 274 274" svg:d="M136 274c37 0 71-14 97-40 27-25 41-60 41-96 0-37-14-72-41-98-26-26-60-40-97-40-36 0-71 14-96 40-26 26-40 61-40 98 0 36 14 71 40 96 25 26 60 40 96 40z">
          <text:p/>
        </draw:path>
        <draw:path draw:style-name="gr39" draw:text-style-name="P21" draw:layer="layout" svg:width="0.274cm" svg:height="0.273cm" svg:x="20.626cm" svg:y="7.118cm" svg:viewBox="0 0 275 274" svg:d="M137 274c36 0 71-14 97-40 26-25 41-60 41-96 0-38-15-72-41-98s-61-40-97-40-71 14-97 40c-25 26-40 60-40 98 0 36 15 71 40 96 26 26 61 40 97 40z">
          <text:p/>
        </draw:path>
        <draw:path draw:style-name="gr39" draw:text-style-name="P21" draw:layer="layout" svg:width="0.273cm" svg:height="0.273cm" svg:x="20.925cm" svg:y="7.181cm" svg:viewBox="0 0 274 274" svg:d="M137 274c36 0 71-14 97-40s40-60 40-97c0-36-14-71-40-97s-61-40-97-40-71 14-97 40c-25 26-40 61-40 97 0 37 15 71 40 97 26 26 61 40 97 40z">
          <text:p/>
        </draw:path>
        <draw:path draw:style-name="gr39" draw:text-style-name="P21" draw:layer="layout" svg:width="0.274cm" svg:height="0.274cm" svg:x="20.266cm" svg:y="7.072cm" svg:viewBox="0 0 275 275" svg:d="M138 275c36 0 71-15 97-40 25-26 40-61 40-98 0-36-15-71-40-97-26-25-61-40-97-40s-72 15-98 40c-25 26-40 61-40 97 0 37 15 72 40 98 26 25 62 40 98 40z">
          <text:p/>
        </draw:path>
        <draw:path draw:style-name="gr39" draw:text-style-name="P21" draw:layer="layout" svg:width="0.274cm" svg:height="0.273cm" svg:x="20.195cm" svg:y="7.051cm" svg:viewBox="0 0 275 274" svg:d="M137 274c37 0 72-14 98-40 25-25 40-61 40-97 0-37-15-71-40-97-26-26-61-40-98-40-36 0-71 14-97 40-25 26-40 60-40 97 0 36 15 72 40 97 26 26 61 40 97 40z">
          <text:p/>
        </draw:path>
        <draw:path draw:style-name="gr39" draw:text-style-name="P21" draw:layer="layout" svg:width="0.275cm" svg:height="0.273cm" svg:x="20.338cm" svg:y="6.003cm" svg:viewBox="0 0 276 274" svg:d="M138 274c36 0 71-15 97-40 25-26 41-61 41-98 0-36-16-71-41-96-26-26-61-40-97-40s-71 14-97 40c-25 25-41 60-41 96 0 37 16 72 41 98 26 25 61 40 97 40z">
          <text:p/>
        </draw:path>
        <draw:path draw:style-name="gr39" draw:text-style-name="P21" draw:layer="layout" svg:width="0.273cm" svg:height="0.273cm" svg:x="20.375cm" svg:y="7.127cm" svg:viewBox="0 0 274 274" svg:d="M136 274c37 0 71-14 97-40 27-26 41-60 41-97s-14-72-41-97c-26-26-60-40-97-40-36 0-71 14-96 40-26 25-40 60-40 97s14 71 40 97c25 26 60 40 96 40z">
          <text:p/>
        </draw:path>
        <draw:path draw:style-name="gr39" draw:text-style-name="P21" draw:layer="layout" svg:width="0.273cm" svg:height="0.273cm" svg:x="21.05cm" svg:y="7.069cm" svg:viewBox="0 0 274 274" svg:d="M137 274c37 0 71-14 97-40s40-60 40-98c0-36-14-71-40-96-26-26-60-40-97-40s-72 14-97 40c-26 25-40 60-40 96 0 38 14 72 40 98 25 26 60 40 97 40z">
          <text:p/>
        </draw:path>
        <draw:path draw:style-name="gr39" draw:text-style-name="P21" draw:layer="layout" svg:width="0.273cm" svg:height="0.274cm" svg:x="20.387cm" svg:y="7.168cm" svg:viewBox="0 0 274 275" svg:d="M137 275c36 0 71-15 97-40 26-26 40-61 40-97s-14-72-40-98c-26-25-61-40-97-40s-71 15-97 40c-25 26-40 62-40 98s15 71 40 97c26 25 61 40 97 40z">
          <text:p/>
        </draw:path>
        <draw:path draw:style-name="gr39" draw:text-style-name="P21" draw:layer="layout" svg:width="0.273cm" svg:height="0.274cm" svg:x="19.502cm" svg:y="7.095cm" svg:viewBox="0 0 274 275" svg:d="M137 275c37 0 71-15 97-40 26-26 40-61 40-98 0-36-14-71-40-96-26-26-60-41-97-41-36 0-71 15-96 41-27 25-41 60-41 96 0 37 14 72 41 98 25 25 60 40 96 40z">
          <text:p/>
        </draw:path>
        <draw:path draw:style-name="gr39" draw:text-style-name="P21" draw:layer="layout" svg:width="0.274cm" svg:height="0.273cm" svg:x="20.409cm" svg:y="7.128cm" svg:viewBox="0 0 275 274" svg:d="M137 274c36 0 72-14 98-40 25-25 40-60 40-96 0-38-15-72-40-98-26-26-62-40-98-40s-71 14-97 40c-25 26-40 60-40 98 0 36 15 71 40 96 26 26 61 40 97 40z">
          <text:p/>
        </draw:path>
        <draw:path draw:style-name="gr39" draw:text-style-name="P21" draw:layer="layout" svg:width="0.273cm" svg:height="0.273cm" svg:x="20.003cm" svg:y="6.957cm" svg:viewBox="0 0 274 274" svg:d="M137 274c37 0 71-14 97-40 26-25 40-60 40-96 0-37-14-71-40-97s-60-41-97-41c-36 0-71 15-97 41s-40 60-40 97c0 36 14 71 40 96 26 26 61 40 97 40z">
          <text:p/>
        </draw:path>
        <draw:path draw:style-name="gr39" draw:text-style-name="P21" draw:layer="layout" svg:width="0.273cm" svg:height="0.273cm" svg:x="21.433cm" svg:y="7.028cm" svg:viewBox="0 0 274 274" svg:d="M137 274c36 0 71-14 96-40 26-26 41-61 41-97 0-37-15-71-41-97-25-26-60-40-96-40s-71 14-97 40c-25 26-40 60-40 97 0 36 15 71 40 97 26 26 61 40 97 40z">
          <text:p/>
        </draw:path>
        <draw:path draw:style-name="gr40" draw:text-style-name="P22" draw:layer="layout" svg:width="0.273cm" svg:height="0.273cm" svg:x="22.067cm" svg:y="7.021cm" svg:viewBox="0 0 274 274" svg:d="M137 274c36 0 72-14 97-40 26-27 40-61 40-98 0-36-14-71-40-96-25-26-61-40-97-40-37 0-71 14-97 40-26 25-40 60-40 96 0 37 14 71 40 98 26 26 60 40 97 40z">
          <text:p/>
        </draw:path>
        <draw:path draw:style-name="gr39" draw:text-style-name="P21" draw:layer="layout" svg:width="0.273cm" svg:height="0.273cm" svg:x="20.398cm" svg:y="7.155cm" svg:viewBox="0 0 274 274" svg:d="M137 274c36 0 71-14 97-40 26-25 40-60 40-96 0-37-14-72-40-98s-61-40-97-40c-37 0-71 14-97 40s-40 61-40 98c0 36 14 71 40 96 26 26 60 40 97 40z">
          <text:p/>
        </draw:path>
        <draw:path draw:style-name="gr40" draw:text-style-name="P22" draw:layer="layout" svg:width="0.273cm" svg:height="0.273cm" svg:x="22.043cm" svg:y="7.15cm" svg:viewBox="0 0 274 274" svg:d="M136 274c37 0 72-15 98-40 26-26 40-61 40-97s-14-72-40-97c-26-26-61-40-98-40-36 0-70 14-96 40-26 25-40 61-40 97s14 71 40 97c26 25 60 40 96 40z">
          <text:p/>
        </draw:path>
        <draw:path draw:style-name="gr39" draw:text-style-name="P21" draw:layer="layout" svg:width="0.273cm" svg:height="0.273cm" svg:x="20.526cm" svg:y="7.164cm" svg:viewBox="0 0 274 274" svg:d="M138 274c36 0 71-14 96-40 26-26 40-60 40-97 0-36-14-72-40-97-25-26-60-40-96-40-37 0-72 14-98 40-26 25-40 61-40 97 0 37 14 71 40 97s61 40 98 40z">
          <text:p/>
        </draw:path>
        <draw:path draw:style-name="gr39" draw:text-style-name="P21" draw:layer="layout" svg:width="0.273cm" svg:height="0.273cm" svg:x="21.321cm" svg:y="6.955cm" svg:viewBox="0 0 274 274" svg:d="M137 274c36 0 71-14 97-40 25-25 40-60 40-96s-15-71-40-97c-26-25-61-41-97-41-37 0-72 16-97 41-26 26-40 61-40 97s14 71 40 96c25 26 60 40 97 40z">
          <text:p/>
        </draw:path>
        <draw:path draw:style-name="gr39" draw:text-style-name="P21" draw:layer="layout" svg:width="0.274cm" svg:height="0.273cm" svg:x="21.467cm" svg:y="7.142cm" svg:viewBox="0 0 275 274" svg:d="M137 274c36 0 71-14 97-40s41-60 41-97c0-36-15-72-41-97-26-26-61-40-97-40s-71 14-97 40c-25 25-40 61-40 97 0 37 15 71 40 97 26 26 61 40 97 40z">
          <text:p/>
        </draw:path>
        <draw:path draw:style-name="gr39" draw:text-style-name="P21" draw:layer="layout" svg:width="0.273cm" svg:height="0.273cm" svg:x="19.961cm" svg:y="7.101cm" svg:viewBox="0 0 274 274" svg:d="M137 274c37 0 71-14 97-40 26-25 40-60 40-96 0-37-14-72-40-98-26-25-60-40-97-40s-72 15-97 40c-26 26-40 61-40 98 0 36 14 71 40 96 25 26 60 40 97 40z">
          <text:p/>
        </draw:path>
        <draw:path draw:style-name="gr39" draw:text-style-name="P21" draw:layer="layout" svg:width="0.273cm" svg:height="0.274cm" svg:x="20.775cm" svg:y="7.205cm" svg:viewBox="0 0 274 275" svg:d="M137 275c36 0 71-15 97-40 25-26 40-61 40-97s-15-71-40-96c-26-27-61-42-97-42-37 0-72 15-97 42-26 25-40 60-40 96s14 71 40 97c25 25 60 40 97 40z">
          <text:p/>
        </draw:path>
        <draw:path draw:style-name="gr39" draw:text-style-name="P21" draw:layer="layout" svg:width="0.273cm" svg:height="0.273cm" svg:x="19.615cm" svg:y="6.93cm" svg:viewBox="0 0 274 274" svg:d="M137 274c36 0 72-14 97-40 26-26 40-60 40-96 0-37-14-71-40-97-25-27-61-41-97-41-37 0-71 14-97 41-26 26-40 60-40 97 0 36 14 70 40 96s60 40 97 40z">
          <text:p/>
        </draw:path>
        <draw:path draw:style-name="gr39" draw:text-style-name="P21" draw:layer="layout" svg:width="0.274cm" svg:height="0.273cm" svg:x="21.131cm" svg:y="7.189cm" svg:viewBox="0 0 275 274" svg:d="M138 274c36 0 71-14 97-40 25-26 40-60 40-97 0-36-15-71-40-97-26-26-61-40-97-40s-71 14-97 40-41 61-41 97c0 37 15 71 41 97s61 40 97 40z">
          <text:p/>
        </draw:path>
        <draw:path draw:style-name="gr39" draw:text-style-name="P21" draw:layer="layout" svg:width="0.273cm" svg:height="0.273cm" svg:x="20.469cm" svg:y="7.145cm" svg:viewBox="0 0 274 274" svg:d="M136 274c37 0 72-14 98-40 25-25 40-60 40-96 0-37-15-72-40-98-26-26-61-40-98-40-36 0-71 14-96 40-26 26-40 61-40 98 0 36 14 71 40 96 25 26 60 40 96 40z">
          <text:p/>
        </draw:path>
        <draw:path draw:style-name="gr39" draw:text-style-name="P21" draw:layer="layout" svg:width="0.273cm" svg:height="0.273cm" svg:x="20.448cm" svg:y="7.134cm" svg:viewBox="0 0 274 274" svg:d="M136 274c38 0 72-14 98-40 26-25 40-60 40-96 0-38-14-72-40-98s-60-40-98-40c-36 0-71 14-96 40-26 26-40 60-40 98 0 36 14 71 40 96 25 26 60 40 96 40z">
          <text:p/>
        </draw:path>
        <draw:path draw:style-name="gr39" draw:text-style-name="P21" draw:layer="layout" svg:width="0.273cm" svg:height="0.273cm" svg:x="20.238cm" svg:y="7.105cm" svg:viewBox="0 0 274 274" svg:d="M137 274c37 0 71-14 97-40s40-60 40-96c0-38-14-72-40-98s-60-40-97-40-72 14-97 40c-26 26-40 60-40 98 0 36 14 70 40 96 25 26 60 40 97 40z">
          <text:p/>
        </draw:path>
        <draw:path draw:style-name="gr40" draw:text-style-name="P22" draw:layer="layout" svg:width="0.274cm" svg:height="0.273cm" svg:x="21.628cm" svg:y="7.131cm" svg:viewBox="0 0 275 274" svg:d="M138 274c36 0 71-15 97-40 25-26 40-61 40-97 0-37-15-72-40-97-26-26-61-40-97-40s-72 14-98 40c-25 25-40 60-40 97 0 36 15 71 40 97 26 25 62 40 98 40z">
          <text:p/>
        </draw:path>
        <draw:path draw:style-name="gr39" draw:text-style-name="P21" draw:layer="layout" svg:width="0.274cm" svg:height="0.273cm" svg:x="20.167cm" svg:y="7.104cm" svg:viewBox="0 0 275 274" svg:d="M137 274c37 0 72-14 98-40 25-26 40-60 40-97s-15-72-40-97c-26-26-61-40-98-40-36 0-71 14-97 40-25 25-40 60-40 97s15 71 40 97c26 26 61 40 97 40z">
          <text:p/>
        </draw:path>
        <draw:path draw:style-name="gr39" draw:text-style-name="P21" draw:layer="layout" svg:width="0.273cm" svg:height="0.273cm" svg:x="21.244cm" svg:y="7.218cm" svg:viewBox="0 0 274 274" svg:d="M136 274c37 0 72-14 98-40s40-60 40-97c0-36-14-71-40-96-26-27-61-41-98-41-36 0-71 14-96 41-26 25-40 60-40 96 0 37 14 71 40 97 25 26 60 40 96 40z">
          <text:p/>
        </draw:path>
        <draw:path draw:style-name="gr39" draw:text-style-name="P21" draw:layer="layout" svg:width="0.273cm" svg:height="0.274cm" svg:x="20.43cm" svg:y="7.064cm" svg:viewBox="0 0 274 275" svg:d="M136 275c37 0 72-15 98-40 26-26 40-61 40-98 0-36-14-71-40-97-26-25-61-40-98-40-36 0-71 15-96 40-26 26-40 61-40 97 0 37 14 72 40 98 25 25 60 40 96 40z">
          <text:p/>
        </draw:path>
        <draw:path draw:style-name="gr39" draw:text-style-name="P21" draw:layer="layout" svg:width="0.273cm" svg:height="0.273cm" svg:x="20.154cm" svg:y="7.168cm" svg:viewBox="0 0 274 274" svg:d="M137 274c36 0 71-14 97-40s40-60 40-97c0-36-14-72-40-97-26-26-61-40-97-40-37 0-71 14-97 40-26 25-40 61-40 97 0 37 14 71 40 97s60 40 97 40z">
          <text:p/>
        </draw:path>
        <draw:path draw:style-name="gr39" draw:text-style-name="P21" draw:layer="layout" svg:width="0.274cm" svg:height="0.273cm" svg:x="20.568cm" svg:y="7.187cm" svg:viewBox="0 0 275 274" svg:d="M138 274c36 0 71-15 96-40 26-26 41-61 41-97s-15-71-41-97c-25-26-60-40-96-40s-71 14-98 40c-25 26-40 61-40 97s15 71 40 97c27 25 62 40 98 40z">
          <text:p/>
        </draw:path>
        <draw:path draw:style-name="gr39" draw:text-style-name="P21" draw:layer="layout" svg:width="0.273cm" svg:height="0.273cm" svg:x="21.091cm" svg:y="7.059cm" svg:viewBox="0 0 274 274" svg:d="M138 274c36 0 71-14 96-40 26-26 40-61 40-98 0-36-14-71-40-96-25-26-60-40-96-40-37 0-72 14-98 40-26 25-40 60-40 96 0 37 14 72 40 98s61 40 98 40z">
          <text:p/>
        </draw:path>
        <draw:path draw:style-name="gr39" draw:text-style-name="P21" draw:layer="layout" svg:width="0.273cm" svg:height="0.273cm" svg:x="20.159cm" svg:y="7.017cm" svg:viewBox="0 0 274 274" svg:d="M137 274c36 0 72-14 97-40 26-27 40-61 40-98 0-36-14-71-40-96-25-26-61-40-97-40s-71 14-97 40c-25 25-40 60-40 96 0 37 15 71 40 98 26 26 61 40 97 40z">
          <text:p/>
        </draw:path>
        <draw:path draw:style-name="gr39" draw:text-style-name="P21" draw:layer="layout" svg:width="0.274cm" svg:height="0.273cm" svg:x="20.337cm" svg:y="7.03cm" svg:viewBox="0 0 275 274" svg:d="M138 274c36 0 71-14 97-40 25-25 40-61 40-97 0-37-15-71-40-97-26-26-61-40-97-40s-71 14-97 40c-25 26-41 60-41 97 0 36 16 72 41 97 26 26 61 40 97 40z">
          <text:p/>
        </draw:path>
        <draw:path draw:style-name="gr39" draw:text-style-name="P21" draw:layer="layout" svg:width="0.273cm" svg:height="0.274cm" svg:x="20.173cm" svg:y="7.138cm" svg:viewBox="0 0 274 275" svg:d="M136 275c37 0 72-15 98-40 25-26 40-61 40-97s-15-72-40-98c-26-25-61-40-98-40-36 0-71 15-96 40-26 26-40 62-40 98s14 71 40 97c25 25 60 40 96 40z">
          <text:p/>
        </draw:path>
        <draw:path draw:style-name="gr39" draw:text-style-name="P21" draw:layer="layout" svg:width="0.273cm" svg:height="0.273cm" svg:x="21.461cm" svg:y="7.097cm" svg:viewBox="0 0 274 274" svg:d="M137 274c36 0 71-14 96-40 27-26 41-60 41-98 0-36-14-71-41-96-25-26-60-40-96-40-37 0-71 14-97 40-26 25-40 60-40 96 0 38 14 72 40 98s60 40 97 40z">
          <text:p/>
        </draw:path>
        <draw:path draw:style-name="gr40" draw:text-style-name="P22" draw:layer="layout" svg:width="0.273cm" svg:height="0.273cm" svg:x="22.393cm" svg:y="6.879cm" svg:viewBox="0 0 274 274" svg:d="M138 274c36 0 71-15 96-40 26-26 40-61 40-97s-14-72-40-97c-25-26-60-40-96-40-38 0-72 14-98 40-26 25-40 61-40 97s14 71 40 97c26 25 60 40 98 40z">
          <text:p/>
        </draw:path>
        <draw:path draw:style-name="gr39" draw:text-style-name="P21" draw:layer="layout" svg:width="0.273cm" svg:height="0.273cm" svg:x="20.263cm" svg:y="7.124cm" svg:viewBox="0 0 274 274" svg:d="M138 274c36 0 71-14 96-40 26-26 40-60 40-97s-14-72-40-97c-25-26-60-40-96-40-37 0-72 14-98 40-26 25-40 60-40 97s14 71 40 97 61 40 98 40z">
          <text:p/>
        </draw:path>
        <draw:path draw:style-name="gr40" draw:text-style-name="P22" draw:layer="layout" svg:width="0.273cm" svg:height="0.273cm" svg:x="21.694cm" svg:y="7.103cm" svg:viewBox="0 0 274 274" svg:d="M137 274c37 0 71-14 97-40 26-25 40-60 40-96 0-37-14-72-40-98-26-25-60-40-97-40-36 0-71 15-96 40-26 26-41 61-41 98 0 36 15 71 41 96 25 26 60 40 96 40z">
          <text:p/>
        </draw:path>
        <draw:path draw:style-name="gr39" draw:text-style-name="P21" draw:layer="layout" svg:width="0.273cm" svg:height="0.274cm" svg:x="21.398cm" svg:y="7.135cm" svg:viewBox="0 0 274 275" svg:d="M137 275c37 0 71-15 97-40 26-26 40-61 40-97s-14-72-40-98c-26-25-60-40-97-40-36 0-70 15-96 40-27 26-41 62-41 98s14 71 41 97c26 25 60 40 96 40z">
          <text:p/>
        </draw:path>
        <draw:path draw:style-name="gr39" draw:text-style-name="P21" draw:layer="layout" svg:width="0.274cm" svg:height="0.273cm" svg:x="20.597cm" svg:y="7.175cm" svg:viewBox="0 0 275 274" svg:d="M138 274c36 0 71-15 97-40 25-26 40-61 40-97s-15-71-40-97c-26-26-61-40-97-40s-71 14-97 40c-25 26-41 61-41 97s16 71 41 97c26 25 61 40 97 40z">
          <text:p/>
        </draw:path>
        <draw:path draw:style-name="gr39" draw:text-style-name="P21" draw:layer="layout" svg:width="0.274cm" svg:height="0.274cm" svg:x="20.48cm" svg:y="7.183cm" svg:viewBox="0 0 275 275" svg:d="M138 275c36 0 71-15 97-40 25-26 40-61 40-97s-15-71-40-98c-26-25-61-40-97-40-37 0-72 15-98 40-25 27-40 62-40 98s15 71 40 97c26 25 61 40 98 40z">
          <text:p/>
        </draw:path>
        <draw:path draw:style-name="gr39" draw:text-style-name="P21" draw:layer="layout" svg:width="0.273cm" svg:height="0.273cm" svg:x="20.817cm" svg:y="6.876cm" svg:viewBox="0 0 274 274" svg:d="M137 274c37 0 71-14 97-40s40-60 40-97c0-36-14-72-40-97-26-26-60-40-97-40-36 0-72 14-97 40-26 25-40 61-40 97 0 37 14 71 40 97 25 26 61 40 97 40z">
          <text:p/>
        </draw:path>
        <draw:path draw:style-name="gr39" draw:text-style-name="P21" draw:layer="layout" svg:width="0.273cm" svg:height="0.274cm" svg:x="20.612cm" svg:y="7.18cm" svg:viewBox="0 0 274 275" svg:d="M137 275c36 0 71-15 96-40 26-26 41-61 41-97s-15-71-41-98c-25-25-60-40-96-40s-71 15-97 40c-25 27-40 62-40 98s15 71 40 97c26 25 61 40 97 40z">
          <text:p/>
        </draw:path>
        <draw:path draw:style-name="gr39" draw:text-style-name="P21" draw:layer="layout" svg:width="0.274cm" svg:height="0.273cm" svg:x="20.695cm" svg:y="7.204cm" svg:viewBox="0 0 275 274" svg:d="M137 274c36 0 72-14 98-40 25-25 40-60 40-96s-15-71-40-97c-26-26-62-41-98-41s-71 15-97 41c-25 26-40 61-40 97s15 71 40 96c26 26 61 40 97 40z">
          <text:p/>
        </draw:path>
        <draw:path draw:style-name="gr39" draw:text-style-name="P21" draw:layer="layout" svg:width="0.274cm" svg:height="0.273cm" svg:x="19.795cm" svg:y="7.184cm" svg:viewBox="0 0 275 274" svg:d="M137 274c36 0 71-15 97-40 25-26 41-61 41-97s-16-71-41-97c-26-26-61-40-97-40s-71 14-97 40c-25 26-40 61-40 97s15 71 40 97c26 25 61 40 97 40z">
          <text:p/>
        </draw:path>
        <draw:path draw:style-name="gr39" draw:text-style-name="P21" draw:layer="layout" svg:width="0.273cm" svg:height="0.274cm" svg:x="20.63cm" svg:y="7.179cm" svg:viewBox="0 0 274 275" svg:d="M137 275c36 0 71-15 96-40 27-26 41-61 41-97s-14-71-41-98c-25-25-60-40-96-40s-71 15-97 40c-25 27-40 62-40 98s15 71 40 97c26 25 61 40 97 40z">
          <text:p/>
        </draw:path>
        <draw:path draw:style-name="gr39" draw:text-style-name="P21" draw:layer="layout" svg:width="0.273cm" svg:height="0.273cm" svg:x="20.208cm" svg:y="7.106cm" svg:viewBox="0 0 274 274" svg:d="M137 274c36 0 71-15 97-40 25-26 40-61 40-97 0-37-15-72-40-97-26-26-61-40-97-40-37 0-72 14-97 40-26 25-40 60-40 97 0 36 14 71 40 97 25 25 60 40 97 40z">
          <text:p/>
        </draw:path>
        <draw:path draw:style-name="gr39" draw:text-style-name="P21" draw:layer="layout" svg:width="0.273cm" svg:height="0.273cm" svg:x="20.884cm" svg:y="6.939cm" svg:viewBox="0 0 274 274" svg:d="M137 274c37 0 71-15 97-40 26-26 40-61 40-97s-14-71-40-96c-26-27-60-41-97-41-36 0-71 14-96 41-26 25-41 60-41 96s15 71 41 97c25 25 60 40 96 40z">
          <text:p/>
        </draw:path>
        <draw:path draw:style-name="gr39" draw:text-style-name="P21" draw:layer="layout" svg:width="0.273cm" svg:height="0.274cm" svg:x="20.322cm" svg:y="7.089cm" svg:viewBox="0 0 274 275" svg:d="M138 275c36 0 71-15 96-40 26-26 40-61 40-98 0-36-14-71-40-96-25-26-60-41-96-41-37 0-71 15-97 41-27 25-41 60-41 96 0 37 14 72 41 98 26 25 60 40 97 40z">
          <text:p/>
        </draw:path>
        <draw:path draw:style-name="gr39" draw:text-style-name="P21" draw:layer="layout" svg:width="0.274cm" svg:height="0.273cm" svg:x="20.725cm" svg:y="6.958cm" svg:viewBox="0 0 275 274" svg:d="M137 274c37 0 72-14 98-40 25-25 40-60 40-96 0-37-15-71-40-97-26-26-61-41-98-41-36 0-71 15-97 41-25 26-40 60-40 97 0 36 15 71 40 96 26 26 61 40 97 40z">
          <text:p/>
        </draw:path>
        <draw:path draw:style-name="gr39" draw:text-style-name="P21" draw:layer="layout" svg:width="0.273cm" svg:height="0.274cm" svg:x="20.757cm" svg:y="7.207cm" svg:viewBox="0 0 274 275" svg:d="M138 275c36 0 71-15 96-40 26-26 40-61 40-97s-14-71-40-97c-25-26-60-41-96-41-37 0-72 15-98 41-25 26-40 61-40 97s15 71 40 97c26 25 61 40 98 40z">
          <text:p/>
        </draw:path>
        <draw:path draw:style-name="gr39" draw:text-style-name="P21" draw:layer="layout" svg:width="0.273cm" svg:height="0.273cm" svg:x="20.916cm" svg:y="7.205cm" svg:viewBox="0 0 274 274" svg:d="M136 274c36 0 71-15 97-40 26-26 41-61 41-97s-15-71-41-96c-26-27-61-41-97-41s-71 14-96 41c-26 25-40 60-40 96s14 71 40 97c25 25 60 40 96 40z">
          <text:p/>
        </draw:path>
        <draw:path draw:style-name="gr39" draw:text-style-name="P21" draw:layer="layout" svg:width="0.273cm" svg:height="0.273cm" svg:x="21.317cm" svg:y="7.032cm" svg:viewBox="0 0 274 274" svg:d="M137 274c37 0 71-14 97-40 26-25 40-61 40-97s-14-71-40-97c-26-25-60-40-97-40s-72 15-97 40c-26 26-40 61-40 97s14 72 40 97c25 26 60 40 97 40z">
          <text:p/>
        </draw:path>
        <draw:path draw:style-name="gr39" draw:text-style-name="P21" draw:layer="layout" svg:width="0.273cm" svg:height="0.274cm" svg:x="20.271cm" svg:y="6.966cm" svg:viewBox="0 0 274 275" svg:d="M137 275c37 0 71-16 97-41 26-26 40-61 40-97s-14-71-40-97c-26-25-60-40-97-40-36 0-72 15-97 40-26 26-40 61-40 97s14 71 40 97c25 25 61 41 97 41z">
          <text:p/>
        </draw:path>
        <draw:path draw:style-name="gr39" draw:text-style-name="P21" draw:layer="layout" svg:width="0.273cm" svg:height="0.273cm" svg:x="20.28cm" svg:y="7.099cm" svg:viewBox="0 0 274 274" svg:d="M138 274c36 0 71-14 96-40 26-25 40-60 40-96 0-37-14-72-40-98-25-25-60-40-96-40-37 0-71 15-98 40-26 26-40 61-40 98 0 36 14 71 40 96 27 26 61 40 98 40z">
          <text:p/>
        </draw:path>
        <draw:path draw:style-name="gr39" draw:text-style-name="P21" draw:layer="layout" svg:width="0.274cm" svg:height="0.273cm" svg:x="20.24cm" svg:y="7.016cm" svg:viewBox="0 0 275 274" svg:d="M138 274c36 0 71-14 97-40 25-26 40-61 40-97 0-37-15-71-40-97-26-26-61-40-97-40s-72 14-97 40c-26 26-41 60-41 97 0 36 15 71 41 97 25 26 61 40 97 40z">
          <text:p/>
        </draw:path>
        <draw:path draw:style-name="gr39" draw:text-style-name="P21" draw:layer="layout" svg:width="0.273cm" svg:height="0.274cm" svg:x="20.768cm" svg:y="7.223cm" svg:viewBox="0 0 274 275" svg:d="M138 275c36 0 71-15 96-40 26-26 40-61 40-97s-14-71-40-97c-25-25-60-41-96-41-37 0-72 16-98 41-25 26-40 61-40 97s15 71 40 97c26 25 61 40 98 40z">
          <text:p/>
        </draw:path>
        <draw:path draw:style-name="gr39" draw:text-style-name="P21" draw:layer="layout" svg:width="0.273cm" svg:height="0.273cm" svg:x="20.583cm" svg:y="7.168cm" svg:viewBox="0 0 274 274" svg:d="M138 274c36 0 71-14 96-40 26-25 40-60 40-96 0-37-14-72-40-98-25-26-60-40-96-40-37 0-71 14-97 40-27 26-41 61-41 98 0 36 14 71 41 96 26 26 60 40 97 40z">
          <text:p/>
        </draw:path>
        <draw:path draw:style-name="gr39" draw:text-style-name="P21" draw:layer="layout" svg:width="0.273cm" svg:height="0.273cm" svg:x="20.134cm" svg:y="7.147cm" svg:viewBox="0 0 274 274" svg:d="M137 274c36 0 72-14 97-40 26-26 40-60 40-97 0-36-14-72-40-97-25-26-61-40-97-40-37 0-71 14-97 40-26 25-40 61-40 97 0 37 14 71 40 97s60 40 97 40z">
          <text:p/>
        </draw:path>
        <draw:path draw:style-name="gr39" draw:text-style-name="P21" draw:layer="layout" svg:width="0.274cm" svg:height="0.273cm" svg:x="20.971cm" svg:y="7.219cm" svg:viewBox="0 0 275 274" svg:d="M137 274c36 0 72-14 98-40 25-26 40-60 40-97 0-36-15-71-40-96-26-27-62-41-98-41s-71 14-97 41c-25 25-40 60-40 96 0 37 15 71 40 97 26 26 61 40 97 40z">
          <text:p/>
        </draw:path>
        <draw:path draw:style-name="gr40" draw:text-style-name="P22" draw:layer="layout" svg:width="0.274cm" svg:height="0.273cm" svg:x="21.597cm" svg:y="7.153cm" svg:viewBox="0 0 275 274" svg:d="M138 274c36 0 71-14 97-40 25-25 40-60 40-96s-15-72-40-98c-26-25-61-40-97-40-37 0-72 15-98 40-25 26-40 62-40 98s15 71 40 96c26 26 61 40 98 40z">
          <text:p/>
        </draw:path>
        <draw:path draw:style-name="gr39" draw:text-style-name="P21" draw:layer="layout" svg:width="0.273cm" svg:height="0.274cm" svg:x="21.407cm" svg:y="7.156cm" svg:viewBox="0 0 274 275" svg:d="M137 275c36 0 71-15 97-40 25-26 40-61 40-97s-15-72-40-98c-26-25-61-40-97-40s-71 15-96 40c-27 26-41 62-41 98s14 71 41 97c25 25 60 40 96 40z">
          <text:p/>
        </draw:path>
        <draw:path draw:style-name="gr39" draw:text-style-name="P21" draw:layer="layout" svg:width="0.273cm" svg:height="0.274cm" svg:x="20.341cm" svg:y="7.178cm" svg:viewBox="0 0 274 275" svg:d="M137 275c36 0 71-15 96-40 26-26 41-61 41-97s-15-71-41-98c-25-25-60-40-96-40-37 0-71 15-97 40-26 27-40 62-40 98s14 71 40 97c26 25 60 40 97 40z">
          <text:p/>
        </draw:path>
        <draw:path draw:style-name="gr39" draw:text-style-name="P21" draw:layer="layout" svg:width="0.273cm" svg:height="0.274cm" svg:x="20.756cm" svg:y="7.233cm" svg:viewBox="0 0 274 275" svg:d="M138 275c36 0 71-15 96-40 26-26 40-61 40-97s-14-71-40-97c-25-25-60-41-96-41-38 0-72 16-98 41-26 26-40 61-40 97s14 71 40 97c26 25 60 40 98 40z">
          <text:p/>
        </draw:path>
        <draw:path draw:style-name="gr39" draw:text-style-name="P21" draw:layer="layout" svg:width="0.274cm" svg:height="0.273cm" svg:x="21.179cm" svg:y="7.079cm" svg:viewBox="0 0 275 274" svg:d="M137 274c36 0 71-14 97-40 26-25 41-60 41-97s-15-71-41-97-61-40-97-40-71 14-97 40c-25 26-40 60-40 97s15 72 40 97c26 26 61 40 97 40z">
          <text:p/>
        </draw:path>
        <draw:path draw:style-name="gr39" draw:text-style-name="P21" draw:layer="layout" svg:width="0.273cm" svg:height="0.274cm" svg:x="20.046cm" svg:y="7.169cm" svg:viewBox="0 0 274 275" svg:d="M137 275c37 0 71-15 97-40 26-26 40-61 40-97s-14-71-40-98c-26-25-60-40-97-40-36 0-71 15-96 40-27 27-41 62-41 98s14 71 41 97c25 25 60 40 96 40z">
          <text:p/>
        </draw:path>
        <draw:path draw:style-name="gr39" draw:text-style-name="P21" draw:layer="layout" svg:width="0.274cm" svg:height="0.273cm" svg:x="21.28cm" svg:y="7.165cm" svg:viewBox="0 0 275 274" svg:d="M137 274c37 0 72-14 98-40 25-26 40-60 40-97 0-36-15-71-40-97-26-26-61-40-98-40-36 0-71 14-97 40-25 26-40 61-40 97 0 37 15 71 40 97 26 26 61 40 97 40z">
          <text:p/>
        </draw:path>
        <draw:path draw:style-name="gr39" draw:text-style-name="P21" draw:layer="layout" svg:width="0.273cm" svg:height="0.273cm" svg:x="21.107cm" svg:y="7.125cm" svg:viewBox="0 0 274 274" svg:d="M137 274c37 0 71-15 97-40 26-26 40-61 40-97 0-37-14-72-40-97-26-26-60-40-97-40-36 0-71 14-97 40-26 25-40 60-40 97 0 36 14 71 40 97 26 25 61 40 97 40z">
          <text:p/>
        </draw:path>
        <draw:path draw:style-name="gr39" draw:text-style-name="P21" draw:layer="layout" svg:width="0.273cm" svg:height="0.273cm" svg:x="21.162cm" svg:y="7.171cm" svg:viewBox="0 0 274 274" svg:d="M137 274c36 0 70-14 96-40s41-60 41-97c0-36-15-71-41-97s-60-40-96-40c-37 0-71 14-97 40s-40 61-40 97c0 37 14 71 40 97s60 40 97 40z">
          <text:p/>
        </draw:path>
        <draw:path draw:style-name="gr39" draw:text-style-name="P21" draw:layer="layout" svg:width="0.273cm" svg:height="0.273cm" svg:x="21.018cm" svg:y="7.243cm" svg:viewBox="0 0 274 274" svg:d="M137 274c37 0 72-15 97-41 26-25 40-60 40-96 0-37-14-71-40-97-25-26-60-40-97-40-36 0-71 14-97 40-25 26-40 60-40 97 0 36 15 71 40 96 26 26 61 41 97 41z">
          <text:p/>
        </draw:path>
        <draw:path draw:style-name="gr39" draw:text-style-name="P21" draw:layer="layout" svg:width="0.273cm" svg:height="0.273cm" svg:x="20.862cm" svg:y="7.224cm" svg:viewBox="0 0 274 274" svg:d="M137 274c37 0 71-15 97-40 26-26 40-61 40-97s-14-71-40-96c-26-26-60-41-97-41-36 0-71 15-96 41-27 25-41 60-41 96s14 71 41 97c25 25 60 40 96 40z">
          <text:p/>
        </draw:path>
        <draw:path draw:style-name="gr39" draw:text-style-name="P21" draw:layer="layout" svg:width="0.273cm" svg:height="0.273cm" svg:x="20.639cm" svg:y="7.189cm" svg:viewBox="0 0 274 274" svg:d="M136 274c37 0 71-15 97-40 27-26 41-61 41-97s-14-71-41-97c-26-26-60-40-97-40-36 0-71 14-96 40-26 26-40 61-40 97s14 71 40 97c25 25 60 40 96 40z">
          <text:p/>
        </draw:path>
        <draw:path draw:style-name="gr39" draw:text-style-name="P21" draw:layer="layout" svg:width="0.273cm" svg:height="0.273cm" svg:x="18.246cm" svg:y="5.791cm" svg:viewBox="0 0 274 274" svg:d="M137 274c36 0 72-15 97-40 26-26 40-61 40-97s-14-72-40-97c-25-26-61-40-97-40-37 0-71 14-97 40-26 25-40 61-40 97s14 71 40 97c26 25 60 40 97 40z">
          <text:p/>
        </draw:path>
        <draw:path draw:style-name="gr39" draw:text-style-name="P21" draw:layer="layout" svg:width="0.274cm" svg:height="0.273cm" svg:x="21.041cm" svg:y="7.104cm" svg:viewBox="0 0 275 274" svg:d="M138 274c36 0 71-14 97-40 25-26 40-60 40-97s-15-72-40-97c-26-26-61-40-97-40-37 0-72 14-98 40-25 25-40 60-40 97s15 71 40 97c26 26 61 40 98 40z">
          <text:p/>
        </draw:path>
        <draw:path draw:style-name="gr39" draw:text-style-name="P21" draw:layer="layout" svg:width="0.274cm" svg:height="0.274cm" svg:x="20.727cm" svg:y="7.282cm" svg:viewBox="0 0 275 275" svg:d="M137 275c37 0 72-15 98-40 25-27 40-62 40-98s-15-71-40-97c-26-25-61-40-98-40-36 0-71 15-97 40-25 26-40 61-40 97s15 71 40 98c26 25 61 40 97 40z">
          <text:p/>
        </draw:path>
        <draw:path draw:style-name="gr39" draw:text-style-name="P21" draw:layer="layout" svg:width="0.273cm" svg:height="0.273cm" svg:x="20.836cm" svg:y="7.192cm" svg:viewBox="0 0 274 274" svg:d="M138 274c36 0 71-15 96-40 26-26 40-61 40-97s-14-71-40-97c-25-26-60-40-96-40-37 0-71 14-98 40-26 26-40 61-40 97s14 71 40 97c27 25 61 40 98 40z">
          <text:p/>
        </draw:path>
        <draw:path draw:style-name="gr39" draw:text-style-name="P21" draw:layer="layout" svg:width="0.273cm" svg:height="0.273cm" svg:x="20.6cm" svg:y="7.185cm" svg:viewBox="0 0 274 274" svg:d="M138 274c36 0 71-14 96-40 26-26 40-60 40-97 0-36-14-71-40-97-25-26-60-40-96-40-37 0-71 14-97 40s-41 61-41 97c0 37 15 71 41 97s60 40 97 40z">
          <text:p/>
        </draw:path>
        <draw:path draw:style-name="gr39" draw:text-style-name="P21" draw:layer="layout" svg:width="0.274cm" svg:height="0.273cm" svg:x="21.374cm" svg:y="6.56cm" svg:viewBox="0 0 275 274" svg:d="M138 274c36 0 71-15 97-40 25-26 40-61 40-97 0-37-15-72-40-97-26-26-61-40-97-40s-71 14-98 40c-25 25-40 60-40 97 0 36 15 71 40 97 27 25 62 40 98 40z">
          <text:p/>
        </draw:path>
        <draw:path draw:style-name="gr39" draw:text-style-name="P21" draw:layer="layout" svg:width="0.273cm" svg:height="0.274cm" svg:x="20.918cm" svg:y="7.174cm" svg:viewBox="0 0 274 275" svg:d="M136 275c37 0 71-15 97-40 27-26 41-61 41-97s-14-71-41-98c-26-25-60-40-97-40-36 0-71 15-96 40-26 27-40 62-40 98s14 71 40 97c25 25 60 40 96 40z">
          <text:p/>
        </draw:path>
        <draw:path draw:style-name="gr40" draw:text-style-name="P22" draw:layer="layout" svg:width="0.273cm" svg:height="0.273cm" svg:x="22.265cm" svg:y="7.092cm" svg:viewBox="0 0 274 274" svg:d="M137 274c36 0 71-14 96-40 27-26 41-60 41-98 0-36-14-71-41-96-25-26-60-40-96-40s-71 14-97 40c-25 25-40 60-40 96 0 38 15 72 40 98 26 26 61 40 97 40z">
          <text:p/>
        </draw:path>
        <draw:path draw:style-name="gr39" draw:text-style-name="P21" draw:layer="layout" svg:width="0.274cm" svg:height="0.273cm" svg:x="20.498cm" svg:y="7.097cm" svg:viewBox="0 0 275 274" svg:d="M138 274c36 0 71-14 97-40 25-26 40-60 40-97s-15-71-40-97c-26-26-61-40-97-40-37 0-72 14-98 40-25 26-40 60-40 97s15 71 40 97c26 26 61 40 98 40z">
          <text:p/>
        </draw:path>
        <draw:path draw:style-name="gr39" draw:text-style-name="P21" draw:layer="layout" svg:width="0.273cm" svg:height="0.274cm" svg:x="20.309cm" svg:y="7.211cm" svg:viewBox="0 0 274 275" svg:d="M137 275c36 0 71-15 97-40 25-26 40-61 40-97s-15-71-40-97c-26-26-61-41-97-41s-71 15-96 41c-27 26-41 61-41 97s14 71 41 97c25 25 60 40 96 40z">
          <text:p/>
        </draw:path>
        <draw:path draw:style-name="gr40" draw:text-style-name="P22" draw:layer="layout" svg:width="0.273cm" svg:height="0.273cm" svg:x="22.524cm" svg:y="6.969cm" svg:viewBox="0 0 274 274" svg:d="M136 274c36 0 71-15 97-41 25-25 41-60 41-96s-16-71-41-97c-26-25-61-40-97-40s-71 15-96 40c-26 26-40 61-40 97s14 71 40 96c25 26 60 41 96 41z">
          <text:p/>
        </draw:path>
        <draw:path draw:style-name="gr39" draw:text-style-name="P21" draw:layer="layout" svg:width="0.273cm" svg:height="0.273cm" svg:x="21.187cm" svg:y="7.299cm" svg:viewBox="0 0 274 274" svg:d="M136 274c37 0 71-14 97-40 27-27 41-61 41-98 0-36-14-71-41-96-26-26-60-40-97-40-36 0-71 14-96 40-26 25-40 60-40 96 0 37 14 71 40 98 25 26 60 40 96 40z">
          <text:p/>
        </draw:path>
        <draw:path draw:style-name="gr40" draw:text-style-name="P22" draw:layer="layout" svg:width="0.273cm" svg:height="0.273cm" svg:x="22.496cm" svg:y="6.983cm" svg:viewBox="0 0 274 274" svg:d="M137 274c36 0 71-14 97-41 25-26 40-60 40-97 0-36-15-71-40-96-26-26-61-40-97-40s-71 14-96 40c-27 25-41 60-41 96 0 37 14 71 41 97 25 27 60 41 96 41z">
          <text:p/>
        </draw:path>
        <draw:path draw:style-name="gr39" draw:text-style-name="P21" draw:layer="layout" svg:width="0.273cm" svg:height="0.273cm" svg:x="21.332cm" svg:y="7.284cm" svg:viewBox="0 0 274 274" svg:d="M138 274c36 0 71-14 96-40 26-26 40-61 40-97 0-37-14-71-40-97-25-26-60-40-96-40s-72 14-98 40c-25 26-40 60-40 97 0 36 15 71 40 97 26 26 62 40 98 40z">
          <text:p/>
        </draw:path>
        <draw:path draw:style-name="gr39" draw:text-style-name="P21" draw:layer="layout" svg:width="0.273cm" svg:height="0.273cm" svg:x="19.925cm" svg:y="7.166cm" svg:viewBox="0 0 274 274" svg:d="M137 274c37 0 72-14 97-40 26-26 40-60 40-96 0-37-14-72-40-98-25-26-60-40-97-40s-71 14-97 40-40 61-40 98c0 36 14 70 40 96s60 40 97 40z">
          <text:p/>
        </draw:path>
        <draw:path draw:style-name="gr39" draw:text-style-name="P21" draw:layer="layout" svg:width="0.273cm" svg:height="0.273cm" svg:x="19.902cm" svg:y="7.036cm" svg:viewBox="0 0 274 274" svg:d="M136 274c37 0 72-14 98-40 25-26 40-61 40-98 0-36-15-70-40-96-26-26-61-40-98-40-36 0-71 14-96 40-26 26-40 60-40 96 0 37 14 72 40 98 25 26 60 40 96 40z">
          <text:p/>
        </draw:path>
        <draw:path draw:style-name="gr39" draw:text-style-name="P21" draw:layer="layout" svg:width="0.273cm" svg:height="0.274cm" svg:x="19.919cm" svg:y="7.05cm" svg:viewBox="0 0 274 275" svg:d="M137 275c37 0 72-15 97-40 26-26 40-62 40-98s-14-71-40-97c-25-25-60-40-97-40s-71 15-97 40c-26 26-40 61-40 97s14 72 40 98c26 25 60 40 97 40z">
          <text:p/>
        </draw:path>
        <draw:path draw:style-name="gr39" draw:text-style-name="P21" draw:layer="layout" svg:width="0.273cm" svg:height="0.273cm" svg:x="20.959cm" svg:y="6.934cm" svg:viewBox="0 0 274 274" svg:d="M136 274c37 0 72-14 98-40s40-60 40-97c0-36-14-71-40-96-26-27-61-41-98-41-36 0-71 14-96 41-26 25-40 60-40 96 0 37 14 71 40 97 25 26 60 40 96 40z">
          <text:p/>
        </draw:path>
        <draw:path draw:style-name="gr39" draw:text-style-name="P21" draw:layer="layout" svg:width="0.274cm" svg:height="0.273cm" svg:x="19.713cm" svg:y="7.219cm" svg:viewBox="0 0 275 274" svg:d="M138 274c36 0 71-14 97-40 25-26 40-60 40-97 0-36-15-71-40-96-26-27-61-41-97-41s-72 14-98 41c-25 25-40 60-40 96 0 37 15 71 40 97 26 26 62 40 98 40z">
          <text:p/>
        </draw:path>
        <draw:path draw:style-name="gr39" draw:text-style-name="P21" draw:layer="layout" svg:width="0.273cm" svg:height="0.273cm" svg:x="20.09cm" svg:y="7.166cm" svg:viewBox="0 0 274 274" svg:d="M136 274c37 0 71-14 97-40 27-26 41-60 41-97 0-36-14-72-41-97-26-26-60-40-97-40-36 0-71 14-96 40-26 25-40 61-40 97 0 37 14 71 40 97 25 26 60 40 96 40z">
          <text:p/>
        </draw:path>
        <draw:path draw:style-name="gr40" draw:text-style-name="P22" draw:layer="layout" svg:width="0.274cm" svg:height="0.274cm" svg:x="22.621cm" svg:y="6.947cm" svg:viewBox="0 0 275 275" svg:d="M137 275c36 0 72-15 98-40 25-26 40-61 40-97s-15-71-40-97c-26-25-62-41-98-41s-71 16-97 41c-25 26-40 61-40 97s15 71 40 97c26 25 61 40 97 40z">
          <text:p/>
        </draw:path>
        <draw:path draw:style-name="gr40" draw:text-style-name="P22" draw:layer="layout" svg:width="0.274cm" svg:height="0.273cm" svg:x="22.537cm" svg:y="6.991cm" svg:viewBox="0 0 275 274" svg:d="M137 274c36 0 71-14 97-41 26-25 41-60 41-96 0-37-15-71-41-97s-61-40-97-40-71 14-96 40c-26 26-41 60-41 97 0 36 15 71 41 96 25 27 60 41 96 41z">
          <text:p/>
        </draw:path>
        <draw:path draw:style-name="gr39" draw:text-style-name="P21" draw:layer="layout" svg:width="0.273cm" svg:height="0.273cm" svg:x="20.512cm" svg:y="7.167cm" svg:viewBox="0 0 274 274" svg:d="M137 274c37 0 71-14 97-40s40-60 40-97c0-36-14-72-40-97-26-26-60-40-97-40-36 0-72 14-97 40-26 25-40 61-40 97 0 37 14 71 40 97 25 26 61 40 97 40z">
          <text:p/>
        </draw:path>
        <draw:path draw:style-name="gr39" draw:text-style-name="P21" draw:layer="layout" svg:width="0.273cm" svg:height="0.273cm" svg:x="20.538cm" svg:y="7.248cm" svg:viewBox="0 0 274 274" svg:d="M138 274c36 0 71-15 96-41 26-25 40-60 40-96 0-37-14-71-40-97-25-26-60-40-96-40-37 0-72 14-98 40s-40 60-40 97c0 36 14 71 40 96 26 26 61 41 98 41z">
          <text:p/>
        </draw:path>
        <draw:path draw:style-name="gr39" draw:text-style-name="P21" draw:layer="layout" svg:width="0.274cm" svg:height="0.273cm" svg:x="20.749cm" svg:y="7.249cm" svg:viewBox="0 0 275 274" svg:d="M138 274c36 0 71-14 97-41 25-26 40-60 40-97 0-36-15-71-40-96-26-26-61-40-97-40-37 0-72 14-97 40-26 25-41 60-41 96 0 37 15 71 41 97 25 27 60 41 97 41z">
          <text:p/>
        </draw:path>
        <draw:path draw:style-name="gr39" draw:text-style-name="P21" draw:layer="layout" svg:width="0.273cm" svg:height="0.274cm" svg:x="20.825cm" svg:y="7.176cm" svg:viewBox="0 0 274 275" svg:d="M137 275c37 0 71-15 97-40 26-26 40-61 40-97s-14-71-40-98c-26-25-60-40-97-40-36 0-71 15-97 40-26 27-40 62-40 98s14 71 40 97c26 25 61 40 97 40z">
          <text:p/>
        </draw:path>
        <draw:path draw:style-name="gr39" draw:text-style-name="P21" draw:layer="layout" svg:width="0.273cm" svg:height="0.274cm" svg:x="20.573cm" svg:y="7.304cm" svg:viewBox="0 0 274 275" svg:d="M137 275c37 0 71-15 97-40 26-26 40-62 40-98s-14-71-40-97c-26-25-60-40-97-40-36 0-71 15-96 40-27 26-41 61-41 97s14 72 41 98c25 25 60 40 96 40z">
          <text:p/>
        </draw:path>
        <draw:path draw:style-name="gr39" draw:text-style-name="P21" draw:layer="layout" svg:width="0.273cm" svg:height="0.273cm" svg:x="20.827cm" svg:y="7.257cm" svg:viewBox="0 0 274 274" svg:d="M137 274c37 0 71-14 97-41 26-26 40-60 40-97 0-36-14-71-40-96-26-26-60-40-97-40-36 0-71 14-97 40-26 25-40 60-40 96 0 37 14 71 40 97 26 27 61 41 97 41z">
          <text:p/>
        </draw:path>
        <draw:path draw:style-name="gr39" draw:text-style-name="P21" draw:layer="layout" svg:width="0.273cm" svg:height="0.273cm" svg:x="20.179cm" svg:y="7.206cm" svg:viewBox="0 0 274 274" svg:d="M136 274c38 0 72-15 98-40 26-26 40-61 40-97s-14-71-40-96c-26-27-60-41-98-41-36 0-71 14-96 41-26 25-40 60-40 96s14 71 40 97c25 25 60 40 96 40z">
          <text:p/>
        </draw:path>
        <draw:path draw:style-name="gr39" draw:text-style-name="P21" draw:layer="layout" svg:width="0.273cm" svg:height="0.273cm" svg:x="20.561cm" svg:y="7.183cm" svg:viewBox="0 0 274 274" svg:d="M138 274c36 0 71-15 96-40 26-26 40-61 40-97s-14-71-40-97c-25-26-60-40-96-40s-71 14-98 40c-25 26-40 61-40 97s15 71 40 97c27 25 62 40 98 40z">
          <text:p/>
        </draw:path>
        <draw:path draw:style-name="gr40" draw:text-style-name="P22" draw:layer="layout" svg:width="0.273cm" svg:height="0.273cm" svg:x="21.986cm" svg:y="6.945cm" svg:viewBox="0 0 274 274" svg:d="M136 274c37 0 71-14 97-40 26-25 41-60 41-96 0-37-15-71-41-97-26-27-60-41-97-41-36 0-71 14-96 41-26 26-40 60-40 97 0 36 14 71 40 96 25 26 60 40 96 40z">
          <text:p/>
        </draw:path>
        <draw:path draw:style-name="gr39" draw:text-style-name="P21" draw:layer="layout" svg:width="0.273cm" svg:height="0.273cm" svg:x="20.35cm" svg:y="7.236cm" svg:viewBox="0 0 274 274" svg:d="M136 274c37 0 71-15 97-41 26-25 41-60 41-96 0-37-15-71-41-97s-60-40-97-40c-36 0-71 14-96 40-26 26-40 60-40 97 0 36 14 71 40 96 25 26 60 41 96 41z">
          <text:p/>
        </draw:path>
        <draw:path draw:style-name="gr39" draw:text-style-name="P21" draw:layer="layout" svg:width="0.273cm" svg:height="0.273cm" svg:x="20.39cm" svg:y="7.215cm" svg:viewBox="0 0 274 274" svg:d="M136 274c37 0 71-15 98-40 26-26 40-61 40-97s-14-71-40-96c-27-27-61-41-98-41-36 0-71 14-96 41-26 25-40 60-40 96s14 71 40 97c25 25 60 40 96 40z">
          <text:p/>
        </draw:path>
        <draw:path draw:style-name="gr39" draw:text-style-name="P21" draw:layer="layout" svg:width="0.273cm" svg:height="0.274cm" svg:x="20.027cm" svg:y="7.144cm" svg:viewBox="0 0 274 275" svg:d="M137 275c37 0 71-15 97-41 26-25 40-60 40-96s-14-72-40-98c-26-25-60-40-97-40-36 0-71 15-96 40-27 26-41 62-41 98s14 71 41 96c25 26 60 41 96 41z">
          <text:p/>
        </draw:path>
        <draw:path draw:style-name="gr39" draw:text-style-name="P21" draw:layer="layout" svg:width="0.274cm" svg:height="0.273cm" svg:x="21.038cm" svg:y="7.227cm" svg:viewBox="0 0 275 274" svg:d="M138 274c36 0 71-14 97-40 25-25 40-60 40-96 0-37-15-71-40-97-26-26-61-41-97-41-37 0-72 15-98 41-25 26-40 60-40 97 0 36 15 71 40 96 26 26 61 40 98 40z">
          <text:p/>
        </draw:path>
        <draw:path draw:style-name="gr39" draw:text-style-name="P21" draw:layer="layout" svg:width="0.273cm" svg:height="0.274cm" svg:x="21.075cm" svg:y="7.278cm" svg:viewBox="0 0 274 275" svg:d="M138 275c36 0 71-15 96-40 26-27 40-62 40-98s-14-71-40-97c-25-25-60-40-96-40-37 0-72 15-98 40-26 26-40 61-40 97s14 71 40 98c26 25 61 40 98 40z">
          <text:p/>
        </draw:path>
        <draw:path draw:style-name="gr39" draw:text-style-name="P21" draw:layer="layout" svg:width="0.273cm" svg:height="0.274cm" svg:x="21.03cm" svg:y="7.251cm" svg:viewBox="0 0 274 275" svg:d="M137 275c37 0 71-15 97-41s40-61 40-97-14-71-40-96c-26-26-60-41-97-41s-71 15-97 41c-26 25-40 60-40 96s14 71 40 97 60 41 97 41z">
          <text:p/>
        </draw:path>
        <draw:path draw:style-name="gr39" draw:text-style-name="P21" draw:layer="layout" svg:width="0.273cm" svg:height="0.273cm" svg:x="21.162cm" svg:y="7.173cm" svg:viewBox="0 0 274 274" svg:d="M136 274c37 0 71-14 97-40 26-25 41-60 41-96 0-37-15-71-41-98-26-26-60-40-97-40-36 0-71 14-96 40-26 27-40 61-40 98 0 36 14 71 40 96 25 26 60 40 96 40z">
          <text:p/>
        </draw:path>
        <draw:path draw:style-name="gr39" draw:text-style-name="P21" draw:layer="layout" svg:width="0.273cm" svg:height="0.273cm" svg:x="20.423cm" svg:y="7.245cm" svg:viewBox="0 0 274 274" svg:d="M137 274c36 0 72-15 97-41 26-25 40-60 40-96s-14-71-40-97c-25-25-61-40-97-40s-71 15-97 40c-25 26-40 61-40 97s15 71 40 96c26 26 61 41 97 41z">
          <text:p/>
        </draw:path>
        <draw:path draw:style-name="gr39" draw:text-style-name="P21" draw:layer="layout" svg:width="0.274cm" svg:height="0.273cm" svg:x="20.774cm" svg:y="6.972cm" svg:viewBox="0 0 275 274" svg:d="M138 274c36 0 71-15 97-41 25-25 40-60 40-96s-15-71-40-97c-26-25-61-40-97-40-37 0-72 15-98 40-25 26-40 61-40 97s15 71 40 96c26 26 61 41 98 41z">
          <text:p/>
        </draw:path>
        <draw:path draw:style-name="gr39" draw:text-style-name="P21" draw:layer="layout" svg:width="0.273cm" svg:height="0.273cm" svg:x="21.088cm" svg:y="7.294cm" svg:viewBox="0 0 274 274" svg:d="M137 274c36 0 71-14 97-40 25-26 40-61 40-97 0-37-15-71-40-97-26-26-61-40-97-40s-72 14-97 40c-26 26-40 60-40 97 0 36 14 71 40 97 25 26 61 40 97 40z">
          <text:p/>
        </draw:path>
        <draw:path draw:style-name="gr39" draw:text-style-name="P21" draw:layer="layout" svg:width="0.273cm" svg:height="0.274cm" svg:x="20.907cm" svg:y="7.2cm" svg:viewBox="0 0 274 275" svg:d="M137 275c36 0 71-15 96-41 27-25 41-60 41-96s-14-71-41-97c-25-26-60-41-96-41s-71 15-97 41c-25 26-40 61-40 97s15 71 40 96c26 26 61 41 97 41z">
          <text:p/>
        </draw:path>
        <draw:path draw:style-name="gr39" draw:text-style-name="P21" draw:layer="layout" svg:width="0.274cm" svg:height="0.273cm" svg:x="20.968cm" svg:y="7.292cm" svg:viewBox="0 0 275 274" svg:d="M137 274c36 0 72-14 98-40 25-26 40-61 40-97s-15-71-40-97c-26-25-62-40-98-40s-71 15-97 40c-25 26-40 61-40 97s15 71 40 97c26 26 61 40 97 40z">
          <text:p/>
        </draw:path>
        <draw:path draw:style-name="gr39" draw:text-style-name="P21" draw:layer="layout" svg:width="0.273cm" svg:height="0.273cm" svg:x="20.379cm" svg:y="7.243cm" svg:viewBox="0 0 274 274" svg:d="M136 274c37 0 71-15 98-41 26-26 40-60 40-97 0-36-14-71-40-96-27-26-61-40-98-40-36 0-71 14-96 40-26 25-40 60-40 96 0 37 14 71 40 97 25 26 60 41 96 41z">
          <text:p/>
        </draw:path>
        <draw:path draw:style-name="gr39" draw:text-style-name="P21" draw:layer="layout" svg:width="0.274cm" svg:height="0.273cm" svg:x="20.957cm" svg:y="7.283cm" svg:viewBox="0 0 275 274" svg:d="M137 274c36 0 72-14 98-40 25-27 40-61 40-98 0-36-15-71-40-96-26-26-62-40-98-40s-71 14-97 40c-25 25-40 60-40 96 0 37 15 71 40 98 26 26 61 40 97 40z">
          <text:p/>
        </draw:path>
        <draw:path draw:style-name="gr39" draw:text-style-name="P21" draw:layer="layout" svg:width="0.273cm" svg:height="0.273cm" svg:x="20.809cm" svg:y="7.259cm" svg:viewBox="0 0 274 274" svg:d="M137 274c37 0 71-14 97-41 26-25 40-60 40-96s-14-71-40-97c-26-25-60-40-97-40-36 0-72 15-97 40-26 26-40 61-40 97s14 71 40 96c25 27 61 41 97 41z">
          <text:p/>
        </draw:path>
        <draw:path draw:style-name="gr39" draw:text-style-name="P21" draw:layer="layout" svg:width="0.273cm" svg:height="0.273cm" svg:x="21.047cm" svg:y="7.297cm" svg:viewBox="0 0 274 274" svg:d="M138 274c36 0 71-14 96-40 26-26 40-61 40-97 0-37-14-71-40-97-25-26-60-40-96-40-38 0-72 14-98 40s-40 60-40 97c0 36 14 71 40 97s60 40 98 40z">
          <text:p/>
        </draw:path>
        <draw:path draw:style-name="gr40" draw:text-style-name="P22" draw:layer="layout" svg:width="0.273cm" svg:height="0.273cm" svg:x="22.33cm" svg:y="7.135cm" svg:viewBox="0 0 274 274" svg:d="M137 274c36 0 72-14 97-40 26-25 40-60 40-96 0-37-14-72-40-98-25-26-61-40-97-40s-71 14-97 40c-25 26-40 61-40 98 0 36 15 71 40 96 26 26 61 40 97 40z">
          <text:p/>
        </draw:path>
        <draw:path draw:style-name="gr40" draw:text-style-name="P22" draw:layer="layout" svg:width="0.273cm" svg:height="0.273cm" svg:x="21.809cm" svg:y="7.145cm" svg:viewBox="0 0 274 274" svg:d="M136 274c38 0 72-14 98-40 26-25 40-60 40-96 0-37-14-72-40-98s-60-40-98-40c-36 0-71 14-96 40-26 26-40 61-40 98 0 36 14 71 40 96 25 26 60 40 96 40z">
          <text:p/>
        </draw:path>
        <draw:path draw:style-name="gr39" draw:text-style-name="P21" draw:layer="layout" svg:width="0.273cm" svg:height="0.273cm" svg:x="20.212cm" svg:y="7.189cm" svg:viewBox="0 0 274 274" svg:d="M137 274c37 0 71-15 97-40 26-26 40-61 40-97s-14-71-40-97-60-40-97-40-72 14-97 40c-26 26-40 61-40 97s14 71 40 97c25 25 60 40 97 40z">
          <text:p/>
        </draw:path>
        <draw:path draw:style-name="gr40" draw:text-style-name="P22" draw:layer="layout" svg:width="0.274cm" svg:height="0.273cm" svg:x="22.372cm" svg:y="7.134cm" svg:viewBox="0 0 275 274" svg:d="M137 274c37 0 72-14 98-40 25-25 40-60 40-96s-15-72-40-98c-26-25-61-40-98-40-36 0-71 15-97 40-25 26-40 62-40 98s15 71 40 96c26 26 61 40 97 40z">
          <text:p/>
        </draw:path>
        <draw:path draw:style-name="gr39" draw:text-style-name="P21" draw:layer="layout" svg:width="0.274cm" svg:height="0.273cm" svg:x="21.148cm" svg:y="7.317cm" svg:viewBox="0 0 275 274" svg:d="M138 274c36 0 71-15 97-40 25-26 40-62 40-98s-15-71-40-96c-26-26-61-40-97-40s-71 14-97 40c-25 25-41 60-41 96s16 72 41 98c26 25 61 40 97 40z">
          <text:p/>
        </draw:path>
        <draw:path draw:style-name="gr39" draw:text-style-name="P21" draw:layer="layout" svg:width="0.273cm" svg:height="0.273cm" svg:x="20.087cm" svg:y="7.128cm" svg:viewBox="0 0 274 274" svg:d="M137 274c36 0 71-14 96-40 27-25 41-60 41-96 0-38-14-72-41-98-25-26-60-40-96-40s-71 14-97 40c-25 26-40 60-40 98 0 36 15 71 40 96 26 26 61 40 97 40z">
          <text:p/>
        </draw:path>
        <draw:path draw:style-name="gr39" draw:text-style-name="P21" draw:layer="layout" svg:width="0.274cm" svg:height="0.273cm" svg:x="21.182cm" svg:y="7.195cm" svg:viewBox="0 0 275 274" svg:d="M137 274c36 0 71-15 97-40 26-26 41-61 41-97s-15-71-41-96c-26-27-61-41-97-41s-71 14-96 41c-26 25-41 60-41 96s15 71 41 97c25 25 60 40 96 40z">
          <text:p/>
        </draw:path>
        <draw:path draw:style-name="gr39" draw:text-style-name="P21" draw:layer="layout" svg:width="0.273cm" svg:height="0.274cm" svg:x="20.898cm" svg:y="7.22cm" svg:viewBox="0 0 274 275" svg:d="M136 275c36 0 71-15 97-40 25-26 41-61 41-97s-16-71-41-97c-26-25-61-41-97-41s-71 16-96 41c-26 26-40 61-40 97s14 71 40 97c25 25 60 40 96 40z">
          <text:p/>
        </draw:path>
        <draw:path draw:style-name="gr39" draw:text-style-name="P21" draw:layer="layout" svg:width="0.273cm" svg:height="0.273cm" svg:x="20.716cm" svg:y="7.274cm" svg:viewBox="0 0 274 274" svg:d="M137 274c37 0 71-14 97-41 26-26 40-60 40-97 0-36-14-71-40-96-26-26-60-40-97-40s-71 14-97 40c-26 25-40 60-40 96 0 37 14 71 40 97 26 27 60 41 97 41z">
          <text:p/>
        </draw:path>
        <draw:path draw:style-name="gr39" draw:text-style-name="P21" draw:layer="layout" svg:width="0.273cm" svg:height="0.273cm" svg:x="21.28cm" svg:y="7.15cm" svg:viewBox="0 0 274 274" svg:d="M137 274c37 0 72-14 97-40 26-25 40-60 40-96 0-37-14-72-40-98-25-26-60-40-97-40s-71 14-97 40-40 61-40 98c0 36 14 71 40 96 26 26 60 40 97 40z">
          <text:p/>
        </draw:path>
        <draw:path draw:style-name="gr39" draw:text-style-name="P21" draw:layer="layout" svg:width="0.273cm" svg:height="0.274cm" svg:x="20.624cm" svg:y="7.216cm" svg:viewBox="0 0 274 275" svg:d="M136 275c37 0 71-15 97-40 26-26 41-61 41-97s-15-71-41-97-60-41-97-41c-36 0-71 15-96 41-26 26-40 61-40 97s14 71 40 97c25 25 60 40 96 40z">
          <text:p/>
        </draw:path>
        <draw:path draw:style-name="gr39" draw:text-style-name="P21" draw:layer="layout" svg:width="0.274cm" svg:height="0.273cm" svg:x="19.828cm" svg:y="7.198cm" svg:viewBox="0 0 275 274" svg:d="M137 274c36 0 71-14 97-40s41-60 41-97c0-36-15-71-41-96-26-27-61-41-97-41s-71 14-97 41c-25 25-40 60-40 96 0 37 15 71 40 97 26 26 61 40 97 40z">
          <text:p/>
        </draw:path>
        <draw:path draw:style-name="gr39" draw:text-style-name="P21" draw:layer="layout" svg:width="0.273cm" svg:height="0.274cm" svg:x="20.918cm" svg:y="7.107cm" svg:viewBox="0 0 274 275" svg:d="M136 275c37 0 71-15 97-41 27-25 41-60 41-96 0-37-14-72-41-98-26-25-60-40-97-40-36 0-71 15-96 40-26 26-40 61-40 98 0 36 14 71 40 96 25 26 60 41 96 41z">
          <text:p/>
        </draw:path>
        <draw:path draw:style-name="gr40" draw:text-style-name="P22" draw:layer="layout" svg:width="0.273cm" svg:height="0.273cm" svg:x="22.673cm" svg:y="7.077cm" svg:viewBox="0 0 274 274" svg:d="M137 274c36 0 71-15 97-40 25-26 40-61 40-98 0-36-15-71-40-96-26-26-61-40-97-40-37 0-72 14-97 40-26 25-40 60-40 96 0 37 14 72 40 98 25 25 60 40 97 40z">
          <text:p/>
        </draw:path>
        <draw:path draw:style-name="gr39" draw:text-style-name="P21" draw:layer="layout" svg:width="0.274cm" svg:height="0.274cm" svg:x="20.927cm" svg:y="7.302cm" svg:viewBox="0 0 275 275" svg:d="M137 275c36 0 71-15 98-40 25-26 40-62 40-98s-15-71-40-97c-27-25-62-40-98-40s-71 15-97 40c-25 26-40 61-40 97s15 72 40 98c26 25 61 40 97 40z">
          <text:p/>
        </draw:path>
        <draw:path draw:style-name="gr39" draw:text-style-name="P21" draw:layer="layout" svg:width="0.273cm" svg:height="0.273cm" svg:x="20.722cm" svg:y="7.286cm" svg:viewBox="0 0 274 274" svg:d="M136 274c38 0 72-14 98-40s40-61 40-97-14-71-40-97c-26-25-60-40-98-40-36 0-71 15-96 40-26 26-40 61-40 97s14 71 40 97c25 26 60 40 96 40z">
          <text:p/>
        </draw:path>
        <draw:path draw:style-name="gr39" draw:text-style-name="P21" draw:layer="layout" svg:width="0.273cm" svg:height="0.273cm" svg:x="20.663cm" svg:y="7.271cm" svg:viewBox="0 0 274 274" svg:d="M136 274c37 0 71-14 98-41 26-25 40-60 40-96 0-37-14-71-40-97-27-26-61-40-98-40-36 0-71 14-96 40-26 26-40 60-40 97 0 36 14 71 40 96 25 27 60 41 96 41z">
          <text:p/>
        </draw:path>
        <draw:path draw:style-name="gr39" draw:text-style-name="P21" draw:layer="layout" svg:width="0.273cm" svg:height="0.274cm" svg:x="20.605cm" svg:y="7.269cm" svg:viewBox="0 0 274 275" svg:d="M138 275c36 0 71-15 96-41 26-26 40-61 40-97s-14-71-40-97c-25-25-60-40-96-40s-71 15-97 40c-25 26-41 61-41 97s16 71 41 97c26 26 61 41 97 41z">
          <text:p/>
        </draw:path>
        <draw:path draw:style-name="gr39" draw:text-style-name="P21" draw:layer="layout" svg:width="0.274cm" svg:height="0.274cm" svg:x="20.435cm" svg:y="7.25cm" svg:viewBox="0 0 275 275" svg:d="M137 275c36 0 72-15 98-41 25-26 40-61 40-97s-15-71-40-97c-26-25-62-40-98-40s-71 15-97 40c-25 26-40 61-40 97s15 71 40 97c26 26 61 41 97 41z">
          <text:p/>
        </draw:path>
        <draw:path draw:style-name="gr39" draw:text-style-name="P21" draw:layer="layout" svg:width="0.273cm" svg:height="0.273cm" svg:x="20.411cm" svg:y="7.23cm" svg:viewBox="0 0 274 274" svg:d="M137 274c36 0 72-14 97-40 26-25 40-60 40-96s-14-71-40-97c-25-25-61-41-97-41-37 0-71 16-97 41-26 26-40 61-40 97s14 71 40 96c26 26 60 40 97 40z">
          <text:p/>
        </draw:path>
        <draw:path draw:style-name="gr39" draw:text-style-name="P21" draw:layer="layout" svg:width="0.273cm" svg:height="0.273cm" svg:x="21.053cm" svg:y="7.214cm" svg:viewBox="0 0 274 274" svg:d="M137 274c36 0 71-14 97-40 25-26 40-60 40-96 0-37-15-71-40-97-26-27-61-41-97-41-37 0-72 14-97 41-26 26-40 60-40 97 0 36 14 70 40 96 25 26 60 40 97 40z">
          <text:p/>
        </draw:path>
        <draw:path draw:style-name="gr39" draw:text-style-name="P21" draw:layer="layout" svg:width="0.273cm" svg:height="0.273cm" svg:x="20.826cm" svg:y="7.214cm" svg:viewBox="0 0 274 274" svg:d="M137 274c37 0 71-14 97-40 26-25 40-60 40-96s-14-71-40-97-60-41-97-41c-36 0-71 15-97 41s-40 61-40 97 14 71 40 96c26 26 61 40 97 40z">
          <text:p/>
        </draw:path>
        <draw:path draw:style-name="gr39" draw:text-style-name="P21" draw:layer="layout" svg:width="0.274cm" svg:height="0.273cm" svg:x="20.873cm" svg:y="7.258cm" svg:viewBox="0 0 275 274" svg:d="M138 274c36 0 71-14 97-41 25-25 40-60 40-96 0-37-15-71-40-97-26-26-61-40-97-40s-71 14-97 40c-25 26-41 60-41 97 0 36 16 71 41 96 26 27 61 41 97 41z">
          <text:p/>
        </draw:path>
        <draw:path draw:style-name="gr39" draw:text-style-name="P21" draw:layer="layout" svg:width="0.273cm" svg:height="0.274cm" svg:x="20.653cm" svg:y="7.175cm" svg:viewBox="0 0 274 275" svg:d="M136 275c36 0 71-15 98-40 25-26 40-61 40-97s-15-71-40-98c-27-25-62-40-98-40s-71 15-96 40c-26 27-40 62-40 98s14 71 40 97c25 25 60 40 96 40z">
          <text:p/>
        </draw:path>
        <draw:path draw:style-name="gr39" draw:text-style-name="P21" draw:layer="layout" svg:width="0.273cm" svg:height="0.273cm" svg:x="20.785cm" svg:y="7.138cm" svg:viewBox="0 0 274 274" svg:d="M138 274c36 0 71-14 96-40 26-25 40-60 40-96 0-37-14-72-40-98-25-26-60-40-96-40-37 0-72 14-98 40s-40 61-40 98c0 36 14 71 40 96 26 26 61 40 98 40z">
          <text:p/>
        </draw:path>
        <draw:path draw:style-name="gr39" draw:text-style-name="P21" draw:layer="layout" svg:width="0.274cm" svg:height="0.273cm" svg:x="21.185cm" svg:y="7.242cm" svg:viewBox="0 0 275 274" svg:d="M137 274c36 0 71-15 97-41 26-25 41-60 41-96 0-37-15-71-41-97s-61-40-97-40-71 14-97 40c-25 26-40 60-40 97 0 36 15 71 40 96 26 26 61 41 97 41z">
          <text:p/>
        </draw:path>
        <draw:path draw:style-name="gr39" draw:text-style-name="P21" draw:layer="layout" svg:width="0.273cm" svg:height="0.273cm" svg:x="20.614cm" svg:y="7.187cm" svg:viewBox="0 0 274 274" svg:d="M136 274c37 0 71-15 97-40 26-26 41-61 41-97s-15-71-41-97-60-40-97-40c-36 0-71 14-96 40-26 26-40 61-40 97s14 71 40 97c25 25 60 40 96 40z">
          <text:p/>
        </draw:path>
        <draw:path draw:style-name="gr39" draw:text-style-name="P21" draw:layer="layout" svg:width="0.273cm" svg:height="0.273cm" svg:x="21.098cm" svg:y="7.221cm" svg:viewBox="0 0 274 274" svg:d="M137 274c36 0 71-14 97-40 25-25 40-60 40-96s-15-71-40-97c-26-25-61-41-97-41s-71 16-97 41c-26 26-40 61-40 97s14 71 40 96c26 26 61 40 97 40z">
          <text:p/>
        </draw:path>
        <draw:path draw:style-name="gr40" draw:text-style-name="P22" draw:layer="layout" svg:width="0.273cm" svg:height="0.273cm" svg:x="22.548cm" svg:y="7.147cm" svg:viewBox="0 0 274 274" svg:d="M136 274c36 0 71-14 97-40s41-60 41-97c0-36-15-72-41-97-26-26-61-40-97-40s-71 14-96 40c-26 25-40 61-40 97 0 37 14 71 40 97 25 26 60 40 96 40z">
          <text:p/>
        </draw:path>
        <draw:path draw:style-name="gr39" draw:text-style-name="P21" draw:layer="layout" svg:width="0.273cm" svg:height="0.273cm" svg:x="20.481cm" svg:y="7.258cm" svg:viewBox="0 0 274 274" svg:d="M137 274c36 0 71-14 97-41 25-26 40-60 40-97 0-36-15-71-40-96-26-26-61-40-97-40-37 0-72 14-97 40-26 25-40 60-40 96 0 37 14 71 40 97 25 27 60 41 97 41z">
          <text:p/>
        </draw:path>
        <draw:path draw:style-name="gr39" draw:text-style-name="P21" draw:layer="layout" svg:width="0.273cm" svg:height="0.273cm" svg:x="20.604cm" svg:y="7.099cm" svg:viewBox="0 0 274 274" svg:d="M138 274c36 0 71-14 96-40 26-25 40-60 40-96 0-37-14-72-40-98-25-25-60-40-96-40-37 0-71 15-97 40-26 26-41 61-41 98 0 36 15 71 41 96 26 26 60 40 97 40z">
          <text:p/>
        </draw:path>
        <draw:path draw:style-name="gr39" draw:text-style-name="P21" draw:layer="layout" svg:width="0.273cm" svg:height="0.273cm" svg:x="20.492cm" svg:y="7.14cm" svg:viewBox="0 0 274 274" svg:d="M137 274c37 0 71-14 97-40 26-25 40-60 40-96 0-37-14-72-40-98s-60-40-97-40-72 14-97 40c-26 26-40 61-40 98 0 36 14 71 40 96 25 26 60 40 97 40z">
          <text:p/>
        </draw:path>
        <draw:path draw:style-name="gr39" draw:text-style-name="P21" draw:layer="layout" svg:width="0.273cm" svg:height="0.273cm" svg:x="21.023cm" svg:y="7.259cm" svg:viewBox="0 0 274 274" svg:d="M138 274c36 0 71-14 96-41 26-26 40-60 40-97 0-36-14-71-40-96-25-26-60-40-96-40-38 0-72 14-98 40-26 25-40 60-40 96 0 37 14 71 40 97 26 27 60 41 98 41z">
          <text:p/>
        </draw:path>
        <draw:path draw:style-name="gr40" draw:text-style-name="P22" draw:layer="layout" svg:width="0.273cm" svg:height="0.273cm" svg:x="22.027cm" svg:y="7.199cm" svg:viewBox="0 0 274 274" svg:d="M136 274c36 0 71-14 98-40 25-26 40-60 40-97 0-36-15-71-40-96-27-27-62-41-98-41s-71 14-96 41c-26 25-40 60-40 96 0 37 14 71 40 97 25 26 60 40 96 40z">
          <text:p/>
        </draw:path>
        <draw:path draw:style-name="gr39" draw:text-style-name="P21" draw:layer="layout" svg:width="0.274cm" svg:height="0.274cm" svg:x="20.649cm" svg:y="7.321cm" svg:viewBox="0 0 275 275" svg:d="M137 275c36 0 71-15 97-40 26-26 41-62 41-98s-15-71-41-97c-26-25-61-40-97-40s-71 15-97 40c-25 26-40 61-40 97s15 72 40 98c26 25 61 40 97 40z">
          <text:p/>
        </draw:path>
        <draw:path draw:style-name="gr39" draw:text-style-name="P21" draw:layer="layout" svg:width="0.273cm" svg:height="0.273cm" svg:x="20.856cm" svg:y="7.273cm" svg:viewBox="0 0 274 274" svg:d="M137 274c36 0 71-14 97-41 25-25 40-60 40-96s-15-71-40-97c-26-25-61-40-97-40s-71 15-96 40c-27 26-41 61-41 97s14 71 41 96c25 27 60 41 96 41z">
          <text:p/>
        </draw:path>
        <draw:path draw:style-name="gr39" draw:text-style-name="P21" draw:layer="layout" svg:width="0.273cm" svg:height="0.273cm" svg:x="19.824cm" svg:y="6.951cm" svg:viewBox="0 0 274 274" svg:d="M136 274c37 0 71-14 97-40 27-25 41-60 41-96 0-37-14-71-41-97-26-26-60-41-97-41-36 0-71 15-96 41-26 26-40 60-40 97 0 36 14 71 40 96 25 26 60 40 96 40z">
          <text:p/>
        </draw:path>
        <draw:path draw:style-name="gr39" draw:text-style-name="P21" draw:layer="layout" svg:width="0.273cm" svg:height="0.273cm" svg:x="20.749cm" svg:y="7.155cm" svg:viewBox="0 0 274 274" svg:d="M137 274c36 0 71-14 97-40 25-25 40-60 40-96 0-37-15-72-40-98-26-26-61-40-97-40-37 0-72 14-97 40-26 26-40 61-40 98 0 36 14 71 40 96 25 26 60 40 97 40z">
          <text:p/>
        </draw:path>
        <draw:path draw:style-name="gr39" draw:text-style-name="P21" draw:layer="layout" svg:width="0.273cm" svg:height="0.274cm" svg:x="20.836cm" svg:y="7.147cm" svg:viewBox="0 0 274 275" svg:d="M137 275c37 0 71-15 97-40 26-26 40-61 40-97s-14-72-40-98c-26-25-60-40-97-40-36 0-71 15-97 40-26 26-40 62-40 98s14 71 40 97c26 25 61 40 97 40z">
          <text:p/>
        </draw:path>
        <draw:path draw:style-name="gr39" draw:text-style-name="P21" draw:layer="layout" svg:width="0.273cm" svg:height="0.273cm" svg:x="20.503cm" svg:y="7.285cm" svg:viewBox="0 0 274 274" svg:d="M137 274c37 0 71-15 97-40 26-27 40-62 40-98s-14-71-40-96c-26-26-60-40-97-40s-72 14-97 40c-26 25-40 60-40 96s14 71 40 98c25 25 60 40 97 40z">
          <text:p/>
        </draw:path>
        <draw:path draw:style-name="gr39" draw:text-style-name="P21" draw:layer="layout" svg:width="0.274cm" svg:height="0.274cm" svg:x="20.605cm" svg:y="7.288cm" svg:viewBox="0 0 275 275" svg:d="M138 275c36 0 71-15 97-40 25-27 40-62 40-98s-15-71-40-97c-26-25-61-40-97-40s-71 15-97 40c-25 26-41 61-41 97s16 71 41 98c26 25 61 40 97 40z">
          <text:p/>
        </draw:path>
        <draw:path draw:style-name="gr39" draw:text-style-name="P21" draw:layer="layout" svg:width="0.273cm" svg:height="0.273cm" svg:x="20.747cm" svg:y="7.209cm" svg:viewBox="0 0 274 274" svg:d="M137 274c37 0 72-15 97-40 26-26 40-61 40-97s-14-71-40-96c-25-27-60-41-97-41-36 0-71 14-97 41-25 25-40 60-40 96s15 71 40 97c26 25 61 40 97 40z">
          <text:p/>
        </draw:path>
        <draw:path draw:style-name="gr39" draw:text-style-name="P21" draw:layer="layout" svg:width="0.274cm" svg:height="0.274cm" svg:x="20.753cm" svg:y="7.189cm" svg:viewBox="0 0 275 275" svg:d="M138 275c36 0 71-15 97-40 25-26 40-61 40-97s-15-71-40-98c-26-25-61-40-97-40-37 0-72 15-98 40-25 27-40 62-40 98s15 71 40 97c26 25 61 40 98 40z">
          <text:p/>
        </draw:path>
        <draw:path draw:style-name="gr39" draw:text-style-name="P21" draw:layer="layout" svg:width="0.273cm" svg:height="0.274cm" svg:x="19.416cm" svg:y="7.247cm" svg:viewBox="0 0 274 275" svg:d="M137 275c37 0 71-16 97-41 26-26 40-61 40-97s-14-71-40-97c-26-25-60-40-97-40s-72 15-97 40c-26 26-40 61-40 97s14 71 40 97c25 25 60 41 97 41z">
          <text:p/>
        </draw:path>
        <draw:path draw:style-name="gr40" draw:text-style-name="P22" draw:layer="layout" svg:width="0.273cm" svg:height="0.273cm" svg:x="23.018cm" svg:y="6.899cm" svg:viewBox="0 0 274 274" svg:d="M137 274c37 0 71-14 97-40 26-25 40-60 40-96 0-37-14-71-40-98-26-26-60-40-97-40-36 0-71 14-97 40-26 27-40 61-40 98 0 36 14 71 40 96 26 26 61 40 97 40z">
          <text:p/>
        </draw:path>
        <draw:path draw:style-name="gr39" draw:text-style-name="P21" draw:layer="layout" svg:width="0.273cm" svg:height="0.273cm" svg:x="20.818cm" svg:y="7.239cm" svg:viewBox="0 0 274 274" svg:d="M137 274c37 0 71-15 97-41 26-25 40-60 40-96 0-37-14-71-40-97s-60-40-97-40c-36 0-72 14-97 40-26 26-40 60-40 97 0 36 14 71 40 96 25 26 61 41 97 41z">
          <text:p/>
        </draw:path>
        <draw:path draw:style-name="gr40" draw:text-style-name="P22" draw:layer="layout" svg:width="0.273cm" svg:height="0.273cm" svg:x="22.527cm" svg:y="7.172cm" svg:viewBox="0 0 274 274" svg:d="M137 274c36 0 71-14 96-40 26-25 41-60 41-96s-15-71-41-98c-25-25-60-40-96-40-37 0-71 15-97 40-26 27-40 62-40 98s14 71 40 96c26 26 60 40 97 40z">
          <text:p/>
        </draw:path>
        <draw:path draw:style-name="gr39" draw:text-style-name="P21" draw:layer="layout" svg:width="0.273cm" svg:height="0.274cm" svg:x="20.628cm" svg:y="7.281cm" svg:viewBox="0 0 274 275" svg:d="M136 275c37 0 71-15 97-40 27-27 41-62 41-98s-14-71-41-97c-26-25-60-40-97-40-36 0-71 15-96 40-26 26-40 61-40 97s14 71 40 98c25 25 60 40 96 40z">
          <text:p/>
        </draw:path>
        <draw:path draw:style-name="gr39" draw:text-style-name="P21" draw:layer="layout" svg:width="0.273cm" svg:height="0.273cm" svg:x="20.093cm" svg:y="7.292cm" svg:viewBox="0 0 274 274" svg:d="M136 274c37 0 71-14 97-40 27-27 41-61 41-98 0-36-14-71-41-96-26-26-60-40-97-40-36 0-71 14-96 40-26 25-40 60-40 96 0 37 14 71 40 98 25 26 60 40 96 40z">
          <text:p/>
        </draw:path>
        <draw:path draw:style-name="gr39" draw:text-style-name="P21" draw:layer="layout" svg:width="0.274cm" svg:height="0.273cm" svg:x="20.784cm" svg:y="7.215cm" svg:viewBox="0 0 275 274" svg:d="M138 274c36 0 71-15 97-40 25-26 40-61 40-97s-15-71-40-96c-26-27-61-41-97-41s-72 14-98 41c-25 25-40 60-40 96s15 71 40 97c26 25 62 40 98 40z">
          <text:p/>
        </draw:path>
        <draw:path draw:style-name="gr39" draw:text-style-name="P21" draw:layer="layout" svg:width="0.273cm" svg:height="0.273cm" svg:x="20.906cm" svg:y="7.241cm" svg:viewBox="0 0 274 274" svg:d="M137 274c36 0 71-15 96-41 27-25 41-60 41-96 0-37-14-71-41-97-25-26-60-40-96-40-37 0-71 14-97 40s-40 60-40 97c0 36 14 71 40 96 26 26 60 41 97 41z">
          <text:p/>
        </draw:path>
        <draw:path draw:style-name="gr39" draw:text-style-name="P21" draw:layer="layout" svg:width="0.273cm" svg:height="0.273cm" svg:x="20.821cm" svg:y="7.291cm" svg:viewBox="0 0 274 274" svg:d="M137 274c36 0 71-15 97-40 25-27 40-62 40-98s-15-71-40-96c-26-26-61-40-97-40s-71 14-97 40c-26 25-40 60-40 96s14 71 40 98c26 25 61 40 97 40z">
          <text:p/>
        </draw:path>
        <draw:path draw:style-name="gr40" draw:text-style-name="P22" draw:layer="layout" svg:width="0.273cm" svg:height="0.274cm" svg:x="22.497cm" svg:y="7.252cm" svg:viewBox="0 0 274 275" svg:d="M138 275c36 0 71-15 96-41 26-26 40-61 40-97s-14-71-40-97c-25-25-60-40-96-40s-71 15-97 40c-26 26-41 61-41 97s15 71 41 97 61 41 97 41z">
          <text:p/>
        </draw:path>
        <draw:path draw:style-name="gr40" draw:text-style-name="P22" draw:layer="layout" svg:width="0.273cm" svg:height="0.273cm" svg:x="21.856cm" svg:y="7.271cm" svg:viewBox="0 0 274 274" svg:d="M137 274c37 0 71-14 97-41 26-25 40-60 40-96 0-37-14-71-40-97s-60-40-97-40-72 14-97 40c-26 26-40 60-40 97 0 36 14 71 40 96 25 27 60 41 97 41z">
          <text:p/>
        </draw:path>
        <draw:path draw:style-name="gr39" draw:text-style-name="P21" draw:layer="layout" svg:width="0.273cm" svg:height="0.273cm" svg:x="20.478cm" svg:y="7.312cm" svg:viewBox="0 0 274 274" svg:d="M137 274c37 0 71-14 97-40s40-61 40-98c0-36-14-71-40-96-26-26-60-40-97-40s-72 14-97 40c-26 25-40 60-40 96 0 37 14 72 40 98 25 26 60 40 97 40z">
          <text:p/>
        </draw:path>
        <draw:path draw:style-name="gr40" draw:text-style-name="P22" draw:layer="layout" svg:width="0.274cm" svg:height="0.273cm" svg:x="22.514cm" svg:y="7.193cm" svg:viewBox="0 0 275 274" svg:d="M138 274c36 0 71-14 97-40 25-26 40-60 40-96 0-37-15-71-40-98-26-26-61-40-97-40s-71 14-97 40c-25 27-41 61-41 98 0 36 16 70 41 96 26 26 61 40 97 40z">
          <text:p/>
        </draw:path>
        <draw:path draw:style-name="gr40" draw:text-style-name="P22" draw:layer="layout" svg:width="0.273cm" svg:height="0.273cm" svg:x="21.374cm" svg:y="7.322cm" svg:viewBox="0 0 274 274" svg:d="M137 274c36 0 71-14 97-40 25-25 40-61 40-97 0-37-15-71-40-97-26-26-61-40-97-40s-71 14-97 40-40 60-40 97c0 36 14 72 40 97 26 26 61 40 97 40z">
          <text:p/>
        </draw:path>
        <draw:path draw:style-name="gr39" draw:text-style-name="P21" draw:layer="layout" svg:width="0.273cm" svg:height="0.273cm" svg:x="20.587cm" svg:y="7.28cm" svg:viewBox="0 0 274 274" svg:d="M138 274c36 0 71-14 96-40 26-26 40-61 40-97 0-37-14-71-40-97-25-26-60-40-96-40s-71 14-97 40-41 60-41 97c0 36 15 71 41 97s61 40 97 40z">
          <text:p/>
        </draw:path>
        <draw:path draw:style-name="gr39" draw:text-style-name="P21" draw:layer="layout" svg:width="0.273cm" svg:height="0.273cm" svg:x="20.85cm" svg:y="7.327cm" svg:viewBox="0 0 274 274" svg:d="M138 274c36 0 71-15 96-40 26-26 40-62 40-98s-14-71-40-96c-25-26-60-40-96-40s-71 14-97 40c-26 25-41 60-41 96s15 72 41 98c26 25 61 40 97 40z">
          <text:p/>
        </draw:path>
        <draw:path draw:style-name="gr39" draw:text-style-name="P21" draw:layer="layout" svg:width="0.273cm" svg:height="0.274cm" svg:x="20.419cm" svg:y="7.331cm" svg:viewBox="0 0 274 275" svg:d="M136 275c37 0 72-15 98-40 26-26 40-62 40-98s-14-71-40-97c-26-25-61-40-98-40-36 0-71 15-96 40-26 26-40 61-40 97s14 72 40 98c25 25 60 40 96 40z">
          <text:p/>
        </draw:path>
        <draw:path draw:style-name="gr39" draw:text-style-name="P21" draw:layer="layout" svg:width="0.273cm" svg:height="0.274cm" svg:x="18.654cm" svg:y="5.744cm" svg:viewBox="0 0 274 275" svg:d="M138 275c36 0 71-15 96-40 26-26 40-61 40-97 0-37-14-72-40-98-25-25-60-40-96-40-37 0-71 15-98 40-26 26-40 61-40 98 0 36 14 71 40 97 27 25 61 40 98 40z">
          <text:p/>
        </draw:path>
        <draw:path draw:style-name="gr39" draw:text-style-name="P21" draw:layer="layout" svg:width="0.273cm" svg:height="0.273cm" svg:x="20.455cm" svg:y="7.354cm" svg:viewBox="0 0 274 274" svg:d="M136 274c37 0 72-14 98-40 25-26 40-60 40-98 0-36-15-71-40-96-26-26-61-40-98-40-36 0-71 14-96 40-26 25-40 60-40 96 0 38 14 72 40 98 25 26 60 40 96 40z">
          <text:p/>
        </draw:path>
        <draw:path draw:style-name="gr39" draw:text-style-name="P21" draw:layer="layout" svg:width="0.273cm" svg:height="0.273cm" svg:x="20.626cm" svg:y="7.118cm" svg:viewBox="0 0 274 274" svg:d="M136 274c37 0 71-14 97-40 27-25 41-60 41-96 0-38-14-72-41-98-26-26-60-40-97-40-36 0-71 14-96 40-26 26-40 60-40 98 0 36 14 71 40 96 25 26 60 40 96 40z">
          <text:p/>
        </draw:path>
        <draw:path draw:style-name="gr39" draw:text-style-name="P21" draw:layer="layout" svg:width="0.274cm" svg:height="0.274cm" svg:x="20.826cm" svg:y="7.339cm" svg:viewBox="0 0 275 275" svg:d="M138 275c36 0 71-15 97-40 25-26 40-61 40-98 0-36-15-71-40-97-26-25-61-40-97-40s-71 15-98 40c-25 26-40 61-40 97 0 37 15 72 40 98 27 25 62 40 98 40z">
          <text:p/>
        </draw:path>
        <draw:path draw:style-name="gr39" draw:text-style-name="P21" draw:layer="layout" svg:width="0.273cm" svg:height="0.273cm" svg:x="20.667cm" svg:y="7.344cm" svg:viewBox="0 0 274 274" svg:d="M136 274c36 0 71-14 98-40 25-25 40-60 40-97s-15-71-40-97c-27-26-62-40-98-40s-71 14-96 40c-26 26-40 60-40 97s14 72 40 97c25 26 60 40 96 40z">
          <text:p/>
        </draw:path>
        <draw:path draw:style-name="gr40" draw:text-style-name="P22" draw:layer="layout" svg:width="0.273cm" svg:height="0.273cm" svg:x="22.67cm" svg:y="7.178cm" svg:viewBox="0 0 274 274" svg:d="M137 274c37 0 71-14 97-40 26-25 40-60 40-96s-14-71-40-98c-26-25-60-40-97-40s-72 15-97 40c-26 27-40 62-40 98s14 71 40 96c25 26 60 40 97 40z">
          <text:p/>
        </draw:path>
        <draw:path draw:style-name="gr40" draw:text-style-name="P22" draw:layer="layout" svg:width="0.273cm" svg:height="0.274cm" svg:x="21.483cm" svg:y="7.213cm" svg:viewBox="0 0 274 275" svg:d="M136 275c37 0 71-15 98-40 26-26 40-61 40-97s-14-71-40-97c-27-26-61-41-98-41-36 0-71 15-96 41-26 26-40 61-40 97s14 71 40 97c25 25 60 40 96 40z">
          <text:p/>
        </draw:path>
        <draw:path draw:style-name="gr39" draw:text-style-name="P21" draw:layer="layout" svg:width="0.274cm" svg:height="0.273cm" svg:x="20.604cm" svg:y="7.288cm" svg:viewBox="0 0 275 274" svg:d="M138 274c36 0 71-14 97-40 25-26 40-61 40-97 0-37-15-71-40-97-26-26-61-40-97-40s-71 14-97 40c-25 26-41 60-41 97 0 36 16 71 41 97 26 26 61 40 97 40z">
          <text:p/>
        </draw:path>
        <draw:path draw:style-name="gr40" draw:text-style-name="P22" draw:layer="layout" svg:width="0.273cm" svg:height="0.273cm" svg:x="21.898cm" svg:y="6.737cm" svg:viewBox="0 0 274 274" svg:d="M138 274c36 0 71-14 96-40 26-26 40-61 40-97 0-37-14-71-40-97-25-26-60-40-96-40s-72 14-98 40c-25 26-40 60-40 97 0 36 15 71 40 97 26 26 62 40 98 40z">
          <text:p/>
        </draw:path>
        <draw:path draw:style-name="gr39" draw:text-style-name="P21" draw:layer="layout" svg:width="0.273cm" svg:height="0.273cm" svg:x="20.581cm" svg:y="7.383cm" svg:viewBox="0 0 274 274" svg:d="M138 274c36 0 71-14 96-40 26-25 40-60 40-96 0-38-14-72-40-98-25-26-60-40-96-40s-71 14-97 40-41 60-41 98c0 36 15 71 41 96 26 26 61 40 97 40z">
          <text:p/>
        </draw:path>
        <draw:path draw:style-name="gr39" draw:text-style-name="P21" draw:layer="layout" svg:width="0.274cm" svg:height="0.274cm" svg:x="20.717cm" svg:y="7.325cm" svg:viewBox="0 0 275 275" svg:d="M137 275c37 0 72-15 98-40 25-26 40-62 40-98s-15-71-40-97c-26-25-61-40-98-40-36 0-71 15-97 40-25 26-40 61-40 97s15 72 40 98c26 25 61 40 97 40z">
          <text:p/>
        </draw:path>
        <draw:path draw:style-name="gr39" draw:text-style-name="P21" draw:layer="layout" svg:width="0.273cm" svg:height="0.273cm" svg:x="20.756cm" svg:y="7.313cm" svg:viewBox="0 0 274 274" svg:d="M137 274c36 0 71-14 97-40 25-26 40-61 40-98 0-36-15-70-40-96-26-26-61-40-97-40-37 0-72 14-97 40-26 26-40 60-40 96 0 37 14 72 40 98 25 26 60 40 97 40z">
          <text:p/>
        </draw:path>
        <draw:path draw:style-name="gr40" draw:text-style-name="P22" draw:layer="layout" svg:width="0.274cm" svg:height="0.273cm" svg:x="22.588cm" svg:y="7.241cm" svg:viewBox="0 0 275 274" svg:d="M137 274c36 0 72-15 98-41 25-26 40-60 40-97 0-36-15-71-40-96-26-26-62-40-98-40s-71 14-97 40c-25 25-40 60-40 96 0 37 15 71 40 97 26 26 61 41 97 41z">
          <text:p/>
        </draw:path>
        <draw:path draw:style-name="gr40" draw:text-style-name="P22" draw:layer="layout" svg:width="0.273cm" svg:height="0.273cm" svg:x="22.639cm" svg:y="7.228cm" svg:viewBox="0 0 274 274" svg:d="M136 274c38 0 72-14 98-40s40-60 40-97c0-36-14-71-40-96-26-26-60-41-98-41-36 0-71 15-96 41-26 25-40 60-40 96 0 37 14 71 40 97 25 26 60 40 96 40z">
          <text:p/>
        </draw:path>
        <draw:path draw:style-name="gr39" draw:text-style-name="P21" draw:layer="layout" svg:width="0.274cm" svg:height="0.273cm" svg:x="20.924cm" svg:y="7.206cm" svg:viewBox="0 0 275 274" svg:d="M137 274c36 0 71-14 98-40 25-26 40-60 40-97 0-36-15-71-40-96-27-27-62-41-98-41s-71 14-97 41c-25 25-40 60-40 96 0 37 15 71 40 97 26 26 61 40 97 40z">
          <text:p/>
        </draw:path>
        <draw:path draw:style-name="gr39" draw:text-style-name="P21" draw:layer="layout" svg:width="0.273cm" svg:height="0.274cm" svg:x="20.637cm" svg:y="7.292cm" svg:viewBox="0 0 274 275" svg:d="M136 275c37 0 71-15 97-40 27-27 41-62 41-98s-14-71-41-97c-26-25-60-40-97-40-36 0-71 15-96 40-26 26-40 61-40 97s14 71 40 98c25 25 60 40 96 40z">
          <text:p/>
        </draw:path>
        <draw:path draw:style-name="gr40" draw:text-style-name="P22" draw:layer="layout" svg:width="0.274cm" svg:height="0.273cm" svg:x="22.627cm" svg:y="7.241cm" svg:viewBox="0 0 275 274" svg:d="M137 274c37 0 72-16 98-41 25-26 40-61 40-97s-15-71-40-96c-26-26-61-40-98-40-36 0-71 14-97 40-25 25-40 60-40 96s15 71 40 97c26 25 61 41 97 41z">
          <text:p/>
        </draw:path>
        <draw:path draw:style-name="gr39" draw:text-style-name="P21" draw:layer="layout" svg:width="0.273cm" svg:height="0.273cm" svg:x="20.404cm" svg:y="7.337cm" svg:viewBox="0 0 274 274" svg:d="M136 274c37 0 71-14 98-40 26-26 40-60 40-98 0-36-14-71-40-96-27-26-61-40-98-40-36 0-71 14-96 40-26 25-40 60-40 96 0 38 14 72 40 98 25 26 60 40 96 40z">
          <text:p/>
        </draw:path>
        <draw:path draw:style-name="gr40" draw:text-style-name="P22" draw:layer="layout" svg:width="0.273cm" svg:height="0.273cm" svg:x="22.216cm" svg:y="6.976cm" svg:viewBox="0 0 274 274" svg:d="M138 274c36 0 71-14 96-41 26-25 40-60 40-96 0-37-14-71-40-97-25-26-60-40-96-40s-71 14-97 40-41 60-41 97c0 36 15 71 41 96 26 27 61 41 97 41z">
          <text:p/>
        </draw:path>
        <draw:path draw:style-name="gr40" draw:text-style-name="P22" draw:layer="layout" svg:width="0.273cm" svg:height="0.273cm" svg:x="22.842cm" svg:y="6.913cm" svg:viewBox="0 0 274 274" svg:d="M136 274c37 0 71-14 98-40 26-25 40-60 40-96 0-37-14-71-40-98-27-26-61-40-98-40-36 0-71 14-96 40-26 27-40 61-40 98 0 36 14 71 40 96 25 26 60 40 96 40z">
          <text:p/>
        </draw:path>
        <draw:path draw:style-name="gr40" draw:text-style-name="P22" draw:layer="layout" svg:width="0.273cm" svg:height="0.273cm" svg:x="21.106cm" svg:y="7.193cm" svg:viewBox="0 0 274 274" svg:d="M137 274c36 0 71-14 97-40 25-26 40-60 40-97 0-36-15-71-40-97-26-26-61-40-97-40s-71 14-97 40-40 61-40 97c0 37 14 71 40 97s61 40 97 40z">
          <text:p/>
        </draw:path>
        <draw:path draw:style-name="gr39" draw:text-style-name="P21" draw:layer="layout" svg:width="0.273cm" svg:height="0.273cm" svg:x="20.913cm" svg:y="7.313cm" svg:viewBox="0 0 274 274" svg:d="M136 274c36 0 71-14 97-40 26-25 41-61 41-97 0-37-15-71-41-97s-61-40-97-40-71 14-96 40c-26 26-40 60-40 97 0 36 14 72 40 97 25 26 60 40 96 40z">
          <text:p/>
        </draw:path>
        <draw:path draw:style-name="gr39" draw:text-style-name="P21" draw:layer="layout" svg:width="0.273cm" svg:height="0.273cm" svg:x="20.628cm" svg:y="7.356cm" svg:viewBox="0 0 274 274" svg:d="M136 274c36 0 71-14 97-40 26-25 41-60 41-97s-15-71-41-97-61-40-97-40-71 14-96 40c-26 26-40 60-40 97s14 72 40 97c25 26 60 40 96 40z">
          <text:p/>
        </draw:path>
        <draw:path draw:style-name="gr40" draw:text-style-name="P22" draw:layer="layout" svg:width="0.274cm" svg:height="0.274cm" svg:x="22.733cm" svg:y="7.284cm" svg:viewBox="0 0 275 275" svg:d="M138 275c36 0 71-15 97-40 25-27 40-62 40-98s-15-71-40-96c-26-26-61-41-97-41s-71 15-98 41c-25 25-40 60-40 96s15 71 40 98c27 25 62 40 98 40z">
          <text:p/>
        </draw:path>
        <draw:path draw:style-name="gr39" draw:text-style-name="P21" draw:layer="layout" svg:width="0.274cm" svg:height="0.273cm" svg:x="20.586cm" svg:y="7.29cm" svg:viewBox="0 0 275 274" svg:d="M138 274c36 0 71-15 97-40 25-27 40-62 40-98s-15-71-40-96c-26-26-61-40-97-40s-71 14-97 40c-26 25-41 60-41 96s15 71 41 98c26 25 61 40 97 40z">
          <text:p/>
        </draw:path>
        <draw:path draw:style-name="gr39" draw:text-style-name="P21" draw:layer="layout" svg:width="0.273cm" svg:height="0.273cm" svg:x="20.608cm" svg:y="7.382cm" svg:viewBox="0 0 274 274" svg:d="M138 274c36 0 71-14 96-40 26-25 40-60 40-96 0-37-14-72-40-98-25-25-60-40-96-40-37 0-71 15-97 40-26 26-41 61-41 98 0 36 15 71 41 96 26 26 60 40 97 40z">
          <text:p/>
        </draw:path>
        <draw:path draw:style-name="gr40" draw:text-style-name="P22" draw:layer="layout" svg:width="0.274cm" svg:height="0.273cm" svg:x="22.607cm" svg:y="7.295cm" svg:viewBox="0 0 275 274" svg:d="M137 274c36 0 72-15 98-40 25-27 40-62 40-98s-15-71-40-96c-26-26-62-40-98-40s-71 14-97 40c-25 25-40 60-40 96s15 71 40 98c26 25 61 40 97 40z">
          <text:p/>
        </draw:path>
        <draw:path draw:style-name="gr39" draw:text-style-name="P21" draw:layer="layout" svg:width="0.273cm" svg:height="0.273cm" svg:x="20.61cm" svg:y="7.321cm" svg:viewBox="0 0 274 274" svg:d="M138 274c36 0 71-14 96-40 26-25 40-61 40-97 0-37-14-71-40-97-25-26-60-40-96-40-37 0-71 14-97 40s-41 60-41 97c0 36 15 72 41 97 26 26 60 40 97 40z">
          <text:p/>
        </draw:path>
        <draw:path draw:style-name="gr40" draw:text-style-name="P22" draw:layer="layout" svg:width="0.274cm" svg:height="0.273cm" svg:x="21.123cm" svg:y="7.245cm" svg:viewBox="0 0 275 274" svg:d="M138 274c36 0 71-15 97-41 25-25 40-60 40-96s-15-71-40-97c-26-25-61-40-97-40s-71 15-97 40c-26 26-41 61-41 97s15 71 41 96c26 26 61 41 97 41z">
          <text:p/>
        </draw:path>
        <draw:path draw:style-name="gr39" draw:text-style-name="P21" draw:layer="layout" svg:width="0.274cm" svg:height="0.273cm" svg:x="20.386cm" svg:y="7.262cm" svg:viewBox="0 0 275 274" svg:d="M137 274c36 0 71-15 98-41 25-26 40-61 40-97s-15-71-40-96c-27-26-62-40-98-40s-71 14-96 40c-26 25-41 60-41 96s15 71 41 97c25 26 60 41 96 41z">
          <text:p/>
        </draw:path>
        <draw:path draw:style-name="gr40" draw:text-style-name="P22" draw:layer="layout" svg:width="0.274cm" svg:height="0.273cm" svg:x="23.137cm" svg:y="6.977cm" svg:viewBox="0 0 275 274" svg:d="M137 274c36 0 72-14 97-41 26-25 41-60 41-96s-15-71-41-97c-25-25-61-40-97-40s-71 15-97 40c-25 26-40 61-40 97s15 71 40 96c26 27 61 41 97 41z">
          <text:p/>
        </draw:path>
        <draw:path draw:style-name="gr40" draw:text-style-name="P22" draw:layer="layout" svg:width="0.273cm" svg:height="0.273cm" svg:x="21.101cm" svg:y="7.393cm" svg:viewBox="0 0 274 274" svg:d="M138 274c36 0 71-14 96-40 26-26 40-60 40-97s-14-72-40-97c-25-26-60-40-96-40s-71 14-98 40c-25 25-40 60-40 97s15 71 40 97c27 26 62 40 98 40z">
          <text:p/>
        </draw:path>
        <draw:path draw:style-name="gr40" draw:text-style-name="P22" draw:layer="layout" svg:width="0.273cm" svg:height="0.273cm" svg:x="22.872cm" svg:y="6.968cm" svg:viewBox="0 0 274 274" svg:d="M137 274c36 0 72-15 97-41 26-26 40-60 40-97 0-36-14-71-40-96-25-26-61-40-97-40-37 0-71 14-97 40-26 25-40 60-40 96 0 37 14 71 40 97s60 41 97 41z">
          <text:p/>
        </draw:path>
        <draw:path draw:style-name="gr39" draw:text-style-name="P21" draw:layer="layout" svg:width="0.273cm" svg:height="0.274cm" svg:x="20.68cm" svg:y="7.342cm" svg:viewBox="0 0 274 275" svg:d="M136 275c37 0 72-15 98-40 26-26 40-61 40-98 0-36-14-71-40-97-26-25-61-40-98-40-36 0-71 15-96 40-26 26-40 61-40 97 0 37 14 72 40 98 25 25 60 40 96 40z">
          <text:p/>
        </draw:path>
        <draw:path draw:style-name="gr40" draw:text-style-name="P22" draw:layer="layout" svg:width="0.273cm" svg:height="0.273cm" svg:x="21.54cm" svg:y="7.412cm" svg:viewBox="0 0 274 274" svg:d="M136 274c38 0 72-14 98-40s40-60 40-97c0-36-14-72-40-97-26-26-60-40-98-40-36 0-71 14-96 40-26 25-40 61-40 97 0 37 14 71 40 97 25 26 60 40 96 40z">
          <text:p/>
        </draw:path>
        <draw:path draw:style-name="gr40" draw:text-style-name="P22" draw:layer="layout" svg:width="0.274cm" svg:height="0.273cm" svg:x="21.174cm" svg:y="7.391cm" svg:viewBox="0 0 275 274" svg:d="M137 274c36 0 71-14 97-40s41-60 41-97-15-72-41-97c-26-26-61-40-97-40s-71 14-96 40c-26 25-41 60-41 97s15 71 41 97c25 26 60 40 96 40z">
          <text:p/>
        </draw:path>
        <draw:path draw:style-name="gr39" draw:text-style-name="P21" draw:layer="layout" svg:width="0.273cm" svg:height="0.274cm" svg:x="20.661cm" svg:y="6.821cm" svg:viewBox="0 0 274 275" svg:d="M136 275c37 0 71-15 98-40 26-26 40-61 40-98 0-36-14-71-40-97-27-25-61-40-98-40-36 0-71 15-96 40-26 26-40 61-40 97 0 37 14 72 40 98 25 25 60 40 96 40z">
          <text:p/>
        </draw:path>
        <draw:path draw:style-name="gr40" draw:text-style-name="P22" draw:layer="layout" svg:width="0.274cm" svg:height="0.274cm" svg:x="21.203cm" svg:y="7.23cm" svg:viewBox="0 0 275 275" svg:d="M137 275c36 0 71-15 98-40 25-26 40-61 40-97s-15-71-40-97c-27-25-62-41-98-41s-71 16-97 41c-25 26-40 61-40 97s15 71 40 97c26 25 61 40 97 40z">
          <text:p/>
        </draw:path>
        <draw:path draw:style-name="gr40" draw:text-style-name="P22" draw:layer="layout" svg:width="0.273cm" svg:height="0.273cm" svg:x="21.339cm" svg:y="7.358cm" svg:viewBox="0 0 274 274" svg:d="M137 274c37 0 71-14 97-40 26-25 40-60 40-97 0-36-14-71-40-97-26-25-60-40-97-40-36 0-72 15-97 40-26 26-40 61-40 97 0 37 14 72 40 97 25 26 61 40 97 40z">
          <text:p/>
        </draw:path>
        <draw:path draw:style-name="gr40" draw:text-style-name="P22" draw:layer="layout" svg:width="0.274cm" svg:height="0.273cm" svg:x="21.363cm" svg:y="7.183cm" svg:viewBox="0 0 275 274" svg:d="M138 274c36 0 71-14 97-40 25-25 40-60 40-96 0-37-15-71-40-98-26-26-61-40-97-40s-72 14-98 40c-25 27-40 61-40 98 0 36 15 71 40 96 26 26 62 40 98 40z">
          <text:p/>
        </draw:path>
        <draw:path draw:style-name="gr40" draw:text-style-name="P22" draw:layer="layout" svg:width="0.273cm" svg:height="0.273cm" svg:x="21.254cm" svg:y="7.42cm" svg:viewBox="0 0 274 274" svg:d="M136 274c37 0 72-14 98-40 26-25 40-60 40-96s-14-72-40-98c-26-25-61-40-98-40-36 0-71 15-96 40-26 26-40 62-40 98s14 71 40 96c25 26 60 40 96 40z">
          <text:p/>
        </draw:path>
        <draw:path draw:style-name="gr40" draw:text-style-name="P22" draw:layer="layout" svg:width="0.273cm" svg:height="0.273cm" svg:x="21.11cm" svg:y="7.298cm" svg:viewBox="0 0 274 274" svg:d="M137 274c36 0 71-14 97-40 25-26 40-61 40-97 0-37-15-71-40-97-26-26-61-40-97-40s-71 14-97 40-40 60-40 97c0 36 14 71 40 97s61 40 97 40z">
          <text:p/>
        </draw:path>
        <draw:path draw:style-name="gr40" draw:text-style-name="P22" draw:layer="layout" svg:width="0.273cm" svg:height="0.273cm" svg:x="21.255cm" svg:y="7.109cm" svg:viewBox="0 0 274 274" svg:d="M137 274c36 0 72-14 97-40 26-25 40-60 40-96 0-37-14-72-40-98-25-25-61-40-97-40-37 0-71 15-97 40-26 26-40 61-40 98 0 36 14 71 40 96 26 26 60 40 97 40z">
          <text:p/>
        </draw:path>
        <draw:path draw:style-name="gr40" draw:text-style-name="P22" draw:layer="layout" svg:width="0.273cm" svg:height="0.273cm" svg:x="21.025cm" svg:y="7.286cm" svg:viewBox="0 0 274 274" svg:d="M138 274c36 0 71-14 96-40 26-27 40-61 40-98 0-36-14-71-40-96-25-26-60-40-96-40-37 0-72 14-98 40-25 25-40 60-40 96 0 37 15 71 40 98 26 26 61 40 98 40z">
          <text:p/>
        </draw:path>
        <draw:path draw:style-name="gr40" draw:text-style-name="P22" draw:layer="layout" svg:width="0.274cm" svg:height="0.273cm" svg:x="21.29cm" svg:y="7.48cm" svg:viewBox="0 0 275 274" svg:d="M137 274c37 0 72-15 98-40 25-26 40-61 40-97s-15-71-40-96c-26-27-61-41-98-41-36 0-71 14-97 41-25 25-40 60-40 96s15 71 40 97c26 25 61 40 97 40z">
          <text:p/>
        </draw:path>
        <draw:path draw:style-name="gr40" draw:text-style-name="P22" draw:layer="layout" svg:width="0.274cm" svg:height="0.273cm" svg:x="21.244cm" svg:y="7.271cm" svg:viewBox="0 0 275 274" svg:d="M137 274c36 0 72-14 98-41 25-26 40-60 40-97 0-36-15-71-40-96-26-26-62-40-98-40s-71 14-97 40c-25 25-40 60-40 96 0 37 15 71 40 97 26 27 61 41 97 41z">
          <text:p/>
        </draw:path>
        <draw:path draw:style-name="gr40" draw:text-style-name="P22" draw:layer="layout" svg:width="0.274cm" svg:height="0.274cm" svg:x="21.2cm" svg:y="7.356cm" svg:viewBox="0 0 275 275" svg:d="M137 275c36 0 71-15 98-40 25-26 40-61 40-98 0-36-15-71-40-97-27-25-62-40-98-40s-71 15-97 40c-25 26-40 61-40 97 0 37 15 72 40 98 26 25 61 40 97 40z">
          <text:p/>
        </draw:path>
        <draw:path draw:style-name="gr39" draw:text-style-name="P21" draw:layer="layout" svg:width="0.273cm" svg:height="0.273cm" svg:x="20.773cm" svg:y="7.322cm" svg:viewBox="0 0 274 274" svg:d="M138 274c36 0 71-14 96-40 26-25 40-61 40-97s-14-71-40-97c-25-25-60-40-96-40-37 0-72 15-98 40-25 26-40 61-40 97s15 72 40 97c26 26 61 40 98 40z">
          <text:p/>
        </draw:path>
        <draw:path draw:style-name="gr39" draw:text-style-name="P21" draw:layer="layout" svg:width="0.273cm" svg:height="0.273cm" svg:x="20.421cm" svg:y="7.387cm" svg:viewBox="0 0 274 274" svg:d="M137 274c36 0 72-14 97-40 26-26 40-60 40-97s-14-72-40-97c-25-26-61-40-97-40s-71 14-97 40c-25 25-40 60-40 97s15 71 40 97c26 26 61 40 97 40z">
          <text:p/>
        </draw:path>
        <draw:path draw:style-name="gr39" draw:text-style-name="P21" draw:layer="layout" svg:width="0.273cm" svg:height="0.274cm" svg:x="20.754cm" svg:y="7.335cm" svg:viewBox="0 0 274 275" svg:d="M137 275c37 0 71-15 97-40 26-26 40-61 40-98 0-36-14-71-40-96-26-26-60-41-97-41s-72 15-97 41c-26 25-40 60-40 96 0 37 14 72 40 98 25 25 60 40 97 40z">
          <text:p/>
        </draw:path>
        <draw:path draw:style-name="gr39" draw:text-style-name="P21" draw:layer="layout" svg:width="0.273cm" svg:height="0.274cm" svg:x="20.687cm" svg:y="7.332cm" svg:viewBox="0 0 274 275" svg:d="M136 275c37 0 72-15 98-40 26-26 40-62 40-98s-14-71-40-97c-26-25-61-40-98-40-36 0-71 15-96 40-26 26-40 61-40 97s14 72 40 98c25 25 60 40 96 40z">
          <text:p/>
        </draw:path>
        <draw:path draw:style-name="gr40" draw:text-style-name="P22" draw:layer="layout" svg:width="0.273cm" svg:height="0.274cm" svg:x="21.24cm" svg:y="7.324cm" svg:viewBox="0 0 274 275" svg:d="M137 275c36 0 72-15 97-40 26-26 40-62 40-98s-14-71-40-97c-25-25-61-40-97-40s-71 15-97 40c-25 26-40 61-40 97s15 72 40 98c26 25 61 40 97 40z">
          <text:p/>
        </draw:path>
        <draw:path draw:style-name="gr40" draw:text-style-name="P22" draw:layer="layout" svg:width="0.273cm" svg:height="0.273cm" svg:x="21.045cm" svg:y="7.306cm" svg:viewBox="0 0 274 274" svg:d="M137 274c37 0 71-14 97-40 26-25 40-61 40-97s-14-71-40-97c-26-25-60-40-97-40s-72 15-97 40c-26 26-40 61-40 97s14 72 40 97c25 26 60 40 97 40z">
          <text:p/>
        </draw:path>
        <draw:path draw:style-name="gr40" draw:text-style-name="P22" draw:layer="layout" svg:width="0.273cm" svg:height="0.274cm" svg:x="22.592cm" svg:y="7.007cm" svg:viewBox="0 0 274 275" svg:d="M137 275c36 0 72-15 97-40 26-27 40-62 40-98s-14-71-40-97c-25-25-61-40-97-40s-71 15-97 40c-25 26-40 61-40 97s15 71 40 98c26 25 61 40 97 40z">
          <text:p/>
        </draw:path>
        <draw:path draw:style-name="gr40" draw:text-style-name="P22" draw:layer="layout" svg:width="0.273cm" svg:height="0.274cm" svg:x="22.06cm" svg:y="7.151cm" svg:viewBox="0 0 274 275" svg:d="M137 275c36 0 72-15 97-40 26-26 40-61 40-97s-14-72-40-98c-25-25-61-40-97-40-37 0-71 15-97 40-26 26-40 62-40 98s14 71 40 97c26 25 60 40 97 40z">
          <text:p/>
        </draw:path>
        <draw:path draw:style-name="gr40" draw:text-style-name="P22" draw:layer="layout" svg:width="0.273cm" svg:height="0.273cm" svg:x="21.411cm" svg:y="7.339cm" svg:viewBox="0 0 274 274" svg:d="M138 274c36 0 71-14 96-40 26-26 40-60 40-98 0-36-14-71-40-96-25-26-60-40-96-40s-71 14-97 40c-26 25-41 60-41 96 0 38 15 72 41 98s61 40 97 40z">
          <text:p/>
        </draw:path>
        <draw:path draw:style-name="gr40" draw:text-style-name="P22" draw:layer="layout" svg:width="0.273cm" svg:height="0.274cm" svg:x="21.152cm" svg:y="7.38cm" svg:viewBox="0 0 274 275" svg:d="M138 275c36 0 71-15 96-40 26-26 40-61 40-97 0-37-14-72-40-98-25-25-60-40-96-40-37 0-71 15-97 40-26 26-41 61-41 98 0 36 15 71 41 97 26 25 60 40 97 40z">
          <text:p/>
        </draw:path>
        <draw:path draw:style-name="gr40" draw:text-style-name="P22" draw:layer="layout" svg:width="0.273cm" svg:height="0.273cm" svg:x="21.981cm" svg:y="7.205cm" svg:viewBox="0 0 274 274" svg:d="M136 274c37 0 71-14 97-40s41-60 41-97c0-36-15-71-41-96-26-27-60-41-97-41-36 0-71 14-96 41-26 25-40 60-40 96 0 37 14 71 40 97 25 26 60 40 96 40z">
          <text:p/>
        </draw:path>
        <draw:path draw:style-name="gr39" draw:text-style-name="P21" draw:layer="layout" svg:width="0.274cm" svg:height="0.274cm" svg:x="20.35cm" svg:y="7.426cm" svg:viewBox="0 0 275 275" svg:d="M137 275c36 0 71-15 97-40 25-26 41-61 41-97s-16-72-41-98c-26-25-61-40-97-40s-71 15-97 40c-25 26-40 62-40 98s15 71 40 97c26 25 61 40 97 40z">
          <text:p/>
        </draw:path>
        <draw:path draw:style-name="gr40" draw:text-style-name="P22" draw:layer="layout" svg:width="0.273cm" svg:height="0.273cm" svg:x="21.243cm" svg:y="7.393cm" svg:viewBox="0 0 274 274" svg:d="M136 274c36 0 72-14 98-40 25-26 40-60 40-97s-15-72-40-97c-26-26-62-40-98-40s-71 14-96 40c-26 25-40 60-40 97s14 71 40 97c25 26 60 40 96 40z">
          <text:p/>
        </draw:path>
        <draw:path draw:style-name="gr39" draw:text-style-name="P21" draw:layer="layout" svg:width="0.273cm" svg:height="0.274cm" svg:x="20.835cm" svg:y="7.434cm" svg:viewBox="0 0 274 275" svg:d="M137 275c37 0 71-15 97-40 26-26 40-61 40-97s-14-72-40-98c-26-25-60-40-97-40-36 0-71 15-97 40-26 26-40 62-40 98s14 71 40 97c26 25 61 40 97 40z">
          <text:p/>
        </draw:path>
        <draw:path draw:style-name="gr40" draw:text-style-name="P22" draw:layer="layout" svg:width="0.274cm" svg:height="0.273cm" svg:x="20.993cm" svg:y="7.399cm" svg:viewBox="0 0 275 274" svg:d="M137 274c37 0 72-14 98-40 25-25 40-60 40-96 0-37-15-72-40-98-26-25-61-40-98-40-36 0-71 15-97 40-25 26-40 61-40 98 0 36 15 71 40 96 26 26 61 40 97 40z">
          <text:p/>
        </draw:path>
        <draw:path draw:style-name="gr40" draw:text-style-name="P22" draw:layer="layout" svg:width="0.273cm" svg:height="0.273cm" svg:x="21.002cm" svg:y="7.407cm" svg:viewBox="0 0 274 274" svg:d="M136 274c38 0 72-14 98-40s40-60 40-97-14-72-40-97c-26-26-60-40-98-40-36 0-71 14-96 40-26 25-40 60-40 97s14 71 40 97c25 26 60 40 96 40z">
          <text:p/>
        </draw:path>
        <draw:path draw:style-name="gr40" draw:text-style-name="P22" draw:layer="layout" svg:width="0.273cm" svg:height="0.273cm" svg:x="22.023cm" svg:y="7.138cm" svg:viewBox="0 0 274 274" svg:d="M136 274c36 0 71-14 98-40 25-26 40-60 40-97 0-36-15-72-40-97-27-26-62-40-98-40s-71 14-96 40c-26 25-40 61-40 97 0 37 14 71 40 97 25 26 60 40 96 40z">
          <text:p/>
        </draw:path>
        <draw:path draw:style-name="gr40" draw:text-style-name="P22" draw:layer="layout" svg:width="0.273cm" svg:height="0.274cm" svg:x="21.238cm" svg:y="7.309cm" svg:viewBox="0 0 274 275" svg:d="M137 275c36 0 72-15 97-40 26-26 40-62 40-98s-14-71-40-97c-25-25-61-40-97-40-37 0-71 15-97 40-26 26-40 61-40 97s14 72 40 98c26 25 60 40 97 40z">
          <text:p/>
        </draw:path>
        <draw:path draw:style-name="gr39" draw:text-style-name="P21" draw:layer="layout" svg:width="0.274cm" svg:height="0.273cm" svg:x="20.44cm" svg:y="7.349cm" svg:viewBox="0 0 275 274" svg:d="M137 274c37 0 72-14 98-40 25-25 40-60 40-97s-15-71-40-97c-26-26-61-40-98-40-36 0-71 14-97 40-25 26-40 60-40 97s15 72 40 97c26 26 61 40 97 40z">
          <text:p/>
        </draw:path>
        <draw:path draw:style-name="gr40" draw:text-style-name="P22" draw:layer="layout" svg:width="0.273cm" svg:height="0.273cm" svg:x="21.258cm" svg:y="7.23cm" svg:viewBox="0 0 274 274" svg:d="M137 274c37 0 72-14 97-40 26-25 40-60 40-96 0-37-14-71-40-97-25-26-60-41-97-41-36 0-71 15-97 41-25 26-40 60-40 97 0 36 15 71 40 96 26 26 61 40 97 40z">
          <text:p/>
        </draw:path>
        <draw:path draw:style-name="gr40" draw:text-style-name="P22" draw:layer="layout" svg:width="0.274cm" svg:height="0.273cm" svg:x="22.603cm" svg:y="7.014cm" svg:viewBox="0 0 275 274" svg:d="M137 274c36 0 72-14 98-40 25-27 40-61 40-98 0-36-15-71-40-96-26-26-62-40-98-40s-71 14-97 40c-25 25-40 60-40 96 0 37 15 71 40 98 26 26 61 40 97 40z">
          <text:p/>
        </draw:path>
        <draw:path draw:style-name="gr39" draw:text-style-name="P21" draw:layer="layout" svg:width="0.273cm" svg:height="0.274cm" svg:x="20.899cm" svg:y="7.402cm" svg:viewBox="0 0 274 275" svg:d="M137 275c36 0 70-15 96-41 27-25 41-60 41-96 0-37-14-72-41-98-26-25-60-40-96-40-37 0-71 15-97 40-26 26-40 61-40 98 0 36 14 71 40 96 26 26 60 41 97 41z">
          <text:p/>
        </draw:path>
        <draw:path draw:style-name="gr39" draw:text-style-name="P21" draw:layer="layout" svg:width="0.274cm" svg:height="0.273cm" svg:x="20.49cm" svg:y="7.378cm" svg:viewBox="0 0 275 274" svg:d="M138 274c36 0 71-14 97-40 25-25 40-60 40-96 0-38-15-72-40-98-26-26-61-40-97-40-37 0-72 14-98 40-25 26-40 60-40 98 0 36 15 71 40 96 26 26 61 40 98 40z">
          <text:p/>
        </draw:path>
        <draw:path draw:style-name="gr40" draw:text-style-name="P22" draw:layer="layout" svg:width="0.273cm" svg:height="0.273cm" svg:x="22.137cm" svg:y="7.366cm" svg:viewBox="0 0 274 274" svg:d="M137 274c37 0 71-15 97-40 26-26 40-61 40-98 0-36-14-71-40-96-26-26-60-40-97-40s-72 14-97 40c-26 25-40 60-40 96 0 37 14 72 40 98 25 25 60 40 97 40z">
          <text:p/>
        </draw:path>
        <draw:path draw:style-name="gr39" draw:text-style-name="P21" draw:layer="layout" svg:width="0.273cm" svg:height="0.274cm" svg:x="19.525cm" svg:y="7.264cm" svg:viewBox="0 0 274 275" svg:d="M137 275c36 0 71-15 96-41 26-26 41-61 41-97s-15-71-41-97c-25-25-60-40-96-40s-71 15-97 40c-25 26-40 61-40 97s15 71 40 97c26 26 61 41 97 41z">
          <text:p/>
        </draw:path>
        <draw:path draw:style-name="gr40" draw:text-style-name="P22" draw:layer="layout" svg:width="0.273cm" svg:height="0.273cm" svg:x="21.059cm" svg:y="7.435cm" svg:viewBox="0 0 274 274" svg:d="M138 274c36 0 71-14 96-40 26-25 40-60 40-96 0-37-14-72-40-98-25-26-60-40-96-40-37 0-72 14-98 40s-40 61-40 98c0 36 14 71 40 96 26 26 61 40 98 40z">
          <text:p/>
        </draw:path>
        <draw:path draw:style-name="gr40" draw:text-style-name="P22" draw:layer="layout" svg:width="0.273cm" svg:height="0.273cm" svg:x="21.197cm" svg:y="7.37cm" svg:viewBox="0 0 274 274" svg:d="M137 274c36 0 71-14 96-40 27-26 41-60 41-98 0-36-14-71-41-96-25-26-60-40-96-40s-71 14-97 40c-25 25-40 60-40 96 0 38 15 72 40 98 26 26 61 40 97 40z">
          <text:p/>
        </draw:path>
        <draw:path draw:style-name="gr40" draw:text-style-name="P22" draw:layer="layout" svg:width="0.273cm" svg:height="0.273cm" svg:x="21.043cm" svg:y="6.818cm" svg:viewBox="0 0 274 274" svg:d="M138 274c36 0 71-14 96-40 26-25 40-60 40-97s-14-71-40-97c-25-26-60-40-96-40-37 0-72 14-98 40-25 26-40 60-40 97s15 72 40 97c26 26 61 40 98 40z">
          <text:p/>
        </draw:path>
        <draw:path draw:style-name="gr39" draw:text-style-name="P21" draw:layer="layout" svg:width="0.273cm" svg:height="0.273cm" svg:x="20.844cm" svg:y="7.379cm" svg:viewBox="0 0 274 274" svg:d="M137 274c37 0 71-14 97-40s40-60 40-97-14-72-40-97c-26-26-60-40-97-40-36 0-71 14-97 40-26 25-40 60-40 97s14 71 40 97 61 40 97 40z">
          <text:p/>
        </draw:path>
        <draw:path draw:style-name="gr40" draw:text-style-name="P22" draw:layer="layout" svg:width="0.274cm" svg:height="0.273cm" svg:x="21.291cm" svg:y="7.442cm" svg:viewBox="0 0 275 274" svg:d="M137 274c37 0 72-14 98-40 25-26 40-60 40-96 0-37-15-71-40-98-26-26-61-40-98-40-36 0-71 14-97 40-25 27-40 61-40 98 0 36 15 70 40 96 26 26 61 40 97 40z">
          <text:p/>
        </draw:path>
        <draw:path draw:style-name="gr40" draw:text-style-name="P22" draw:layer="layout" svg:width="0.273cm" svg:height="0.274cm" svg:x="22.477cm" svg:y="7.159cm" svg:viewBox="0 0 274 275" svg:d="M137 275c37 0 71-15 97-40 26-26 40-61 40-97s-14-72-40-98c-26-25-60-40-97-40-36 0-71 15-97 40-26 26-40 62-40 98s14 71 40 97c26 25 61 40 97 40z">
          <text:p/>
        </draw:path>
        <draw:path draw:style-name="gr40" draw:text-style-name="P22" draw:layer="layout" svg:width="0.273cm" svg:height="0.274cm" svg:x="21.029cm" svg:y="7.44cm" svg:viewBox="0 0 274 275" svg:d="M137 275c36 0 71-15 97-40 25-26 40-61 40-97s-15-72-40-98c-26-25-61-40-97-40-37 0-72 15-97 40-26 26-40 62-40 98s14 71 40 97c25 25 60 40 97 40z">
          <text:p/>
        </draw:path>
        <draw:path draw:style-name="gr40" draw:text-style-name="P22" draw:layer="layout" svg:width="0.273cm" svg:height="0.273cm" svg:x="22.65cm" svg:y="7.199cm" svg:viewBox="0 0 274 274" svg:d="M137 274c37 0 72-14 97-40 26-26 40-60 40-97 0-36-14-71-40-96-25-27-60-41-97-41s-71 14-97 41c-26 25-40 60-40 96 0 37 14 71 40 97s60 40 97 40z">
          <text:p/>
        </draw:path>
        <draw:path draw:style-name="gr40" draw:text-style-name="P22" draw:layer="layout" svg:width="0.273cm" svg:height="0.274cm" svg:x="21.225cm" svg:y="7.397cm" svg:viewBox="0 0 274 275" svg:d="M137 275c36 0 72-15 97-40 26-26 40-61 40-97 0-37-14-72-40-98-25-25-61-40-97-40s-71 15-97 40c-25 26-40 61-40 98 0 36 15 71 40 97 26 25 61 40 97 40z">
          <text:p/>
        </draw:path>
        <draw:path draw:style-name="gr40" draw:text-style-name="P22" draw:layer="layout" svg:width="0.273cm" svg:height="0.274cm" svg:x="20.928cm" svg:y="7.431cm" svg:viewBox="0 0 274 275" svg:d="M137 275c36 0 71-15 97-40 26-26 40-61 40-97s-14-72-40-97c-26-26-61-41-97-41-37 0-71 15-97 41-26 25-40 61-40 97s14 71 40 97c26 25 60 40 97 40z">
          <text:p/>
        </draw:path>
        <draw:path draw:style-name="gr40" draw:text-style-name="P22" draw:layer="layout" svg:width="0.273cm" svg:height="0.273cm" svg:x="22.749cm" svg:y="7.109cm" svg:viewBox="0 0 274 274" svg:d="M137 274c36 0 71-14 97-40 25-25 40-60 40-96 0-38-15-72-40-98-26-26-61-40-97-40s-71 14-97 40-40 60-40 98c0 36 14 71 40 96 26 26 61 40 97 40z">
          <text:p/>
        </draw:path>
        <draw:path draw:style-name="gr40" draw:text-style-name="P22" draw:layer="layout" svg:width="0.274cm" svg:height="0.274cm" svg:x="21.004cm" svg:y="7.433cm" svg:viewBox="0 0 275 275" svg:d="M137 275c37 0 72-15 98-40 25-26 40-61 40-97s-15-72-40-98c-26-25-61-40-98-40-36 0-71 15-97 40-25 26-40 62-40 98s15 71 40 97c26 25 61 40 97 40z">
          <text:p/>
        </draw:path>
        <draw:path draw:style-name="gr39" draw:text-style-name="P21" draw:layer="layout" svg:width="0.273cm" svg:height="0.274cm" svg:x="20.796cm" svg:y="7.472cm" svg:viewBox="0 0 274 275" svg:d="M138 275c36 0 71-15 96-40 26-26 40-61 40-97s-14-71-40-97c-25-26-60-41-96-41-37 0-72 15-98 41s-40 61-40 97 14 71 40 97c26 25 61 40 98 40z">
          <text:p/>
        </draw:path>
        <draw:path draw:style-name="gr40" draw:text-style-name="P22" draw:layer="layout" svg:width="0.273cm" svg:height="0.273cm" svg:x="21.132cm" svg:y="7.416cm" svg:viewBox="0 0 274 274" svg:d="M137 274c37 0 71-14 97-40s40-60 40-97c0-36-14-72-40-97-26-26-60-40-97-40-36 0-71 14-96 40-27 25-41 61-41 97 0 37 14 71 41 97 25 26 60 40 96 40z">
          <text:p/>
        </draw:path>
        <draw:path draw:style-name="gr40" draw:text-style-name="P22" draw:layer="layout" svg:width="0.273cm" svg:height="0.273cm" svg:x="22.125cm" svg:y="7.405cm" svg:viewBox="0 0 274 274" svg:d="M137 274c36 0 71-14 97-40 25-25 40-60 40-96 0-37-15-72-40-98-26-25-61-40-97-40-37 0-72 15-97 40-26 26-40 61-40 98 0 36 14 71 40 96 25 26 60 40 97 40z">
          <text:p/>
        </draw:path>
        <draw:path draw:style-name="gr40" draw:text-style-name="P22" draw:layer="layout" svg:width="0.273cm" svg:height="0.273cm" svg:x="21.119cm" svg:y="7.395cm" svg:viewBox="0 0 274 274" svg:d="M137 274c37 0 71-14 97-40 26-25 40-60 40-96 0-37-14-72-40-98-26-25-60-40-97-40-36 0-71 15-96 40-27 26-41 61-41 98 0 36 14 71 41 96 25 26 60 40 96 40z">
          <text:p/>
        </draw:path>
        <draw:path draw:style-name="gr40" draw:text-style-name="P22" draw:layer="layout" svg:width="0.274cm" svg:height="0.274cm" svg:x="20.993cm" svg:y="7.466cm" svg:viewBox="0 0 275 275" svg:d="M137 275c37 0 72-15 98-40 25-26 40-61 40-97s-15-71-40-98c-26-25-61-40-98-40-36 0-71 15-97 40-25 27-40 62-40 98s15 71 40 97c26 25 61 40 97 40z">
          <text:p/>
        </draw:path>
        <draw:path draw:style-name="gr40" draw:text-style-name="P22" draw:layer="layout" svg:width="0.273cm" svg:height="0.274cm" svg:x="22.352cm" svg:y="7.156cm" svg:viewBox="0 0 274 275" svg:d="M137 275c37 0 72-15 97-40 26-26 40-61 40-97s-14-72-40-98c-25-25-60-40-97-40-36 0-71 15-97 40-25 26-40 62-40 98s15 71 40 97c26 25 61 40 97 40z">
          <text:p/>
        </draw:path>
        <draw:path draw:style-name="gr40" draw:text-style-name="P22" draw:layer="layout" svg:width="0.274cm" svg:height="0.273cm" svg:x="21.417cm" svg:y="7.38cm" svg:viewBox="0 0 275 274" svg:d="M138 274c36 0 71-14 97-40 25-25 40-60 40-96 0-37-15-72-40-98-26-25-61-40-97-40s-71 15-97 40c-25 26-41 61-41 98 0 36 16 71 41 96 26 26 61 40 97 40z">
          <text:p/>
        </draw:path>
        <draw:path draw:style-name="gr40" draw:text-style-name="P22" draw:layer="layout" svg:width="0.273cm" svg:height="0.273cm" svg:x="21.409cm" svg:y="7.379cm" svg:viewBox="0 0 274 274" svg:d="M137 274c37 0 71-14 97-40 26-25 40-60 40-96 0-37-14-72-40-98-26-25-60-40-97-40-36 0-71 15-96 40-27 26-41 61-41 98 0 36 14 71 41 96 25 26 60 40 96 40z">
          <text:p/>
        </draw:path>
        <draw:path draw:style-name="gr40" draw:text-style-name="P22" draw:layer="layout" svg:width="0.273cm" svg:height="0.273cm" svg:x="21.318cm" svg:y="7.395cm" svg:viewBox="0 0 274 274" svg:d="M138 274c36 0 71-14 96-40 26-26 40-60 40-97s-14-72-40-97c-25-26-60-40-96-40-38 0-72 14-98 40-26 25-40 60-40 97s14 71 40 97 60 40 98 40z">
          <text:p/>
        </draw:path>
        <draw:path draw:style-name="gr40" draw:text-style-name="P22" draw:layer="layout" svg:width="0.274cm" svg:height="0.273cm" svg:x="21.042cm" svg:y="7.399cm" svg:viewBox="0 0 275 274" svg:d="M138 274c36 0 71-14 97-40 25-25 40-60 40-96 0-38-15-72-40-98-26-26-61-40-97-40-37 0-72 14-98 40-25 26-40 60-40 98 0 36 15 71 40 96 26 26 61 40 98 40z">
          <text:p/>
        </draw:path>
        <draw:path draw:style-name="gr40" draw:text-style-name="P22" draw:layer="layout" svg:width="0.273cm" svg:height="0.274cm" svg:x="21.04cm" svg:y="7.462cm" svg:viewBox="0 0 274 275" svg:d="M137 275c36 0 71-15 97-40 25-26 40-61 40-97s-15-71-40-98c-26-25-61-40-97-40-37 0-72 15-97 40-26 27-40 62-40 98s14 71 40 97c25 25 60 40 97 40z">
          <text:p/>
        </draw:path>
        <draw:path draw:style-name="gr40" draw:text-style-name="P22" draw:layer="layout" svg:width="0.274cm" svg:height="0.274cm" svg:x="21.02cm" svg:y="7.398cm" svg:viewBox="0 0 275 275" svg:d="M137 275c37 0 72-15 98-40 25-26 40-61 40-97 0-37-15-72-40-98-26-25-61-40-98-40-36 0-71 15-97 40-25 26-40 61-40 98 0 36 15 71 40 97 26 25 61 40 97 40z">
          <text:p/>
        </draw:path>
        <draw:path draw:style-name="gr40" draw:text-style-name="P22" draw:layer="layout" svg:width="0.273cm" svg:height="0.273cm" svg:x="20.943cm" svg:y="7.477cm" svg:viewBox="0 0 274 274" svg:d="M136 274c37 0 71-15 98-40 26-26 40-61 40-97s-14-71-40-96c-27-27-61-41-98-41-36 0-71 14-96 41-26 25-40 60-40 96s14 71 40 97c25 25 60 40 96 40z">
          <text:p/>
        </draw:path>
        <draw:path draw:style-name="gr40" draw:text-style-name="P22" draw:layer="layout" svg:width="0.273cm" svg:height="0.274cm" svg:x="21.055cm" svg:y="7.435cm" svg:viewBox="0 0 274 275" svg:d="M137 275c36 0 71-15 97-40 25-26 40-61 40-97s-15-72-40-98c-26-25-61-40-97-40-37 0-72 15-97 40-26 26-40 62-40 98s14 71 40 97c25 25 60 40 97 40z">
          <text:p/>
        </draw:path>
        <draw:path draw:style-name="gr40" draw:text-style-name="P22" draw:layer="layout" svg:width="0.273cm" svg:height="0.273cm" svg:x="20.981cm" svg:y="7.399cm" svg:viewBox="0 0 274 274" svg:d="M137 274c36 0 72-14 97-40 26-25 40-60 40-96 0-38-14-72-40-98-25-26-61-40-97-40s-71 14-97 40c-25 26-40 60-40 98 0 36 15 71 40 96 26 26 61 40 97 40z">
          <text:p/>
        </draw:path>
        <draw:path draw:style-name="gr40" draw:text-style-name="P22" draw:layer="layout" svg:width="0.273cm" svg:height="0.273cm" svg:x="21.612cm" svg:y="7.358cm" svg:viewBox="0 0 274 274" svg:d="M137 274c36 0 71-14 97-40 25-25 40-60 40-97s-15-71-40-97c-26-26-61-40-97-40s-72 14-97 40c-26 26-40 60-40 97s14 72 40 97c25 26 61 40 97 40z">
          <text:p/>
        </draw:path>
        <draw:path draw:style-name="gr40" draw:text-style-name="P22" draw:layer="layout" svg:width="0.274cm" svg:height="0.273cm" svg:x="20.987cm" svg:y="7.445cm" svg:viewBox="0 0 275 274" svg:d="M137 274c37 0 72-14 98-40 25-26 40-60 40-97 0-36-15-71-40-97-26-26-61-40-98-40-36 0-71 14-97 40-25 26-40 61-40 97 0 37 15 71 40 97 26 26 61 40 97 40z">
          <text:p/>
        </draw:path>
        <draw:path draw:style-name="gr40" draw:text-style-name="P22" draw:layer="layout" svg:width="0.273cm" svg:height="0.274cm" svg:x="21.617cm" svg:y="7.421cm" svg:viewBox="0 0 274 275" svg:d="M137 275c37 0 71-15 97-41 26-25 40-60 40-96s-14-72-40-98c-26-25-60-40-97-40-36 0-72 15-97 40-26 26-40 62-40 98s14 71 40 96c25 26 61 41 97 41z">
          <text:p/>
        </draw:path>
        <draw:path draw:style-name="gr40" draw:text-style-name="P22" draw:layer="layout" svg:width="0.274cm" svg:height="0.273cm" svg:x="21.549cm" svg:y="7.424cm" svg:viewBox="0 0 275 274" svg:d="M137 274c37 0 72-15 98-40 25-26 40-61 40-97s-15-72-40-97c-26-26-61-40-98-40-36 0-71 14-97 40-25 25-40 61-40 97s15 71 40 97c26 25 61 40 97 40z">
          <text:p/>
        </draw:path>
        <draw:path draw:style-name="gr40" draw:text-style-name="P22" draw:layer="layout" svg:width="0.274cm" svg:height="0.273cm" svg:x="22.425cm" svg:y="7.288cm" svg:viewBox="0 0 275 274" svg:d="M138 274c36 0 71-14 97-40 25-27 40-61 40-98 0-36-15-71-40-96-26-26-61-40-97-40s-72 14-98 40c-25 25-40 60-40 96 0 37 15 71 40 98 26 26 62 40 98 40z">
          <text:p/>
        </draw:path>
        <draw:path draw:style-name="gr39" draw:text-style-name="P21" draw:layer="layout" svg:width="0.274cm" svg:height="0.274cm" svg:x="20.762cm" svg:y="7.378cm" svg:viewBox="0 0 275 275" svg:d="M138 275c36 0 71-15 97-40 25-26 40-61 40-97 0-37-15-72-40-98-26-25-61-40-97-40-37 0-72 15-98 40-25 26-40 61-40 98 0 36 15 71 40 97 26 25 61 40 98 40z">
          <text:p/>
        </draw:path>
        <draw:path draw:style-name="gr40" draw:text-style-name="P22" draw:layer="layout" svg:width="0.273cm" svg:height="0.273cm" svg:x="22.542cm" svg:y="7.15cm" svg:viewBox="0 0 274 274" svg:d="M137 274c36 0 71-14 96-40 27-26 41-60 41-97 0-36-14-72-41-97-25-26-60-40-96-40-37 0-71 14-97 40-26 25-40 61-40 97 0 37 14 71 40 97s60 40 97 40z">
          <text:p/>
        </draw:path>
        <draw:path draw:style-name="gr40" draw:text-style-name="P22" draw:layer="layout" svg:width="0.273cm" svg:height="0.273cm" svg:x="21.008cm" svg:y="7.453cm" svg:viewBox="0 0 274 274" svg:d="M137 274c37 0 72-14 97-40 26-25 40-60 40-96s-14-71-40-98c-25-25-60-40-97-40s-71 15-97 40c-26 27-40 62-40 98s14 71 40 96c26 26 60 40 97 40z">
          <text:p/>
        </draw:path>
        <draw:path draw:style-name="gr39" draw:text-style-name="P21" draw:layer="layout" svg:width="0.273cm" svg:height="0.274cm" svg:x="19.046cm" svg:y="7.509cm" svg:viewBox="0 0 274 275" svg:d="M137 275c36 0 72-16 97-42 26-25 40-60 40-96s-14-71-40-97c-25-25-61-40-97-40-37 0-71 15-97 40-26 26-40 61-40 97s14 71 40 96c26 26 60 42 97 42z">
          <text:p/>
        </draw:path>
        <draw:path draw:style-name="gr40" draw:text-style-name="P22" draw:layer="layout" svg:width="0.273cm" svg:height="0.273cm" svg:x="21.232cm" svg:y="7.135cm" svg:viewBox="0 0 274 274" svg:d="M136 274c37 0 72-14 98-40 26-25 40-60 40-96 0-37-14-72-40-98s-61-40-98-40c-36 0-71 14-96 40-26 26-40 61-40 98 0 36 14 71 40 96 25 26 60 40 96 40z">
          <text:p/>
        </draw:path>
        <draw:path draw:style-name="gr40" draw:text-style-name="P22" draw:layer="layout" svg:width="0.274cm" svg:height="0.274cm" svg:x="21.153cm" svg:y="7.427cm" svg:viewBox="0 0 275 275" svg:d="M138 275c36 0 71-15 97-40 25-26 40-61 40-97s-15-72-40-98c-26-25-61-40-97-40s-71 15-96 40c-26 26-42 62-42 98s16 71 42 97c25 25 60 40 96 40z">
          <text:p/>
        </draw:path>
        <draw:path draw:style-name="gr40" draw:text-style-name="P22" draw:layer="layout" svg:width="0.273cm" svg:height="0.273cm" svg:x="22.018cm" svg:y="7.37cm" svg:viewBox="0 0 274 274" svg:d="M137 274c36 0 71-14 97-40 26-25 40-60 40-97s-14-71-40-97-61-40-97-40-71 14-97 40c-25 26-40 60-40 97s15 72 40 97c26 26 61 40 97 40z">
          <text:p/>
        </draw:path>
        <draw:path draw:style-name="gr40" draw:text-style-name="P22" draw:layer="layout" svg:width="0.273cm" svg:height="0.273cm" svg:x="21.138cm" svg:y="7.512cm" svg:viewBox="0 0 274 274" svg:d="M138 274c36 0 71-15 96-41 26-25 40-60 40-96 0-37-14-71-40-97-25-26-60-40-96-40-37 0-71 14-97 40-27 26-41 60-41 97 0 36 14 71 41 96 26 26 60 41 97 41z">
          <text:p/>
        </draw:path>
        <draw:path draw:style-name="gr40" draw:text-style-name="P22" draw:layer="layout" svg:width="0.273cm" svg:height="0.273cm" svg:x="22.558cm" svg:y="7.157cm" svg:viewBox="0 0 274 274" svg:d="M137 274c36 0 71-14 96-40 27-25 41-60 41-96s-14-72-41-98c-25-25-60-40-96-40-37 0-71 15-97 40-26 26-40 62-40 98s14 71 40 96c26 26 60 40 97 40z">
          <text:p/>
        </draw:path>
        <draw:path draw:style-name="gr40" draw:text-style-name="P22" draw:layer="layout" svg:width="0.274cm" svg:height="0.274cm" svg:x="21.286cm" svg:y="7.451cm" svg:viewBox="0 0 275 275" svg:d="M137 275c37 0 72-15 98-40 25-26 40-61 40-97s-15-71-40-98c-26-25-61-40-98-40-36 0-71 15-97 40-25 27-40 62-40 98s15 71 40 97c26 25 61 40 97 40z">
          <text:p/>
        </draw:path>
        <draw:path draw:style-name="gr40" draw:text-style-name="P22" draw:layer="layout" svg:width="0.273cm" svg:height="0.273cm" svg:x="22.44cm" svg:y="7.243cm" svg:viewBox="0 0 274 274" svg:d="M137 274c37 0 71-15 97-41s40-60 40-97c0-36-14-71-40-96-26-26-60-40-97-40-36 0-72 14-97 40-26 25-40 60-40 96 0 37 14 71 40 97 25 26 61 41 97 41z">
          <text:p/>
        </draw:path>
        <draw:path draw:style-name="gr40" draw:text-style-name="P22" draw:layer="layout" svg:width="0.273cm" svg:height="0.274cm" svg:x="21.377cm" svg:y="7.41cm" svg:viewBox="0 0 274 275" svg:d="M138 275c36 0 71-15 96-40 26-26 40-61 40-97s-14-72-40-98c-25-25-60-40-96-40s-71 15-98 40c-25 26-40 62-40 98s15 71 40 97c27 25 62 40 98 40z">
          <text:p/>
        </draw:path>
        <draw:path draw:style-name="gr40" draw:text-style-name="P22" draw:layer="layout" svg:width="0.273cm" svg:height="0.273cm" svg:x="21.168cm" svg:y="7.399cm" svg:viewBox="0 0 274 274" svg:d="M136 274c36 0 71-15 97-40 25-26 41-61 41-97 0-37-16-72-41-97-26-26-61-40-97-40s-71 14-96 40c-26 25-40 60-40 97 0 36 14 71 40 97 25 25 60 40 96 40z">
          <text:p/>
        </draw:path>
        <draw:path draw:style-name="gr40" draw:text-style-name="P22" draw:layer="layout" svg:width="0.273cm" svg:height="0.274cm" svg:x="21.442cm" svg:y="7.433cm" svg:viewBox="0 0 274 275" svg:d="M137 275c36 0 71-15 96-40 26-26 41-61 41-97s-15-72-41-98c-25-25-60-40-96-40s-71 15-97 40c-25 26-40 62-40 98s15 71 40 97c26 25 61 40 97 40z">
          <text:p/>
        </draw:path>
        <draw:path draw:style-name="gr40" draw:text-style-name="P22" draw:layer="layout" svg:width="0.273cm" svg:height="0.273cm" svg:x="21.262cm" svg:y="7.45cm" svg:viewBox="0 0 274 274" svg:d="M136 274c38 0 72-14 98-40s40-60 40-97c0-36-14-71-40-97s-60-40-98-40c-36 0-71 14-96 40-26 26-40 61-40 97 0 37 14 71 40 97 25 26 60 40 96 40z">
          <text:p/>
        </draw:path>
        <draw:path draw:style-name="gr40" draw:text-style-name="P22" draw:layer="layout" svg:width="0.273cm" svg:height="0.274cm" svg:x="21.849cm" svg:y="7.502cm" svg:viewBox="0 0 274 275" svg:d="M138 275c36 0 71-15 96-40 26-26 40-61 40-97s-14-71-40-97c-25-25-60-41-96-41-38 0-72 16-98 41-26 26-40 61-40 97s14 71 40 97c26 25 60 40 98 40z">
          <text:p/>
        </draw:path>
        <draw:path draw:style-name="gr40" draw:text-style-name="P22" draw:layer="layout" svg:width="0.273cm" svg:height="0.274cm" svg:x="21.098cm" svg:y="7.445cm" svg:viewBox="0 0 274 275" svg:d="M137 275c37 0 71-15 97-40 26-26 40-61 40-97s-14-71-40-98c-26-25-60-40-97-40-36 0-71 15-97 40-26 27-40 62-40 98s14 71 40 97c26 25 61 40 97 40z">
          <text:p/>
        </draw:path>
        <draw:path draw:style-name="gr40" draw:text-style-name="P22" draw:layer="layout" svg:width="0.273cm" svg:height="0.273cm" svg:x="21.487cm" svg:y="7.45cm" svg:viewBox="0 0 274 274" svg:d="M137 274c36 0 71-14 97-40s40-60 40-97c0-36-14-71-40-97s-61-40-97-40-71 14-97 40c-25 26-40 61-40 97 0 37 15 71 40 97 26 26 61 40 97 40z">
          <text:p/>
        </draw:path>
        <draw:path draw:style-name="gr40" draw:text-style-name="P22" draw:layer="layout" svg:width="0.273cm" svg:height="0.273cm" svg:x="21.432cm" svg:y="7.424cm" svg:viewBox="0 0 274 274" svg:d="M137 274c36 0 71-14 96-40 26-25 41-60 41-96 0-37-15-72-41-98-25-25-60-40-96-40s-71 15-97 40c-25 26-40 61-40 98 0 36 15 71 40 96 26 26 61 40 97 40z">
          <text:p/>
        </draw:path>
        <draw:path draw:style-name="gr40" draw:text-style-name="P22" draw:layer="layout" svg:width="0.273cm" svg:height="0.273cm" svg:x="21.485cm" svg:y="7.439cm" svg:viewBox="0 0 274 274" svg:d="M136 274c36 0 71-14 98-40 25-26 40-60 40-97 0-36-15-72-40-97-27-26-62-40-98-40s-71 14-96 40c-26 25-40 61-40 97 0 37 14 71 40 97 25 26 60 40 96 40z">
          <text:p/>
        </draw:path>
        <draw:path draw:style-name="gr40" draw:text-style-name="P22" draw:layer="layout" svg:width="0.273cm" svg:height="0.274cm" svg:x="21.288cm" svg:y="7.392cm" svg:viewBox="0 0 274 275" svg:d="M136 275c37 0 72-15 98-40 25-26 40-61 40-97 0-37-15-72-40-98-26-25-61-40-98-40-36 0-71 15-96 40-26 26-40 61-40 98 0 36 14 71 40 97 25 25 60 40 96 40z">
          <text:p/>
        </draw:path>
        <draw:path draw:style-name="gr40" draw:text-style-name="P22" draw:layer="layout" svg:width="0.273cm" svg:height="0.274cm" svg:x="21.524cm" svg:y="7.55cm" svg:viewBox="0 0 274 275" svg:d="M137 275c36 0 72-15 97-40 26-27 40-62 40-98s-14-71-40-97c-25-25-61-40-97-40-37 0-71 15-97 40-26 26-40 61-40 97s14 71 40 98c26 25 60 40 97 40z">
          <text:p/>
        </draw:path>
        <draw:path draw:style-name="gr40" draw:text-style-name="P22" draw:layer="layout" svg:width="0.273cm" svg:height="0.274cm" svg:x="22.329cm" svg:y="6.751cm" svg:viewBox="0 0 274 275" svg:d="M136 275c37 0 72-15 98-40 26-27 40-62 40-98s-14-71-40-97c-26-25-61-40-98-40-36 0-71 15-96 40-26 26-40 61-40 97s14 71 40 98c25 25 60 40 96 40z">
          <text:p/>
        </draw:path>
        <draw:path draw:style-name="gr40" draw:text-style-name="P22" draw:layer="layout" svg:width="0.273cm" svg:height="0.273cm" svg:x="22.555cm" svg:y="7.432cm" svg:viewBox="0 0 274 274" svg:d="M137 274c36 0 71-14 96-40 27-25 41-60 41-96 0-37-14-72-41-98-25-26-60-40-96-40-37 0-71 14-97 40s-40 61-40 98c0 36 14 71 40 96 26 26 60 40 97 40z">
          <text:p/>
        </draw:path>
        <draw:path draw:style-name="gr40" draw:text-style-name="P22" draw:layer="layout" svg:width="0.273cm" svg:height="0.273cm" svg:x="22.014cm" svg:y="7.327cm" svg:viewBox="0 0 274 274" svg:d="M136 274c37 0 71-14 97-40 27-25 41-61 41-97s-14-71-41-97c-26-25-60-40-97-40-36 0-71 15-96 40-26 26-40 61-40 97s14 72 40 97c25 26 60 40 96 40z">
          <text:p/>
        </draw:path>
        <draw:path draw:style-name="gr40" draw:text-style-name="P22" draw:layer="layout" svg:width="0.273cm" svg:height="0.273cm" svg:x="21.729cm" svg:y="7.455cm" svg:viewBox="0 0 274 274" svg:d="M137 274c36 0 71-15 96-40 27-26 41-61 41-97s-14-71-41-97c-25-26-60-40-96-40-37 0-71 14-97 40s-40 61-40 97 14 71 40 97c26 25 60 40 97 40z">
          <text:p/>
        </draw:path>
        <draw:path draw:style-name="gr40" draw:text-style-name="P22" draw:layer="layout" svg:width="0.274cm" svg:height="0.273cm" svg:x="21.949cm" svg:y="7.44cm" svg:viewBox="0 0 275 274" svg:d="M138 274c36 0 71-14 97-40 25-26 40-60 40-97 0-36-15-72-40-97-26-26-61-40-97-40s-71 14-97 40c-26 25-41 61-41 97 0 37 15 71 41 97s61 40 97 40z">
          <text:p/>
        </draw:path>
        <draw:path draw:style-name="gr40" draw:text-style-name="P22" draw:layer="layout" svg:width="0.273cm" svg:height="0.273cm" svg:x="21.49cm" svg:y="7.417cm" svg:viewBox="0 0 274 274" svg:d="M137 274c36 0 71-14 97-40 26-25 40-60 40-96s-14-72-40-98c-26-25-61-40-97-40-37 0-71 15-97 40-26 26-40 62-40 98s14 71 40 96c26 26 60 40 97 40z">
          <text:p/>
        </draw:path>
        <draw:path draw:style-name="gr40" draw:text-style-name="P22" draw:layer="layout" svg:width="0.273cm" svg:height="0.273cm" svg:x="22.386cm" svg:y="7.149cm" svg:viewBox="0 0 274 274" svg:d="M138 274c36 0 71-14 96-40 26-25 40-60 40-96 0-37-14-72-40-98-25-26-60-40-96-40-38 0-72 14-98 40s-40 61-40 98c0 36 14 71 40 96 26 26 60 40 98 40z">
          <text:p/>
        </draw:path>
        <draw:path draw:style-name="gr39" draw:text-style-name="P21" draw:layer="layout" svg:width="0.274cm" svg:height="0.273cm" svg:x="19.292cm" svg:y="7.564cm" svg:viewBox="0 0 275 274" svg:d="M137 274c36 0 71-14 98-40 25-27 40-61 40-98 0-36-15-71-40-96-27-26-62-40-98-40s-71 14-97 40c-25 25-40 60-40 96 0 37 15 71 40 98 26 26 61 40 97 40z">
          <text:p/>
        </draw:path>
        <draw:path draw:style-name="gr40" draw:text-style-name="P22" draw:layer="layout" svg:width="0.274cm" svg:height="0.273cm" svg:x="21.56cm" svg:y="7.444cm" svg:viewBox="0 0 275 274" svg:d="M137 274c37 0 72-14 98-40 25-26 40-60 40-97 0-36-15-71-40-97-26-26-61-40-98-40-36 0-71 14-97 40-25 26-40 61-40 97 0 37 15 71 40 97 26 26 61 40 97 40z">
          <text:p/>
        </draw:path>
        <draw:path draw:style-name="gr39" draw:text-style-name="P21" draw:layer="layout" svg:width="0.273cm" svg:height="0.273cm" svg:x="18.953cm" svg:y="7.529cm" svg:viewBox="0 0 274 274" svg:d="M137 274c36 0 71-14 97-41 25-25 40-60 40-96 0-37-15-71-40-97-26-26-61-40-97-40s-71 14-96 40c-27 26-41 60-41 97 0 36 14 71 41 96 25 27 60 41 96 41z">
          <text:p/>
        </draw:path>
        <draw:path draw:style-name="gr40" draw:text-style-name="P22" draw:layer="layout" svg:width="0.273cm" svg:height="0.273cm" svg:x="22.139cm" svg:y="7.494cm" svg:viewBox="0 0 274 274" svg:d="M138 274c36 0 71-14 96-40 26-25 40-60 40-96 0-37-14-71-40-97-25-26-60-41-96-41-37 0-72 15-98 41-25 26-40 60-40 97 0 36 15 71 40 96 26 26 61 40 98 40z">
          <text:p/>
        </draw:path>
        <draw:path draw:style-name="gr40" draw:text-style-name="P22" draw:layer="layout" svg:width="0.273cm" svg:height="0.274cm" svg:x="20.841cm" svg:y="7.554cm" svg:viewBox="0 0 274 275" svg:d="M137 275c37 0 71-15 97-40 26-27 40-62 40-98s-14-71-40-97c-26-25-60-40-97-40-36 0-71 15-97 40-26 26-40 61-40 97s14 71 40 98c26 25 61 40 97 40z">
          <text:p/>
        </draw:path>
        <draw:path draw:style-name="gr39" draw:text-style-name="P21" draw:layer="layout" svg:width="0.274cm" svg:height="0.274cm" svg:x="20.119cm" svg:y="7.504cm" svg:viewBox="0 0 275 275" svg:d="M137 275c36 0 71-15 98-40 25-26 40-61 40-97s-15-71-40-97c-27-25-62-41-98-41s-71 16-97 41c-25 26-40 61-40 97s15 71 40 97c26 25 61 40 97 40z">
          <text:p/>
        </draw:path>
        <draw:path draw:style-name="gr40" draw:text-style-name="P22" draw:layer="layout" svg:width="0.273cm" svg:height="0.273cm" svg:x="21.427cm" svg:y="7.563cm" svg:viewBox="0 0 274 274" svg:d="M137 274c36 0 71-14 97-40 25-26 40-61 40-97 0-37-15-71-40-97-26-26-61-40-97-40s-71 14-96 40c-26 26-41 60-41 97 0 36 15 71 41 97 25 26 60 40 96 40z">
          <text:p/>
        </draw:path>
        <draw:path draw:style-name="gr40" draw:text-style-name="P22" draw:layer="layout" svg:width="0.273cm" svg:height="0.273cm" svg:x="20.888cm" svg:y="7.446cm" svg:viewBox="0 0 274 274" svg:d="M136 274c37 0 71-15 97-40 26-26 41-61 41-97s-15-71-41-97-60-40-97-40c-36 0-71 14-96 40-26 26-40 61-40 97s14 71 40 97c25 25 60 40 96 40z">
          <text:p/>
        </draw:path>
        <draw:path draw:style-name="gr40" draw:text-style-name="P22" draw:layer="layout" svg:width="0.273cm" svg:height="0.274cm" svg:x="22.347cm" svg:y="6.795cm" svg:viewBox="0 0 274 275" svg:d="M137 275c36 0 72-15 97-40 26-26 40-61 40-98 0-36-14-71-40-97-25-25-61-40-97-40-37 0-71 15-97 40-26 26-40 61-40 97 0 37 14 72 40 98 26 25 60 40 97 40z">
          <text:p/>
        </draw:path>
        <draw:path draw:style-name="gr40" draw:text-style-name="P22" draw:layer="layout" svg:width="0.273cm" svg:height="0.273cm" svg:x="21.868cm" svg:y="7.54cm" svg:viewBox="0 0 274 274" svg:d="M138 274c36 0 71-14 96-41 26-25 40-60 40-96 0-37-14-71-40-97-25-26-60-40-96-40-38 0-72 14-98 40s-40 60-40 97c0 36 14 71 40 96 26 27 60 41 98 41z">
          <text:p/>
        </draw:path>
        <draw:path draw:style-name="gr40" draw:text-style-name="P22" draw:layer="layout" svg:width="0.274cm" svg:height="0.274cm" svg:x="22.21cm" svg:y="7.374cm" svg:viewBox="0 0 275 275" svg:d="M138 275c36 0 71-15 97-40 25-26 40-61 40-97 0-37-15-72-40-98-26-25-61-40-97-40s-71 15-97 40c-26 26-41 61-41 98 0 36 15 71 41 97 26 25 61 40 97 40z">
          <text:p/>
        </draw:path>
        <draw:path draw:style-name="gr40" draw:text-style-name="P22" draw:layer="layout" svg:width="0.273cm" svg:height="0.273cm" svg:x="22.458cm" svg:y="7.286cm" svg:viewBox="0 0 274 274" svg:d="M138 274c36 0 71-14 96-40 26-27 40-61 40-98 0-36-14-71-40-96-25-26-60-40-96-40s-71 14-98 40c-25 25-40 60-40 96 0 37 15 71 40 98 27 26 62 40 98 40z">
          <text:p/>
        </draw:path>
        <draw:path draw:style-name="gr40" draw:text-style-name="P22" draw:layer="layout" svg:width="0.274cm" svg:height="0.274cm" svg:x="21.441cm" svg:y="7.484cm" svg:viewBox="0 0 275 275" svg:d="M137 275c36 0 71-15 97-40 25-26 41-61 41-97s-16-71-41-97c-26-26-61-41-97-41s-71 15-97 41c-25 26-40 61-40 97s15 71 40 97c26 25 61 40 97 40z">
          <text:p/>
        </draw:path>
        <draw:path draw:style-name="gr39" draw:text-style-name="P21" draw:layer="layout" svg:width="0.273cm" svg:height="0.274cm" svg:x="20.177cm" svg:y="7.566cm" svg:viewBox="0 0 274 275" svg:d="M136 275c38 0 72-15 98-40 26-27 40-62 40-98s-14-71-40-97c-26-25-60-40-98-40-36 0-71 15-96 40-26 26-40 61-40 97s14 71 40 98c25 25 60 40 96 40z">
          <text:p/>
        </draw:path>
        <draw:path draw:style-name="gr40" draw:text-style-name="P22" draw:layer="layout" svg:width="0.273cm" svg:height="0.273cm" svg:x="22.109cm" svg:y="7.504cm" svg:viewBox="0 0 274 274" svg:d="M137 274c37 0 72-14 97-40 26-25 40-60 40-96 0-37-14-71-40-97-25-26-60-41-97-41-36 0-71 15-97 41-25 26-40 60-40 97 0 36 15 71 40 96 26 26 61 40 97 40z">
          <text:p/>
        </draw:path>
        <draw:path draw:style-name="gr40" draw:text-style-name="P22" draw:layer="layout" svg:width="0.273cm" svg:height="0.273cm" svg:x="22.101cm" svg:y="7.503cm" svg:viewBox="0 0 274 274" svg:d="M136 274c38 0 72-14 98-40 26-25 40-60 40-96 0-37-14-71-40-97s-60-41-98-41c-36 0-71 15-96 41-26 26-40 60-40 97 0 36 14 71 40 96 25 26 60 40 96 40z">
          <text:p/>
        </draw:path>
        <draw:path draw:style-name="gr39" draw:text-style-name="P21" draw:layer="layout" svg:width="0.274cm" svg:height="0.273cm" svg:x="19.828cm" svg:y="7.512cm" svg:viewBox="0 0 275 274" svg:d="M137 274c36 0 71-15 97-41s41-60 41-97c0-36-15-71-41-96-26-26-61-40-97-40s-71 14-97 40c-25 25-40 60-40 96 0 37 15 71 40 97 26 26 61 41 97 41z">
          <text:p/>
        </draw:path>
        <draw:path draw:style-name="gr40" draw:text-style-name="P22" draw:layer="layout" svg:width="0.273cm" svg:height="0.273cm" svg:x="21.817cm" svg:y="7.514cm" svg:viewBox="0 0 274 274" svg:d="M137 274c37 0 72-15 97-41 26-25 40-60 40-96s-14-71-40-97c-25-25-60-40-97-40s-71 15-97 40c-26 26-40 61-40 97s14 71 40 96c26 26 60 41 97 41z">
          <text:p/>
        </draw:path>
        <draw:path draw:style-name="gr40" draw:text-style-name="P22" draw:layer="layout" svg:width="0.273cm" svg:height="0.273cm" svg:x="21.119cm" svg:y="7.557cm" svg:viewBox="0 0 274 274" svg:d="M137 274c36 0 71-14 97-40 25-27 40-61 40-98 0-36-15-71-40-96-26-26-61-40-97-40s-71 14-96 40c-27 25-41 60-41 96 0 37 14 71 41 98 25 26 60 40 96 40z">
          <text:p/>
        </draw:path>
        <draw:path draw:style-name="gr40" draw:text-style-name="P22" draw:layer="layout" svg:width="0.273cm" svg:height="0.273cm" svg:x="22.969cm" svg:y="7.164cm" svg:viewBox="0 0 274 274" svg:d="M138 274c36 0 71-14 96-40 26-25 40-60 40-96s-14-72-40-98c-25-25-60-40-96-40-37 0-72 15-98 40-26 26-40 62-40 98s14 71 40 96c26 26 61 40 98 40z">
          <text:p/>
        </draw:path>
        <draw:path draw:style-name="gr40" draw:text-style-name="P22" draw:layer="layout" svg:width="0.273cm" svg:height="0.273cm" svg:x="21.732cm" svg:y="7.264cm" svg:viewBox="0 0 274 274" svg:d="M137 274c36 0 71-14 96-41 27-26 41-60 41-97 0-36-14-71-41-96-25-26-60-40-96-40s-71 14-97 40c-25 25-40 60-40 96 0 37 15 71 40 97 26 27 61 41 97 41z">
          <text:p/>
        </draw:path>
        <draw:path draw:style-name="gr40" draw:text-style-name="P22" draw:layer="layout" svg:width="0.274cm" svg:height="0.273cm" svg:x="21.937cm" svg:y="7.545cm" svg:viewBox="0 0 275 274" svg:d="M138 274c36 0 71-15 97-41 25-26 40-61 40-97s-15-71-40-96c-26-26-61-40-97-40s-71 14-97 40c-26 25-41 60-41 96s15 71 41 97 61 41 97 41z">
          <text:p/>
        </draw:path>
        <draw:path draw:style-name="gr40" draw:text-style-name="P22" draw:layer="layout" svg:width="0.273cm" svg:height="0.274cm" svg:x="22.032cm" svg:y="7.392cm" svg:viewBox="0 0 274 275" svg:d="M137 275c36 0 71-15 97-40 26-26 40-61 40-97 0-37-14-72-40-98-26-25-61-40-97-40-37 0-71 15-97 40-26 26-40 61-40 98 0 36 14 71 40 97 26 25 60 40 97 40z">
          <text:p/>
        </draw:path>
        <draw:path draw:style-name="gr40" draw:text-style-name="P22" draw:layer="layout" svg:width="0.273cm" svg:height="0.273cm" svg:x="21.106cm" svg:y="7.57cm" svg:viewBox="0 0 274 274" svg:d="M137 274c37 0 71-14 97-40s40-61 40-97c0-37-14-71-40-97s-60-40-97-40c-36 0-71 14-97 40s-40 60-40 97c0 36 14 71 40 97s61 40 97 40z">
          <text:p/>
        </draw:path>
        <draw:path draw:style-name="gr40" draw:text-style-name="P22" draw:layer="layout" svg:width="0.274cm" svg:height="0.273cm" svg:x="22.501cm" svg:y="6.875cm" svg:viewBox="0 0 275 274" svg:d="M138 274c36 0 71-14 97-40 25-25 40-60 40-96 0-37-15-72-40-98-26-26-61-40-97-40s-71 14-97 40-41 61-41 98c0 36 15 71 41 96 26 26 61 40 97 40z">
          <text:p/>
        </draw:path>
        <draw:path draw:style-name="gr40" draw:text-style-name="P22" draw:layer="layout" svg:width="0.273cm" svg:height="0.274cm" svg:x="21.83cm" svg:y="7.528cm" svg:viewBox="0 0 274 275" svg:d="M136 275c38 0 72-15 98-41s40-61 40-97-14-71-40-96c-26-26-60-41-98-41-36 0-71 15-96 41-26 25-40 60-40 96s14 71 40 97c25 26 60 41 96 41z">
          <text:p/>
        </draw:path>
        <draw:path draw:style-name="gr40" draw:text-style-name="P22" draw:layer="layout" svg:width="0.273cm" svg:height="0.273cm" svg:x="21.612cm" svg:y="7.526cm" svg:viewBox="0 0 274 274" svg:d="M138 274c36 0 71-14 96-41 26-25 40-60 40-96 0-37-14-71-40-97-25-26-60-40-96-40-37 0-72 14-98 40s-40 60-40 97c0 36 14 71 40 96 26 27 61 41 98 41z">
          <text:p/>
        </draw:path>
        <draw:path draw:style-name="gr40" draw:text-style-name="P22" draw:layer="layout" svg:width="0.274cm" svg:height="0.273cm" svg:x="21.573cm" svg:y="7.471cm" svg:viewBox="0 0 275 274" svg:d="M138 274c36 0 71-14 97-40 25-25 40-60 40-96 0-37-15-71-40-97-26-27-61-41-97-41-37 0-72 14-98 41-25 26-40 60-40 97 0 36 15 71 40 96 26 26 61 40 98 40z">
          <text:p/>
        </draw:path>
        <draw:path draw:style-name="gr40" draw:text-style-name="P22" draw:layer="layout" svg:width="0.273cm" svg:height="0.273cm" svg:x="22.657cm" svg:y="7.317cm" svg:viewBox="0 0 274 274" svg:d="M136 274c37 0 72-14 98-40 25-25 40-61 40-97 0-37-15-71-40-97-26-26-61-40-98-40-36 0-71 14-96 40-26 26-40 60-40 97 0 36 14 72 40 97 25 26 60 40 96 40z">
          <text:p/>
        </draw:path>
        <draw:path draw:style-name="gr40" draw:text-style-name="P22" draw:layer="layout" svg:width="0.273cm" svg:height="0.273cm" svg:x="21.733cm" svg:y="7.462cm" svg:viewBox="0 0 274 274" svg:d="M136 274c37 0 71-14 97-40 27-25 41-60 41-96s-14-71-41-98c-26-25-60-40-97-40-36 0-71 15-96 40-26 27-40 62-40 98s14 71 40 96c25 26 60 40 96 40z">
          <text:p/>
        </draw:path>
        <draw:path draw:style-name="gr40" draw:text-style-name="P22" draw:layer="layout" svg:width="0.273cm" svg:height="0.274cm" svg:x="21.853cm" svg:y="7.53cm" svg:viewBox="0 0 274 275" svg:d="M137 275c37 0 71-15 97-41s40-61 40-97-14-71-40-97c-26-25-60-40-97-40s-72 15-97 40c-26 26-40 61-40 97s14 71 40 97c25 26 60 41 97 41z">
          <text:p/>
        </draw:path>
        <draw:path draw:style-name="gr39" draw:text-style-name="P21" draw:layer="layout" svg:width="0.273cm" svg:height="0.273cm" svg:x="19.72cm" svg:y="7.57cm" svg:viewBox="0 0 274 274" svg:d="M138 274c36 0 71-15 96-40 26-27 40-62 40-98s-14-71-40-96c-25-26-60-40-96-40-37 0-72 14-98 40-26 25-40 60-40 96s14 71 40 98c26 25 61 40 98 40z">
          <text:p/>
        </draw:path>
        <draw:path draw:style-name="gr40" draw:text-style-name="P22" draw:layer="layout" svg:width="0.273cm" svg:height="0.273cm" svg:x="21.555cm" svg:y="7.274cm" svg:viewBox="0 0 274 274" svg:d="M137 274c37 0 72-14 97-41 26-26 40-60 40-97 0-36-14-71-40-96-25-26-60-40-97-40s-71 14-97 40c-26 25-40 60-40 96 0 37 14 71 40 97 26 27 60 41 97 41z">
          <text:p/>
        </draw:path>
        <draw:path draw:style-name="gr40" draw:text-style-name="P22" draw:layer="layout" svg:width="0.273cm" svg:height="0.273cm" svg:x="22.051cm" svg:y="7.51cm" svg:viewBox="0 0 274 274" svg:d="M137 274c36 0 72-15 97-41 26-26 40-60 40-97 0-36-14-71-40-96-25-26-61-40-97-40s-71 14-97 40c-25 25-40 60-40 96 0 37 15 71 40 97 26 26 61 41 97 41z">
          <text:p/>
        </draw:path>
        <draw:path draw:style-name="gr40" draw:text-style-name="P22" draw:layer="layout" svg:width="0.273cm" svg:height="0.273cm" svg:x="21.646cm" svg:y="7.455cm" svg:viewBox="0 0 274 274" svg:d="M137 274c37 0 71-14 97-40s40-60 40-97c0-36-14-71-40-97s-60-40-97-40c-36 0-71 14-97 40s-40 61-40 97c0 37 14 71 40 97s61 40 97 40z">
          <text:p/>
        </draw:path>
        <draw:path draw:style-name="gr40" draw:text-style-name="P22" draw:layer="layout" svg:width="0.274cm" svg:height="0.274cm" svg:x="21.114cm" svg:y="7.544cm" svg:viewBox="0 0 275 275" svg:d="M138 275c36 0 71-15 97-41 25-26 40-61 40-97s-15-71-40-97c-26-25-61-40-97-40s-71 15-98 40c-25 26-40 61-40 97s15 71 40 97c27 26 62 41 98 41z">
          <text:p/>
        </draw:path>
        <draw:path draw:style-name="gr40" draw:text-style-name="P22" draw:layer="layout" svg:width="0.274cm" svg:height="0.274cm" svg:x="21.442cm" svg:y="7.51cm" svg:viewBox="0 0 275 275" svg:d="M137 275c36 0 71-16 97-41 25-26 41-61 41-97s-16-71-41-97c-26-25-61-40-97-40s-71 15-96 40c-26 26-41 61-41 97s15 71 41 97c25 25 60 41 96 41z">
          <text:p/>
        </draw:path>
        <draw:path draw:style-name="gr40" draw:text-style-name="P22" draw:layer="layout" svg:width="0.273cm" svg:height="0.273cm" svg:x="21.586cm" svg:y="7.604cm" svg:viewBox="0 0 274 274" svg:d="M138 274c36 0 71-14 96-40 26-25 40-61 40-97 0-37-14-71-40-97-25-26-60-40-96-40-37 0-72 14-98 40-25 26-40 60-40 97 0 36 15 72 40 97 26 26 61 40 98 40z">
          <text:p/>
        </draw:path>
        <draw:path draw:style-name="gr40" draw:text-style-name="P22" draw:layer="layout" svg:width="0.273cm" svg:height="0.273cm" svg:x="21.581cm" svg:y="7.609cm" svg:viewBox="0 0 274 274" svg:d="M138 274c36 0 71-15 96-40 26-26 40-61 40-98 0-36-14-71-40-96-25-26-60-40-96-40-37 0-72 14-98 40-25 25-40 60-40 96 0 37 15 72 40 98 26 25 61 40 98 40z">
          <text:p/>
        </draw:path>
        <draw:path draw:style-name="gr40" draw:text-style-name="P22" draw:layer="layout" svg:width="0.273cm" svg:height="0.273cm" svg:x="21.3cm" svg:y="7.502cm" svg:viewBox="0 0 274 274" svg:d="M137 274c37 0 71-14 97-40s40-60 40-97c0-36-14-71-40-96-26-26-60-41-97-41s-72 15-97 41c-26 25-40 60-40 96 0 37 14 71 40 97 25 26 60 40 97 40z">
          <text:p/>
        </draw:path>
        <draw:path draw:style-name="gr40" draw:text-style-name="P22" draw:layer="layout" svg:width="0.274cm" svg:height="0.273cm" svg:x="21.999cm" svg:y="7.448cm" svg:viewBox="0 0 275 274" svg:d="M137 274c36 0 71-14 97-40s41-60 41-97c0-36-15-71-41-97s-61-40-97-40-71 14-97 40c-25 26-40 61-40 97 0 37 15 71 40 97 26 26 61 40 97 40z">
          <text:p/>
        </draw:path>
        <draw:path draw:style-name="gr40" draw:text-style-name="P22" draw:layer="layout" svg:width="0.273cm" svg:height="0.274cm" svg:x="22.146cm" svg:y="7.442cm" svg:viewBox="0 0 274 275" svg:d="M138 275c36 0 71-15 96-40 26-26 40-61 40-97s-14-71-40-98c-25-25-60-40-96-40-37 0-72 15-98 40-25 27-40 62-40 98s15 71 40 97c26 25 61 40 98 40z">
          <text:p/>
        </draw:path>
        <draw:path draw:style-name="gr40" draw:text-style-name="P22" draw:layer="layout" svg:width="0.273cm" svg:height="0.274cm" svg:x="21.297cm" svg:y="7.568cm" svg:viewBox="0 0 274 275" svg:d="M137 275c37 0 71-15 97-40 26-27 40-62 40-98s-14-71-40-97c-26-25-60-40-97-40s-72 15-97 40c-26 26-40 61-40 97s14 71 40 98c25 25 60 40 97 40z">
          <text:p/>
        </draw:path>
        <draw:path draw:style-name="gr40" draw:text-style-name="P22" draw:layer="layout" svg:width="0.273cm" svg:height="0.274cm" svg:x="21.761cm" svg:y="7.274cm" svg:viewBox="0 0 274 275" svg:d="M137 275c36 0 71-15 97-40 26-27 40-62 40-98s-14-71-40-97c-26-25-61-40-97-40s-71 15-97 40c-25 26-40 61-40 97s15 71 40 98c26 25 61 40 97 40z">
          <text:p/>
        </draw:path>
        <draw:path draw:style-name="gr40" draw:text-style-name="P22" draw:layer="layout" svg:width="0.273cm" svg:height="0.273cm" svg:x="21.247cm" svg:y="7.553cm" svg:viewBox="0 0 274 274" svg:d="M136 274c37 0 72-14 98-40s40-61 40-97c0-37-14-71-40-97s-61-40-98-40c-36 0-71 14-96 40-26 26-40 60-40 97 0 36 14 71 40 97 25 26 60 40 96 40z">
          <text:p/>
        </draw:path>
        <draw:path draw:style-name="gr40" draw:text-style-name="P22" draw:layer="layout" svg:width="0.274cm" svg:height="0.274cm" svg:x="21.162cm" svg:y="7.556cm" svg:viewBox="0 0 275 275" svg:d="M137 275c36 0 71-15 97-40 25-27 41-62 41-98s-16-71-41-97c-26-25-61-40-97-40s-71 15-97 40c-25 26-40 61-40 97s15 71 40 98c26 25 61 40 97 40z">
          <text:p/>
        </draw:path>
        <draw:path draw:style-name="gr40" draw:text-style-name="P22" draw:layer="layout" svg:width="0.273cm" svg:height="0.273cm" svg:x="21.966cm" svg:y="6.824cm" svg:viewBox="0 0 274 274" svg:d="M138 274c36 0 71-14 96-40 26-25 40-60 40-97 0-36-14-71-40-97-25-25-60-40-96-40-37 0-71 15-97 40-26 26-41 61-41 97 0 37 15 72 41 97 26 26 60 40 97 40z">
          <text:p/>
        </draw:path>
        <draw:path draw:style-name="gr40" draw:text-style-name="P22" draw:layer="layout" svg:width="0.273cm" svg:height="0.274cm" svg:x="22.526cm" svg:y="7.567cm" svg:viewBox="0 0 274 275" svg:d="M137 275c36 0 71-15 96-40 26-27 41-62 41-98s-15-71-41-97c-25-25-60-40-96-40s-71 15-97 40c-25 26-40 61-40 97s15 71 40 98c26 25 61 40 97 40z">
          <text:p/>
        </draw:path>
        <draw:path draw:style-name="gr40" draw:text-style-name="P22" draw:layer="layout" svg:width="0.273cm" svg:height="0.273cm" svg:x="22.017cm" svg:y="7.586cm" svg:viewBox="0 0 274 274" svg:d="M137 274c36 0 71-14 97-40 26-25 40-61 40-97s-14-71-40-97c-26-25-61-40-97-40-37 0-71 15-97 40-26 26-40 61-40 97s14 72 40 97c26 26 60 40 97 40z">
          <text:p/>
        </draw:path>
        <draw:path draw:style-name="gr40" draw:text-style-name="P22" draw:layer="layout" svg:width="0.273cm" svg:height="0.274cm" svg:x="21.49cm" svg:y="7.497cm" svg:viewBox="0 0 274 275" svg:d="M136 275c36 0 71-15 98-40 25-26 40-61 40-97s-15-71-40-97c-27-25-62-41-98-41s-71 16-96 41c-26 26-40 61-40 97s14 71 40 97c25 25 60 40 96 40z">
          <text:p/>
        </draw:path>
        <draw:path draw:style-name="gr41" draw:text-style-name="P23" draw:layer="layout" svg:width="0.273cm" svg:height="0.274cm" svg:x="17.535cm" svg:y="3.782cm" svg:viewBox="0 0 274 275" svg:d="M138 275c36 0 71-15 96-40 26-26 40-62 40-98s-14-71-40-97c-25-25-60-40-96-40s-72 15-98 40c-25 26-40 61-40 97s15 72 40 98c26 25 62 40 98 40z">
          <text:p/>
        </draw:path>
        <draw:path draw:style-name="gr40" draw:text-style-name="P22" draw:layer="layout" svg:width="0.273cm" svg:height="0.273cm" svg:x="22.501cm" svg:y="7.353cm" svg:viewBox="0 0 274 274" svg:d="M137 274c37 0 71-15 97-40 26-26 40-61 40-98 0-36-14-71-40-96-26-26-60-40-97-40-36 0-71 14-96 40-27 25-41 60-41 96 0 37 14 72 41 98 25 25 60 40 96 40z">
          <text:p/>
        </draw:path>
        <draw:path draw:style-name="gr40" draw:text-style-name="P22" draw:layer="layout" svg:width="0.273cm" svg:height="0.274cm" svg:x="21.424cm" svg:y="7.56cm" svg:viewBox="0 0 274 275" svg:d="M137 275c37 0 71-15 97-40 26-27 40-62 40-98s-14-71-40-97c-26-25-60-40-97-40-36 0-71 15-96 40-26 26-41 61-41 97s15 71 41 98c25 25 60 40 96 40z">
          <text:p/>
        </draw:path>
        <draw:path draw:style-name="gr40" draw:text-style-name="P22" draw:layer="layout" svg:width="0.274cm" svg:height="0.273cm" svg:x="21.557cm" svg:y="7.538cm" svg:viewBox="0 0 275 274" svg:d="M137 274c37 0 72-14 98-41 25-26 40-60 40-97 0-36-15-71-40-96-26-26-61-40-98-40-36 0-71 14-97 40-25 25-40 60-40 96 0 37 15 71 40 97 26 27 61 41 97 41z">
          <text:p/>
        </draw:path>
        <draw:path draw:style-name="gr40" draw:text-style-name="P22" draw:layer="layout" svg:width="0.273cm" svg:height="0.274cm" svg:x="21.944cm" svg:y="7.619cm" svg:viewBox="0 0 274 275" svg:d="M138 275c36 0 71-15 96-40 26-26 40-61 40-98 0-36-14-71-40-97-25-25-60-40-96-40-37 0-71 15-97 40-27 26-41 61-41 97 0 37 14 72 41 98 26 25 60 40 97 40z">
          <text:p/>
        </draw:path>
        <draw:path draw:style-name="gr40" draw:text-style-name="P22" draw:layer="layout" svg:width="0.273cm" svg:height="0.273cm" svg:x="21.692cm" svg:y="7.687cm" svg:viewBox="0 0 274 274" svg:d="M138 274c36 0 70-14 96-40 26-25 40-60 40-96s-14-72-40-98c-26-25-60-40-96-40-37 0-71 15-97 40-26 26-41 62-41 98s15 71 41 96c26 26 60 40 97 40z">
          <text:p/>
        </draw:path>
        <draw:path draw:style-name="gr40" draw:text-style-name="P22" draw:layer="layout" svg:width="0.274cm" svg:height="0.273cm" svg:x="21.901cm" svg:y="7.563cm" svg:viewBox="0 0 275 274" svg:d="M138 274c36 0 71-14 97-40 25-27 40-61 40-98 0-36-15-71-40-96-26-26-61-40-97-40s-72 14-98 40c-25 25-40 60-40 96 0 37 15 71 40 98 26 26 62 40 98 40z">
          <text:p/>
        </draw:path>
        <draw:path draw:style-name="gr39" draw:text-style-name="P21" draw:layer="layout" svg:width="0.273cm" svg:height="0.274cm" svg:x="19.596cm" svg:y="7.597cm" svg:viewBox="0 0 274 275" svg:d="M136 275c37 0 72-15 98-40 26-26 40-62 40-98s-14-71-40-97c-26-25-61-40-98-40-36 0-71 15-96 40-26 26-40 61-40 97s14 72 40 98c25 25 60 40 96 40z">
          <text:p/>
        </draw:path>
        <draw:path draw:style-name="gr40" draw:text-style-name="P22" draw:layer="layout" svg:width="0.273cm" svg:height="0.274cm" svg:x="22.247cm" svg:y="7.372cm" svg:viewBox="0 0 274 275" svg:d="M138 275c36 0 71-15 96-41 26-25 40-60 40-96 0-37-14-72-40-98-25-25-60-40-96-40-37 0-71 15-97 40-26 26-41 61-41 98 0 36 15 71 41 96 26 26 60 41 97 41z">
          <text:p/>
        </draw:path>
        <draw:path draw:style-name="gr40" draw:text-style-name="P22" draw:layer="layout" svg:width="0.273cm" svg:height="0.274cm" svg:x="21.596cm" svg:y="7.57cm" svg:viewBox="0 0 274 275" svg:d="M137 275c37 0 71-15 97-40 26-27 40-62 40-98s-14-71-40-97c-26-25-60-40-97-40s-72 15-97 40c-26 26-40 61-40 97s14 71 40 98c25 25 60 40 97 40z">
          <text:p/>
        </draw:path>
        <draw:path draw:style-name="gr39" draw:text-style-name="P21" draw:layer="layout" svg:width="0.273cm" svg:height="0.273cm" svg:x="19.567cm" svg:y="7.161cm" svg:viewBox="0 0 274 274" svg:d="M137 274c36 0 71-14 97-40 26-25 40-60 40-96s-14-72-40-98c-26-25-61-40-97-40-37 0-71 15-97 40-26 26-40 62-40 98s14 71 40 96c26 26 60 40 97 40z">
          <text:p/>
        </draw:path>
        <draw:path draw:style-name="gr40" draw:text-style-name="P22" draw:layer="layout" svg:width="0.273cm" svg:height="0.273cm" svg:x="21.368cm" svg:y="7.528cm" svg:viewBox="0 0 274 274" svg:d="M137 274c37 0 71-14 97-41 26-25 40-60 40-96 0-37-14-71-40-97s-60-40-97-40c-36 0-71 14-97 40s-40 60-40 97c0 36 14 71 40 96 26 27 61 41 97 41z">
          <text:p/>
        </draw:path>
        <draw:path draw:style-name="gr40" draw:text-style-name="P22" draw:layer="layout" svg:width="0.274cm" svg:height="0.273cm" svg:x="21.239cm" svg:y="7.64cm" svg:viewBox="0 0 275 274" svg:d="M137 274c36 0 72-14 98-40 25-25 40-60 40-97s-15-71-40-97c-26-26-62-40-98-40s-71 14-97 40c-25 26-40 60-40 97s15 72 40 97c26 26 61 40 97 40z">
          <text:p/>
        </draw:path>
        <draw:path draw:style-name="gr40" draw:text-style-name="P22" draw:layer="layout" svg:width="0.274cm" svg:height="0.273cm" svg:x="21.547cm" svg:y="7.567cm" svg:viewBox="0 0 275 274" svg:d="M137 274c37 0 72-14 98-40 25-27 40-61 40-98 0-36-15-71-40-96-26-26-61-40-98-40-36 0-71 14-97 40-25 25-40 60-40 96 0 37 15 71 40 98 26 26 61 40 97 40z">
          <text:p/>
        </draw:path>
        <draw:path draw:style-name="gr40" draw:text-style-name="P22" draw:layer="layout" svg:width="0.274cm" svg:height="0.274cm" svg:x="20.968cm" svg:y="7.626cm" svg:viewBox="0 0 275 275" svg:d="M137 275c36 0 72-15 98-40 25-26 40-61 40-98 0-36-15-71-40-97-26-25-62-40-98-40s-71 15-97 40c-25 26-40 61-40 97 0 37 15 72 40 98 26 25 61 40 97 40z">
          <text:p/>
        </draw:path>
        <draw:path draw:style-name="gr40" draw:text-style-name="P22" draw:layer="layout" svg:width="0.273cm" svg:height="0.273cm" svg:x="21.613cm" svg:y="7.568cm" svg:viewBox="0 0 274 274" svg:d="M137 274c37 0 71-14 97-40 26-27 40-61 40-98 0-36-14-71-40-96-26-26-60-40-97-40-36 0-72 14-97 40-26 25-40 60-40 96 0 37 14 71 40 98 25 26 61 40 97 40z">
          <text:p/>
        </draw:path>
        <draw:path draw:style-name="gr39" draw:text-style-name="P21" draw:layer="layout" svg:width="0.274cm" svg:height="0.273cm" svg:x="19.576cm" svg:y="7.612cm" svg:viewBox="0 0 275 274" svg:d="M137 274c36 0 71-15 97-40 26-26 41-61 41-98 0-36-15-71-41-96-26-26-61-40-97-40s-71 14-97 40c-25 25-40 60-40 96 0 37 15 72 40 98 26 25 61 40 97 40z">
          <text:p/>
        </draw:path>
        <draw:path draw:style-name="gr40" draw:text-style-name="P22" draw:layer="layout" svg:width="0.273cm" svg:height="0.273cm" svg:x="21.435cm" svg:y="7.551cm" svg:viewBox="0 0 274 274" svg:d="M136 274c36 0 71-14 97-40 25-26 41-61 41-97 0-37-16-71-41-97-26-26-61-40-97-40s-71 14-96 40c-26 26-40 60-40 97 0 36 14 71 40 97 25 26 60 40 96 40z">
          <text:p/>
        </draw:path>
        <draw:path draw:style-name="gr42" draw:text-style-name="P24" draw:layer="layout" svg:width="0.273cm" svg:height="0.273cm" svg:x="20.042cm" svg:y="7.354cm" svg:viewBox="0 0 274 274" svg:d="M137 274c37 0 71-14 97-40 26-25 40-60 40-97 0-36-14-71-40-97-26-25-60-40-97-40-36 0-71 15-96 40-27 26-41 61-41 97 0 37 14 72 41 97 25 26 60 40 96 40z">
          <text:p/>
        </draw:path>
        <draw:path draw:style-name="gr40" draw:text-style-name="P22" draw:layer="layout" svg:width="0.273cm" svg:height="0.273cm" svg:x="22.373cm" svg:y="7.295cm" svg:viewBox="0 0 274 274" svg:d="M136 274c38 0 72-14 98-40s40-61 40-97c0-37-14-71-40-97s-60-40-98-40c-36 0-71 14-96 40-26 26-40 60-40 97 0 36 14 71 40 97 25 26 60 40 96 40z">
          <text:p/>
        </draw:path>
        <draw:path draw:style-name="gr40" draw:text-style-name="P22" draw:layer="layout" svg:width="0.273cm" svg:height="0.274cm" svg:x="23.021cm" svg:y="7.269cm" svg:viewBox="0 0 274 275" svg:d="M137 275c37 0 71-15 97-41s40-61 40-97-14-71-40-97c-26-25-60-40-97-40-36 0-71 15-97 40-26 26-40 61-40 97s14 71 40 97 61 41 97 41z">
          <text:p/>
        </draw:path>
        <draw:path draw:style-name="gr40" draw:text-style-name="P22" draw:layer="layout" svg:width="0.274cm" svg:height="0.273cm" svg:x="22.178cm" svg:y="7.621cm" svg:viewBox="0 0 275 274" svg:d="M138 274c36 0 71-14 97-40 25-25 40-60 40-97s-15-71-40-97c-26-26-61-40-97-40s-72 14-97 40c-26 26-41 60-41 97s15 72 41 97c25 26 61 40 97 40z">
          <text:p/>
        </draw:path>
        <draw:path draw:style-name="gr42" draw:text-style-name="P24" draw:layer="layout" svg:width="0.274cm" svg:height="0.274cm" svg:x="20.779cm" svg:y="7.775cm" svg:viewBox="0 0 275 275" svg:d="M138 275c36 0 71-15 97-40 25-26 40-61 40-97s-15-71-40-97c-26-25-61-41-97-41-37 0-72 16-98 41-25 26-40 61-40 97s15 71 40 97c26 25 61 40 98 40z">
          <text:p/>
        </draw:path>
        <draw:path draw:style-name="gr42" draw:text-style-name="P24" draw:layer="layout" svg:width="0.273cm" svg:height="0.273cm" svg:x="20.079cm" svg:y="7.69cm" svg:viewBox="0 0 274 274" svg:d="M137 274c36 0 71-14 96-40 26-26 41-60 41-97 0-36-15-72-41-97-25-26-60-40-96-40s-71 14-97 40c-25 25-40 61-40 97 0 37 15 71 40 97 26 26 61 40 97 40z">
          <text:p/>
        </draw:path>
        <draw:path draw:style-name="gr40" draw:text-style-name="P22" draw:layer="layout" svg:width="0.273cm" svg:height="0.274cm" svg:x="21.805cm" svg:y="7.609cm" svg:viewBox="0 0 274 275" svg:d="M136 275c38 0 72-15 98-40 26-26 40-61 40-98 0-36-14-71-40-97-26-25-60-40-98-40-36 0-71 15-96 40-26 26-40 61-40 97 0 37 14 72 40 98 25 25 60 40 96 40z">
          <text:p/>
        </draw:path>
        <draw:path draw:style-name="gr40" draw:text-style-name="P22" draw:layer="layout" svg:width="0.273cm" svg:height="0.273cm" svg:x="21.8cm" svg:y="7.557cm" svg:viewBox="0 0 274 274" svg:d="M137 274c36 0 72-14 97-40 26-27 40-61 40-98 0-36-14-71-40-96-25-26-61-40-97-40s-71 14-97 40c-25 25-40 60-40 96 0 37 15 71 40 98 26 26 61 40 97 40z">
          <text:p/>
        </draw:path>
        <draw:path draw:style-name="gr42" draw:text-style-name="P24" draw:layer="layout" svg:width="0.273cm" svg:height="0.274cm" svg:x="20.406cm" svg:y="7.593cm" svg:viewBox="0 0 274 275" svg:d="M136 275c37 0 72-15 98-40 26-26 40-62 40-98s-14-71-40-97c-26-25-61-40-98-40-36 0-71 15-96 40-26 26-40 61-40 97s14 72 40 98c25 25 60 40 96 40z">
          <text:p/>
        </draw:path>
        <draw:path draw:style-name="gr40" draw:text-style-name="P22" draw:layer="layout" svg:width="0.273cm" svg:height="0.273cm" svg:x="21.677cm" svg:y="7.623cm" svg:viewBox="0 0 274 274" svg:d="M137 274c36 0 71-14 97-40 25-25 40-60 40-97s-15-71-40-97c-26-26-61-40-97-40s-71 14-96 40c-27 26-41 60-41 97s14 72 41 97c25 26 60 40 96 40z">
          <text:p/>
        </draw:path>
        <draw:path draw:style-name="gr40" draw:text-style-name="P22" draw:layer="layout" svg:width="0.274cm" svg:height="0.273cm" svg:x="21.665cm" svg:y="7.622cm" svg:viewBox="0 0 275 274" svg:d="M138 274c36 0 71-14 97-40 25-26 40-60 40-98 0-36-15-71-40-96-26-26-61-40-97-40s-71 14-96 40c-27 25-42 60-42 96 0 38 15 72 42 98 25 26 60 40 96 40z">
          <text:p/>
        </draw:path>
        <draw:path draw:style-name="gr40" draw:text-style-name="P22" draw:layer="layout" svg:width="0.273cm" svg:height="0.273cm" svg:x="22.801cm" svg:y="7.353cm" svg:viewBox="0 0 274 274" svg:d="M136 274c36 0 71-15 97-40 25-26 41-61 41-98 0-36-16-71-41-96-26-26-61-40-97-40s-71 14-96 40c-26 25-40 60-40 96 0 37 14 72 40 98 25 25 60 40 96 40z">
          <text:p/>
        </draw:path>
        <draw:path draw:style-name="gr40" draw:text-style-name="P22" draw:layer="layout" svg:width="0.273cm" svg:height="0.273cm" svg:x="21.697cm" svg:y="7.658cm" svg:viewBox="0 0 274 274" svg:d="M138 274c36 0 71-14 96-40 26-25 40-60 40-96 0-38-14-72-40-98-25-26-60-40-96-40-37 0-71 14-97 40s-41 60-41 98c0 36 15 71 41 96 26 26 60 40 97 40z">
          <text:p/>
        </draw:path>
        <draw:path draw:style-name="gr40" draw:text-style-name="P22" draw:layer="layout" svg:width="0.273cm" svg:height="0.273cm" svg:x="22.244cm" svg:y="7.598cm" svg:viewBox="0 0 274 274" svg:d="M137 274c36 0 71-15 97-40 25-26 40-62 40-98s-15-71-40-96c-26-26-61-40-97-40s-71 14-96 40c-26 25-41 60-41 96s15 72 41 98c25 25 60 40 96 40z">
          <text:p/>
        </draw:path>
        <draw:path draw:style-name="gr40" draw:text-style-name="P22" draw:layer="layout" svg:width="0.273cm" svg:height="0.274cm" svg:x="21.548cm" svg:y="7.616cm" svg:viewBox="0 0 274 275" svg:d="M137 275c37 0 72-15 97-40 26-26 40-61 40-98 0-36-14-71-40-97-25-25-60-40-97-40s-71 15-97 40c-26 26-40 61-40 97 0 37 14 72 40 98 26 25 60 40 97 40z">
          <text:p/>
        </draw:path>
        <draw:path draw:style-name="gr40" draw:text-style-name="P22" draw:layer="layout" svg:width="0.273cm" svg:height="0.273cm" svg:x="22.408cm" svg:y="7.46cm" svg:viewBox="0 0 274 274" svg:d="M137 274c37 0 71-14 97-40 26-25 40-60 40-96 0-37-14-71-40-98-26-26-60-40-97-40s-72 14-97 40c-26 27-40 61-40 98 0 36 14 71 40 96 25 26 60 40 97 40z">
          <text:p/>
        </draw:path>
        <draw:path draw:style-name="gr40" draw:text-style-name="P22" draw:layer="layout" svg:width="0.273cm" svg:height="0.273cm" svg:x="22.475cm" svg:y="7.473cm" svg:viewBox="0 0 274 274" svg:d="M138 274c36 0 71-15 96-40 26-26 40-61 40-97s-14-71-40-96c-25-27-60-41-96-41-37 0-71 14-98 41-26 25-40 60-40 96s14 71 40 97c27 25 61 40 98 40z">
          <text:p/>
        </draw:path>
        <draw:path draw:style-name="gr40" draw:text-style-name="P22" draw:layer="layout" svg:width="0.273cm" svg:height="0.273cm" svg:x="21.378cm" svg:y="7.614cm" svg:viewBox="0 0 274 274" svg:d="M138 274c36 0 70-14 96-40 26-25 40-60 40-97s-14-71-40-97-60-40-96-40c-37 0-71 14-98 40-26 26-40 60-40 97s14 72 40 97c27 26 61 40 98 40z">
          <text:p/>
        </draw:path>
        <draw:path draw:style-name="gr40" draw:text-style-name="P22" draw:layer="layout" svg:width="0.274cm" svg:height="0.273cm" svg:x="21.669cm" svg:y="7.53cm" svg:viewBox="0 0 275 274" svg:d="M138 274c36 0 71-14 97-41 25-25 40-60 40-96 0-37-15-71-40-97-26-26-61-40-97-40s-71 14-97 40-41 60-41 97c0 36 15 71 41 96 26 27 61 41 97 41z">
          <text:p/>
        </draw:path>
        <draw:path draw:style-name="gr40" draw:text-style-name="P22" draw:layer="layout" svg:width="0.274cm" svg:height="0.273cm" svg:x="21.75cm" svg:y="7.672cm" svg:viewBox="0 0 275 274" svg:d="M137 274c36 0 71-14 98-40 25-25 40-60 40-96 0-37-15-72-40-98-27-25-62-40-98-40s-71 15-97 40c-25 26-40 61-40 98 0 36 15 71 40 96 26 26 61 40 97 40z">
          <text:p/>
        </draw:path>
        <draw:path draw:style-name="gr42" draw:text-style-name="P24" draw:layer="layout" svg:width="0.274cm" svg:height="0.273cm" svg:x="20.145cm" svg:y="7.576cm" svg:viewBox="0 0 275 274" svg:d="M137 274c36 0 72-14 98-40 25-25 40-61 40-97s-15-71-40-97c-26-25-62-40-98-40s-71 15-97 40c-25 26-40 61-40 97s15 72 40 97c26 26 61 40 97 40z">
          <text:p/>
        </draw:path>
        <draw:path draw:style-name="gr40" draw:text-style-name="P22" draw:layer="layout" svg:width="0.273cm" svg:height="0.273cm" svg:x="21.751cm" svg:y="7.662cm" svg:viewBox="0 0 274 274" svg:d="M137 274c36 0 71-14 97-40s40-60 40-97-14-72-40-97c-26-26-61-40-97-40-37 0-71 14-97 40-26 25-40 60-40 97s14 71 40 97 60 40 97 40z">
          <text:p/>
        </draw:path>
        <draw:path draw:style-name="gr40" draw:text-style-name="P22" draw:layer="layout" svg:width="0.273cm" svg:height="0.273cm" svg:x="21.825cm" svg:y="7.659cm" svg:viewBox="0 0 274 274" svg:d="M137 274c37 0 72-14 97-40 26-25 40-60 40-96 0-38-14-72-40-98-25-26-60-40-97-40s-71 14-97 40-40 60-40 98c0 36 14 71 40 96 26 26 60 40 97 40z">
          <text:p/>
        </draw:path>
        <draw:path draw:style-name="gr40" draw:text-style-name="P22" draw:layer="layout" svg:width="0.273cm" svg:height="0.273cm" svg:x="22.526cm" svg:y="7.465cm" svg:viewBox="0 0 274 274" svg:d="M137 274c36 0 71-14 96-40 26-25 41-60 41-96 0-37-15-71-41-98-25-26-60-40-96-40-37 0-71 14-97 40-26 27-40 61-40 98 0 36 14 71 40 96 26 26 60 40 97 40z">
          <text:p/>
        </draw:path>
        <draw:path draw:style-name="gr42" draw:text-style-name="P24" draw:layer="layout" svg:width="0.273cm" svg:height="0.273cm" svg:x="20.594cm" svg:y="7.559cm" svg:viewBox="0 0 274 274" svg:d="M137 274c37 0 71-14 97-40 26-27 40-61 40-98 0-36-14-71-40-96-26-26-60-40-97-40-36 0-71 14-96 40-27 25-41 60-41 96 0 37 14 71 41 98 25 26 60 40 96 40z">
          <text:p/>
        </draw:path>
        <draw:path draw:style-name="gr42" draw:text-style-name="P24" draw:layer="layout" svg:width="0.273cm" svg:height="0.273cm" svg:x="19.488cm" svg:y="7.777cm" svg:viewBox="0 0 274 274" svg:d="M137 274c37 0 71-15 97-40 26-26 40-61 40-97s-14-71-40-96c-26-26-60-41-97-41-36 0-71 15-96 41-27 25-41 60-41 96s14 71 41 97c25 25 60 40 96 40z">
          <text:p/>
        </draw:path>
        <draw:path draw:style-name="gr40" draw:text-style-name="P22" draw:layer="layout" svg:width="0.273cm" svg:height="0.273cm" svg:x="22.176cm" svg:y="7.663cm" svg:viewBox="0 0 274 274" svg:d="M138 274c36 0 71-14 96-40 26-25 40-60 40-96 0-37-14-72-40-98-25-25-60-40-96-40s-72 15-98 40c-25 26-40 61-40 98 0 36 15 71 40 96 26 26 62 40 98 40z">
          <text:p/>
        </draw:path>
        <draw:path draw:style-name="gr40" draw:text-style-name="P22" draw:layer="layout" svg:width="0.274cm" svg:height="0.273cm" svg:x="21.867cm" svg:y="7.655cm" svg:viewBox="0 0 275 274" svg:d="M138 274c36 0 71-14 96-40 26-26 41-60 41-97s-15-72-41-97c-25-26-60-40-96-40-37 0-72 14-98 40-25 25-40 60-40 97s15 71 40 97c26 26 61 40 98 40z">
          <text:p/>
        </draw:path>
        <draw:path draw:style-name="gr42" draw:text-style-name="P24" draw:layer="layout" svg:width="0.273cm" svg:height="0.273cm" svg:x="19.976cm" svg:y="7.636cm" svg:viewBox="0 0 274 274" svg:d="M138 274c36 0 71-14 96-40 26-25 40-60 40-97s-14-71-40-97c-25-26-60-40-96-40-37 0-72 14-98 40s-40 60-40 97 14 72 40 97c26 26 61 40 98 40z">
          <text:p/>
        </draw:path>
        <draw:path draw:style-name="gr40" draw:text-style-name="P22" draw:layer="layout" svg:width="0.273cm" svg:height="0.273cm" svg:x="22.437cm" svg:y="7.501cm" svg:viewBox="0 0 274 274" svg:d="M137 274c37 0 71-14 97-40 26-25 40-60 40-96 0-37-14-71-40-97s-60-41-97-41c-36 0-72 15-97 41-26 26-40 60-40 97 0 36 14 71 40 96 25 26 61 40 97 40z">
          <text:p/>
        </draw:path>
        <draw:path draw:style-name="gr40" draw:text-style-name="P22" draw:layer="layout" svg:width="0.273cm" svg:height="0.273cm" svg:x="21.809cm" svg:y="7.68cm" svg:viewBox="0 0 274 274" svg:d="M136 274c37 0 72-14 98-40 25-26 40-60 40-97s-15-72-40-97c-26-26-61-40-98-40-36 0-71 14-96 40-26 25-40 60-40 97s14 71 40 97c25 26 60 40 96 40z">
          <text:p/>
        </draw:path>
        <draw:path draw:style-name="gr40" draw:text-style-name="P22" draw:layer="layout" svg:width="0.273cm" svg:height="0.273cm" svg:x="21.839cm" svg:y="7.672cm" svg:viewBox="0 0 274 274" svg:d="M136 274c38 0 72-15 98-40 26-26 40-61 40-97 0-37-14-72-40-97-26-26-60-40-98-40-36 0-71 14-96 40-26 25-40 60-40 97 0 36 14 71 40 97 25 25 60 40 96 40z">
          <text:p/>
        </draw:path>
        <draw:path draw:style-name="gr42" draw:text-style-name="P24" draw:layer="layout" svg:width="0.273cm" svg:height="0.274cm" svg:x="19.337cm" svg:y="7.762cm" svg:viewBox="0 0 274 275" svg:d="M136 275c37 0 72-15 98-40 25-26 40-61 40-97s-15-71-40-97c-26-26-61-41-98-41-36 0-71 15-96 41-26 26-40 61-40 97s14 71 40 97c25 25 60 40 96 40z">
          <text:p/>
        </draw:path>
        <draw:path draw:style-name="gr42" draw:text-style-name="P24" draw:layer="layout" svg:width="0.273cm" svg:height="0.274cm" svg:x="20.432cm" svg:y="7.602cm" svg:viewBox="0 0 274 275" svg:d="M136 275c37 0 72-15 98-40 26-26 40-62 40-98s-14-71-40-97c-26-25-61-40-98-40-36 0-71 15-96 40-26 26-40 61-40 97s14 72 40 98c25 25 60 40 96 40z">
          <text:p/>
        </draw:path>
        <draw:path draw:style-name="gr42" draw:text-style-name="P24" draw:layer="layout" svg:width="0.273cm" svg:height="0.273cm" svg:x="19.724cm" svg:y="7.673cm" svg:viewBox="0 0 274 274" svg:d="M137 274c36 0 71-14 97-40 25-25 40-60 40-96 0-38-15-72-40-98-26-26-61-40-97-40s-72 14-97 40c-26 26-40 60-40 98 0 36 14 71 40 96 25 26 61 40 97 40z">
          <text:p/>
        </draw:path>
        <draw:path draw:style-name="gr40" draw:text-style-name="P22" draw:layer="layout" svg:width="0.274cm" svg:height="0.273cm" svg:x="21.701cm" svg:y="7.653cm" svg:viewBox="0 0 275 274" svg:d="M138 274c36 0 71-14 97-40 25-26 40-60 40-97s-15-72-40-97c-26-26-61-40-97-40s-71 14-97 40c-25 25-41 60-41 97s16 71 41 97c26 26 61 40 97 40z">
          <text:p/>
        </draw:path>
        <draw:path draw:style-name="gr42" draw:text-style-name="P24" draw:layer="layout" svg:width="0.274cm" svg:height="0.273cm" svg:x="20.356cm" svg:y="7.583cm" svg:viewBox="0 0 275 274" svg:d="M137 274c36 0 71-14 97-40s41-61 41-98c0-36-15-71-41-96-26-26-61-40-97-40s-71 14-96 40c-26 25-41 60-41 96 0 37 15 72 41 98 25 26 60 40 96 40z">
          <text:p/>
        </draw:path>
        <draw:path draw:style-name="gr42" draw:text-style-name="P24" draw:layer="layout" svg:width="0.273cm" svg:height="0.273cm" svg:x="20.656cm" svg:y="7.773cm" svg:viewBox="0 0 274 274" svg:d="M136 274c37 0 71-14 98-40 26-25 40-60 40-96 0-37-14-71-40-97-27-26-61-41-98-41-36 0-71 15-96 41-26 26-40 60-40 97 0 36 14 71 40 96 25 26 60 40 96 40z">
          <text:p/>
        </draw:path>
        <draw:path draw:style-name="gr42" draw:text-style-name="P24" draw:layer="layout" svg:width="0.274cm" svg:height="0.273cm" svg:x="20.948cm" svg:y="7.613cm" svg:viewBox="0 0 275 274" svg:d="M137 274c36 0 71-14 98-40 25-25 40-60 40-97s-15-71-40-97c-27-26-62-40-98-40s-71 14-97 40c-25 26-40 60-40 97s15 72 40 97c26 26 61 40 97 40z">
          <text:p/>
        </draw:path>
        <draw:path draw:style-name="gr42" draw:text-style-name="P24" draw:layer="layout" svg:width="0.273cm" svg:height="0.273cm" svg:x="20.581cm" svg:y="7.628cm" svg:viewBox="0 0 274 274" svg:d="M137 274c36 0 71-14 97-40 25-25 40-60 40-97s-15-71-40-97c-26-26-61-40-97-40s-71 14-96 40c-27 26-41 60-41 97s14 72 41 97c25 26 60 40 96 40z">
          <text:p/>
        </draw:path>
        <draw:path draw:style-name="gr42" draw:text-style-name="P24" draw:layer="layout" svg:width="0.273cm" svg:height="0.273cm" svg:x="19.603cm" svg:y="7.781cm" svg:viewBox="0 0 274 274" svg:d="M136 274c37 0 72-15 98-41 26-25 40-60 40-96 0-37-14-71-40-97s-61-40-98-40c-36 0-71 14-96 40-26 26-40 60-40 97 0 36 14 71 40 96 25 26 60 41 96 41z">
          <text:p/>
        </draw:path>
        <draw:path draw:style-name="gr42" draw:text-style-name="P24" draw:layer="layout" svg:width="0.274cm" svg:height="0.273cm" svg:x="19.738cm" svg:y="7.781cm" svg:viewBox="0 0 275 274" svg:d="M138 274c36 0 71-15 97-41 25-26 40-60 40-97 0-36-15-71-40-96-26-26-61-40-97-40s-71 14-98 40c-25 25-40 60-40 96 0 37 15 71 40 97 27 26 62 41 98 41z">
          <text:p/>
        </draw:path>
        <draw:path draw:style-name="gr40" draw:text-style-name="P22" draw:layer="layout" svg:width="0.273cm" svg:height="0.274cm" svg:x="21.676cm" svg:y="7.741cm" svg:viewBox="0 0 274 275" svg:d="M137 275c36 0 71-15 97-40 25-26 40-61 40-97s-15-71-40-97c-26-26-61-41-97-41s-71 15-96 41c-27 26-41 61-41 97s14 71 41 97c25 25 60 40 96 40z">
          <text:p/>
        </draw:path>
        <draw:path draw:style-name="gr40" draw:text-style-name="P22" draw:layer="layout" svg:width="0.273cm" svg:height="0.273cm" svg:x="21.667cm" svg:y="7.74cm" svg:viewBox="0 0 274 274" svg:d="M138 274c36 0 71-14 96-40 26-25 40-60 40-96 0-37-14-71-40-98-25-26-60-40-96-40-37 0-71 14-97 40-27 27-41 61-41 98 0 36 14 71 41 96 26 26 60 40 97 40z">
          <text:p/>
        </draw:path>
        <draw:path draw:style-name="gr42" draw:text-style-name="P24" draw:layer="layout" svg:width="0.274cm" svg:height="0.273cm" svg:x="20.526cm" svg:y="7.614cm" svg:viewBox="0 0 275 274" svg:d="M138 274c36 0 71-14 97-40 25-25 40-60 40-97s-15-71-40-97c-26-26-61-40-97-40s-72 14-98 40c-25 26-40 60-40 97s15 72 40 97c26 26 62 40 98 40z">
          <text:p/>
        </draw:path>
        <draw:path draw:style-name="gr42" draw:text-style-name="P24" draw:layer="layout" svg:width="0.273cm" svg:height="0.273cm" svg:x="20.369cm" svg:y="7.65cm" svg:viewBox="0 0 274 274" svg:d="M137 274c36 0 71-14 96-40 27-25 41-60 41-96 0-38-14-72-41-98-25-26-60-40-96-40-37 0-71 14-97 40s-40 60-40 98c0 36 14 71 40 96 26 26 60 40 97 40z">
          <text:p/>
        </draw:path>
        <draw:path draw:style-name="gr42" draw:text-style-name="P24" draw:layer="layout" svg:width="0.274cm" svg:height="0.274cm" svg:x="20.367cm" svg:y="7.759cm" svg:viewBox="0 0 275 275" svg:d="M137 275c36 0 71-15 97-40 26-26 41-61 41-97s-15-71-41-97-61-41-97-41-71 15-96 41c-26 26-41 61-41 97s15 71 41 97c25 25 60 40 96 40z">
          <text:p/>
        </draw:path>
        <draw:path draw:style-name="gr40" draw:text-style-name="P22" draw:layer="layout" svg:width="0.273cm" svg:height="0.274cm" svg:x="21.527cm" svg:y="7.787cm" svg:viewBox="0 0 274 275" svg:d="M136 275c37 0 72-16 98-41 26-26 40-61 40-97s-14-71-40-96c-26-26-61-41-98-41-36 0-71 15-96 41-26 25-40 60-40 96s14 71 40 97c25 25 60 41 96 41z">
          <text:p/>
        </draw:path>
        <draw:path draw:style-name="gr42" draw:text-style-name="P24" draw:layer="layout" svg:width="0.273cm" svg:height="0.274cm" svg:x="20.963cm" svg:y="7.747cm" svg:viewBox="0 0 274 275" svg:d="M136 275c37 0 72-15 98-40 26-26 40-61 40-97s-14-71-40-97-61-41-98-41c-36 0-71 15-96 41-26 26-40 61-40 97s14 71 40 97c25 25 60 40 96 40z">
          <text:p/>
        </draw:path>
        <draw:path draw:style-name="gr42" draw:text-style-name="P24" draw:layer="layout" svg:width="0.273cm" svg:height="0.274cm" svg:x="20.935cm" svg:y="7.795cm" svg:viewBox="0 0 274 275" svg:d="M137 275c36 0 71-15 97-41s40-61 40-97-14-71-40-97c-26-25-61-40-97-40s-71 15-97 40c-25 26-40 61-40 97s15 71 40 97c26 26 61 41 97 41z">
          <text:p/>
        </draw:path>
        <draw:path draw:style-name="gr42" draw:text-style-name="P24" draw:layer="layout" svg:width="0.273cm" svg:height="0.273cm" svg:x="20.699cm" svg:y="7.668cm" svg:viewBox="0 0 274 274" svg:d="M136 274c37 0 72-14 98-40s40-60 40-97-14-72-40-97c-26-26-61-40-98-40-36 0-71 14-96 40-26 25-40 60-40 97s14 71 40 97c25 26 60 40 96 40z">
          <text:p/>
        </draw:path>
        <draw:path draw:style-name="gr42" draw:text-style-name="P24" draw:layer="layout" svg:width="0.274cm" svg:height="0.273cm" svg:x="19.968cm" svg:y="7.839cm" svg:viewBox="0 0 275 274" svg:d="M138 274c36 0 71-14 97-40 25-27 40-61 40-98 0-36-15-71-40-96-26-26-61-40-97-40s-72 14-98 40c-25 25-40 60-40 96 0 37 15 71 40 98 26 26 62 40 98 40z">
          <text:p/>
        </draw:path>
        <draw:path draw:style-name="gr42" draw:text-style-name="P24" draw:layer="layout" svg:width="0.273cm" svg:height="0.273cm" svg:x="20.034cm" svg:y="7.79cm" svg:viewBox="0 0 274 274" svg:d="M137 274c37 0 71-15 97-41s40-60 40-97c0-36-14-71-40-96-26-26-60-40-97-40-36 0-71 14-96 40-27 25-41 60-41 96 0 37 14 71 41 97 25 26 60 41 96 41z">
          <text:p/>
        </draw:path>
        <draw:path draw:style-name="gr42" draw:text-style-name="P24" draw:layer="layout" svg:width="0.273cm" svg:height="0.273cm" svg:x="21.208cm" svg:y="7.87cm" svg:viewBox="0 0 274 274" svg:d="M136 274c37 0 71-14 98-40 26-26 40-61 40-98 0-36-14-71-40-96-27-26-61-40-98-40-36 0-71 14-96 40-26 25-40 60-40 96 0 37 14 72 40 98 25 26 60 40 96 40z">
          <text:p/>
        </draw:path>
        <draw:path draw:style-name="gr42" draw:text-style-name="P24" draw:layer="layout" svg:width="0.273cm" svg:height="0.273cm" svg:x="20.174cm" svg:y="7.852cm" svg:viewBox="0 0 274 274" svg:d="M137 274c37 0 72-14 97-40 26-25 40-61 40-97 0-37-14-71-40-97-25-26-60-40-97-40-36 0-71 14-97 40-25 26-40 60-40 97 0 36 15 72 40 97 26 26 61 40 97 40z">
          <text:p/>
        </draw:path>
        <draw:path draw:style-name="gr42" draw:text-style-name="P24" draw:layer="layout" svg:width="0.273cm" svg:height="0.273cm" svg:x="20.114cm" svg:y="7.864cm" svg:viewBox="0 0 274 274" svg:d="M137 274c36 0 71-14 97-40 26-25 40-61 40-97 0-37-14-71-40-97s-61-40-97-40c-37 0-71 14-97 40s-40 60-40 97c0 36 14 72 40 97 26 26 60 40 97 40z">
          <text:p/>
        </draw:path>
        <draw:path draw:style-name="gr42" draw:text-style-name="P24" draw:layer="layout" svg:width="0.273cm" svg:height="0.273cm" svg:x="20.275cm" svg:y="7.862cm" svg:viewBox="0 0 274 274" svg:d="M138 274c36 0 71-15 96-40 26-26 40-62 40-98s-14-71-40-96c-25-26-60-40-96-40s-71 14-98 40c-25 25-40 60-40 96s15 72 40 98c27 25 62 40 98 40z">
          <text:p/>
        </draw:path>
        <draw:path draw:style-name="gr42" draw:text-style-name="P24" draw:layer="layout" svg:width="0.273cm" svg:height="0.273cm" svg:x="20.297cm" svg:y="7.805cm" svg:viewBox="0 0 274 274" svg:d="M137 274c37 0 71-14 97-41 26-25 40-60 40-96 0-37-14-71-40-97s-60-40-97-40c-36 0-71 14-97 40s-40 60-40 97c0 36 14 71 40 96 26 27 61 41 97 41z">
          <text:p/>
        </draw:path>
        <draw:path draw:style-name="gr42" draw:text-style-name="P24" draw:layer="layout" svg:width="0.273cm" svg:height="0.273cm" svg:x="20.983cm" svg:y="7.94cm" svg:viewBox="0 0 274 274" svg:d="M136 274c37 0 72-14 98-40s40-60 40-97-14-72-40-97c-26-26-61-40-98-40-36 0-71 14-96 40-26 25-40 60-40 97s14 71 40 97c25 26 60 40 96 40z">
          <text:p/>
        </draw:path>
        <draw:path draw:style-name="gr42" draw:text-style-name="P24" draw:layer="layout" svg:width="0.273cm" svg:height="0.273cm" svg:x="20.751cm" svg:y="7.768cm" svg:viewBox="0 0 274 274" svg:d="M137 274c37 0 71-14 97-40s40-60 40-97c0-36-14-71-40-96-26-26-60-41-97-41s-71 15-97 41c-26 25-40 60-40 96 0 37 14 71 40 97s60 40 97 40z">
          <text:p/>
        </draw:path>
        <draw:path draw:style-name="gr42" draw:text-style-name="P24" draw:layer="layout" svg:width="0.273cm" svg:height="0.273cm" svg:x="21.022cm" svg:y="7.865cm" svg:viewBox="0 0 274 274" svg:d="M137 274c37 0 71-15 97-40 26-26 40-62 40-98s-14-71-40-96c-26-26-60-40-97-40s-72 14-97 40c-26 25-40 60-40 96s14 72 40 98c25 25 60 40 97 40z">
          <text:p/>
        </draw:path>
        <draw:path draw:style-name="gr42" draw:text-style-name="P24" draw:layer="layout" svg:width="0.273cm" svg:height="0.273cm" svg:x="20.036cm" svg:y="7.992cm" svg:viewBox="0 0 274 274" svg:d="M137 274c37 0 71-14 97-40s40-60 40-97c0-36-14-71-40-97s-60-40-97-40c-36 0-71 14-96 40-27 26-41 61-41 97 0 37 14 71 41 97 25 26 60 40 96 40z">
          <text:p/>
        </draw:path>
        <draw:path draw:style-name="gr42" draw:text-style-name="P24" draw:layer="layout" svg:width="0.274cm" svg:height="0.273cm" svg:x="19.907cm" svg:y="7.903cm" svg:viewBox="0 0 275 274" svg:d="M137 274c37 0 72-14 98-40 25-25 40-60 40-97s-15-71-40-97c-26-26-61-40-98-40-36 0-71 14-97 40-25 26-40 60-40 97s15 72 40 97c26 26 61 40 97 40z">
          <text:p/>
        </draw:path>
        <draw:path draw:style-name="gr42" draw:text-style-name="P24" draw:layer="layout" svg:width="0.273cm" svg:height="0.273cm" svg:x="21.455cm" svg:y="7.887cm" svg:viewBox="0 0 274 274" svg:d="M136 274c36 0 71-14 97-40 26-25 41-60 41-97s-15-71-41-97-61-40-97-40-71 14-96 40c-26 26-40 60-40 97s14 72 40 97c25 26 60 40 96 40z">
          <text:p/>
        </draw:path>
        <draw:path draw:style-name="gr42" draw:text-style-name="P24" draw:layer="layout" svg:width="0.273cm" svg:height="0.273cm" svg:x="20.271cm" svg:y="7.663cm" svg:viewBox="0 0 274 274" svg:d="M138 274c36 0 71-14 96-40 26-25 40-60 40-96 0-38-14-72-40-98-25-26-60-40-96-40s-72 14-98 40c-25 26-40 60-40 98 0 36 15 71 40 96 26 26 62 40 98 40z">
          <text:p/>
        </draw:path>
        <draw:path draw:style-name="gr42" draw:text-style-name="P24" draw:layer="layout" svg:width="0.274cm" svg:height="0.273cm" svg:x="20.352cm" svg:y="8.101cm" svg:viewBox="0 0 275 274" svg:d="M137 274c36 0 71-14 97-40 25-26 41-61 41-97 0-37-16-71-41-97-26-26-61-40-97-40s-71 14-97 40c-25 26-40 60-40 97 0 36 15 71 40 97 26 26 61 40 97 40z">
          <text:p/>
        </draw:path>
        <draw:path draw:style-name="gr42" draw:text-style-name="P24" draw:layer="layout" svg:width="0.273cm" svg:height="0.273cm" svg:x="20.565cm" svg:y="8.105cm" svg:viewBox="0 0 274 274" svg:d="M138 274c36 0 71-15 96-40 26-27 40-62 40-98s-14-71-40-96c-25-26-60-40-96-40-37 0-71 14-98 40-26 25-40 60-40 96s14 71 40 98c27 25 61 40 98 40z">
          <text:p/>
        </draw:path>
        <draw:path draw:style-name="gr42" draw:text-style-name="P24" draw:layer="layout" svg:width="0.273cm" svg:height="0.273cm" svg:x="20.462cm" svg:y="8.113cm" svg:viewBox="0 0 274 274" svg:d="M137 274c37 0 72-14 97-40 26-27 40-61 40-98 0-36-14-71-40-96-25-26-60-40-97-40s-71 14-97 40c-26 25-40 60-40 96 0 37 14 71 40 98 26 26 60 40 97 40z">
          <text:p/>
        </draw:path>
        <draw:path draw:style-name="gr42" draw:text-style-name="P24" draw:layer="layout" svg:width="0.273cm" svg:height="0.273cm" svg:x="20.939cm" svg:y="7.971cm" svg:viewBox="0 0 274 274" svg:d="M137 274c36 0 71-14 97-40 26-25 40-60 40-96 0-37-14-72-40-98s-61-40-97-40c-37 0-71 14-97 40s-40 61-40 98c0 36 14 71 40 96 26 26 60 40 97 40z">
          <text:p/>
        </draw:path>
        <draw:path draw:style-name="gr42" draw:text-style-name="P24" draw:layer="layout" svg:width="0.274cm" svg:height="0.273cm" svg:x="21.263cm" svg:y="7.959cm" svg:viewBox="0 0 275 274" svg:d="M137 274c37 0 72-15 97-40 26-26 41-61 41-97s-15-72-41-97c-25-26-60-40-97-40-36 0-71 14-97 40-25 25-40 61-40 97s15 71 40 97c26 25 61 40 97 40z">
          <text:p/>
        </draw:path>
        <draw:path draw:style-name="gr42" draw:text-style-name="P24" draw:layer="layout" svg:width="0.273cm" svg:height="0.274cm" svg:x="20.759cm" svg:y="7.956cm" svg:viewBox="0 0 274 275" svg:d="M137 275c37 0 71-15 97-40 26-26 40-61 40-97s-14-72-40-98c-26-25-60-40-97-40s-72 15-97 40c-26 26-40 62-40 98s14 71 40 97c25 25 60 40 97 40z">
          <text:p/>
        </draw:path>
        <draw:path draw:style-name="gr42" draw:text-style-name="P24" draw:layer="layout" svg:width="0.273cm" svg:height="0.273cm" svg:x="20.946cm" svg:y="7.543cm" svg:viewBox="0 0 274 274" svg:d="M137 274c36 0 71-14 97-41 26-25 40-60 40-96 0-37-14-71-40-97s-61-40-97-40c-37 0-71 14-97 40s-40 60-40 97c0 36 14 71 40 96 26 27 60 41 97 41z">
          <text:p/>
        </draw:path>
        <draw:path draw:style-name="gr42" draw:text-style-name="P24" draw:layer="layout" svg:width="0.273cm" svg:height="0.274cm" svg:x="20.688cm" svg:y="8.161cm" svg:viewBox="0 0 274 275" svg:d="M137 275c36 0 72-15 97-40 26-26 40-61 40-98 0-36-14-71-40-97-25-25-61-40-97-40-37 0-71 15-97 40-26 26-40 61-40 97 0 37 14 72 40 98 26 25 60 40 97 40z">
          <text:p/>
        </draw:path>
        <draw:path draw:style-name="gr42" draw:text-style-name="P24" draw:layer="layout" svg:width="0.273cm" svg:height="0.274cm" svg:x="20.731cm" svg:y="8.329cm" svg:viewBox="0 0 274 275" svg:d="M136 275c38 0 72-16 98-41 26-26 40-61 40-97s-14-71-40-97c-26-25-60-40-98-40-36 0-71 15-96 40-26 26-40 61-40 97s14 71 40 97c25 25 60 41 96 41z">
          <text:p/>
        </draw:path>
        <draw:path draw:style-name="gr42" draw:text-style-name="P24" draw:layer="layout" svg:width="0.273cm" svg:height="0.274cm" svg:x="20.818cm" svg:y="8.054cm" svg:viewBox="0 0 274 275" svg:d="M138 275c36 0 71-16 96-41 26-26 40-61 40-97s-14-71-40-97c-25-25-60-40-96-40-37 0-72 15-98 40-26 26-40 61-40 97s14 71 40 97c26 25 61 41 98 41z">
          <text:p/>
        </draw:path>
        <draw:path draw:style-name="gr42" draw:text-style-name="P24" draw:layer="layout" svg:width="0.273cm" svg:height="0.273cm" svg:x="20.144cm" svg:y="8.237cm" svg:viewBox="0 0 274 274" svg:d="M136 274c36 0 72-14 98-40 25-26 40-60 40-97 0-36-15-72-40-97-26-26-62-40-98-40s-71 14-96 40c-26 25-40 61-40 97 0 37 14 71 40 97 25 26 60 40 96 40z">
          <text:p/>
        </draw:path>
        <draw:path draw:style-name="gr42" draw:text-style-name="P24" draw:layer="layout" svg:width="0.273cm" svg:height="0.274cm" svg:x="20.546cm" svg:y="8.242cm" svg:viewBox="0 0 274 275" svg:d="M137 275c37 0 71-15 97-40 26-26 40-61 40-97s-14-72-40-98c-26-25-60-40-97-40-36 0-72 15-97 40-26 26-40 62-40 98s14 71 40 97c25 25 61 40 97 40z">
          <text:p/>
        </draw:path>
        <draw:path draw:style-name="gr42" draw:text-style-name="P24" draw:layer="layout" svg:width="0.273cm" svg:height="0.273cm" svg:x="20.575cm" svg:y="8.25cm" svg:viewBox="0 0 274 274" svg:d="M138 274c36 0 71-14 96-40 26-25 40-60 40-96 0-37-14-72-40-98-25-26-60-40-96-40-37 0-71 14-97 40-27 26-41 61-41 98 0 36 14 71 41 96 26 26 60 40 97 40z">
          <text:p/>
        </draw:path>
        <draw:path draw:style-name="gr42" draw:text-style-name="P24" draw:layer="layout" svg:width="0.273cm" svg:height="0.274cm" svg:x="20.723cm" svg:y="8.268cm" svg:viewBox="0 0 274 275" svg:d="M137 275c37 0 72-15 97-41 26-25 40-60 40-96s-14-71-40-98c-25-25-60-40-97-40s-71 15-97 40c-26 27-40 62-40 98s14 71 40 96c26 26 60 41 97 41z">
          <text:p/>
        </draw:path>
        <draw:path draw:style-name="gr42" draw:text-style-name="P24" draw:layer="layout" svg:width="0.273cm" svg:height="0.274cm" svg:x="20.114cm" svg:y="8.388cm" svg:viewBox="0 0 274 275" svg:d="M137 275c36 0 71-15 97-40 26-27 40-62 40-98s-14-71-40-97c-26-25-61-40-97-40-37 0-71 15-97 40-26 26-40 61-40 97s14 71 40 98c26 25 60 40 97 40z">
          <text:p/>
        </draw:path>
        <draw:path draw:style-name="gr42" draw:text-style-name="P24" draw:layer="layout" svg:width="0.273cm" svg:height="0.273cm" svg:x="20.367cm" svg:y="8.351cm" svg:viewBox="0 0 274 274" svg:d="M136 274c37 0 71-14 97-41 27-26 41-60 41-97 0-36-14-71-41-96-26-26-60-40-97-40-36 0-71 14-96 40-26 25-40 60-40 96 0 37 14 71 40 97 25 27 60 41 96 41z">
          <text:p/>
        </draw:path>
        <draw:path draw:style-name="gr42" draw:text-style-name="P24" draw:layer="layout" svg:width="0.273cm" svg:height="0.273cm" svg:x="20.64cm" svg:y="8.588cm" svg:viewBox="0 0 274 274" svg:d="M136 274c37 0 71-14 97-40 27-26 41-60 41-97 0-36-14-71-41-96-26-26-60-41-97-41-36 0-71 15-96 41-26 25-40 60-40 96 0 37 14 71 40 97 25 26 60 40 96 40z">
          <text:p/>
        </draw:path>
        <draw:path draw:style-name="gr42" draw:text-style-name="P24" draw:layer="layout" svg:width="0.273cm" svg:height="0.273cm" svg:x="20.676cm" svg:y="8.639cm" svg:viewBox="0 0 274 274" svg:d="M136 274c37 0 71-14 98-41 26-25 40-60 40-96s-14-71-40-97c-27-25-61-40-98-40-36 0-71 15-96 40-26 26-40 61-40 97s14 71 40 96c25 27 60 41 96 41z">
          <text:p/>
        </draw:path>
        <draw:path draw:style-name="gr42" draw:text-style-name="P24" draw:layer="layout" svg:width="0.273cm" svg:height="0.273cm" svg:x="19.379cm" svg:y="8.342cm" svg:viewBox="0 0 274 274" svg:d="M137 274c37 0 72-14 97-41 26-25 40-60 40-96 0-37-14-71-40-97-25-26-60-40-97-40s-71 14-97 40-40 60-40 97c0 36 14 71 40 96 26 27 60 41 97 41z">
          <text:p/>
        </draw:path>
        <draw:path draw:style-name="gr42" draw:text-style-name="P24" draw:layer="layout" svg:width="0.273cm" svg:height="0.273cm" svg:x="19.38cm" svg:y="8.303cm" svg:viewBox="0 0 274 274" svg:d="M137 274c37 0 72-14 97-40 26-25 40-60 40-96 0-37-14-71-40-97-25-27-60-41-97-41-36 0-71 14-97 41-25 26-40 60-40 97 0 36 15 71 40 96 26 26 61 40 97 40z">
          <text:p/>
        </draw:path>
        <draw:path draw:style-name="gr42" draw:text-style-name="P24" draw:layer="layout" svg:width="0.273cm" svg:height="0.273cm" svg:x="20.431cm" svg:y="8.771cm" svg:viewBox="0 0 274 274" svg:d="M136 274c36 0 72-15 98-40 25-26 40-61 40-97 0-37-15-72-40-97-26-26-62-40-98-40s-71 14-96 40c-26 25-40 60-40 97 0 36 14 71 40 97 25 25 60 40 96 40z">
          <text:p/>
        </draw:path>
        <draw:frame draw:style-name="gr5" draw:text-style-name="P5" draw:layer="layout" svg:width="0.447cm" svg:height="0.412cm" svg:x="24.872cm" svg:y="4.588cm">
          <draw:text-box>
            <text:p text:style-name="P4"><text:span text:style-name="T1">20</text:span></text:p>
          </draw:text-box>
        </draw:frame>
        <draw:polygon draw:style-name="gr1" draw:text-style-name="P1" draw:layer="layout" svg:width="0.154cm" svg:height="3.081cm" svg:x="25.8cm" svg:y="4.543cm" svg:viewBox="0 0 155 3082" draw:points="0,3082 155,3082 155,0 0,0">
          <text:p/>
        </draw:polygon>
        <draw:polygon draw:style-name="gr43" draw:text-style-name="P21" draw:layer="layout" svg:width="0.154cm" svg:height="0.308cm" svg:x="25.8cm" svg:y="7.316cm" svg:viewBox="0 0 155 309" draw:points="0,309 155,309 155,0 0,0">
          <text:p/>
        </draw:polygon>
        <draw:polygon draw:style-name="gr44" draw:text-style-name="P25" draw:layer="layout" svg:width="0.154cm" svg:height="0.308cm" svg:x="25.8cm" svg:y="7.008cm" svg:viewBox="0 0 155 309" draw:points="0,309 155,309 155,0 0,0">
          <text:p/>
        </draw:polygon>
        <draw:polygon draw:style-name="gr45" draw:text-style-name="P26" draw:layer="layout" svg:width="0.154cm" svg:height="0.308cm" svg:x="25.8cm" svg:y="6.7cm" svg:viewBox="0 0 155 309" draw:points="0,309 155,309 155,0 0,0">
          <text:p/>
        </draw:polygon>
        <draw:polygon draw:style-name="gr46" draw:text-style-name="P22" draw:layer="layout" svg:width="0.154cm" svg:height="0.308cm" svg:x="25.8cm" svg:y="6.392cm" svg:viewBox="0 0 155 309" draw:points="0,309 155,309 155,0 0,0">
          <text:p/>
        </draw:polygon>
        <draw:polygon draw:style-name="gr47" draw:text-style-name="P27" draw:layer="layout" svg:width="0.154cm" svg:height="0.308cm" svg:x="25.8cm" svg:y="6.084cm" svg:viewBox="0 0 155 309" draw:points="0,309 155,309 155,0 0,0">
          <text:p/>
        </draw:polygon>
        <draw:polygon draw:style-name="gr48" draw:text-style-name="P28" draw:layer="layout" svg:width="0.154cm" svg:height="0.309cm" svg:x="25.8cm" svg:y="5.775cm" svg:viewBox="0 0 155 310" draw:points="0,310 155,310 155,0 0,0">
          <text:p/>
        </draw:polygon>
        <draw:polygon draw:style-name="gr49" draw:text-style-name="P23" draw:layer="layout" svg:width="0.154cm" svg:height="0.308cm" svg:x="25.8cm" svg:y="5.467cm" svg:viewBox="0 0 155 309" draw:points="0,309 155,309 155,0 0,0">
          <text:p/>
        </draw:polygon>
        <draw:polygon draw:style-name="gr50" draw:text-style-name="P29" draw:layer="layout" svg:width="0.154cm" svg:height="0.308cm" svg:x="25.8cm" svg:y="5.159cm" svg:viewBox="0 0 155 309" draw:points="0,309 155,309 155,0 0,0">
          <text:p/>
        </draw:polygon>
        <draw:polygon draw:style-name="gr51" draw:text-style-name="P30" draw:layer="layout" svg:width="0.154cm" svg:height="0.308cm" svg:x="25.8cm" svg:y="4.851cm" svg:viewBox="0 0 155 309" draw:points="0,309 155,309 155,0 0,0">
          <text:p/>
        </draw:polygon>
        <draw:polygon draw:style-name="gr52" draw:text-style-name="P24" draw:layer="layout" svg:width="0.154cm" svg:height="0.308cm" svg:x="25.8cm" svg:y="4.543cm" svg:viewBox="0 0 155 309" draw:points="0,309 155,309 155,0 0,0">
          <text:p/>
        </draw:polygon>
        <draw:polygon draw:style-name="gr3" draw:text-style-name="P3" draw:layer="layout" svg:width="0.123cm" svg:height="0cm" svg:x="25.954cm" svg:y="7.624cm" svg:viewBox="0 0 124 0" draw:points="0,0 124,0">
          <text:p/>
        </draw:polygon>
        <draw:line draw:style-name="gr4" draw:text-style-name="P2" draw:layer="layout" svg:x1="25.954cm" svg:y1="7.624cm" svg:x2="26.078cm" svg:y2="7.624cm">
          <text:p/>
        </draw:line>
        <draw:frame draw:style-name="gr53" draw:text-style-name="P31" draw:layer="layout" svg:width="6.667cm" svg:height="0.952cm" svg:x="15.875cm" svg:y="0.635cm">
          <draw:text-box>
            <text:p text:style-name="P4"><text:span text:style-name="T2">B) PCA 3D Clustering</text:span></text:p>
          </draw:text-box>
        </draw:frame>
        <draw:polygon draw:style-name="gr3" draw:text-style-name="P3" draw:layer="layout" svg:width="0.123cm" svg:height="0cm" svg:x="25.954cm" svg:y="6.597cm" svg:viewBox="0 0 124 0" draw:points="0,0 124,0">
          <text:p/>
        </draw:polygon>
        <draw:line draw:style-name="gr4" draw:text-style-name="P2" draw:layer="layout" svg:x1="25.954cm" svg:y1="6.597cm" svg:x2="26.078cm" svg:y2="6.597cm">
          <text:p/>
        </draw:line>
        <draw:frame draw:style-name="gr5" draw:text-style-name="P5" draw:layer="layout" svg:width="0.352cm" svg:height="0.412cm" svg:x="26.202cm" svg:y="7.431cm">
          <draw:text-box>
            <text:p text:style-name="P4"><text:span text:style-name="T1">0</text:span></text:p>
          </draw:text-box>
        </draw:frame>
        <draw:polygon draw:style-name="gr3" draw:text-style-name="P3" draw:layer="layout" svg:width="0.123cm" svg:height="0cm" svg:x="25.954cm" svg:y="5.57cm" svg:viewBox="0 0 124 0" draw:points="0,0 124,0">
          <text:p/>
        </draw:polygon>
        <draw:line draw:style-name="gr4" draw:text-style-name="P2" draw:layer="layout" svg:x1="25.954cm" svg:y1="5.57cm" svg:x2="26.078cm" svg:y2="5.57cm">
          <text:p/>
        </draw:line>
        <draw:frame draw:style-name="gr5" draw:text-style-name="P5" draw:layer="layout" svg:width="0.352cm" svg:height="0.412cm" svg:x="26.202cm" svg:y="6.404cm">
          <draw:text-box>
            <text:p text:style-name="P4"><text:span text:style-name="T1">1</text:span></text:p>
          </draw:text-box>
        </draw:frame>
        <draw:polygon draw:style-name="gr3" draw:text-style-name="P3" draw:layer="layout" svg:width="0.123cm" svg:height="0cm" svg:x="25.954cm" svg:y="4.543cm" svg:viewBox="0 0 124 0" draw:points="0,0 124,0">
          <text:p/>
        </draw:polygon>
        <draw:line draw:style-name="gr4" draw:text-style-name="P2" draw:layer="layout" svg:x1="25.954cm" svg:y1="4.543cm" svg:x2="26.078cm" svg:y2="4.543cm">
          <text:p/>
        </draw:line>
        <draw:frame draw:style-name="gr5" draw:text-style-name="P5" draw:layer="layout" svg:width="0.352cm" svg:height="0.412cm" svg:x="26.202cm" svg:y="5.377cm">
          <draw:text-box>
            <text:p text:style-name="P4"><text:span text:style-name="T1">2</text:span></text:p>
          </draw:text-box>
        </draw:frame>
        <draw:frame draw:style-name="gr5" draw:text-style-name="P5" draw:layer="layout" svg:width="0.352cm" svg:height="0.412cm" svg:x="26.202cm" svg:y="4.35cm">
          <draw:text-box>
            <text:p text:style-name="P4"><text:span text:style-name="T1">3</text:span></text:p>
          </draw:text-box>
        </draw:frame>
        <draw:polygon draw:style-name="gr13" draw:text-style-name="P2" draw:layer="layout" svg:width="0.154cm" svg:height="3.081cm" svg:x="25.8cm" svg:y="4.543cm" svg:viewBox="0 0 155 3082" draw:points="0,3082 77,3082 155,3082 155,0 77,0 0,0">
          <text:p/>
        </draw:polygon>
        <draw:frame draw:style-name="gr15" draw:text-style-name="P32" draw:layer="layout" svg:width="2.089cm" svg:height="0.497cm" draw:transform="rotate (1.5707963267949) translate (26.496cm 7.128cm)">
          <draw:text-box>
            <text:p text:style-name="P4"><text:span text:style-name="T4">Cluster I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26" draw:style="rect" draw:dots1="1" draw:dots1-length="0.104cm" draw:distance="0.04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8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5-16T16:52:11.560714654</meta:print-date>
    <meta:printed-by>PDF files</meta:printed-by>
    <dc:date>2025-05-16T16:52:24.080916944</dc:date>
    <meta:editing-duration>PT12S</meta:editing-duration>
    <meta:editing-cycles>1</meta:editing-cycles>
    <meta:document-statistic meta:object-count="1512"/>
    <meta:generator>LibreOffice/24.2.7.2$Linux_X86_64 LibreOffice_project/420$Build-2</meta:generator>
  </office:meta>
</office:document-meta>
</file>